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Bitstream Vera Sans1" svg:font-family="'Bitstream Vera Sans'" style:font-pitch="variable"/>
    <style:font-face style:name="Jomolhari" svg:font-family="Jomolhari" style:font-pitch="variable"/>
    <style:font-face style:name="Tahoma" svg:font-family="Tahoma" style:font-pitch="variable"/>
    <style:font-face style:name="Tibetan Machine Uni" svg:font-family="'Tibetan Machine Uni'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035in"/>
    </style:style>
    <style:style style:name="co2" style:family="table-column">
      <style:table-column-properties fo:break-before="auto" style:column-width="3.1209in"/>
    </style:style>
    <style:style style:name="co3" style:family="table-column">
      <style:table-column-properties fo:break-before="auto" style:column-width="1.2945in"/>
    </style:style>
    <style:style style:name="co4" style:family="table-column">
      <style:table-column-properties fo:break-before="auto" style:column-width="5.8098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642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Jomolhari" fo:font-size="18pt" style:font-name-asian="Bitstream Vera Sans1" style:font-size-asian="18pt" style:font-name-complex="Jomolhari" style:font-size-complex="18pt"/>
    </style:style>
    <style:style style:name="ce2" style:family="table-cell" style:parent-style-name="Default">
      <style:text-properties style:font-name="Jomolhari" fo:font-size="18pt" style:font-size-asian="18pt" style:font-name-complex="Jomolhari" style:font-size-complex="18pt"/>
    </style:style>
    <style:style style:name="ce3" style:family="table-cell" style:parent-style-name="Default">
      <style:text-properties style:font-name="Jomolhari" fo:font-size="18pt" fo:font-weight="normal" style:font-name-asian="Bitstream Vera Sans1" style:font-size-asian="18pt" style:font-name-complex="Jomolhari" style:font-size-complex="18pt"/>
    </style:style>
    <style:style style:name="ce4" style:family="table-cell" style:parent-style-name="Default">
      <style:text-properties style:font-name="Jomolhari" fo:font-size="18pt" fo:font-weight="bold" style:font-name-asian="Bitstream Vera Sans1" style:font-size-asian="18pt" style:font-name-complex="Jomolhari" style:font-size-complex="18pt"/>
    </style:style>
    <style:style style:name="ce5" style:family="table-cell" style:parent-style-name="Default">
      <style:text-properties style:font-name="Jomolhari" fo:font-size="18pt" fo:language="en" fo:country="US" style:font-name-asian="Jomolhari" style:font-size-asian="18pt" style:language-asian="en" style:country-asian="US" style:font-name-complex="Jomolhari" style:font-size-complex="18pt" style:language-complex="en" style:country-complex="US"/>
    </style:style>
    <style:style style:name="ce6" style:family="table-cell" style:parent-style-name="Default">
      <style:text-properties style:font-name="Jomolhari" fo:font-size="18pt" fo:language="en" fo:country="US" style:font-name-asian="Jomolhari" style:font-size-asian="18pt" style:language-asian="en" style:country-asian="US" style:font-weight-asian="bold" style:font-name-complex="Jomolhari" style:font-size-complex="18pt" style:language-complex="en" style:country-complex="US"/>
    </style:style>
    <style:style style:name="ce7" style:family="table-cell" style:parent-style-name="Default">
      <style:text-properties style:use-window-font-color="true" style:text-outline="false" style:text-line-through-style="none" style:font-name="Jomolhari" fo:font-size="18pt" fo:language="en" fo:country="US" fo:font-style="normal" fo:text-shadow="none" style:text-underline-style="none" style:text-underline-mode="continuous" style:text-line-through-mode="continuous" style:font-name-asian="Jomolhari" style:font-size-asian="18pt" style:language-asian="en" style:country-asian="US" style:font-style-asian="normal" style:font-name-complex="Jomolhari" style:font-size-complex="18pt" style:language-complex="en" style:country-complex="US" style:font-style-complex="normal" style:text-emphasize="none" style:font-relief="none"/>
    </style:style>
    <style:style style:name="ce8" style:family="table-cell" style:parent-style-name="Default">
      <style:text-properties style:text-outline="false" style:text-line-through-style="none" style:font-name="Jomolhari" fo:font-size="18pt" fo:text-shadow="none" style:text-underline-style="none" style:text-underline-mode="continuous" style:text-line-through-mode="continuous" style:font-size-asian="18pt" style:font-name-complex="Jomolhari" style:font-size-complex="18pt" style:language-complex="en" style:country-complex="US" style:text-emphasize="none" style:font-relief="none"/>
    </style:style>
    <style:style style:name="ce9" style:family="table-cell" style:parent-style-name="Default">
      <style:text-properties style:use-window-font-color="true" style:text-outline="false" style:text-line-through-style="none" style:font-name="Jomolhari" fo:font-size="18pt" fo:language="en" fo:country="US" fo:font-style="normal" fo:text-shadow="none" style:text-underline-style="none" style:text-underline-mode="continuous" style:text-line-through-mode="continuous" style:font-name-asian="Jomolhari" style:font-size-asian="18pt" style:language-asian="en" style:country-asian="US" style:font-style-asian="normal" style:font-weight-asian="bold" style:font-name-complex="Jomolhari" style:font-size-complex="18pt" style:language-complex="en" style:country-complex="US" style:font-style-complex="normal" style:text-emphasize="none" style:font-relief="none"/>
    </style:style>
    <style:style style:name="ce10" style:family="table-cell" style:parent-style-name="Default">
      <style:text-properties style:use-window-font-color="true" style:text-outline="false" style:text-line-through-style="none" style:font-name="Jomolhari" fo:font-size="18pt" fo:language="en" fo:country="US" fo:font-style="normal" fo:text-shadow="none" style:text-underline-style="none" fo:font-weight="normal" style:text-underline-mode="continuous" style:text-line-through-mode="continuous" style:font-name-asian="Jomolhari" style:font-size-asian="18pt" style:language-asian="en" style:country-asian="US" style:font-style-asian="normal" style:font-weight-asian="normal" style:font-name-complex="Jomolhari" style:font-size-complex="18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Jomolhari" fo:font-size="18pt" style:font-size-asian="18pt" style:font-name-complex="Jomolhari" style:font-size-complex="18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Jomolhari" fo:font-size="18pt" style:font-size-asian="18pt" style:font-name-complex="Jomolhari" style:font-size-complex="18pt"/>
    </style:style>
    <style:style style:name="T1" style:family="text">
      <style:text-properties style:font-name="Jomolhari" fo:font-size="20pt" fo:language="en" fo:country="US" fo:font-style="normal" fo:font-weight="normal" style:font-name-asian="Jomolhari" style:font-size-asian="20pt" style:language-asian="en" style:country-asian="US" style:font-style-asian="normal" style:font-weight-asian="bold" style:font-name-complex="Jomolhari" style:font-size-complex="11.3999996185303pt" style:font-style-complex="normal" style:font-weight-complex="normal"/>
    </style:style>
    <style:style style:name="T2" style:family="text">
      <style:text-properties style:font-name="Jomolhari" fo:font-size="20pt" fo:language="en" fo:country="US" fo:font-style="normal" fo:font-weight="normal" style:font-name-asian="Jomolhari" style:font-size-asian="20pt" style:language-asian="en" style:country-asian="US" style:font-style-asian="normal" style:font-weight-asian="bold" style:font-name-complex="Jomolhari" style:font-size-complex="14pt" style:font-style-complex="normal" style:font-weight-complex="normal"/>
    </style:style>
    <style:style style:name="T3" style:family="text">
      <style:text-properties style:use-window-font-color="true" style:font-name="Jomolhari" fo:font-size="20pt" fo:language="en" fo:country="US" fo:font-style="normal" fo:font-weight="bold" style:font-name-asian="Jomolhari" style:font-size-asian="20pt" style:language-asian="en" style:country-asian="US" style:font-style-asian="normal" style:font-weight-asian="bold" style:font-name-complex="Jomolhari" style:font-size-complex="11.3999996185303pt" style:font-style-complex="normal" style:font-weight-complex="bold"/>
    </style:style>
    <style:style style:name="T4" style:family="text">
      <style:text-properties style:use-window-font-color="true" style:font-name="Jomolhari" fo:font-size="14pt" fo:language="en" fo:country="US" fo:font-style="normal" fo:font-weight="normal" style:font-name-asian="Jomolhari" style:font-size-asian="20pt" style:language-asian="en" style:country-asian="US" style:font-style-asian="normal" style:font-weight-asian="bold" style:font-name-complex="Jomolhari" style:font-size-complex="14pt" style:font-style-complex="normal" style:font-weight-complex="normal"/>
    </style:style>
    <style:style style:name="T5" style:family="text">
      <style:text-properties style:use-window-font-color="true" style:font-name="Jomolhari" fo:font-size="20pt" fo:language="en" fo:country="US" fo:font-style="normal" fo:font-weight="normal" style:font-name-asian="Jomolhari" style:font-size-asian="20pt" style:language-asian="en" style:country-asian="US" style:font-style-asian="normal" style:font-weight-asian="bold" style:font-name-complex="Jomolhari" style:font-size-complex="11.3999996185303pt" style:font-style-complex="normal" style:font-weight-complex="normal"/>
    </style:style>
    <style:style style:name="T6" style:family="text">
      <style:text-properties style:use-window-font-color="true" style:font-name="Jomolhari" fo:font-size="14pt" fo:language="en" fo:country="US" fo:font-style="normal" fo:font-weight="bold" style:font-name-asian="Jomolhari" style:font-size-asian="20pt" style:language-asian="en" style:country-asian="US" style:font-style-asian="normal" style:font-weight-asian="bold" style:font-name-complex="Jomolhari" style:font-size-complex="14pt" style:font-style-complex="normal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2"/>
        <table:table-column table:style-name="co5" table:number-columns-repeated="252" table:default-cell-style-name="ce2"/>
        <table:table-row table:style-name="ro1">
          <table:table-cell table:style-name="ce1" office:value-type="string">
            <text:p>ས།</text:p>
          </table:table-cell>
          <table:table-cell table:style-name="ce1" office:value-type="string">
            <text:p>/sa/</text:p>
          </table:table-cell>
          <table:table-cell office:value-type="string">
            <text:p>(མིང་)</text:p>
          </table:table-cell>
          <table:table-cell table:style-name="ce11" office:value-type="string">
            <text:p>1 རྫོང་ཁའི་གསལ་བྱེད་ཉེར་བརྒྱད་པ། 2 སྐྱེ་གནས་ཡར་རྐན་ལས་སྐྱེས་པའི་ཡི་གུ། མིང་གཞི་ཡི་གུ་ལས་མོ་ཡིག་དང་ རྗེས་བཅུ་ལས་ཕོའི་ཡི་གུ། 3 འབྱུང་བ་ལྔ་ལས་ཅིག་གི་མིང་། ས་འདི་ང་བཅས་རང་ཁག་ཆེ་ཏོག་ཏོ་ཅིག་ཨིན། མི་རྒྱུ་བ་ཕྱི་སྣོད་ཀྱི་འཇིག་རྟེན་དང་རྒྱུ་བ་ནང་བཅུད་ཀྱི་སེམས་ཅན་ཚུ་ག་ར་རྟེན་སའི་གཞི། 4 སྐུལ་ཚིག་གི་བརྣན་ཚིག། དགེ་བ་སྒྲུབ་ས། ཆོས་འབད་ས་ཟེར་དོ་བཟུམ། ༥་. མཚམས་བཟུང་བའི་དོན། དམའ་ས་མཐོ་ས།</text:p>
          </table:table-cell>
          <table:table-cell table:number-columns-repeated="252"/>
        </table:table-row>
        <table:table-row table:style-name="ro1">
          <table:table-cell office:value-type="string">
            <text:p>ས་ཀུན་དབང་པོ།</text:p>
          </table:table-cell>
          <table:table-cell office:value-type="string">
            <text:p>/sa kuen wang po/</text:p>
          </table:table-cell>
          <table:table-cell office:value-type="string">
            <text:p>(མིང་)</text:p>
          </table:table-cell>
          <table:table-cell table:style-name="ce11" office:value-type="string">
            <text:p>ཆོས་སྐད། འཁོར་ལོ་བསྒྱུར་བའི་རྒྱལ་པོའི་མཚན་གྱི་རྣམ་གྲངས།</text:p>
          </table:table-cell>
          <table:table-cell table:number-columns-repeated="244"/>
          <table:table-cell office:value-type="string">
            <text:p>་</text:p>
          </table:table-cell>
          <table:table-cell table:number-columns-repeated="7"/>
        </table:table-row>
        <table:table-row table:style-name="ro1">
          <table:table-cell office:value-type="string">
            <text:p>ས་དཀར་།</text:p>
          </table:table-cell>
          <table:table-cell office:value-type="string">
            <text:p>/sa kar/</text:p>
          </table:table-cell>
          <table:table-cell office:value-type="string">
            <text:p>(མིང་)</text:p>
          </table:table-cell>
          <table:table-cell table:style-name="ce11" office:value-type="string">
            <text:p>༡་ ས་ཀ་ར་། ས་ཀ་རག་ཟེར་ཡང་འབྲི་སྲོལ་ཡོད། ང་ལུ་ས་དཀར་དུམ་གྲ་ཅིག་འབག་འོང་གནང་མས། 2 ས་ནག་གི་འགལ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་བཀྲ།</text:p>
          </table:table-cell>
          <table:table-cell office:value-type="string">
            <text:p>/sa tra/</text:p>
          </table:table-cell>
          <table:table-cell office:value-type="string">
            <text:p>(མིང་)</text:p>
          </table:table-cell>
          <table:table-cell table:style-name="ce11" office:value-type="string">
            <text:p>ས་ཆའི་བཀོད་པ་དང་བཟོ་དབྱིབས་ཀྱི་རི་མོའི་མིང་། འདི་ལུ་ས་ཁྲ་ཟེར་ཡང་སླབ་སྲོལ་ཡོད། འ་ནི་འབྲུག་རྒྱལ་ཁབ་ཀྱི་ས་བཀྲ་ཨིན།</text:p>
          </table:table-cell>
          <table:table-cell table:number-columns-repeated="252"/>
        </table:table-row>
        <table:table-row table:style-name="ro1">
          <table:table-cell office:value-type="string">
            <text:p>ས་རྐྱང།</text:p>
          </table:table-cell>
          <table:table-cell office:value-type="string">
            <text:p>/sa cang/</text:p>
          </table:table-cell>
          <table:table-cell office:value-type="string">
            <text:p>(མིང་)</text:p>
          </table:table-cell>
          <table:table-cell table:style-name="ce11" office:value-type="string">
            <text:p>མིང་གཞི་ལུ་སྔོན་རྗེས་ཀྱི་སྦྱོར་བ་མེད་མི།</text:p>
          </table:table-cell>
          <table:table-cell table:number-columns-repeated="252"/>
        </table:table-row>
        <table:table-row table:style-name="ro1">
          <table:table-cell office:value-type="string">
            <text:p>ས་རྐོ།</text:p>
          </table:table-cell>
          <table:table-cell office:value-type="string">
            <text:p>/sa ko/</text:p>
          </table:table-cell>
          <table:table-cell office:value-type="string">
            <text:p>(བྱ་ཚིག་)</text:p>
          </table:table-cell>
          <table:table-cell table:style-name="ce11" office:value-type="string">
            <text:p>ཏོག་རྩེ་ལ་སོགས་པ་གིས་ས་སློག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་སྐམ།</text:p>
          </table:table-cell>
          <table:table-cell office:value-type="string">
            <text:p>/sa kam/</text:p>
          </table:table-cell>
          <table:table-cell office:value-type="string">
            <text:p>(མིང་ཁྱད་)</text:p>
          </table:table-cell>
          <table:table-cell table:style-name="ce11" office:value-type="string">
            <text:p>1 ས་ལུ་ཆུའི་རློན་ཆ་མེད་པའི་དོན། ས་སྐམ་ཀྲོག་ཀྲོ་ཨིན་པས། 2 ས་རློནམ་གྱི་འགལ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་སྐར་བདུན།</text:p>
          </table:table-cell>
          <table:table-cell office:value-type="string">
            <text:p>/sa kar duen/</text:p>
          </table:table-cell>
          <table:table-cell office:value-type="string">
            <text:p>(གྲངས་མིང་)</text:p>
          </table:table-cell>
          <table:table-cell table:style-name="ce11" office:value-type="string">
            <text:p>ཁམས་ས་འབད་མི་གི་སྐར་མ། སྣར་མ། སྣྲོན། ལྷ་མཚམས། ཆུ་སྨད། གྲོ་བཞིན། བྱི་བཞིན། མོན་གྲུ་དང་བདུན།</text:p>
          </table:table-cell>
          <table:table-cell table:number-columns-repeated="252"/>
        </table:table-row>
        <table:table-row table:style-name="ro1">
          <table:table-cell office:value-type="string">
            <text:p>ས་སྐུ།</text:p>
          </table:table-cell>
          <table:table-cell office:value-type="string">
            <text:p>/sa ku/</text:p>
          </table:table-cell>
          <table:table-cell office:value-type="string">
            <text:p>(མིང་)</text:p>
          </table:table-cell>
          <table:table-cell table:style-name="ce11" office:value-type="string">
            <text:p>རྒྱུ་ས་ལས་བཟོ་བཟོ་བའི་སྐུ། རྒྱལ་བའི་སྐུ་ནི་ས་སྐུ་ཨིན།</text:p>
          </table:table-cell>
          <table:table-cell table:number-columns-repeated="252"/>
        </table:table-row>
        <table:table-row table:style-name="ro1">
          <table:table-cell office:value-type="string">
            <text:p>ས་སྐྱ།</text:p>
          </table:table-cell>
          <table:table-cell office:value-type="string">
            <text:p>/sa ca/</text:p>
          </table:table-cell>
          <table:table-cell office:value-type="string">
            <text:p>(མིང་)</text:p>
          </table:table-cell>
          <table:table-cell table:style-name="ce11" office:value-type="string">
            <text:p>1 བོད་གཙང་ཕྱོགས་ཀྱི་ས་ཆའི་མིང་། 1 བོད་ཀྱི་ཆོས་ལུགས་བཞིའི་ནང་ལས་ས་སྐྱའི་ཆོས། འདི་ས་སྐྱ་པཎ་ཆེན་གྱི་ཆོས་ཀྱི་གསུང་ཨིན། 3 སའི་ཁ་མདོག་སྐྱ་ཐལ་འབད་ཡོད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་སྐྱ་ཁྲི་ཆེན།</text:p>
          </table:table-cell>
          <table:table-cell office:value-type="string">
            <text:p>/sa ca thri chen/</text:p>
          </table:table-cell>
          <table:table-cell office:value-type="string">
            <text:p>(མིང)</text:p>
          </table:table-cell>
          <table:table-cell table:style-name="ce11" office:value-type="string">
            <text:p>ས་སྐྱ་ཀུན་དགའ་སྙིང་པོ་མན་ཆད་ཀྱི་ས་སྐྱ་པའི་གདུང་རྒྱུད་དང་ ཆོས་རྗེ་འཛིན་མི་གི་སྤྱ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་སྐྱ་གོང་མ་རྣམ་ལྔ།</text:p>
          </table:table-cell>
          <table:table-cell office:value-type="string">
            <text:p>/sa ca gong ma nam nga/</text:p>
          </table:table-cell>
          <table:table-cell office:value-type="string">
            <text:p>(མིང་)</text:p>
          </table:table-cell>
          <table:table-cell table:style-name="ce11" office:value-type="string">
            <text:p>1 ཀུན་དགའ་སྙིང་པོ། བསོད་ནམས་རྩེ་མོ། གྲགས་པ་རྒྱལ་མཚན་གསུམ་པོ་གོས་དཀར་ལྕང་ལོ་ཅན་ཨིནམ་ལས་བརྟེན་ ས་སྐྱ་དཀར་པོ་རྣམ་གསུམ། 2 ཀུན་དགའ་རྒྱལ་མཚན། འཕགས་པ་བློ་གློས་རྒྱལ་མཚན་རྣམ་གཉིས་ རབ་བྱུངངུར་སྨྲིག་འཛིན་མི་ཨིནམ་ལས་ ས་སྐྱ་དམར་པོ་རྣམ་གཉིས་དང་བཅས་པ་ལུ་ས་སྐྱ་གོང་མ་རྣམ་ལྔ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ས་སྐྱ་པ།</text:p>
          </table:table-cell>
          <table:table-cell office:value-type="string">
            <text:p>/sa ca pa/</text:p>
          </table:table-cell>
          <table:table-cell office:value-type="string">
            <text:p>(མིང་)</text:p>
          </table:table-cell>
          <table:table-cell table:style-name="ce11" office:value-type="string">
            <text:p>རབ་བྱུང་དང་པོའི་ནང་ འཁོན་དཀོན་ཆོག་རྒྱལ་པོ་གིས་སྲོལ་གཏོད། ས་ཆེན་ཀུན་དགའ་སྙིང་པོ་ལ་སོགས་པ་ ས་སྐྱ་གོང་མ་རྣམ་ལྔ་གིས་དར་རྒྱས་སུ་བཏང་ཞིན་ན་ གསུང་ངག་ལམ་འབྲས་ཆོས་ཀྱི་སྙིང་པོར་བཙི་བའི་རིང་ལུགས་འཛིན་མི།</text:p>
          </table:table-cell>
          <table:table-cell table:number-columns-repeated="252"/>
        </table:table-row>
        <table:table-row table:style-name="ro1">
          <table:table-cell office:value-type="string">
            <text:p>ས་སྐྱ་པཎྜི་ཏ།</text:p>
          </table:table-cell>
          <table:table-cell office:value-type="string">
            <text:p>/sa ca pandri ta/</text:p>
          </table:table-cell>
          <table:table-cell office:value-type="string">
            <text:p>(མིང་)</text:p>
          </table:table-cell>
          <table:table-cell table:style-name="ce11" office:value-type="string">
            <text:p>རབ་བྱུང་གསུམ་པའི་ནང་བྱོན་པའི་བོད་ཀྱི་པཎྜི་ཏ་དང་པོའི་མཚན་སྙན་ཐོབ་མི་ཅིག།</text:p>
          </table:table-cell>
          <table:table-cell table:number-columns-repeated="252"/>
        </table:table-row>
        <table:table-row table:style-name="ro1">
          <table:table-cell office:value-type="string">
            <text:p>ས་སྐྱ་ལེགས་བཤད།</text:p>
          </table:table-cell>
          <table:table-cell office:value-type="string">
            <text:p>/sa ca leg she/</text:p>
          </table:table-cell>
          <table:table-cell office:value-type="string">
            <text:p>(མིང་)</text:p>
          </table:table-cell>
          <table:table-cell table:style-name="ce11" office:value-type="string">
            <text:p>དུས་རབས་བཅུ་གསུམ་པའི་ནང་ ས་སྐྱ་པཎྜི་ཏ་གིས་མཛད་པའི་ལེགས་བཤད་ཅིག་གི་མཚན། ས་སྐྱ་ལེགས་བཤད་འདི་་མཁས་པ་བརྟག་པ། ཡ་རབས་བརྟག་པ། བླུན་པོ་བརྟག་པ་ལ་སོགས་པའི་རབ་བྱེད་དགུའི་བདག་ཉིན་ཅན་ཅིག་ཨིན།</text:p>
          </table:table-cell>
          <table:table-cell table:number-columns-repeated="252"/>
        </table:table-row>
        <table:table-row table:style-name="ro1">
          <table:table-cell office:value-type="string">
            <text:p>ས་སྐྱེལ་རྡོ་སྐྱེལ།</text:p>
          </table:table-cell>
          <table:table-cell office:value-type="string">
            <text:p>/sa kel do ke</text:p>
          </table:table-cell>
          <table:table-cell office:value-type="string">
            <text:p>(མིང་)</text:p>
          </table:table-cell>
          <table:table-cell table:style-name="ce11" office:value-type="string">
            <text:p>ཁྱིམ་ལ་སོགས་པ་རྐྱབ་ས་ ས་དང་རྡོ་སོགས་ཡར་དང་མར་སྐྱེལ་བའི་ལཱ། ད་རེ་ས་སྐྱེལ་རྡེ་སྐྱེལ་གྱི་ལཱ་ལེ་ཤ་ཡོད།</text:p>
          </table:table-cell>
          <table:table-cell table:number-columns-repeated="252"/>
        </table:table-row>
        <table:table-row table:style-name="ro1">
          <table:table-cell office:value-type="string">
            <text:p>ས་སྐྱོང་།</text:p>
          </table:table-cell>
          <table:table-cell office:value-type="string">
            <text:p>/sa chong/</text:p>
          </table:table-cell>
          <table:table-cell office:value-type="string">
            <text:p>(མིང་)</text:p>
          </table:table-cell>
          <table:table-cell table:style-name="ce11" office:value-type="string">
            <text:p>ཆོས་སྐད། རྒྱལ་པོའི་མིང་གི་རྣམ་གྲངས་ཅིག། ད་རེས་ས་སྐྱོང་འབྱོན་ནི་ཨིན་པས།</text:p>
          </table:table-cell>
          <table:table-cell table:number-columns-repeated="252"/>
        </table:table-row>
        <table:table-row table:style-name="ro1">
          <table:table-cell office:value-type="string">
            <text:p>ས་བསྐོར།</text:p>
          </table:table-cell>
          <table:table-cell office:value-type="string">
            <text:p>/sa kor/</text:p>
          </table:table-cell>
          <table:table-cell office:value-type="string">
            <text:p>(མིང་)</text:p>
          </table:table-cell>
          <table:table-cell table:style-name="ce11" office:value-type="string">
            <text:p>ས་བཤལ་ཏེ་བསྐོར་ར་རྐྱབ་འགྱོ་བའི་དོན། མོ་ས་བསྐོར་ལུ་ཡར་སོ་ནུག</text:p>
          </table:table-cell>
          <table:table-cell table:number-columns-repeated="252"/>
        </table:table-row>
        <table:table-row table:style-name="ro1">
          <table:table-cell office:value-type="string">
            <text:p>ས་ཁ།</text:p>
          </table:table-cell>
          <table:table-cell office:value-type="string">
            <text:p>/sa kha/</text:p>
          </table:table-cell>
          <table:table-cell office:value-type="string">
            <text:p>(མིང་)</text:p>
          </table:table-cell>
          <table:table-cell table:style-name="ce11" office:value-type="string">
            <text:p>སའི་ཕྱོགསཀྱི་མིང་། ས་ཁ་དམའ་ས་ལུ་དྲོ་བས། 2 སའི་གུ་ཟེར་བའི་དོན། སའི་ངོས་ཀྱི་མིང་། ས་ཁ་ལུ་སྡོད།</text:p>
          </table:table-cell>
          <table:table-cell table:number-columns-repeated="252"/>
        </table:table-row>
        <table:table-row table:style-name="ro1">
          <table:table-cell office:value-type="string">
            <text:p>ས་ཁད།</text:p>
          </table:table-cell>
          <table:table-cell office:value-type="string">
            <text:p>/sa khe/</text:p>
          </table:table-cell>
          <table:table-cell office:value-type="string">
            <text:p>(མིང་)</text:p>
          </table:table-cell>
          <table:table-cell table:style-name="ce11" office:value-type="string" table:number-columns-spanned="2" table:number-rows-spanned="1">
            <text:p>ཐག་ཉེ་རིང་གི་དོན། ས་ཁད་འཐུང་མས།</text:p>
          </table:table-cell>
          <table:covered-table-cell/>
          <table:table-cell table:number-columns-repeated="251"/>
        </table:table-row>
        <table:table-row table:style-name="ro1">
          <table:table-cell office:value-type="string">
            <text:p>ས་ཁམས།</text:p>
          </table:table-cell>
          <table:table-cell office:value-type="string">
            <text:p>/sa kham/</text:p>
          </table:table-cell>
          <table:table-cell office:value-type="string">
            <text:p>(མིང་)</text:p>
          </table:table-cell>
          <table:table-cell office:value-type="string">
            <text:p>སའི་རང་གཤིས།</text:p>
          </table:table-cell>
          <table:table-cell office:value-type="string">
            <text:p>ས་ཁམས་དྭངས་མས།</text:p>
          </table:table-cell>
          <table:table-cell table:number-columns-repeated="251"/>
        </table:table-row>
        <table:table-row table:style-name="ro1">
          <table:table-cell office:value-type="string">
            <text:p>ས་ཁར།</text:p>
          </table:table-cell>
          <table:table-cell office:value-type="string">
            <text:p>/sa khar/</text:p>
          </table:table-cell>
          <table:table-cell office:value-type="string">
            <text:p>(མིང)་</text:p>
          </table:table-cell>
          <table:table-cell table:style-name="ce11" office:value-type="string">
            <text:p>སའི་གུར་ཟེར་བའི་དོན། ས་ཁར་མེ་ཏོག་ལེ་ཤ་འདུག</text:p>
          </table:table-cell>
          <table:table-cell table:number-columns-repeated="252"/>
        </table:table-row>
        <table:table-row table:style-name="ro1">
          <table:table-cell office:value-type="string">
            <text:p>ས་ཁུག་ཏོག་ཏོ།</text:p>
          </table:table-cell>
          <table:table-cell office:value-type="string">
            <text:p>/sa khu to</text:p>
          </table:table-cell>
          <table:table-cell office:value-type="string">
            <text:p>(མིང་ཁྱད)</text:p>
          </table:table-cell>
          <table:table-cell table:style-name="ce11" office:value-type="string">
            <text:p>1 ས་ཚ་ཏོག་ཏོ་ཡོད་པའི་དོན། 2 རླུང་མ་ མ་ཕོག་པའི་ས་ཚ་ཏོག་ཏོ་ཡོད་པ། ཕུན་ཚོགས་གླིང་གི་ས་འདི་ཁུག་ཏོག་ཏོ་ཡོད།</text:p>
          </table:table-cell>
          <table:table-cell table:number-columns-repeated="252"/>
        </table:table-row>
        <table:table-row table:style-name="ro1">
          <table:table-cell office:value-type="string">
            <text:p>ས་ཁུལ།</text:p>
          </table:table-cell>
          <table:table-cell office:value-type="string">
            <text:p>/sa khuel/</text:p>
          </table:table-cell>
          <table:table-cell office:value-type="string">
            <text:p>(མིང་)</text:p>
          </table:table-cell>
          <table:table-cell table:style-name="ce11" office:value-type="string">
            <text:p>རང་བཞིན་གྱི་ཁྱད་ཆོས་ལྡན་པའི་གཡུས་དང་ས་གནས་ཀྱི་མིང་། དབང་འདུས་ཀྱི་ས་ཁུལ་འདི་ཚ་དྲོད་ལྡན་ཏོག་ཏོ་ཡོད།</text:p>
          </table:table-cell>
          <table:table-cell table:number-columns-repeated="252"/>
        </table:table-row>
        <table:table-row table:style-name="ro1">
          <table:table-cell office:value-type="string">
            <text:p>ས་ཁེབས།</text:p>
          </table:table-cell>
          <table:table-cell office:value-type="string">
            <text:p>/sa kheb/</text:p>
          </table:table-cell>
          <table:table-cell office:value-type="string">
            <text:p>(མིང་)</text:p>
          </table:table-cell>
          <table:table-cell table:style-name="ce11" office:value-type="string">
            <text:p>སའི་གུ་བཀབ་ནིའི་དངོས་པོ་ཅིག། ས་ཁེབས་འདི་ན་ལུ་འབག་འོང་གནང་།</text:p>
          </table:table-cell>
          <table:table-cell table:number-columns-repeated="252"/>
        </table:table-row>
        <table:table-row table:style-name="ro1">
          <table:table-cell office:value-type="string">
            <text:p>ས་ཁོངས།</text:p>
          </table:table-cell>
          <table:table-cell office:value-type="string">
            <text:p>/sa khong/</text:p>
          </table:table-cell>
          <table:table-cell office:value-type="string">
            <text:p>(མིང་)</text:p>
          </table:table-cell>
          <table:table-cell table:style-name="ce11" office:value-type="string">
            <text:p>རང་སོའི་བདག་དབང་ཅན་གྱི་ས་ཆ་ནང་ཚུད་ཡོད་མི། རྫོང་གི་ས་ཁོངས་ནང་ནོར་བཙུགས་མི་ཆོག།</text:p>
          </table:table-cell>
          <table:table-cell table:number-columns-repeated="252"/>
        </table:table-row>
        <table:table-row table:style-name="ro1">
          <table:table-cell office:value-type="string">
            <text:p>ས་ཁོད།</text:p>
          </table:table-cell>
          <table:table-cell office:value-type="string">
            <text:p>/sa khoe/</text:p>
          </table:table-cell>
          <table:table-cell office:value-type="string">
            <text:p>(མིང་)</text:p>
          </table:table-cell>
          <table:table-cell table:style-name="ce11" office:value-type="string">
            <text:p>སའི་མཐོ་དམན་སོགས་ཀྱི་ཁྱད་པར། ས་ཁོད་སྙོམས་ཏོག་ཏོ་འདུག།</text:p>
          </table:table-cell>
          <table:table-cell table:number-columns-repeated="252"/>
        </table:table-row>
        <table:table-row table:style-name="ro1">
          <table:table-cell office:value-type="string">
            <text:p>ས་ཁྱད།</text:p>
          </table:table-cell>
          <table:table-cell office:value-type="string">
            <text:p>/sa choe</text:p>
          </table:table-cell>
          <table:table-cell office:value-type="string">
            <text:p>(མིང་)</text:p>
          </table:table-cell>
          <table:table-cell office:value-type="string">
            <text:p>ས་ཆ་སོགས་ཀྱི་མཐོ་དམན་དང་ལེགས་ཉེས་ཀྱི་ཁྱད་པར།</text:p>
          </table:table-cell>
          <table:table-cell table:number-columns-repeated="252"/>
        </table:table-row>
        <table:table-row table:style-name="ro1">
          <table:table-cell office:value-type="string">
            <text:p>ས་ཁྱབ།</text:p>
          </table:table-cell>
          <table:table-cell office:value-type="string">
            <text:p>/sa chab/</text:p>
          </table:table-cell>
          <table:table-cell office:value-type="string">
            <text:p>(མིང་)</text:p>
          </table:table-cell>
          <table:table-cell office:value-type="string">
            <text:p>ས་ག་སྟེ་ལུ་ཡང་ཁྱབ་སྟེ་ཡོད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་ཁྱི།</text:p>
          </table:table-cell>
          <table:table-cell office:value-type="string">
            <text:p>/sa khi/</text:p>
          </table:table-cell>
          <table:table-cell office:value-type="string">
            <text:p>(མིང་)</text:p>
          </table:table-cell>
          <table:table-cell table:style-name="ce11" office:value-type="string">
            <text:p>ཟླ འཁོར་ས་བདག་ཅིག་ག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་ཁྱིམ།</text:p>
          </table:table-cell>
          <table:table-cell office:value-type="string">
            <text:p>/sa chim/</text:p>
          </table:table-cell>
          <table:table-cell office:value-type="string">
            <text:p>(མིང་)</text:p>
          </table:table-cell>
          <table:table-cell table:style-name="ce11" office:value-type="string">
            <text:p>ས་གིས་བཟོ་བཟོའི་ཁང་པ། ས་ཁྱིམ་ནང་དྲོ་བས།</text:p>
          </table:table-cell>
          <table:table-cell table:number-columns-repeated="252"/>
        </table:table-row>
        <table:table-row table:style-name="ro1">
          <table:table-cell office:value-type="string">
            <text:p>ས་ཁྱོན།</text:p>
          </table:table-cell>
          <table:table-cell office:value-type="string">
            <text:p>/sa khoen/</text:p>
          </table:table-cell>
          <table:table-cell office:value-type="string">
            <text:p>(མིང་)</text:p>
          </table:table-cell>
          <table:table-cell table:style-name="ce11" office:value-type="string">
            <text:p>སའི་རྒྱ་ཚད་ཀྱི་མིང་གཞན། ཐིམ་ཕུག་གི་ས་ཁོན་འདི་སྦོམ་འདུག།</text:p>
          </table:table-cell>
          <table:table-cell table:number-columns-repeated="252"/>
        </table:table-row>
        <table:table-row table:style-name="ro1">
          <table:table-cell office:value-type="string">
            <text:p>ས་ཁྲ།</text:p>
          </table:table-cell>
          <table:table-cell office:value-type="string">
            <text:p>/sa thra/</text:p>
          </table:table-cell>
          <table:table-cell office:value-type="string">
            <text:p>(མིང་)</text:p>
          </table:table-cell>
          <table:table-cell table:style-name="ce11" office:value-type="string">
            <text:p>ཆུ་དང་རི་ གཡུས་དང ཁྱིམ་ལ་སོགས་པ་ཚུ་གི་དབྱིབས་དང་ཚད་་སོགས་་ག་དེ་འབད་ཡོདཔ་ཨིན་ན་འདི་དང་ཅོག་འཐདཔ་འབད་བཀོད་མི་རི་མོ་ཅིག། འབྲུག་རྒྱལ་ཁབ་ཀྱི་ས་ཁྲ་འདི་བྱ་ཆི་ཆི་ཡོད།</text:p>
          </table:table-cell>
          <table:table-cell table:number-columns-repeated="252"/>
        </table:table-row>
        <table:table-row table:style-name="ro1">
          <table:table-cell office:value-type="string">
            <text:p>ས་ཁྲམ།</text:p>
          </table:table-cell>
          <table:table-cell office:value-type="string">
            <text:p>/sa thram/</text:p>
          </table:table-cell>
          <table:table-cell office:value-type="string">
            <text:p>(མིང་)</text:p>
          </table:table-cell>
          <table:table-cell table:style-name="ce11" office:value-type="string">
            <text:p>རང་སོའི་མིང་ཐོག་ལུ་ ས་ཆ་ག་ཡོད་ཀྱི་གྲངས་ཚད་དང་སའི་དབྱེ་བ་ ས་གནས་ཀྱི་མིང་ཁ་གསལ་བཀོད་ཡོད་པའི་ཡི་གུའི་མིང་། ད་རེ་ས་ཁྲམ་སྤོ་བར་འགྱོ་དགོ་པས།</text:p>
          </table:table-cell>
          <table:table-cell table:number-columns-repeated="252"/>
        </table:table-row>
        <table:table-row table:style-name="ro1">
          <table:table-cell office:value-type="string">
            <text:p>ས་ཁྲམ་ཡིག་ཚང་།</text:p>
          </table:table-cell>
          <table:table-cell office:value-type="string">
            <text:p>/sa thram yig tshang/</text:p>
          </table:table-cell>
          <table:table-cell office:value-type="string">
            <text:p>(མིང་)</text:p>
          </table:table-cell>
          <table:table-cell table:style-name="ce11" office:value-type="string">
            <text:p>ས་ཆ་ལུ་བརྟེན་པའི་རྒྱུན་སྐྱོང་གི་ལཱ་འབད་མི་སྡེ་ཅིག། ང་ས་ཁྲམ་ཡིག་ཚང་ནང་ལུ་ལཱ་ལེ་ཤ་ཡོད།</text:p>
          </table:table-cell>
          <table:table-cell table:number-columns-repeated="252"/>
        </table:table-row>
        <table:table-row table:style-name="ro1">
          <table:table-cell office:value-type="string">
            <text:p>ས་ཁྲལ།</text:p>
          </table:table-cell>
          <table:table-cell office:value-type="string">
            <text:p>/sa threl/</text:p>
          </table:table-cell>
          <table:table-cell office:value-type="string">
            <text:p>(མིང་)</text:p>
          </table:table-cell>
          <table:table-cell table:style-name="ce11" office:value-type="string">
            <text:p>ས་གཞི་སྤྱོད་མི་ཚུ་གིས་གཞུང་ལུ་ཕུལ་དགོ་པའི་དངོས་་ཅིག་གི་མིང་། ད་རེས་གཞུང་ལས་ས་ཁྲལ་བསྡུ་བར་འོང་ནི་ལོ།</text:p>
          </table:table-cell>
          <table:table-cell table:number-columns-repeated="252"/>
        </table:table-row>
        <table:table-row table:style-name="ro1">
          <table:table-cell office:value-type="string">
            <text:p>ས་ཁྲིམས།</text:p>
          </table:table-cell>
          <table:table-cell office:value-type="string">
            <text:p>/sa thrim/</text:p>
          </table:table-cell>
          <table:table-cell office:value-type="string">
            <text:p>(མིང་)</text:p>
          </table:table-cell>
          <table:table-cell office:value-type="string">
            <text:p>ས་ཆ་བདག་དབང་དང་སྤྱོད་ཐངས་ཚུ་གི་གདན་དོན་ཁ་གསལ་བཀོད་ཡོད་པའི་ཁྲིམས་ཀྱ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་ག།</text:p>
          </table:table-cell>
          <table:table-cell office:value-type="string">
            <text:p>/sa ga/</text:p>
          </table:table-cell>
          <table:table-cell office:value-type="string">
            <text:p>(མིང་)</text:p>
          </table:table-cell>
          <table:table-cell table:style-name="ce11" office:value-type="string">
            <text:p>རྒྱུ་སྐར་ཉེར་བརྒྱད་ཀྱི་ནང་གསེས་ལས་ཅིག། རྒྱ་སྐར་ས་ག་འདི་ཟླཝ་བཞི་པའི་ཚེས་བཅོ་ལྔ་ལུ་ཤར་སྲོལ་ཡོདཔ་འབད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ས་ག་ཟླ་བ།</text:p>
          </table:table-cell>
          <table:table-cell office:value-type="string">
            <text:p>/sa ga da wa/</text:p>
          </table:table-cell>
          <table:table-cell office:value-type="string">
            <text:p>(མིང་)</text:p>
          </table:table-cell>
          <table:table-cell table:style-name="ce11" office:value-type="string">
            <text:p>སྟོན་པའི་དུས་ཆེན་བཞིའི་ཡ་གྱལ། སྐར་མ་ས་ག་གིས་ཚེས་པའི་ཟླ་བ་བཞི་པ། དུས་ཆེན་གསུམ་འཛོམས་དང་ལྔ་འཛོམས་ཟེར་བརྩི་སྲོལ་ཁག་གཉིས་ཡོད། དུས་ཆེན་གསུམ་འཛོམས་བརྩི་བ་ཅིན་ སངས་རྒྱས་ཤཀྱ་ཐུབ་པ་སྐུ་བལྟམས་པ། སངས་རྒྱས་པ། མྱ་ངན་ལས་འདས་པ་གསུམ་འཛོམས་པའི་ཧོར་ཟླ་བཞི་པ། དུས་ཆེན་ལྔ་འཛོམས་ནི་ ལྷུམས་སུ་བཞུགས་པ་དང་། བདུད་བཏུལ་བའི་མཛད་པ་གཉིས་ཐེབས་བཀལཝ་ཨིན།</text:p>
          </table:table-cell>
          <table:table-cell table:number-columns-repeated="252"/>
        </table:table-row>
        <table:table-row table:style-name="ro1">
          <table:table-cell office:value-type="string">
            <text:p>ས་གོ།</text:p>
          </table:table-cell>
          <table:table-cell office:value-type="string">
            <text:p>/sa go/</text:p>
          </table:table-cell>
          <table:table-cell office:value-type="string">
            <text:p>(མིང་)</text:p>
          </table:table-cell>
          <table:table-cell table:style-name="ce11" office:value-type="string">
            <text:p>རང་ལཱ་འབད་ས་ལ་སོགས་པའི་ས་གནས། མོ་གི་ཁྱིམ་འདི་ས་གོ་ཡངས་ཏེག་ཏོ་འདུག།</text:p>
          </table:table-cell>
          <table:table-cell table:number-columns-repeated="252"/>
        </table:table-row>
        <table:table-row table:style-name="ro1">
          <table:table-cell office:value-type="string">
            <text:p>ས་གོང་མ།</text:p>
          </table:table-cell>
          <table:table-cell office:value-type="string">
            <text:p>/sa gong ma/</text:p>
          </table:table-cell>
          <table:table-cell office:value-type="string">
            <text:p>(མིང་)</text:p>
          </table:table-cell>
          <table:table-cell table:style-name="ce11" office:value-type="string">
            <text:p>1 སངས་རྒྱས་ཀྱི་གོ་འཕང་སྒྲུ་ནི་གི་ས་བཅུ་དང་ལམ་ལྔ་ཡོད་ས་ལས་ ས་དང་པའི་ལྷག་ལུས་དང་ གཉིས་པའི་ལྟག་ལས་ཀྱི་ས་གསུམ་པ། 2 ས་འོག་མ་གི་ལྡོག་ཕྱོགས་གོང་མ་ཚུ།</text:p>
          </table:table-cell>
          <table:table-cell table:number-columns-repeated="252"/>
        </table:table-row>
        <table:table-row table:style-name="ro1">
          <table:table-cell office:value-type="string">
            <text:p>ས་གླང་།</text:p>
          </table:table-cell>
          <table:table-cell office:value-type="string">
            <text:p>/sa lang/</text:p>
          </table:table-cell>
          <table:table-cell office:value-type="string">
            <text:p>(མིང་)</text:p>
          </table:table-cell>
          <table:table-cell table:style-name="ce11" office:value-type="string">
            <text:p>ལོ་བདག་གི་དབང་ཐང་ ཤིང་མེ་ས་ལྕགས་ཆུ་ལྔ་ལས་ས་ཕོག་མི། ང་ས་གླང་ཨིན།</text:p>
          </table:table-cell>
          <table:table-cell table:number-columns-repeated="252"/>
        </table:table-row>
        <table:table-row table:style-name="ro1">
          <table:table-cell office:value-type="string">
            <text:p>ས་གླང་རྡོ་གཅིག།</text:p>
          </table:table-cell>
          <table:table-cell office:value-type="string">
            <text:p>/sa lang do ci/</text:p>
          </table:table-cell>
          <table:table-cell office:value-type="string">
            <text:p>(མིང་)</text:p>
          </table:table-cell>
          <table:table-cell table:style-name="ce11" office:value-type="string">
            <text:p>ཆུ་ཞིང་དྲིས་མལ་ 25 ་དང་སྐམ་ཞིང་དྲིས་མལ་ ༣༣.༣་གྱི་ཚད། མོ་ལུ་ས་གླང་རྡོ་གཅིག་དོ་ཅིག་འདུག།</text:p>
          </table:table-cell>
          <table:table-cell table:number-columns-repeated="252"/>
        </table:table-row>
        <table:table-row table:style-name="ro1">
          <table:table-cell office:value-type="string">
            <text:p>ས་བགོ།</text:p>
          </table:table-cell>
          <table:table-cell office:value-type="string">
            <text:p>/sa go/</text:p>
          </table:table-cell>
          <table:table-cell office:value-type="string">
            <text:p>(བྱ་ཚིག)</text:p>
          </table:table-cell>
          <table:table-cell table:style-name="ce11" office:value-type="string">
            <text:p>སའི་དུམ་ཚན་དབྱེ་བ་ཕྱེ་སྟེ་བྱིན་པའི་དོན། གཞུང་གིས་ས་བགོ་སྟེ་བྱིན་དེས།</text:p>
          </table:table-cell>
          <table:table-cell table:number-columns-repeated="252"/>
        </table:table-row>
        <table:table-row table:style-name="ro1">
          <table:table-cell office:value-type="string">
            <text:p>ས་མགོ།</text:p>
          </table:table-cell>
          <table:table-cell office:value-type="string">
            <text:p>/sa go/</text:p>
          </table:table-cell>
          <table:table-cell office:value-type="string">
            <text:p>(མིང་)</text:p>
          </table:table-cell>
          <table:table-cell table:style-name="ce11" office:value-type="string">
            <text:p>གསལ་བྱེད་མགོ་ཅན་ས་ཡོད་མི་ཅིག། ས་མགོ་ཅན་གྱི་ཡི་གུ་བཅུ་གཅིག་ཡོད། སྐ་སྒ་སྔ་སྙ་སྟ་སྡ་སྣ་སྤ་སྦ་སྨ་སྩ་བཅས་བཅུ་གཅིག་ཡོད།</text:p>
          </table:table-cell>
          <table:table-cell table:number-columns-repeated="252"/>
        </table:table-row>
        <table:table-row table:style-name="ro1">
          <table:table-cell office:value-type="string">
            <text:p>ས་འགུལ།</text:p>
          </table:table-cell>
          <table:table-cell office:value-type="string">
            <text:p>/sa guel/</text:p>
          </table:table-cell>
          <table:table-cell office:value-type="string">
            <text:p>(བྱ་ཚིག)</text:p>
          </table:table-cell>
          <table:table-cell table:style-name="ce11" office:value-type="string">
            <text:p>ས་སྤར་བའི་དོན། ས་འགུལ་ཏེ་རུད་ཆད་སོ་ནུག།</text:p>
          </table:table-cell>
          <table:table-cell table:number-columns-repeated="252"/>
        </table:table-row>
        <table:table-row table:style-name="ro1">
          <table:table-cell office:value-type="string">
            <text:p>ས་ལྒ།</text:p>
          </table:table-cell>
          <table:table-cell office:value-type="string">
            <text:p>/sa ga/</text:p>
          </table:table-cell>
          <table:table-cell office:value-type="string">
            <text:p>(མིང་)</text:p>
          </table:table-cell>
          <table:table-cell table:style-name="ce11" office:value-type="string">
            <text:p>ར་ཏོ་སྨན་རྫས་ནང་འགྱོ་བཏུབ་མི་ཧོད་ལྡུམ་ཅིག་གི་མིང་། ས་ལྒ་ཨེ་རྫས་ནང་བླུགས་པ་ཅིན་ཞིམ་ཏོང་ཏོ་ཡོད།</text:p>
          </table:table-cell>
          <table:table-cell table:number-columns-repeated="252"/>
        </table:table-row>
        <table:table-row table:style-name="ro1">
          <table:table-cell office:value-type="string">
            <text:p>ས་སྒ།</text:p>
          </table:table-cell>
          <table:table-cell office:value-type="string">
            <text:p>/sa ga/</text:p>
          </table:table-cell>
          <table:table-cell office:value-type="string">
            <text:p>(མིང་)</text:p>
          </table:table-cell>
          <table:table-cell table:style-name="ce11" office:value-type="string">
            <text:p>ས་ལྒ་དང་དོན་གཅིག། ས་སྒ་འདི་ས་ཁ་དམའ་ས་ལུ་སྐྱེཝ་ཨི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སྒོ།</text:p>
          </table:table-cell>
          <table:table-cell table:style-name="ce1" office:value-type="string">
            <text:p>/sa go/</text:p>
          </table:table-cell>
          <table:table-cell office:value-type="string">
            <text:p>(མིང་)</text:p>
          </table:table-cell>
          <table:table-cell table:style-name="ce11" office:value-type="string">
            <text:p>1 རྩིས་ཀྱི་སྤར་ཁ་ལུ་འབབ་མི་ཅིག་གི་མིང་། སྤར་ཁ་ས་སྒོ་ལུ་བབས་ནུག། 2 ཁྱིམ་གྱི་འོག་ཐོག་གི་ནང་ན་འཛུལ་ནིའི་འོག་ཐོག་གི་སྒོ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ངན།</text:p>
          </table:table-cell>
          <table:table-cell table:style-name="ce1" office:value-type="string">
            <text:p>/sa ngen/</text:p>
          </table:table-cell>
          <table:table-cell office:value-type="string">
            <text:p>(མིང་)</text:p>
          </table:table-cell>
          <table:table-cell table:style-name="ce11" office:value-type="string">
            <text:p>ཁྱི་རྐྱབ་ནི་ཚུ་ལུ་བརྟག་པ་མ་བཟང་བའི་ས། ས་བྱང་ཉེ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ངར།</text:p>
          </table:table-cell>
          <table:table-cell table:style-name="ce1" office:value-type="string">
            <text:p>/sa ngar/</text:p>
          </table:table-cell>
          <table:table-cell office:value-type="string">
            <text:p>(མིང་)</text:p>
          </table:table-cell>
          <table:table-cell table:style-name="ce11" office:value-type="string">
            <text:p>ས་ལུ་བསིལ་འབབ་པ། གྱང་ཤུགས་བཏགས་པའི་དོན། ཧ་ལུ་ཧ་ངར་བཏགས་ཆེ་ན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བཅགས།</text:p>
          </table:table-cell>
          <table:table-cell table:style-name="ce1" office:value-type="string">
            <text:p>/sa cag/</text:p>
          </table:table-cell>
          <table:table-cell office:value-type="string">
            <text:p>(བྱ་ཚིག)</text:p>
          </table:table-cell>
          <table:table-cell office:value-type="string">
            <text:p>གཞི་ཆགས་པའི་དོ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བཅད།</text:p>
          </table:table-cell>
          <table:table-cell table:style-name="ce1" office:value-type="string">
            <text:p>/sa ce/</text:p>
          </table:table-cell>
          <table:table-cell office:value-type="string">
            <text:p>(བྱ་ཚིག)</text:p>
          </table:table-cell>
          <table:table-cell table:style-name="ce11" office:value-type="string">
            <text:p>1 དཔེ་ཆའི་གཞུང་དོན་ནང་དོན་ཚན་ག་ཅི་རང་སྟོན་དོ་ག་ འདི་གི་རྩ་དོན་སྟོན་མི་ཅིག་གི་མིང་། 2 ས་ཐང་བཟོ་བའི་དོན།ཁོ་ཁྱིམ་གྱི་ས་འདི་བཅད་ཚར་ན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བཅུ།</text:p>
          </table:table-cell>
          <table:table-cell table:style-name="ce1" office:value-type="string">
            <text:p>/sa cu/</text:p>
          </table:table-cell>
          <table:table-cell office:value-type="string">
            <text:p>(མིང་)</text:p>
          </table:table-cell>
          <table:table-cell table:style-name="ce11" office:value-type="string">
            <text:p>ས་དང་པ་རབ་ཏུ་དགའ་བ། གཉིས་པ་དྲི་མ་མེད་པ། གསུམ་པ་འོད་བྱེད་པ། བཞི་པ་འོད་འཕྲོ་བ། ལྔ་པ་སྦྱངས་དཀའ་བ། དྲུག་པ་མངོན་དུ་གྱུར་པ། བདུན་པ་རི་ང་དུ་གནསཔ། བརྒྱད་པ་མི་གཡོ་བ། དགུ་པ་ལེགས་པའི་བློ་གྲོས། བཅུ་པ་ཆོས་ཀྱི་སྤྲིན།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ས་བཅུད།</text:p>
          </table:table-cell>
          <table:table-cell table:style-name="ce3" office:value-type="string">
            <text:p>/sa cue/</text:p>
          </table:table-cell>
          <table:table-cell office:value-type="string">
            <text:p>(མིང་)</text:p>
          </table:table-cell>
          <table:table-cell table:style-name="ce11" office:value-type="string">
            <text:p>སའི་ནུསཔ་གི་མིང་། ཧ་བཅུད་ཡོད་པ་ཅིན་ལོ་ཐོག་ལེག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བཅུད་བུམ་གཏེར།</text:p>
          </table:table-cell>
          <table:table-cell table:style-name="ce1" office:value-type="string">
            <text:p>/sa cue bum ter/</text:p>
          </table:table-cell>
          <table:table-cell office:value-type="string">
            <text:p>(མིང་)</text:p>
          </table:table-cell>
          <table:table-cell table:style-name="ce11" office:value-type="string">
            <text:p>སའི་ནུས་ཤུགས་དང་ བཅུད་ལུ་ཕན་པའི་རྫས་ཁྱད་པར་ཅན་ཡོད་མི་ བུམ་པའི་གཏེར་ཟེར་བའི་དོན། བླམ་ས་བཅུད་བུམ་གཏེར་བཙུགས་པར་བྱོན་སོ་ན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ཆ།</text:p>
          </table:table-cell>
          <table:table-cell table:style-name="ce1" office:value-type="string">
            <text:p>/sa cha/</text:p>
          </table:table-cell>
          <table:table-cell office:value-type="string">
            <text:p>(མིང་)</text:p>
          </table:table-cell>
          <table:table-cell table:style-name="ce11" office:value-type="string">
            <text:p>རང་སོའི་མངའ་ཁོངས་འབད་བང་ཚད་བཏབ་པའི་ས་ཁོངས་ཀྱི་མིང་། འབྲུག་རྒྱལ་ཁབ་ཀྱི་ས་ཆ་འདི་མང་ཤོས་ཅིག་རང་ནགས་ཚལ་གྱི་ཁྱབ་སྟེ་ཡོད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ཆགས།</text:p>
          </table:table-cell>
          <table:table-cell table:style-name="ce1" office:value-type="string">
            <text:p>/sa cha/</text:p>
          </table:table-cell>
          <table:table-cell office:value-type="string">
            <text:p>(བྱ་ཚིག་)</text:p>
          </table:table-cell>
          <table:table-cell office:value-type="string">
            <text:p>ས་བཞད་མ་འགྱོ་བར་སྡོད་པའི་དོ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ཆུ།</text:p>
          </table:table-cell>
          <table:table-cell table:style-name="ce1" office:value-type="string">
            <text:p>/sa chu/</text:p>
          </table:table-cell>
          <table:table-cell office:value-type="string">
            <text:p>(མིང)</text:p>
          </table:table-cell>
          <table:table-cell table:style-name="ce11" office:value-type="string">
            <text:p>1 འབྱུང་བཞིའི་ནང་གསེས་ས་ཁ་ལས་འཐོན་པའི་ཆུ། 2 གནམ་ལྕགས་བུད་བའི་ཤུལ་ལུ་འཐོན་པའི་ཆུ། 3 གཟའ་སྐར་འཕྲོས་བྱོར་ལས་ཅིག།ས་ཆུ་འཕྲོད་པ་ལང་འཚོ་སྦྱོར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མཆོང་གནམ་མཆོང་།</text:p>
          </table:table-cell>
          <table:table-cell table:style-name="ce1" office:value-type="string">
            <text:p>/sa chong nam chong/</text:p>
          </table:table-cell>
          <table:table-cell office:value-type="string">
            <text:p>(བྱ་ཚིག)</text:p>
          </table:table-cell>
          <table:table-cell table:style-name="ce11" office:value-type="string">
            <text:p>གནམ་མེད་ས་མེད་ཚབ་དྲགས་ཏེ་རྐངམ་ག་མཆོངས་གུ་མཆོངས་མེདཔ་འགྱོ་ནི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མཆོག།</text:p>
          </table:table-cell>
          <table:table-cell table:style-name="ce1" office:value-type="string">
            <text:p>/sa cho/</text:p>
          </table:table-cell>
          <table:table-cell office:value-type="string">
            <text:p>(མིང)</text:p>
          </table:table-cell>
          <table:table-cell office:value-type="string">
            <text:p>ས་ལེགས་ཤོམ་ཡོད་པའི་དོ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ཇོ།</text:p>
          </table:table-cell>
          <table:table-cell table:style-name="ce1" office:value-type="string">
            <text:p>/sa jo/</text:p>
          </table:table-cell>
          <table:table-cell office:value-type="string">
            <text:p>(མིང)</text:p>
          </table:table-cell>
          <table:table-cell table:style-name="ce11" office:value-type="string">
            <text:p>རང་བདབང་གི་ཁྲམ་ཡོད་མི་ས་བདག་པོ་སྤྱིའི་མིང་། ས་ཇོ་ཚུ་གིས་ས་བདག་འཛིན་འཐབ་དགོ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འཇམ།</text:p>
          </table:table-cell>
          <table:table-cell table:style-name="ce1" office:value-type="string">
            <text:p>/sa jam/</text:p>
          </table:table-cell>
          <table:table-cell office:value-type="string">
            <text:p>(མིང་ཁྱད་)</text:p>
          </table:table-cell>
          <table:table-cell table:style-name="ce11" office:value-type="string">
            <text:p>1 ས་བོལ་ཆིལ་ཆི་ཡོད་པའི་དོན། 2 ས་སྲ་དྲགས་ཀྱི་འགལ་མིང་། ཚོད་ས་འདི་འཇམ་ཏོང་ཏོ་འད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འཇལ།</text:p>
          </table:table-cell>
          <table:table-cell table:style-name="ce1" office:value-type="string">
            <text:p>/sa jel/</text:p>
          </table:table-cell>
          <table:table-cell office:value-type="string">
            <text:p>(བྱ་ཚིག)</text:p>
          </table:table-cell>
          <table:table-cell table:style-name="ce11" office:value-type="string">
            <text:p>རང་སོས་བང་བཏབ་པའི་ས་ཆ་མང་ཉུང་གི་འབོར་ཚད་ངེས་ཏིག་ཡོད་མེད་འཇལ་བ། གཞུང་ལས་ས་འཇལ་བར་མི་ལྷོད་ན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འཇལ་སྤྱི་ཁྱབ།</text:p>
          </table:table-cell>
          <table:table-cell table:style-name="ce1" office:value-type="string">
            <text:p>/sa jel ci chab/</text:p>
          </table:table-cell>
          <table:table-cell office:value-type="string">
            <text:p>(མིང)</text:p>
          </table:table-cell>
          <table:table-cell office:value-type="string">
            <text:p>ས་འཇལ་གྱི་ལཱ་འབད་མི་འགོ་དཔོན་གཙོ་ཅན་གྱི་མིང་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འཇལ་ལས་ཁུངས།</text:p>
          </table:table-cell>
          <table:table-cell table:style-name="ce1" office:value-type="string">
            <text:p>/sa jel le khung/</text:p>
          </table:table-cell>
          <table:table-cell office:value-type="string">
            <text:p>(མིང)</text:p>
          </table:table-cell>
          <table:table-cell table:style-name="ce11" office:value-type="string">
            <text:p>སའི་བཀོད་པ་དང་གྲངས་ཚད་བལྟ་ཞིབ་འབད་དེ་ ཡིག་ཆས་རྒྱུན་སྐྱོང་འབད་མི་ལས་སྡེ་ཅིག། ད་རེས་ས་འཇལ་ལས་ཁུངས་ནང་ལས་མི་ལྷོད་ནི་མ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ཉམས།</text:p>
          </table:table-cell>
          <table:table-cell table:style-name="ce1" office:value-type="string">
            <text:p>/sa nyam/</text:p>
          </table:table-cell>
          <table:table-cell office:value-type="string">
            <text:p>(མིང་ཁྱད་)</text:p>
          </table:table-cell>
          <table:table-cell table:style-name="ce11" office:value-type="string">
            <text:p>1སའི་གནས་སྟངས་ཀྱི་མིང་། ཕུན་ཚོགས་གླིང་གི་ས་འདི་ཉམས་དགའ་ཏོག་ཏོ་འདུག། 2 ས་མེདཔ་ཐལ་བའི་དོ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སྙོམས།</text:p>
          </table:table-cell>
          <table:table-cell table:style-name="ce1" office:value-type="string">
            <text:p>/sa nyom/</text:p>
          </table:table-cell>
          <table:table-cell office:value-type="string">
            <text:p>(མིང་ཁྱད་)</text:p>
          </table:table-cell>
          <table:table-cell office:value-type="string">
            <text:p>སའི་དབྱིབས་མཐོ་དམའ་མེད་པའི་དོན།རྩེད་ཐང་འདི་ས་སྙོམས་ཏོག་ཏོ་བཟོ་དགོཔ་འད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གཉན།</text:p>
          </table:table-cell>
          <table:table-cell table:style-name="ce1" office:value-type="string">
            <text:p>/sa nyen/</text:p>
          </table:table-cell>
          <table:table-cell office:value-type="string">
            <text:p>(མིང)</text:p>
          </table:table-cell>
          <table:table-cell table:style-name="ce11" office:value-type="string">
            <text:p>ས་ཆ་རྩུབ་དྲགས་ཀླུ་དང་ས་བདག་ཚུ་ཡོད་པའི་ས་ཆ། ས་གཉན་གྱི་རིགས་དཀྲོགས་ནི་མི་འོང་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གཉིས།</text:p>
          </table:table-cell>
          <table:table-cell table:style-name="ce1" office:value-type="string">
            <text:p>/sa nyi/</text:p>
          </table:table-cell>
          <table:table-cell office:value-type="string">
            <text:p>(མིང)</text:p>
          </table:table-cell>
          <table:table-cell table:style-name="ce11" office:value-type="string">
            <text:p>གཟའ་དང་སྐར་མའི་འཕྲོད་ཆུང་ལས་ཅིག། ས་གཉིས་འཕྲོད་པས་དངོས་གྲུབ་སྦྱོར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ཏི།</text:p>
          </table:table-cell>
          <table:table-cell table:style-name="ce1" office:value-type="string">
            <text:p>/sa ti/</text:p>
          </table:table-cell>
          <table:table-cell office:value-type="string">
            <text:p>(མིང)</text:p>
          </table:table-cell>
          <table:table-cell table:style-name="ce11" office:value-type="string">
            <text:p>ས་མར་ཁུ་བླུགས་ཏེ་མེ་བཏེགས་ནིའི་ཧོད་ཅིག། མིག་གིས་མ་མཐོང་པ་ཅིན་ས་ཏི་བཏེགས་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ཏོག་ལེབ་གང་།</text:p>
          </table:table-cell>
          <table:table-cell table:style-name="ce1" office:value-type="string">
            <text:p>/sa to leb gang/</text:p>
          </table:table-cell>
          <table:table-cell office:value-type="string">
            <text:p>(མིང)</text:p>
          </table:table-cell>
          <table:table-cell table:style-name="ce11" office:value-type="string">
            <text:p>ཏོག་ཙེའི་ཁ་གང་གི་ས་ལུ་སླབ་ཨིན། ཁྱོད་ལུ་ས་ཏོག་ལེབ་གང་ཡང་མིན་འད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བཏགས།</text:p>
          </table:table-cell>
          <table:table-cell table:style-name="ce1" office:value-type="string">
            <text:p>/sa tag/</text:p>
          </table:table-cell>
          <table:table-cell office:value-type="string">
            <text:p>(མིང)</text:p>
          </table:table-cell>
          <table:table-cell table:style-name="ce11" office:value-type="string">
            <text:p>འབྲུ་སྣ་་དཀར་དང་ནག་ལ་སོགས་བརྡུང་ས་དང་བརྡལ་སའི་ ས་གིས་ཞ་ལི་བརྡུངས་བརྡུངསམ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གཏེར།</text:p>
          </table:table-cell>
          <table:table-cell table:style-name="ce1" office:value-type="string">
            <text:p>/sa ter/</text:p>
          </table:table-cell>
          <table:table-cell office:value-type="string">
            <text:p>(མིང)</text:p>
          </table:table-cell>
          <table:table-cell table:style-name="ce11" office:value-type="string">
            <text:p>ས་འོག་ལས་འཐོན་པའི་གསེར་དངུལ་ཟངས་ལྕགས་ལ་སོགས་པའི་རིགས། འབྲུག་གི་ས་གཏེར་ཚུ་རྒྱལ་ཁབ་ཀྱི་ནོར་བུ་ཨི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རྟགས།</text:p>
          </table:table-cell>
          <table:table-cell table:style-name="ce1" office:value-type="string">
            <text:p>/sa tag/</text:p>
          </table:table-cell>
          <table:table-cell office:value-type="string">
            <text:p>(མིང)</text:p>
          </table:table-cell>
          <table:table-cell table:style-name="ce11" office:value-type="string">
            <text:p>རང་སོས་དབང་བའི་ས་ཆའི་ངོ་རྟགས་ཅིག། ན་ལུ་ས་རྟགས་རྡོ་རྟགས་བཀལ་བཞག་ན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སྟེགས།</text:p>
          </table:table-cell>
          <table:table-cell table:style-name="ce1" office:value-type="string">
            <text:p>/sa te</text:p>
          </table:table-cell>
          <table:table-cell office:value-type="string">
            <text:p>(མིང)</text:p>
          </table:table-cell>
          <table:table-cell table:style-name="ce11" office:value-type="string">
            <text:p>ཁྱིམ་གི་སྒོ་ཁར་ལས་ཕར་ ས་གིས་བཟོ་བཟོ་བའི་སྟེགས་ འཐགམ་བརྡལ་ས་དང་ཉིམ་གསོ་ས། ས་སྟེགས་གུར་འཐགམ་བརྡལ་བཞག་ན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སྟེང་།</text:p>
          </table:table-cell>
          <table:table-cell table:style-name="ce1" office:value-type="string">
            <text:p>/sa teng/</text:p>
          </table:table-cell>
          <table:table-cell office:value-type="string">
            <text:p>(མིང)</text:p>
          </table:table-cell>
          <table:table-cell table:style-name="ce11" office:value-type="string">
            <text:p>མི་དང་དུད་འགྲོ་སེམས་ཅན་ལ་སོགས་པ་གནས་སའི་མིང་། 2 ས་འོག་གི་འགལ་མིང་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སྟོང་།</text:p>
          </table:table-cell>
          <table:table-cell table:style-name="ce1" office:value-type="string">
            <text:p>/sa tong/</text:p>
          </table:table-cell>
          <table:table-cell office:value-type="string">
            <text:p>(མིང)</text:p>
          </table:table-cell>
          <table:table-cell table:style-name="ce11" office:value-type="string">
            <text:p>1 མི་གཞན་གྱིས་བདག་དབང་མ་བཟུང་བའི་ས་གོ། ས་སྟོང་ནང་ལཱ་འབད། 2 དངོས་པོ་གཞན་ཤོང་པའི་ས་གོ། ད་རེས་ཀྱི་ཀུན་གསལ་ནང་ལུ་ས་སྟོང་གསལ་བསྒྲགས་ཅིག་འདུག། 3 བར་ཐག་གི་མིང་། ཁྱིམ་གཉིས་ཀྱི་བར་ན་ས་སྟོང་བཞག་ནུག།</text:p>
          </table:table-cell>
          <table:table-cell table:number-columns-repeated="252"/>
        </table:table-row>
        <table:table-row table:style-name="ro1">
          <table:table-cell table:style-name="ce4" office:value-type="string">
            <text:p>ས་བརྟོལ།</text:p>
          </table:table-cell>
          <table:table-cell table:style-name="ce4" office:value-type="string">
            <text:p>/sa toel/</text:p>
          </table:table-cell>
          <table:table-cell office:value-type="string">
            <text:p>(མིང)</text:p>
          </table:table-cell>
          <table:table-cell office:value-type="string">
            <text:p>ལྷའི་དཔག་བསམ་ལྗོན་ཤིང་གི་མིང་གཞ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ཐ།</text:p>
          </table:table-cell>
          <table:table-cell table:style-name="ce1" office:value-type="string">
            <text:p>/sa tha/</text:p>
          </table:table-cell>
          <table:table-cell office:value-type="string">
            <text:p>(མིང)</text:p>
          </table:table-cell>
          <table:table-cell table:style-name="ce11" office:value-type="string">
            <text:p>ས་ཆ་ཐ་མ་དང་སྐྱོ་ཤོས། ས་ཐ་བ་ལུ་བཟའ་འཐུང་དཀོན་དྲགས་ཡོད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ཐག།</text:p>
          </table:table-cell>
          <table:table-cell table:style-name="ce1" office:value-type="string">
            <text:p>/sa tha/</text:p>
          </table:table-cell>
          <table:table-cell office:value-type="string">
            <text:p>(མིང)</text:p>
          </table:table-cell>
          <table:table-cell table:style-name="ce11" office:value-type="string">
            <text:p>ས་ཐག་གི་ཚད་རིང་འཐུང་། ས་ཐག་རིང་ས་ལུ་འགྱོཝ་དང་མི་དགའ་བ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ཐང་།</text:p>
          </table:table-cell>
          <table:table-cell table:style-name="ce1" office:value-type="string">
            <text:p>/sa thang/</text:p>
          </table:table-cell>
          <table:table-cell office:value-type="string">
            <text:p>(མིང)</text:p>
          </table:table-cell>
          <table:table-cell table:style-name="ce11" office:value-type="string">
            <text:p>1 ས་རབ་བདེ་ཏོག་ཏོ་ཡོད་པ། 2 ས་གཟར་དྲགས་ཀྱི་འགལ་མིང། ས་ཐང་ཉམས་དགའ་བ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ཐོག།</text:p>
          </table:table-cell>
          <table:table-cell table:style-name="ce1" office:value-type="string">
            <text:p>/sa tho/</text:p>
          </table:table-cell>
          <table:table-cell office:value-type="string">
            <text:p>(མིང)</text:p>
          </table:table-cell>
          <table:table-cell table:style-name="ce11" office:value-type="string">
            <text:p>སའི་གུ་ལས་ཟེར་བའི་དོན། ས་ཐོག་སེམས་ཅན་ལེ་ཤ་ཡོད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ཐོབ།</text:p>
          </table:table-cell>
          <table:table-cell table:style-name="ce1" office:value-type="string">
            <text:p>/sa thob/</text:p>
          </table:table-cell>
          <table:table-cell office:value-type="string">
            <text:p>(བྱ་ཚིག)</text:p>
          </table:table-cell>
          <table:table-cell table:style-name="ce11" office:value-type="string">
            <text:p>ཆོས་ཀྱི་ལུགས་ལས་ མཐོང་ལམ་ཆོས་ཉིད་ཀྱི་བདེན་པ་མཐོང་བའི་དོན། ས་ཐོབ་ཀྱི་བྱང་ཆུབ་སེས་དཔའ་བྱོན་ཡི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ཐལ་།</text:p>
          </table:table-cell>
          <table:table-cell table:style-name="ce1" office:value-type="string">
            <text:p>/sa thel/</text:p>
          </table:table-cell>
          <table:table-cell office:value-type="string">
            <text:p>(མིང)</text:p>
          </table:table-cell>
          <table:table-cell office:value-type="string">
            <text:p>ས་གི་རྡུལ་མ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མཐའ།</text:p>
          </table:table-cell>
          <table:table-cell table:style-name="ce1" office:value-type="string">
            <text:p>/sa tha/</text:p>
          </table:table-cell>
          <table:table-cell office:value-type="string">
            <text:p>(མིང)</text:p>
          </table:table-cell>
          <table:table-cell table:style-name="ce11" office:value-type="string">
            <text:p>རང་སྐྱེས་བའི་ཕ་ཡུལ་དང་ནག་རིང་མི་སའི་མིང་། ཁོ་ས་ཐག་རིང་ས་ལུ་ཡར་སོ་ན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མཐོ།</text:p>
          </table:table-cell>
          <table:table-cell table:style-name="ce1" office:value-type="string">
            <text:p>/sa tho/</text:p>
          </table:table-cell>
          <table:table-cell office:value-type="string">
            <text:p>(མིང)</text:p>
          </table:table-cell>
          <table:table-cell table:style-name="ce11" office:value-type="string">
            <text:p>1 ས་ཆ་ལ་དང་ཐག་ཉེ་བའི་སྟོན་ཕྱོགསཀྱི་མིང་། ས་མཐོ་ས་ལུ་གཡག་ལེ་ཤ་ཡོད། 2 ས་དམའ་ས་གི་འགལ་མིང་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དམ།</text:p>
          </table:table-cell>
          <table:table-cell table:style-name="ce1" office:value-type="string">
            <text:p>/sa dam/</text:p>
          </table:table-cell>
          <table:table-cell office:value-type="string">
            <text:p>(མིང)</text:p>
          </table:table-cell>
          <table:table-cell table:style-name="ce11" office:value-type="string">
            <text:p>གླིང་གེ་སར་གྱི་བྱང་ཕྱད་ཕྱོགས་བཞིའི་བདུད་རྒྱལ་བཞི་ལས་ བྱང་ས་དམ་རྒྱལ་པོ་ཟེར་སླབ་སྲོལ་ཡོད། དེ་ལུ་ས་ཐམ་ཟེར་ཡང་འབྲི་སྲོལ་འད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དུག།</text:p>
          </table:table-cell>
          <table:table-cell table:style-name="ce1" office:value-type="string">
            <text:p>/sa dug/</text:p>
          </table:table-cell>
          <table:table-cell office:value-type="string">
            <text:p>(མིང)</text:p>
          </table:table-cell>
          <table:table-cell table:style-name="ce11" office:value-type="string">
            <text:p>གནམ་བྱར་ཨ་ལུ་ཆུང་ཀུ་ལུ་ཐོབ་པའི་ནད་ཅིག། མོ་ས་དུག་ཐོབ་ཆེ་ན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དོང་།</text:p>
          </table:table-cell>
          <table:table-cell table:style-name="ce1" office:value-type="string">
            <text:p>/sa dong/</text:p>
          </table:table-cell>
          <table:table-cell office:value-type="string">
            <text:p>(མིང)</text:p>
          </table:table-cell>
          <table:table-cell table:style-name="ce11" office:value-type="string">
            <text:p>སའི་ནང་ན་ཧོ་ཀ། ས་དོང་ན་སྦུལ་འདུག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དྲེག།</text:p>
          </table:table-cell>
          <table:table-cell table:style-name="ce1" office:value-type="string">
            <text:p>/sa dreg/</text:p>
          </table:table-cell>
          <table:table-cell office:value-type="string">
            <text:p>(མིང)</text:p>
          </table:table-cell>
          <table:table-cell office:value-type="string">
            <text:p>སའི་ཁ་ལུ་ཆགས་པའི་དྲེག་པ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དྲོད།</text:p>
          </table:table-cell>
          <table:table-cell table:style-name="ce1" office:value-type="string">
            <text:p>/sa droe/</text:p>
          </table:table-cell>
          <table:table-cell office:value-type="string">
            <text:p>(མིང)</text:p>
          </table:table-cell>
          <table:table-cell table:style-name="ce11" office:value-type="string">
            <text:p>ས་ཚ་ཏོག་ཡོད་པའི་དོན། གནམ་སོ་ཁ་འགོ་བཙུགསཔ་ད་ ས་དྲོད་འཐོནམ་ཨི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གདན།</text:p>
          </table:table-cell>
          <table:table-cell table:style-name="ce1" office:value-type="string">
            <text:p>/sa den/</text:p>
          </table:table-cell>
          <table:table-cell office:value-type="string">
            <text:p>(མིང)</text:p>
          </table:table-cell>
          <table:table-cell table:style-name="ce11" office:value-type="string">
            <text:p>ཁྱིམ་ནང་ནའི་ཨེན་ཏ་དང་ཞ་ལི་གུ་འཐིང་ནིའི་གདན། ཁྱོད་ཁྲོམ་ཁར་འཁྱོཝ་ད་ ང་ལུ་ས་གདན་ཅིག་ཉོ་འབག་འོང་གནང་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བདག།</text:p>
          </table:table-cell>
          <table:table-cell table:style-name="ce1" office:value-type="string">
            <text:p>/sa da/</text:p>
          </table:table-cell>
          <table:table-cell office:value-type="string">
            <text:p>(མིང)</text:p>
          </table:table-cell>
          <table:table-cell table:style-name="ce11" office:value-type="string">
            <text:p>1 རྒྱལཔོའི་མཚན་གཞན། 2 སའི་ཡོན་བདག། 3 ས་ལུ་གནས་པའི་ཀླུ་ལ་སོགས་པ་སྤྱིའི་མིང་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བདག་འཁྲུགས་བཅོས།</text:p>
          </table:table-cell>
          <table:table-cell table:style-name="ce1" office:value-type="string">
            <text:p>/sa da thrug choe/</text:p>
          </table:table-cell>
          <table:table-cell office:value-type="string">
            <text:p>(མིང)</text:p>
          </table:table-cell>
          <table:table-cell table:style-name="ce11" office:value-type="string">
            <text:p>ས་རྐོ་རྡོ་སློག་དང་བརྩོག་པ་ཞུགས་པ་ལས་བརྟེན་ཏེ་ ཀླུ་ས་བདག་འཁྲུགས་མི་ཚུ་ལྟོ་བཅོས་རིམ་འགྲོ་འབད་དེ་ ཉམས་པ་གསོ་བའི་ཆོ་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བདག་གཏད་སྒྲོལ།</text:p>
          </table:table-cell>
          <table:table-cell table:style-name="ce1" office:value-type="string">
            <text:p>/sa da te droel/</text:p>
          </table:table-cell>
          <table:table-cell office:value-type="string">
            <text:p>(མིང)</text:p>
          </table:table-cell>
          <table:table-cell table:style-name="ce11" office:value-type="string">
            <text:p>རང་ལུ་མ་དགའ་མི་ཚུ་གིས་ ངན་དང་བྱད་ཁ་དང་ཕུར་ཁ་དང་ ལོ་མིང་ཚུ་ས་བདག་ལུ་གཏད་བཅོལ་འབད་མི་ཚུ་ ལོག་བཏོན་ཏེ་ གནོད་གདོན་ལས་གྲོལ་བཅུག་པའི་ཆོ་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མདའ།</text:p>
          </table:table-cell>
          <table:table-cell table:style-name="ce1" office:value-type="string">
            <text:p>/sa da/</text:p>
          </table:table-cell>
          <table:table-cell office:value-type="string">
            <text:p>(མིང)</text:p>
          </table:table-cell>
          <table:table-cell table:style-name="ce11" office:value-type="string">
            <text:p>རི་དྭགས་སེམས་ཅན་ཚུ་བསད་ནིའི་དུག་མདའ། ས་མདའ་འདི་སེམས་ཅན་འོང་སའི་ལམ་བདའ་གཞུ་བཀང་སྟེ་བཞགཔ་ཨིན། འདི་ལུ་གསང་མདའ་ཟེར་ཡང་སླབ་ཨི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འདམ།</text:p>
          </table:table-cell>
          <table:table-cell table:style-name="ce1" office:value-type="string">
            <text:p>/sa dam/</text:p>
          </table:table-cell>
          <table:table-cell office:value-type="string">
            <text:p>(མིང)</text:p>
          </table:table-cell>
          <table:table-cell office:value-type="string">
            <text:p>ས་གིས་བཟོ་བའི་འདམ་གྱི་མིང་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འདུལ།</text:p>
          </table:table-cell>
          <table:table-cell table:style-name="ce1" office:value-type="string">
            <text:p>/sa duel/</text:p>
          </table:table-cell>
          <table:table-cell office:value-type="string">
            <text:p>(བྱ་ཚིག)</text:p>
          </table:table-cell>
          <table:table-cell table:style-name="ce11" office:value-type="string">
            <text:p>1 ས་ལུ་གནས་པའི་ཀླུ་ས་བདག་ལ་སོགས་པ་ཚུ་ དམ་པའི་ཆོས་ཀྱི་སྒོ་ལས་འདུལ་བའི་དོན། ནངས་པ་ས་འདུལ་གྱི་ཆོ་ག་གཏང་དགོ་པས། 2 ས་སྲ་ཀྲག་ཡོད་མི་ཚུ་འཇམ་ལྕུག་ལྕུ་བཟོ་བའི་དོ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འདོལ།</text:p>
          </table:table-cell>
          <table:table-cell table:style-name="ce1" office:value-type="string">
            <text:p>/sa doel/</text:p>
          </table:table-cell>
          <table:table-cell office:value-type="string">
            <text:p>(མིང)</text:p>
          </table:table-cell>
          <table:table-cell table:style-name="ce11" office:value-type="string">
            <text:p>སའི་གུ་བྱེམ་བཟུམ་ཡོད་མི་ས། ས་འདོལ་ལེ་ཤ་ར་འད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སྡེ་ལྔ།</text:p>
          </table:table-cell>
          <table:table-cell table:style-name="ce1" office:value-type="string">
            <text:p>/sa de nga/</text:p>
          </table:table-cell>
          <table:table-cell office:value-type="string">
            <text:p>(མིང)</text:p>
          </table:table-cell>
          <table:table-cell table:style-name="ce11" office:value-type="string">
            <text:p>འཕགས་པ་ཐོགས་མེད་ཀྱིས་མཛད་པའི་སའི་དངོས་གཞི་དང་ གཏན་ལ་དབབས་པ་བསྡུ་བ་ གཞི་བསྡུ་བ རྣམ་གྲངས་བསྡུ་བ་ སྒོ་བསྡུ་བལྔ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ནད།</text:p>
          </table:table-cell>
          <table:table-cell table:style-name="ce1" office:value-type="string">
            <text:p>/sa ne/</text:p>
          </table:table-cell>
          <table:table-cell office:value-type="string">
            <text:p>(མིང)</text:p>
          </table:table-cell>
          <table:table-cell table:style-name="ce11" office:value-type="string">
            <text:p>མཛེ་ནད། ཀླུ་ནད་ཀྱི་མིང་གཞན། མོ་ལུ་ས་ནད་འཐོན་སོ་ནུག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སྣ།</text:p>
          </table:table-cell>
          <table:table-cell table:style-name="ce1" office:value-type="string">
            <text:p>/sa na/</text:p>
          </table:table-cell>
          <table:table-cell office:value-type="string">
            <text:p>(མིང)</text:p>
          </table:table-cell>
          <table:table-cell table:style-name="ce11" office:value-type="string">
            <text:p>ས་ལྷམ་པ་མ་འདྲཝ་ལེ་ཤ་ཡོད་མི། ཁྱོད་ལུ་ས་སྣ་མེད་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སྣུམ།</text:p>
          </table:table-cell>
          <table:table-cell table:style-name="ce1" office:value-type="string">
            <text:p>/sa num/</text:p>
          </table:table-cell>
          <table:table-cell office:value-type="string">
            <text:p>(མིང)</text:p>
          </table:table-cell>
          <table:table-cell table:style-name="ce11" office:value-type="string">
            <text:p>སའི་འོག་ལས་འཐོན་པའི་གཏེར་རྫས་ཅིག་གི་མིང་། ས་སྣུམ་གྱི་གོང་ཚད་ཡར་སེང་ཡར་སོ་ན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གནག།</text:p>
          </table:table-cell>
          <table:table-cell table:style-name="ce1" office:value-type="string">
            <text:p>/sa na/</text:p>
          </table:table-cell>
          <table:table-cell office:value-type="string">
            <text:p>(མིང)</text:p>
          </table:table-cell>
          <table:table-cell table:style-name="ce11" office:value-type="string">
            <text:p>1 ས་ཁ་ལས་རང་བཞིན་གྱིས་འཐོན་པའི་ས་ཚོན་གནགཔོ་ཅིག་གི་མིང་། ཁྲོམ་ཁར་ས་གནག་ཅིག་ཉོ་བར་འགྱོ་དགོ་པ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གནང་</text:p>
          </table:table-cell>
          <table:table-cell table:style-name="ce1" office:value-type="string">
            <text:p>/sa nang/</text:p>
          </table:table-cell>
          <table:table-cell office:value-type="string">
            <text:p>(ཞེ་ས།)</text:p>
          </table:table-cell>
          <table:table-cell table:style-name="ce11" office:value-type="string">
            <text:p>ས་བྱིན་པ། གཞུང་གིས་མི་སེར་ལུ་ས་གནང་ན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གནས།</text:p>
          </table:table-cell>
          <table:table-cell table:style-name="ce1" office:value-type="string">
            <text:p>/sa ne/</text:p>
          </table:table-cell>
          <table:table-cell office:value-type="string">
            <text:p>(མིང)</text:p>
          </table:table-cell>
          <table:table-cell table:style-name="ce11" office:value-type="string">
            <text:p>ས་ཕྱོགས་དང་དོན་དག་འདྲ། ཁྱོད་ས་གནས་ག་སྟེ་ལས་སྨོ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པ།</text:p>
          </table:table-cell>
          <table:table-cell table:style-name="ce1" office:value-type="string">
            <text:p>/sa pa/</text:p>
          </table:table-cell>
          <table:table-cell office:value-type="string">
            <text:p>(མིང)</text:p>
          </table:table-cell>
          <table:table-cell table:style-name="ce11" office:value-type="string">
            <text:p>1 དངོས་པོའི་གོ་རིམ་མི་འཛོལ་ནིའི་ཀ་རྟགས་ཀྱི་མིང་། མདོསཔའི་ནང་ལུ་གཏམ་རྒྱུད་རེ་འཐོན་ནི་མིན་འདུག་ག། 2 སྤྱོད་མི་དང་མྱོང་མི་ཟེར་བའི་དོ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པག་ཅུང།</text:p>
          </table:table-cell>
          <table:table-cell table:style-name="ce1" office:value-type="string">
            <text:p>/sa pa cu/</text:p>
          </table:table-cell>
          <table:table-cell office:value-type="string">
            <text:p>(མིང)</text:p>
          </table:table-cell>
          <table:table-cell table:style-name="ce11" office:value-type="string">
            <text:p>རྡོ་གི་ཚབ་མ་འབད་ས་གིས་བཟོ་བཟོ་བའི་པག་ཅུང་། ཁྱིམ་རྐྱབ་ནིའི་དོན་ལུ་ས་པག་ཅུང་ཅིག་དགོཔ་ཡོད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པྲ།</text:p>
          </table:table-cell>
          <table:table-cell table:style-name="ce1" office:value-type="string">
            <text:p>/sa ta/</text:p>
          </table:table-cell>
          <table:table-cell office:value-type="string">
            <text:p>(མིང)</text:p>
          </table:table-cell>
          <table:table-cell office:value-type="string">
            <text:p>ས་ཕྱོགས་ཀྱི་ལེགས་ཉེས་ཀྱི་རྟགས་མཚ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སྤང་།</text:p>
          </table:table-cell>
          <table:table-cell table:style-name="ce1" office:value-type="string">
            <text:p>/sa pang/</text:p>
          </table:table-cell>
          <table:table-cell office:value-type="string">
            <text:p>(མིང)</text:p>
          </table:table-cell>
          <table:table-cell table:style-name="ce11" office:value-type="string">
            <text:p>ས་ཟ་སྤྱོད་མ་འབད་བར་བཞག་ཡོད་པའི་དོན། ཁོ་གི་ས་སྤང་ལུས་སོ་ན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སྤུངས་།</text:p>
          </table:table-cell>
          <table:table-cell table:style-name="ce1" office:value-type="string">
            <text:p>/sa pung/</text:p>
          </table:table-cell>
          <table:table-cell office:value-type="string">
            <text:p>(བྱ་ཚིག)</text:p>
          </table:table-cell>
          <table:table-cell table:style-name="ce11" office:value-type="string">
            <text:p>༡.་ ས་གཅིག་ཁར་སྤུང་བཞག་པའི་དོན། 2 ས་སྟོར་བའི་འགལ་མིང་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སྤྱོད།</text:p>
          </table:table-cell>
          <table:table-cell table:style-name="ce1" office:value-type="string">
            <text:p>/sa choe/</text:p>
          </table:table-cell>
          <table:table-cell office:value-type="string">
            <text:p>(བྱ་ཚིག)</text:p>
          </table:table-cell>
          <table:table-cell office:value-type="string">
            <text:p>ས་ཞིང་འདི་ཚུ་ལོངས་སྤྱོད་པའི་དོ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དཔྱད།</text:p>
          </table:table-cell>
          <table:table-cell table:style-name="ce1" office:value-type="string">
            <text:p>/sa ce/</text:p>
          </table:table-cell>
          <table:table-cell office:value-type="string">
            <text:p>(མིང)</text:p>
          </table:table-cell>
          <table:table-cell table:style-name="ce11" office:value-type="string">
            <text:p>1 ས་ཆའི་ལེགས་ཉེས་དང་ རྟགས་དང་རྟེན་འབྲེལ་ལེགས་ཉེས་ཚུ་བརྟག་ཐབས། 2 བྱང་ཕྱད་ཀྱི་གནས་ཚུལ་ལ་སོགས་པ་ཚུ་ལུ་ལྟ་ཞིབ་འབད་བའི་དམག་དོན་གྱི་ལཱ་གི་མིང་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པོག་ཏོ།</text:p>
          </table:table-cell>
          <table:table-cell table:style-name="ce1" office:value-type="string">
            <text:p>/sa pog to/</text:p>
          </table:table-cell>
          <table:table-cell office:value-type="string">
            <text:p>(མིང)</text:p>
          </table:table-cell>
          <table:table-cell table:style-name="ce11" office:value-type="string">
            <text:p>ས་རི་ལ་སོགས་པ་འབུར་འབུར་ཡོད་པའི་དོན། ང་ལུ་ས་པོག་ཏོ་ཅིག་འབག་འོང་གནང་མ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ཕག།</text:p>
          </table:table-cell>
          <table:table-cell table:style-name="ce1" office:value-type="string">
            <text:p>/sa pha/</text:p>
          </table:table-cell>
          <table:table-cell office:value-type="string">
            <text:p>(མིང)</text:p>
          </table:table-cell>
          <table:table-cell table:style-name="ce11" office:value-type="string">
            <text:p>ལོ་རྒན་དྲུག་ཅུའི་ནང་གསེས། ས་མོ་ཕག་ལོའི་ལོ་ཁམ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ཕུག།</text:p>
          </table:table-cell>
          <table:table-cell table:style-name="ce1" office:value-type="string">
            <text:p>/sa phu/</text:p>
          </table:table-cell>
          <table:table-cell office:value-type="string">
            <text:p>(མིང)</text:p>
          </table:table-cell>
          <table:table-cell office:value-type="string">
            <text:p>སྒང་དང་རི་ལོགས་ཚུ་ནང་སྡོད་བཏུབ་པའི་ས་སྒོ།ཁ་ཙ་ཞག་ས་ཕུག་ནང་ལུས་སོ་ཡི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ཕུང་།</text:p>
          </table:table-cell>
          <table:table-cell table:style-name="ce1" office:value-type="string">
            <text:p>/sa phung/</text:p>
          </table:table-cell>
          <table:table-cell office:value-type="string">
            <text:p>(མིང)</text:p>
          </table:table-cell>
          <table:table-cell office:value-type="string">
            <text:p>ས་སྤུངས་ཏེ་བཞག་ཡོད་མིང་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ཕྱོགས།</text:p>
          </table:table-cell>
          <table:table-cell table:style-name="ce1" office:value-type="string">
            <text:p>/sa cho/</text:p>
          </table:table-cell>
          <table:table-cell office:value-type="string">
            <text:p>(མིང)</text:p>
          </table:table-cell>
          <table:table-cell table:style-name="ce11" office:value-type="string">
            <text:p>ས་གནས་ས་ཁོངས་ཚུ་དང་དོན་འདྲ། ས་ཕྱོགས་ཐིམ་ཕུག་ལུམ་པ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འཕྱག།</text:p>
          </table:table-cell>
          <table:table-cell table:style-name="ce1" office:value-type="string">
            <text:p>/sa chag/</text:p>
          </table:table-cell>
          <table:table-cell office:value-type="string">
            <text:p>(མིང)</text:p>
          </table:table-cell>
          <table:table-cell table:style-name="ce11" office:value-type="string">
            <text:p>1 ལོའི་ས་བདག་ཅིག་གི་མིང་གི་རྣམ་གྲངས། 2 (བྱ་ཚིག) ས་དངོས་པོ་གཞན་ཚུ་གུ་འབྱར་ཡོད་མི་འདི་འཕྱག་པའི་དོ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བོགས།</text:p>
          </table:table-cell>
          <table:table-cell table:style-name="ce1" office:value-type="string">
            <text:p>/sa </text:p>
          </table:table-cell>
          <table:table-cell office:value-type="string">
            <text:p>(མིང)</text:p>
          </table:table-cell>
          <table:table-cell office:value-type="string">
            <text:p>སའི་ཇོ་བདག་གིས་ཞིང་ལཱ་འབད་མི་ལས་ཐོབ་པའི་ཁེ་བཟང་གི་མིང་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བོན།</text:p>
          </table:table-cell>
          <table:table-cell table:style-name="ce1" office:value-type="string">
            <text:p>/sa </text:p>
          </table:table-cell>
          <table:table-cell office:value-type="string">
            <text:p>(མིང)</text:p>
          </table:table-cell>
          <table:table-cell table:style-name="ce11" office:value-type="string">
            <text:p>འབྲས་བུ་སྐྱེཤ་ནིའི་ནུས་པ་ཡོད་པའི་རྒྱུའི་མིང་། འདི་ལུ་སོན་ཟེར་ཡང་སླབ་ཨི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བྱ།</text:p>
          </table:table-cell>
          <table:table-cell table:style-name="ce1" office:value-type="string">
            <text:p>/sa ja/</text:p>
          </table:table-cell>
          <table:table-cell office:value-type="string">
            <text:p>(མིང)</text:p>
          </table:table-cell>
          <table:table-cell table:style-name="ce11" office:value-type="string">
            <text:p>1 ལོ་འཁོར་ས་བདག་ཅིག་གི་མིང་། ལོ་རྒན་དྲུག་ཅུ་ལས་ས་མོ་བྱ་ཟེར་བའི་དོ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བྱི།</text:p>
          </table:table-cell>
          <table:table-cell table:style-name="ce1" office:value-type="string">
            <text:p>/sa ji/</text:p>
          </table:table-cell>
          <table:table-cell office:value-type="string">
            <text:p>(མིང)</text:p>
          </table:table-cell>
          <table:table-cell table:style-name="ce11" office:value-type="string">
            <text:p>1 ས་ཐང་ནང་ཡོད་པའི་བྱི་ཙི། 2 ལོ་རྒན་དྲུག་ཅུ་ལས་ ས་ཕོ་བྱི་བ་ཟེར་བའི་དོ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བླ།</text:p>
          </table:table-cell>
          <table:table-cell table:style-name="ce1" office:value-type="string">
            <text:p>/sa la/</text:p>
          </table:table-cell>
          <table:table-cell office:value-type="string">
            <text:p>(མིང)</text:p>
          </table:table-cell>
          <table:table-cell office:value-type="string">
            <text:p>སའི་ཐོག་ལས་ཡར་ཟེར་བའི་དོ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དབང་།</text:p>
          </table:table-cell>
          <table:table-cell table:style-name="ce1" office:value-type="string">
            <text:p>/sa wang/</text:p>
          </table:table-cell>
          <table:table-cell office:value-type="string">
            <text:p>(མིང)</text:p>
          </table:table-cell>
          <table:table-cell office:value-type="string">
            <text:p>ས་ལུ་དབང་བའི་རྒྱལ་པོའི་མཚན་གཞ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དབྱིབས།</text:p>
          </table:table-cell>
          <table:table-cell table:style-name="ce1" office:value-type="string">
            <text:p>/sa yib/</text:p>
          </table:table-cell>
          <table:table-cell office:value-type="string">
            <text:p>(མིང)</text:p>
          </table:table-cell>
          <table:table-cell table:style-name="ce11" office:value-type="string">
            <text:p>སའི་ཆགས་ཚུལ་དང་བཟོ་རྣམ། མོ་གཡུས་ཀྱི་ས་དབྱིབས་འདི་སྦུལ་བཟུམ་སྦེ་འད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འབུམ་མཆོད་རྟེན།</text:p>
          </table:table-cell>
          <table:table-cell table:style-name="ce1" office:value-type="string">
            <text:p>/sa bum choe ten/</text:p>
          </table:table-cell>
          <table:table-cell office:value-type="string">
            <text:p>(མིང)</text:p>
          </table:table-cell>
          <table:table-cell table:style-name="ce11" office:value-type="string">
            <text:p>ནང་ན་སྐུ་གདུང་བཙུགས་ཏེ་ཡོད་པའི་ ས་གིས་བཞེངས་པའི་མཆོད་རྟེ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འབུར།</text:p>
          </table:table-cell>
          <table:table-cell table:style-name="ce1" office:value-type="string">
            <text:p>/sa </text:p>
          </table:table-cell>
          <table:table-cell office:value-type="string">
            <text:p>(མིང)</text:p>
          </table:table-cell>
          <table:table-cell office:value-type="string">
            <text:p>ས་གཞི་ལས་ཡར་ཐེབས་འཐོན་མི་འདི་གི་མིང་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མར་ཁུ།</text:p>
          </table:table-cell>
          <table:table-cell table:style-name="ce1" office:value-type="string">
            <text:p>/sa mar khu/</text:p>
          </table:table-cell>
          <table:table-cell office:value-type="string">
            <text:p>(མིང)</text:p>
          </table:table-cell>
          <table:table-cell table:style-name="ce11" office:value-type="string">
            <text:p>ས་སྣུམ་དང་དོན་གཅིག། ཁྲོམ་ཁར་ས་མར་ཁུ་ཅིག་ཉོ་བར་འགྱོ་དགོ་པ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མེ།</text:p>
          </table:table-cell>
          <table:table-cell table:style-name="ce1" office:value-type="string">
            <text:p>/sa me/</text:p>
          </table:table-cell>
          <table:table-cell office:value-type="string">
            <text:p>(མིང)</text:p>
          </table:table-cell>
          <table:table-cell table:style-name="ce11" office:value-type="string">
            <text:p>1 ནགས་ཚལ་མེ་རྐྱེན་ཤོར་བའི་སྐབས་སའི་ནང་ན་ལས་འབར་བའ་ིམེ། ས་མེ་འདི་ལཱ་ཁག་ཡོད། གཟའ་དང་སྐར་མ་འཕྲོད་ཆུང་ལས་ཅིག་གི་མིང་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མིན་རྡོ་མིན།</text:p>
          </table:table-cell>
          <table:table-cell table:style-name="ce1" office:value-type="string">
            <text:p>/sa min do min/</text:p>
          </table:table-cell>
          <table:table-cell office:value-type="string">
            <text:p>(མིང)</text:p>
          </table:table-cell>
          <table:table-cell table:style-name="ce11" office:value-type="string">
            <text:p>ས་དང་རྡོ་གཉིས་ཆ་རང་གི་གྲངས་སུ་མ་ཚུད་པའི་ལྕགས་རིགས་ཅིག། གྱིམ་ཙེའི་རྒྱུ་ཆ་བཟུམ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དམའ།</text:p>
          </table:table-cell>
          <table:table-cell table:style-name="ce1" office:value-type="string">
            <text:p>/sa ma/</text:p>
          </table:table-cell>
          <table:table-cell office:value-type="string">
            <text:p>(མིང)</text:p>
          </table:table-cell>
          <table:table-cell table:style-name="ce11" office:value-type="string">
            <text:p>1 ལུང་པའི་སྨད་ཕྱོགས་ཀྱི་མིང་། ས་དམའ་ས་ལུ་དྲོད་ཡོད། 2 ས་མཐོ་སའི་འགལ་མིང་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སྨུག</text:p>
          </table:table-cell>
          <table:table-cell table:style-name="ce1" office:value-type="string">
            <text:p>/sa mu/</text:p>
          </table:table-cell>
          <table:table-cell office:value-type="string">
            <text:p>(མིང)</text:p>
          </table:table-cell>
          <table:table-cell table:style-name="ce11" office:value-type="string">
            <text:p>སྤྲིན་གྱི་མིང་གཞན། ད་རེས་གནམ་སྨུག་སྤུབས་སུ་ཅིག་ཨིན་པ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སྨྱུག།</text:p>
          </table:table-cell>
          <table:table-cell table:style-name="ce1" office:value-type="string">
            <text:p>/sa nyug/</text:p>
          </table:table-cell>
          <table:table-cell office:value-type="string">
            <text:p>(མིང)</text:p>
          </table:table-cell>
          <table:table-cell table:style-name="ce11" office:value-type="string">
            <text:p>སློབ་སྟོན་འབད་བའི་སྐབས་ ཡི་གུ་འབྲི་ནིའི་ མཁོ་བྱེད་ཅིག་གི་མིང་། སློབ་དཔོན་གྱིས་ས་སྨྱུག་ལག་ལེན་འཐབ་སྟེ་ཡི་གུ་འབྲི་དེ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བཙག།</text:p>
          </table:table-cell>
          <table:table-cell table:style-name="ce1" office:value-type="string">
            <text:p>/sa ts</text:p>
          </table:table-cell>
          <table:table-cell office:value-type="string">
            <text:p>(མིང)</text:p>
          </table:table-cell>
          <table:table-cell table:style-name="ce11" office:value-type="string">
            <text:p>ས་ཚོན་དམརཔོ་གི་མིང་གཞན། ས་བཙག་ཅིག་གཏང་དགོ་པ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བཙོག།</text:p>
          </table:table-cell>
          <table:table-cell table:style-name="ce1" office:value-type="string">
            <text:p>/sa tsog/</text:p>
          </table:table-cell>
          <table:table-cell office:value-type="string">
            <text:p>(མིང)</text:p>
          </table:table-cell>
          <table:table-cell table:style-name="ce11" office:value-type="string">
            <text:p>ས་ཆ་ཁམས་དྭངས་ཏོག་ཏོ་མེད་པའི་དོན། ས་འདི་བཙོག་པ་ཅིག་ཨིན་པ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གཙང་།</text:p>
          </table:table-cell>
          <table:table-cell table:style-name="ce1" office:value-type="string">
            <text:p>/sa tsang/</text:p>
          </table:table-cell>
          <table:table-cell office:value-type="string">
            <text:p>(མིང)</text:p>
          </table:table-cell>
          <table:table-cell table:style-name="ce11" office:value-type="string">
            <text:p>1 ཧིང་སངས་ས་ཡོད་པའི་དོན། ས་གཙང་ས་ལུ་གཙོག་པ་བཟོ་ནི་མི་འོང་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ཚབ།</text:p>
          </table:table-cell>
          <table:table-cell table:style-name="ce1" office:value-type="string">
            <text:p>/sa tshab/</text:p>
          </table:table-cell>
          <table:table-cell office:value-type="string">
            <text:p>(མིང)</text:p>
          </table:table-cell>
          <table:table-cell table:style-name="ce11" office:value-type="string">
            <text:p>རང་གི་ཟ་སྤྱོད་ཀྱི་ས་ཆའི་ཚབ་མ་ཟེར་བའི་དོན། གཞུང་ལས་ས་ཚབ་ཅིག་གནང་ཡི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ཚིགས།</text:p>
          </table:table-cell>
          <table:table-cell table:style-name="ce1" office:value-type="string">
            <text:p>/sa tshig/</text:p>
          </table:table-cell>
          <table:table-cell office:value-type="string">
            <text:p>(མིང)</text:p>
          </table:table-cell>
          <table:table-cell table:style-name="ce11" office:value-type="string">
            <text:p>རྟགས་གསལ་ཏོག་ཏོ་ཡོད་པའི་ས་མཚམས་ཀྱི་མིང་། ས་གནས་ཀྱི་མིང་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ཚོང་།</text:p>
          </table:table-cell>
          <table:table-cell table:style-name="ce1" office:value-type="string">
            <text:p>/sa tshong/</text:p>
          </table:table-cell>
          <table:table-cell office:value-type="string">
            <text:p>(བྱ་ཚིག)</text:p>
          </table:table-cell>
          <table:table-cell office:value-type="string">
            <text:p>རང་གི་བདག་དབང་ཡོད་པའི་ས་ཉོ་ཚོང་འཐབ་པའི་དོ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ཚོན།</text:p>
          </table:table-cell>
          <table:table-cell table:style-name="ce1" office:value-type="string">
            <text:p>/sa tshoen/</text:p>
          </table:table-cell>
          <table:table-cell office:value-type="string">
            <text:p>(མིང)</text:p>
          </table:table-cell>
          <table:table-cell table:style-name="ce11" office:value-type="string">
            <text:p>ས་ཁ་ལས་ཐོན་པའི་རང་བྱུང་གཏེར་རྫས་ཚོན་གྱི་སྤྱའི་མིང་། འབྲུག་ལུ་ས་ཚོན་འཐོན་ས་ལེ་ཤ་ཡོད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མཚམས།</text:p>
          </table:table-cell>
          <table:table-cell table:style-name="ce1" office:value-type="string">
            <text:p>/sa tsham/</text:p>
          </table:table-cell>
          <table:table-cell office:value-type="string">
            <text:p>(མིང)</text:p>
          </table:table-cell>
          <table:table-cell table:style-name="ce11" office:value-type="string">
            <text:p>རང་སོས་དབང་བའི་སའི་ངོ་རྟགས་ཀྱི་མིང་། འདི་འབྲུག་དང་རྒྱ་གར་གྱི་བར་ནིའི་ས་མཚམས་ཨི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འཛིན།</text:p>
          </table:table-cell>
          <table:table-cell table:style-name="ce1" office:value-type="string">
            <text:p>/sa dzin/</text:p>
          </table:table-cell>
          <table:table-cell office:value-type="string">
            <text:p>(མིང)༡.</text:p>
          </table:table-cell>
          <table:table-cell table:style-name="ce11" office:value-type="string">
            <text:p>སའི་མིང་གཞན། 2 རྒྱལཔོ་གི་མཚན་གཞན། རའི་སྤྱིའི་མིང་། ས་འཛིན་མགོ་ལ་ཉི་མ་ཤར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འཛིན་དབང་པོ།</text:p>
          </table:table-cell>
          <table:table-cell table:style-name="ce1" office:value-type="string">
            <text:p>/sa dzin wang po/</text:p>
          </table:table-cell>
          <table:table-cell office:value-type="string">
            <text:p>(མིང)</text:p>
          </table:table-cell>
          <table:table-cell office:value-type="string">
            <text:p>རི་ཡི་རྒྱལཔོ་རི་རབ་ཀྱི་མིང་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འཛིན་དཀར་པོ།</text:p>
          </table:table-cell>
          <table:table-cell table:style-name="ce1" office:value-type="string">
            <text:p>/sa zin karpo/</text:p>
          </table:table-cell>
          <table:table-cell office:value-type="string">
            <text:p>(མིང)</text:p>
          </table:table-cell>
          <table:table-cell office:value-type="string">
            <text:p>གངས་རི་སྤྱིའི་མིང་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ཞིང་།</text:p>
          </table:table-cell>
          <table:table-cell table:style-name="ce1" office:value-type="string">
            <text:p>/sa zhing/</text:p>
          </table:table-cell>
          <table:table-cell office:value-type="string">
            <text:p>(མིང)</text:p>
          </table:table-cell>
          <table:table-cell table:style-name="ce11" office:value-type="string">
            <text:p>1 སའི་ཇོ་བདག་དངཞིང་ལཱ འབད་མི་གཉིས་ཀྱི་མིིང་གཅིག་ཁར་སླབ་པའི་དོན། 1 ལོ་ཐོག་བཏབ་ནིའི་ཡུལ་གྱི་མིང་། མོ་ལུ་ས་ཞིང་ལེ་ཤ་འད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གཞི་ཆགས་ཚུལ།</text:p>
          </table:table-cell>
          <table:table-cell table:style-name="ce1" office:value-type="string">
            <text:p>/sa zhi chag tshuel/</text:p>
          </table:table-cell>
          <table:table-cell office:value-type="string">
            <text:p>(མིང)</text:p>
          </table:table-cell>
          <table:table-cell office:value-type="string">
            <text:p>སའི་དབྱིབ་ཀྱི་གནས་སྟང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གཞོང་།</text:p>
          </table:table-cell>
          <table:table-cell table:style-name="ce1" office:value-type="string">
            <text:p>/sa zhong/</text:p>
          </table:table-cell>
          <table:table-cell office:value-type="string">
            <text:p>(མིང)</text:p>
          </table:table-cell>
          <table:table-cell table:style-name="ce11" office:value-type="string">
            <text:p>རྩིསཔ་ཚུ་གིས་རི་མོ་བསྒྱུར་ནིའི་མཁོ་བྱེད་ཅིག་གི་མིང་། ས་གཞོང་ནང་ས་རིས་བསྒྱུར་དེ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ཟུར་ཁ།</text:p>
          </table:table-cell>
          <table:table-cell table:style-name="ce1" office:value-type="string">
            <text:p>/sa zur kha/</text:p>
          </table:table-cell>
          <table:table-cell office:value-type="string">
            <text:p>(མིང)</text:p>
          </table:table-cell>
          <table:table-cell table:style-name="ce11" office:value-type="string">
            <text:p>ས་མཐའ་མ་དང་དོན་འདྲ། ས་ཟུར་ཁ་ལུ་དཀའ་ངལ་ཆེ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བཟང་།</text:p>
          </table:table-cell>
          <table:table-cell table:style-name="ce1" office:value-type="string">
            <text:p>/sa zang/</text:p>
          </table:table-cell>
          <table:table-cell office:value-type="string">
            <text:p>(མིང)</text:p>
          </table:table-cell>
          <table:table-cell table:style-name="ce11" office:value-type="string">
            <text:p>ས་ལེགས་ཤོམ། གཟུགས་ཁར་འཕྲོད་པའི་ས་ཆ་གི་མིང་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འོག་གི་ལམ།</text:p>
          </table:table-cell>
          <table:table-cell table:style-name="ce1" office:value-type="string">
            <text:p>/sa hog gi lam/</text:p>
          </table:table-cell>
          <table:table-cell office:value-type="string">
            <text:p>(མིང)</text:p>
          </table:table-cell>
          <table:table-cell table:style-name="ce11" office:value-type="string">
            <text:p>ས་འོག་ལས་བཏོན་ཡོད་པའི་ ཕར་དང་ཚུར་འགྲོ་འགྲུལ་འབད་ནིའི་ལམ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འོག་སྒོམ་ཆེན།</text:p>
          </table:table-cell>
          <table:table-cell table:style-name="ce1" office:value-type="string">
            <text:p>/sa hog gom chen/</text:p>
          </table:table-cell>
          <table:table-cell office:value-type="string">
            <text:p>(མིང)</text:p>
          </table:table-cell>
          <table:table-cell office:value-type="string">
            <text:p>ས་དོང་སྡོད་མི་སེམས་ཅན་ཅི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འི་ཕུང་ཕུང་བྱེད་ནག་མོ།</text:p>
          </table:table-cell>
          <table:table-cell table:style-name="ce1" office:value-type="string">
            <text:p>/sai phu</text:p>
          </table:table-cell>
          <table:table-cell office:value-type="string">
            <text:p>(མིང)</text:p>
          </table:table-cell>
          <table:table-cell table:style-name="ce11" office:value-type="string">
            <text:p>ས་བདག་ཅིག། སའི་ཕུང་བྱེད་ནག་མོ་རྒྱུ་དུས་བྱ་བ་གང་ཡང་འཛེམ་དགོ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འི་བྱི་ལམ།</text:p>
          </table:table-cell>
          <table:table-cell table:style-name="ce1" office:value-type="string">
            <text:p>/sai ji lam/</text:p>
          </table:table-cell>
          <table:table-cell office:value-type="string">
            <text:p>(མིང)</text:p>
          </table:table-cell>
          <table:table-cell office:value-type="string">
            <text:p>ཟླ་འཁོར་ས་བདག་ཅིག་གི་མིང་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ཡ།</text:p>
          </table:table-cell>
          <table:table-cell table:style-name="ce1" office:value-type="string">
            <text:p>/sa ya/</text:p>
          </table:table-cell>
          <table:table-cell office:value-type="string">
            <text:p>(མིང)</text:p>
          </table:table-cell>
          <table:table-cell table:style-name="ce11" office:value-type="string">
            <text:p>དཀར་རྩིས་ཀྱི་ལུགས་ལས་ གྲངས་ཚད་ཅིག་གི་མིང་། མན་ངག་ཀྱི་ལུགས་ལས་འབུམ་བརྒྱ་ཐམ་པ་ལུ་ས་ཡ་ཟེར་བརྩི་སྲོལ་ཡོད། ཡོངས་གྲགས་ལུ་འབད་བ་ཅིན་འབུམ་བཅུ་ཐམ་ལུ་ས་ཡ་གཅིག་འབད་བརྩིཝ་ཨི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ཡིག།</text:p>
          </table:table-cell>
          <table:table-cell table:style-name="ce1" office:value-type="string">
            <text:p>/sa yig/</text:p>
          </table:table-cell>
          <table:table-cell office:value-type="string">
            <text:p>(མིང)</text:p>
          </table:table-cell>
          <table:table-cell table:style-name="ce11" office:value-type="string">
            <text:p>1 གསལ་བྱེད་སུམ་ཅུ་ལས་ སྡེ་པ་བདུན་པའི་བཞི་པའི་མིང་། ༢.མིང་རྟགས། ལག་འབྲི་ཟེར་བའི་དོ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ཡོམ།</text:p>
          </table:table-cell>
          <table:table-cell table:style-name="ce1" office:value-type="string">
            <text:p>/sa yom/</text:p>
          </table:table-cell>
          <table:table-cell office:value-type="string">
            <text:p>(མིང)</text:p>
          </table:table-cell>
          <table:table-cell table:style-name="ce11" office:value-type="string">
            <text:p>སའི་འོག་ནང་རིམ་འཁྲུགས་པའི་རྐྱེན་གྱིས་ ས་སྟེང་སྤར་བའི་དོན། རྒྱ་ནག་རྒྱལ་ཁབ་ནང་ལུ་ས་ཡོམ་ཤུགས་འབད་རྐྱབ་ན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ཡི་ལྷ་མོ།</text:p>
          </table:table-cell>
          <table:table-cell table:style-name="ce1" office:value-type="string">
            <text:p>/sa yi lhha mo/</text:p>
          </table:table-cell>
          <table:table-cell office:value-type="string">
            <text:p>(མིང)</text:p>
          </table:table-cell>
          <table:table-cell office:value-type="string">
            <text:p>ས་ལུ་དབང་བའི་ལྷ་མོ་བརྟན་མ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གཡོས།</text:p>
          </table:table-cell>
          <table:table-cell table:style-name="ce1" office:value-type="string">
            <text:p>/sa yo/</text:p>
          </table:table-cell>
          <table:table-cell office:value-type="string">
            <text:p>(མིང་)</text:p>
          </table:table-cell>
          <table:table-cell table:style-name="ce11" office:value-type="string">
            <text:p>1 ས་ཡོམ་དང་དོན་གཅིག། འབྱུང་བ་རླུང་འཁྲུགས་པའི་རྐྱེན་ལས་ ས་གཞི་སྤར་མི་འདི་གི་མིང་། 2 བྱང་ཆུབ་སེམས་དཔའ་ཚུ་ས་ལམ་གོང་དུ་འཕར་བའི་རྟགས་མཚན་ཅིག་གི་མིང་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གཡང་།</text:p>
          </table:table-cell>
          <table:table-cell table:style-name="ce1" office:value-type="string">
            <text:p>/sa yang/</text:p>
          </table:table-cell>
          <table:table-cell office:value-type="string">
            <text:p>(མིང)</text:p>
          </table:table-cell>
          <table:table-cell office:value-type="string">
            <text:p>སའི་བཅུད་དང་གཡང་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ར་ཧ།</text:p>
          </table:table-cell>
          <table:table-cell table:style-name="ce1" office:value-type="string">
            <text:p>sa ra ha/</text:p>
          </table:table-cell>
          <table:table-cell office:value-type="string">
            <text:p>(མིང)</text:p>
          </table:table-cell>
          <table:table-cell table:style-name="ce11" office:value-type="string">
            <text:p>རྒྱ་གར་གྱི་གྲུབ་ཐོབ་བརྒྱད་བཅུའི་ནང་གསེས་ སློབ་དཔོན་ཀླུ་སྒྲུབ་ཀྱི་རྩ་བའི་བླམ་ ཐེག་པ་ཆེན་པོ་གསང་སྔགས་ཀྱི་བསྟན་པ་ གཙོ་བོར་སྤེལ་མི་ཅིག་མཚ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རམ།</text:p>
          </table:table-cell>
          <table:table-cell table:style-name="ce1" office:value-type="string">
            <text:p>/sa ram/</text:p>
          </table:table-cell>
          <table:table-cell office:value-type="string">
            <text:p>(བྱ་ཚིག)</text:p>
          </table:table-cell>
          <table:table-cell table:style-name="ce11" office:value-type="string">
            <text:p>1 ས་ཞིང་རམ་སྟེ་མེདཔ་སོང་བ། (མིང་) ས་ཚོན་སྔོན་པོའི་མིང་གཞ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རམ་རྩི།</text:p>
          </table:table-cell>
          <table:table-cell table:style-name="ce1" office:value-type="string">
            <text:p>/sa ram tsi/</text:p>
          </table:table-cell>
          <table:table-cell office:value-type="string">
            <text:p>(མིང)</text:p>
          </table:table-cell>
          <table:table-cell table:style-name="ce11" office:value-type="string">
            <text:p>ཟངས་ཀྱི་གཡའ་ཧོདམོ་གི་མིང་གཞན། ཟངས་ལུ་ས་རམ་རྩི་ལེ་ཤ་འད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རི།</text:p>
          </table:table-cell>
          <table:table-cell table:style-name="ce1" office:value-type="string">
            <text:p>/sa tri/</text:p>
          </table:table-cell>
          <table:table-cell office:value-type="string">
            <text:p>(མིང)</text:p>
          </table:table-cell>
          <table:table-cell office:value-type="string">
            <text:p>རྒྱུ་སྐར་ཉེར་བརྒྱད་ལས་གཅིག་གི་མིང་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རིན།</text:p>
          </table:table-cell>
          <table:table-cell table:style-name="ce1" office:value-type="string">
            <text:p>/sa rin/</text:p>
          </table:table-cell>
          <table:table-cell office:value-type="string">
            <text:p>(མིང)</text:p>
          </table:table-cell>
          <table:table-cell table:style-name="ce11" office:value-type="string">
            <text:p>རང་གི་ས་གཞི་མི་གཞན་ལུ་བཙོངས་པའི་རིན། མོ་ལས་ངེའི་ས་རིན་འདི་ད་ལྟོ་ཡང་འཐོབ་མ་ཚུག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རིམ།</text:p>
          </table:table-cell>
          <table:table-cell table:style-name="ce1" office:value-type="string">
            <text:p>/sa rim/</text:p>
          </table:table-cell>
          <table:table-cell office:value-type="string">
            <text:p>(མིང)</text:p>
          </table:table-cell>
          <table:table-cell table:style-name="ce11" office:value-type="string">
            <text:p>1 སའི་ཕྱའི་པགས་ཀོ་རིམ་པ་བཞིན་དུ་འབད་གྲུབ་པའི་དོན། 2 རང་སོའི་ས་ཁོངས་ཀྱི་དོན། ས་རིམ་གྱི་དོས་སྐྱེལ་མི་ཡོད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རིས།</text:p>
          </table:table-cell>
          <table:table-cell table:style-name="ce1" office:value-type="string">
            <text:p>/sa ri/</text:p>
          </table:table-cell>
          <table:table-cell office:value-type="string">
            <text:p>(མིང)</text:p>
          </table:table-cell>
          <table:table-cell table:style-name="ce11" office:value-type="string">
            <text:p>བཟང་ངན་གྱི་རྟགས་འབྲས་བལྟ་ནིའི་ཐབས་ལམ་ཅིག་གི་མིང་། རྩིསཔ་གིས་ས་རིས་བསྒྱུར་དེ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རུད།</text:p>
          </table:table-cell>
          <table:table-cell table:style-name="ce1" office:value-type="string">
            <text:p>/sa rue/</text:p>
          </table:table-cell>
          <table:table-cell office:value-type="string">
            <text:p>(མིང)</text:p>
          </table:table-cell>
          <table:table-cell table:style-name="ce11" office:value-type="string">
            <text:p>ས་རང་བཞིན་གྱིས་ཆད་འགྱོ་བའི་དོན། རྒྱ་གར་ལུ་ས་རུད་སྦོམ་འབད་རང་ཐོན་ན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རི་སྲོ་རི།</text:p>
          </table:table-cell>
          <table:table-cell table:style-name="ce1" office:value-type="string">
            <text:p>/sa ri so ri/</text:p>
          </table:table-cell>
          <table:table-cell office:value-type="string">
            <text:p>(མིང)</text:p>
          </table:table-cell>
          <table:table-cell table:style-name="ce11" office:value-type="string">
            <text:p>དྲོ་པ་གནམ་ནངས་མ་ནངས་ཅིག་དང་ཕྱི་རུ་གནམ་སྲོ་མ་སྲོ་ཅིག་གི་དུས་ཚོད། ཁོ་དྲོ་པ་གནམ་ས་རི་སྲོ་རི་ཅིག་ལས་ཡར་སོ་ཡི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རོང་།</text:p>
          </table:table-cell>
          <table:table-cell table:style-name="ce1" office:value-type="string">
            <text:p>/sa rong/</text:p>
          </table:table-cell>
          <table:table-cell office:value-type="string">
            <text:p>(མིང)</text:p>
          </table:table-cell>
          <table:table-cell office:value-type="string">
            <text:p>ས་ཧོ་ཀ་དང་རོངས་དོག་དྲག་ཡོད་མི་ཅི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རླུང་།</text:p>
          </table:table-cell>
          <table:table-cell table:style-name="ce1" office:value-type="string">
            <text:p>/sa lung/</text:p>
          </table:table-cell>
          <table:table-cell office:value-type="string">
            <text:p>(མིང)</text:p>
          </table:table-cell>
          <table:table-cell table:style-name="ce11" office:value-type="string">
            <text:p>གཟའ་དང་སྐར་མའི་འཕྲོད་ཆུང་ལས་ཅིག། ས་རླུང་འཕྲོད་པ་མི་འཕྲོད་སྦྱོར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ལམ།</text:p>
          </table:table-cell>
          <table:table-cell table:style-name="ce1" office:value-type="string">
            <text:p>/sa lam/</text:p>
          </table:table-cell>
          <table:table-cell office:value-type="string">
            <text:p>(མིང)</text:p>
          </table:table-cell>
          <table:table-cell table:style-name="ce11" office:value-type="string">
            <text:p>1 ས་བཅུ་ལམ་ལྔའི་བསྡུ་ཚིག། 2 རྒྱ་གར་གྱི་སྐད་ལས་དམག་མི་གིས་གུས་བཏུད་ཞུ་བའི་ཕྱག་རྒྱ་ལུ་ས་ལམ་ཟེར་སླབ་ཨི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ལ།</text:p>
          </table:table-cell>
          <table:table-cell table:style-name="ce1" office:value-type="string">
            <text:p>/sa la/</text:p>
          </table:table-cell>
          <table:table-cell office:value-type="string">
            <text:p>(མིང)</text:p>
          </table:table-cell>
          <table:table-cell table:style-name="ce11" office:value-type="string">
            <text:p>ལ་དོན་གྱི་རྐྱེན་སྦྱར་བ། ས་ཁར་ཟེར་བའི་དོ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ལེ་བ།</text:p>
          </table:table-cell>
          <table:table-cell table:style-name="ce1" office:value-type="string">
            <text:p>/sa le wa/</text:p>
          </table:table-cell>
          <table:table-cell office:value-type="string">
            <text:p>(མིང)</text:p>
          </table:table-cell>
          <table:table-cell office:value-type="string">
            <text:p>ཧིང་སངས་ས་མཐོང་བའི་དོ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ལེ་སྦྲམ།</text:p>
          </table:table-cell>
          <table:table-cell table:style-name="ce1" office:value-type="string">
            <text:p>/sa le dram/</text:p>
          </table:table-cell>
          <table:table-cell office:value-type="string">
            <text:p>(མིང)</text:p>
          </table:table-cell>
          <table:table-cell table:style-name="ce11" office:value-type="string">
            <text:p>གཏེར་ལས་འཐོན་པའི་རང་བྱུང་གི་གསེར་སྐོགས་ཏོང་། ས་ལེ་སྦྲམ་འཐོབ་པར་ལཱ་ཁག་ཡོད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ལེར།</text:p>
          </table:table-cell>
          <table:table-cell table:style-name="ce1" office:value-type="string">
            <text:p>/sa ler/</text:p>
          </table:table-cell>
          <table:table-cell office:value-type="string">
            <text:p>(མིང)</text:p>
          </table:table-cell>
          <table:table-cell office:value-type="string">
            <text:p>གསལ་ཏོག་ཏོ་ཟེར་བའི་དོ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ཤོར།</text:p>
          </table:table-cell>
          <table:table-cell table:style-name="ce1" office:value-type="string">
            <text:p>/sa shor/</text:p>
          </table:table-cell>
          <table:table-cell office:value-type="string">
            <text:p>(མིང)</text:p>
          </table:table-cell>
          <table:table-cell table:style-name="ce11" office:value-type="string">
            <text:p>1 རང་གིས་བང་ཚད་བཏབ་པའི་ས་འདི་གཞན་ལུ་ཤོར་བའི་དོན། ས་ཐོབ་པའི་འགལ་མིང་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གཤིས།</text:p>
          </table:table-cell>
          <table:table-cell table:style-name="ce1" office:value-type="string">
            <text:p>/sa shi/</text:p>
          </table:table-cell>
          <table:table-cell office:value-type="string">
            <text:p>(མིང)</text:p>
          </table:table-cell>
          <table:table-cell table:style-name="ce11" office:value-type="string">
            <text:p>ས་ཆ་དྲང་དྲང་བསིལ་གྱི་རང་གཤིས། རྒྱ་གར་གྱི་ས་གཤིས་ཚ་དྲགས་དང་བོད་ཀྱི་ས་གཤིས་བསིལ་ཏོང་ཏོ་ཡོད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བཤལ།</text:p>
          </table:table-cell>
          <table:table-cell table:style-name="ce1" office:value-type="string">
            <text:p>/sa shel/</text:p>
          </table:table-cell>
          <table:table-cell office:value-type="string">
            <text:p>(བྱ་ཚིག)</text:p>
          </table:table-cell>
          <table:table-cell table:style-name="ce11" office:value-type="string">
            <text:p>རང་སོའི་ས་མཚམས་བདའ་སྟེ་ལྟ་རྟོག་འབད་བའི་དོན། ད་རེས་ས་བཤལ་འབད་བར་འོང་ན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གསུམ།</text:p>
          </table:table-cell>
          <table:table-cell table:style-name="ce1" office:value-type="string">
            <text:p>/sa sum/</text:p>
          </table:table-cell>
          <table:table-cell office:value-type="string">
            <text:p>(མིང)</text:p>
          </table:table-cell>
          <table:table-cell table:style-name="ce11" office:value-type="string">
            <text:p>ས་བླ། ས་སྟེང་། ས་འོག། སྲིད་གསུམ་དང་དོན་འདྲ། ས་གསུམ་དགེ་ལེགས་སྣང་བས་ཁྱབ་པར་ཤོ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སྲ།</text:p>
          </table:table-cell>
          <table:table-cell table:style-name="ce1" office:value-type="string">
            <text:p>/sa sa/</text:p>
          </table:table-cell>
          <table:table-cell office:value-type="string">
            <text:p>(མིང)</text:p>
          </table:table-cell>
          <table:table-cell office:value-type="string">
            <text:p>གནམ་མེད་ས་མེད་ངར་དྲགས་ཡོད་པའི་དོ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སྲིན།</text:p>
          </table:table-cell>
          <table:table-cell table:style-name="ce1" office:value-type="string">
            <text:p>/sa sin/</text:p>
          </table:table-cell>
          <table:table-cell office:value-type="string">
            <text:p>(མིང)</text:p>
          </table:table-cell>
          <table:table-cell table:style-name="ce11" office:value-type="string">
            <text:p>1 སའི་འབུབ་ཅིག། 2 ས་ལུ་གནས་པའི་གདོན་ཅིག་གི་མིང་། ནད་གཞི་ཅིག་གི་མིང་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སྲུང་།</text:p>
          </table:table-cell>
          <table:table-cell table:style-name="ce1" office:value-type="string">
            <text:p>/sa sung/</text:p>
          </table:table-cell>
          <table:table-cell office:value-type="string">
            <text:p>(བྱ་ཚིག)</text:p>
          </table:table-cell>
          <table:table-cell table:style-name="ce11" office:value-type="string">
            <text:p>རང་ཕྱོགས་ཀྱི་ས་ལྟ་རྟོག་འབད་བའི་དོན། ཁོ་ས་སྲུང་པར་ཡར་སོ་ན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སྲོས།</text:p>
          </table:table-cell>
          <table:table-cell table:style-name="ce1" office:value-type="string">
            <text:p>/sa soe</text:p>
          </table:table-cell>
          <table:table-cell office:value-type="string">
            <text:p>(མིང)</text:p>
          </table:table-cell>
          <table:table-cell table:style-name="ce11" office:value-type="string">
            <text:p>དུས་ཚོད་བཅུ་གཉིས་ལས་གཅིག། ཉིམ་ནུབ་ཞིནམ་ལས་གནམ་མ་སྲོ་བར་ནའི་དུས་ཚོད། ས་སྲོས་ཁྱིའི་དུས་ཚོད་ལུ་གསུར་གཏང་། རྩིས་ཀྱི་ལུགས་ལས་ ཕྱི་རུའི་དུས་འཛིན་འཁོར་ལོའི་ཆུ་ཚོད་༧་ལས་༩་ཚུན་ཚོད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་ལཱ།</text:p>
          </table:table-cell>
          <table:table-cell table:style-name="ce1" office:value-type="string">
            <text:p>/sa la/</text:p>
          </table:table-cell>
          <table:table-cell office:value-type="string">
            <text:p>(མིང་)</text:p>
          </table:table-cell>
          <table:table-cell table:style-name="ce11" office:value-type="string">
            <text:p>ལེགས་སྦྱར་གྱི་སྐད་ལས་སྤོས་དཀར་གྱི་མིང་། ལ་སའི་དྲི་ཞིམ་ཏོང་ཏོ་ཡོད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ག།</text:p>
          </table:table-cell>
          <table:table-cell table:style-name="ce1" office:value-type="string">
            <text:p>/sag/</text:p>
          </table:table-cell>
          <table:table-cell office:value-type="string">
            <text:p>(མིང)</text:p>
          </table:table-cell>
          <table:table-cell table:style-name="ce11" office:value-type="string">
            <text:p>1 དྲ་མིག་ལེ་ཤ་གཤིབས་བཞག་དོ་བཟུམ་མའི་རི་མོའམ་བཟོ་རྣམ་གྱི་མིང་། 2 གློ་བུར་། ཐག་ཉེ་བའི་དོན། བུད་འགྱོ་སག་ས་འབད་སྡོད་ནུག། 3 ཤ་ར་ར་ཟེར་བའི་དོན། ༤་ དངོས་པོ་ལེ་ཤ་སྤར་བའི་དོན། གཡོ་བའི་མིང་། གྱོག་མོ་སག་སག་བཏང་སྤར་དེ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ག་ཉ།</text:p>
          </table:table-cell>
          <table:table-cell table:style-name="ce1" office:value-type="string">
            <text:p>/sag nya</text:p>
          </table:table-cell>
          <table:table-cell office:value-type="string">
            <text:p>(མིང)</text:p>
          </table:table-cell>
          <table:table-cell office:value-type="string">
            <text:p>དྲ་མིག་བཟུམ་མའི་ཁྲ་ལེ་ཤ་ཡོད་པའི་ཉའི་རིགས་ཅི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ག་གདན།</text:p>
          </table:table-cell>
          <table:table-cell table:style-name="ce1" office:value-type="string">
            <text:p>/sa </text:p>
          </table:table-cell>
          <table:table-cell office:value-type="string">
            <text:p>(མིང)</text:p>
          </table:table-cell>
          <table:table-cell table:style-name="ce11" office:value-type="string">
            <text:p>སྦ་དང་ཚར་ལ་སོགས་པ་གིས་འཐག་པའི་ཡོལ་ལི་དང་གདན་དྲ་མིག་བཟུམ་མའི་ཁྲ་ཅན་ཅིག། སག་གདན་གུར་མི་སྡོད་ན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ག་ཞྭ།</text:p>
          </table:table-cell>
          <table:table-cell table:style-name="ce1" office:value-type="string">
            <text:p>/sa </text:p>
          </table:table-cell>
          <table:table-cell office:value-type="string">
            <text:p>(མིང)</text:p>
          </table:table-cell>
          <table:table-cell table:style-name="ce11" office:value-type="string">
            <text:p>དྲ་མིག་བཟུམ་དོང་ལེ་ཤ་ཡོད་པའི་ཞྭམོ་ཅིག། སག་ཞྭ་ཅིག་ག་དེ་འབད་རུང་དགོ་པ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ག་རི།</text:p>
          </table:table-cell>
          <table:table-cell table:style-name="ce1" office:value-type="string">
            <text:p>/sa </text:p>
          </table:table-cell>
          <table:table-cell office:value-type="string">
            <text:p>(མིང)</text:p>
          </table:table-cell>
          <table:table-cell table:style-name="ce11" office:value-type="string">
            <text:p>1 གཟུག་ཁར་ཆགས་པའི་དྲེག་པ། པགས་ནད་དྲག་པ་བཟུམ་མའི་མིང་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ག་ས།</text:p>
          </table:table-cell>
          <table:table-cell table:style-name="ce1" office:value-type="string">
            <text:p>/sa </text:p>
          </table:table-cell>
          <table:table-cell office:value-type="string">
            <text:p>(མིང)</text:p>
          </table:table-cell>
          <table:table-cell table:style-name="ce11" office:value-type="string">
            <text:p>ཐག་ཉེ་བ། དུམ་ཁར་དཔག་པའི་དོན། མོ་ ཁོ་འབད་སར་འགྱོ་སག་ས་རང་འབད་དེ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ག་སིག།</text:p>
          </table:table-cell>
          <table:table-cell table:style-name="ce1" office:value-type="string">
            <text:p>/sag sig/</text:p>
          </table:table-cell>
          <table:table-cell office:value-type="string">
            <text:p>(མིང)</text:p>
          </table:table-cell>
          <table:table-cell table:style-name="ce11" office:value-type="string">
            <text:p>གཡུག་ཐངས་ཅིག། ཨ་ལུ་ཚུ་སག་སིག་བཏང་དེ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ག་སོག།</text:p>
          </table:table-cell>
          <table:table-cell table:style-name="ce1" office:value-type="string">
            <text:p>/sag sog/</text:p>
          </table:table-cell>
          <table:table-cell office:value-type="string">
            <text:p>(མིང)</text:p>
          </table:table-cell>
          <table:table-cell office:value-type="string">
            <text:p>སྐད་རྐྱབ་པའི་སྒྲ་ཅི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ག་ལྷམ།</text:p>
          </table:table-cell>
          <table:table-cell table:style-name="ce1" office:value-type="string">
            <text:p>/sa </text:p>
          </table:table-cell>
          <table:table-cell office:value-type="string">
            <text:p>(མིང)</text:p>
          </table:table-cell>
          <table:table-cell table:style-name="ce11" office:value-type="string">
            <text:p>དྲ་མིག་བཟུ་དོང་ལེ་ཤ་ཡོད་པའི་ལྷམ་ཅིག། ཁ་ལུ་སག་ལྷམ་ཅིག་འད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ང་།</text:p>
          </table:table-cell>
          <table:table-cell table:style-name="ce1" office:value-type="string">
            <text:p>/sang/</text:p>
          </table:table-cell>
          <table:table-cell office:value-type="string">
            <text:p>(མིང)</text:p>
          </table:table-cell>
          <table:table-cell table:style-name="ce11" office:value-type="string">
            <text:p>1 དུས་ཚོད་ཀྱི་མིང་། 2 ཁ་སང་སླབ་མི་འདི་ང་གིས་འབད་ད་ཡི། འདས་པའི་དུས་ཚོད་ཅི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ང་གྷ།</text:p>
          </table:table-cell>
          <table:table-cell table:style-name="ce1" office:value-type="string">
            <text:p>/sang/</text:p>
          </table:table-cell>
          <table:table-cell office:value-type="string">
            <text:p>(མིང)</text:p>
          </table:table-cell>
          <table:table-cell office:value-type="string">
            <text:p>ལེགས་སྦྱར་གྱི་སྐད་ལས་དགེ་འདུན་ཟེར་བའི་དོ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ང་ཉིན།</text:p>
          </table:table-cell>
          <table:table-cell table:style-name="ce1" office:value-type="string">
            <text:p>/sang nyin/</text:p>
          </table:table-cell>
          <table:table-cell office:value-type="string">
            <text:p>(མིང)</text:p>
          </table:table-cell>
          <table:table-cell table:style-name="ce11" office:value-type="string">
            <text:p>1 ཉིམ་ཤུལ་མམ་གྱི་མིང་། ནངས་པ་དང་དོན་གཅིག། སངས་ཉིན་འགྱོ་ནི་ཨིན། ཁ་སང་གི་འགལ་མིང་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ང་ཕོད།</text:p>
          </table:table-cell>
          <table:table-cell table:style-name="ce1" office:value-type="string">
            <text:p>/sang phoe/</text:p>
          </table:table-cell>
          <table:table-cell office:value-type="string">
            <text:p>(མིང)</text:p>
          </table:table-cell>
          <table:table-cell table:style-name="ce11" office:value-type="string">
            <text:p>1 ལོ་ཤུལ་མམ་གྱི་མིང་། སང་ཕོད་གཡུས་ཁར་ལུ་འགྱོ་ནི་ཨིན། 2 ན་ཧིང་གི་འགལ་མིང་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ངས།</text:p>
          </table:table-cell>
          <table:table-cell table:style-name="ce1" office:value-type="string">
            <text:p>/sang/</text:p>
          </table:table-cell>
          <table:table-cell office:value-type="string">
            <text:p>(བྱ་ཚིག)</text:p>
          </table:table-cell>
          <table:table-cell table:style-name="ce11" office:value-type="string">
            <text:p>གཉིད་དང་མུན་པ་ཚུ་ལས་ཡལ་བའི་དོན། མོ་གཉིད་སངས་སོ་ནུག། 2 བསལ་བའི་དོན། ཁ་སྐོམ་སངས་ནི་ཨིན་པས། 3 དྲག་པའི་དོན། ན་ནི་དེ་ཧ་ལམ་ཅིག་སངས་སོ་ན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ངས་རྒྱས།</text:p>
          </table:table-cell>
          <table:table-cell table:style-name="ce1" office:value-type="string">
            <text:p>/sang ge/</text:p>
          </table:table-cell>
          <table:table-cell office:value-type="string">
            <text:p>(མིང)</text:p>
          </table:table-cell>
          <table:table-cell table:style-name="ce11" office:value-type="string">
            <text:p>1 ཞི་བདེ་དང་ཐར་པ་ཐམས་ཅད་མཁྱེན་པའི་གོ་འཕང་ལུ་འགྱོ་ནིའི་ལམ་སྟོན་གནང་མི་སྤྱིའི་མཚན། ད་ལྟོ་སངས་རྒྱས་ཤཱཀྱ་ཐུབ་པའི་བསྟན་པ་ཨིན། 2 མ་རིག་པའི་གཉིད་མཐུག་པོ་ག་ར་སངས་ཏེ་ཤེས་བྱའི་ཆོས་ལུ་བློ་གྲོས་མེ་ཏོག་པདྨའི་འདམ་མ་བཟུམ་རྒྱསཔ་ལས་སངས་རྒྱས་ཟེར་སླབ་ཨི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ངས་རྒྱས་ཀྱི་སྲས།</text:p>
          </table:table-cell>
          <table:table-cell table:style-name="ce1" office:value-type="string">
            <text:p>/sang ge ki se/</text:p>
          </table:table-cell>
          <table:table-cell office:value-type="string">
            <text:p>(མིང)</text:p>
          </table:table-cell>
          <table:table-cell table:style-name="ce11" office:value-type="string">
            <text:p>སྐུའི་སྲས་སྒྲ་ཅན་འཛིན་དང་། གསུང་གི་སྲས་ཉན་ཐོས་རང་རྒྱལ་ ཐུགས་ཀྱི་སྲས་བྱང་ཆུབ་སེམས་དཔའ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ངས་རྒྱས་བསྟན་པ།</text:p>
          </table:table-cell>
          <table:table-cell table:style-name="ce1" office:value-type="string">
            <text:p>/sang ge ten pa/ </text:p>
          </table:table-cell>
          <table:table-cell office:value-type="string">
            <text:p>(མིང)</text:p>
          </table:table-cell>
          <table:table-cell table:style-name="ce11" office:value-type="string">
            <text:p>1 ནངས་པ་སངས་རྒྱས་པའི་ཆོས་ཀྱི་རིང་ལུགས་ཀྱི་མིང་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ངས་རྒྱས་པ།</text:p>
          </table:table-cell>
          <table:table-cell table:style-name="ce1" office:value-type="string">
            <text:p>/sang ge pa/</text:p>
          </table:table-cell>
          <table:table-cell office:value-type="string">
            <text:p>(མིང)</text:p>
          </table:table-cell>
          <table:table-cell table:style-name="ce11" office:value-type="string">
            <text:p>1 སངས་རྒྱས་ཀྱི་གོ་འཕང་ཐོབ་ཚར་མི། 2 སངས་རྒྱས་ཀྱི་ཆོས་ལུགས་བཟུང་མི་ཅིག་ལུ་ཡང་སླབ་ཨི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ངས་རྒྱས་པའི་གྲབ་མཐའ།</text:p>
          </table:table-cell>
          <table:table-cell table:style-name="ce1" office:value-type="string">
            <text:p>/sang ge pai drab tha/</text:p>
          </table:table-cell>
          <table:table-cell office:value-type="string">
            <text:p>(མིང)</text:p>
          </table:table-cell>
          <table:table-cell table:style-name="ce11" office:value-type="string">
            <text:p>ནང་པ་སངས་རྒྱས་པའི་གྲུབ་མཐའ་ བྱེ་བྲག་ཏུ་སྨྲ་བ། མདོ་སྡེ་པ། སེམས་ཙམ་པ། དབུ་མའི་རིང་ལུགས་ཚུ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ངས་རྒྱས་དབང་པོ་བདུན།</text:p>
          </table:table-cell>
          <table:table-cell table:style-name="ce1" office:value-type="string">
            <text:p>/sang ge wang po duen/</text:p>
          </table:table-cell>
          <table:table-cell office:value-type="string">
            <text:p>(མིང)</text:p>
          </table:table-cell>
          <table:table-cell table:style-name="ce11" office:value-type="string">
            <text:p>1 རྣམ་པར་གཟིགས། 2 གཙུག་ཏོར་ཅན། 3 ཐམས་ཅད་སྐྱོ་བ། ༤.འཁོར་བ་འཇིག 5 གསེར་ཐུབ། 6 འོད་སྲུང་། 7 ཤཱཀྱ་ཐུབ་པ་བཅས་བདུན་ཨི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ངས་རྒྱས་སྨན་བླ།</text:p>
          </table:table-cell>
          <table:table-cell table:style-name="ce1" office:value-type="string">
            <text:p>/sang ge men la/</text:p>
          </table:table-cell>
          <table:table-cell office:value-type="string">
            <text:p>(མིང)</text:p>
          </table:table-cell>
          <table:table-cell table:style-name="ce11" office:value-type="string">
            <text:p>སེམས་ཅན་ཚུ་ནད་ཀྱི་སྡུག་བསྔལ་ལས་སྐྱོབ་པར་མཛད་མི་སངས་རྒྱས་སྨན་གྱི་ལྷ་ བཻཌཱུརཡ་འོད་ཀྱི་རྒྱལ་པའི་མཚ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ངས་རྒྱས་རབ་བདུན།</text:p>
          </table:table-cell>
          <table:table-cell table:style-name="ce1" office:value-type="string">
            <text:p>/sang ge rab duen/</text:p>
          </table:table-cell>
          <table:table-cell office:value-type="string">
            <text:p>(མིང)</text:p>
          </table:table-cell>
          <table:table-cell office:value-type="string">
            <text:p>སངས་རྒྱས་དཔའ་བོ་བདུན་དང་དོན་གཅི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<text:s/>སངས་རྒྱས་ཤ་མུག། </text:p>
          </table:table-cell>
          <table:table-cell table:style-name="ce1" office:value-type="string">
            <text:p>/sang ge sha mug/</text:p>
          </table:table-cell>
          <table:table-cell office:value-type="string">
            <text:p>(མིང)</text:p>
          </table:table-cell>
          <table:table-cell table:style-name="ce11" office:value-type="string">
            <text:p>ས་ཁ་མཐོ་ས་ལུ་སྐྱེ་མི་ཤ་མུག་ཅིག། སངས་རྒྱས་ཤ་མུག་འདི་ཕྱིར་ཚོང་འཐབ་ཨི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ད།</text:p>
          </table:table-cell>
          <table:table-cell table:style-name="ce1" office:value-type="string">
            <text:p>/se/</text:p>
          </table:table-cell>
          <table:table-cell office:value-type="string">
            <text:p>(མིང)</text:p>
          </table:table-cell>
          <table:table-cell table:style-name="ce11" office:value-type="string">
            <text:p>1 གཉིད་ཚོར་བའི་དོན། 2 ལ་ཐོག་ལུ་གནོད་པའི་ཆུ་ཁྱེགས་ཆགས་མི་བ་མོ་བཟུམ་མའི་མིང་། མེ་ཏོག་སད་ཀྱིས་བཅོམ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ད་སྲུང་།</text:p>
          </table:table-cell>
          <table:table-cell table:style-name="ce1" office:value-type="string">
            <text:p>/se sung/</text:p>
          </table:table-cell>
          <table:table-cell office:value-type="string">
            <text:p>(བྱ་ཚིག)</text:p>
          </table:table-cell>
          <table:table-cell office:value-type="string">
            <text:p>ལོ་ཐུག་ལུ་སད་ཀྱི་གནོད་པ་སྲུང་སྐྱོབ་འབད་བའི་དོ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ད་སུད།</text:p>
          </table:table-cell>
          <table:table-cell table:style-name="ce1" office:value-type="string">
            <text:p>/se </text:p>
          </table:table-cell>
          <table:table-cell office:value-type="string">
            <text:p>(མིང་)</text:p>
          </table:table-cell>
          <table:table-cell table:style-name="ce11" office:value-type="string">
            <text:p>ཉམ་ཆུང་བའི་དོན། ཕྱམ་ཕྱིམ་དང་དོན་འདྲ། ཡོད་ཏན་སད་སུད་ཅིག་ལས་བརྒལ་མེད་རུང་ང་རྒྱལ་སྦོམ་འད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ད་མི་བདུན།</text:p>
          </table:table-cell>
          <table:table-cell table:style-name="ce1" office:value-type="string">
            <text:p>/se mi duen/</text:p>
          </table:table-cell>
          <table:table-cell office:value-type="string">
            <text:p>(མིང་)</text:p>
          </table:table-cell>
          <table:table-cell table:style-name="ce11" office:value-type="string">
            <text:p>བོད་ཀྱི་རྒྱལ་པོ་ཁྲི་སྲོང་ལྡེའུ་བཙན་གྱི་སྐབས་མཁན་ཆེན་བོ་དྷི་ས་ཏྭས་ བོད་མི་ཚུ་གིས་དགེ་སློང་གི་སྡོམ་པ་སྲུང་ཚུགས་ག་མི་ཚུགས་ ཚོད་བལྟ་བའི་དོན་ལུ་ ཐམས་ཅད་ཡོད་པར་སྨྲ་བའི་ལུགས་ལྟར་དུ་སྦེ་ དགེ་སློང་གི་སྡོམ་པ་ཞུ་བཅུག་མི་ སྦ་གསལ་ སྣང་སྦ་ཁྲི་ཞེར་ བཻ་རོ་ཙ་ན་ རྒྱལ་བ་མཆོག་དབྱངས་ འཁོན་ཀླུའི་དབང་པོ་ རྨ་རིན་ཆེན་ཆོག་ གཙང་ལེགས་གྲུབ་བདུ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ད་སེར་བཙའ་ཐན།</text:p>
          </table:table-cell>
          <table:table-cell table:style-name="ce1" office:value-type="string">
            <text:p>/se ser tsa then/</text:p>
          </table:table-cell>
          <table:table-cell office:value-type="string">
            <text:p>(མིང་)</text:p>
          </table:table-cell>
          <table:table-cell table:style-name="ce11" office:value-type="string">
            <text:p>ལོ་ཐོག་དང་ཤིང་གི་དགྲ་ ་བ་མོ་དང་སེརཝ་ དུག་ཐལ་དང་ཉི་དྲོད་ཆེ་བའི་ཐན་པ་ཚུ་གཅིག་ཁར་སླབ་ཐང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བ།</text:p>
          </table:table-cell>
          <table:table-cell table:style-name="ce1" office:value-type="string">
            <text:p>/sab/</text:p>
          </table:table-cell>
          <table:table-cell office:value-type="string">
            <text:p>(མིང་)</text:p>
          </table:table-cell>
          <table:table-cell table:style-name="ce11" office:value-type="string">
            <text:p>སྦ་དང་རུ་སྦྱིས་ལ་སོགས་པ་གིས་རྐྱབ་པའི་ཞིང་གི་ར་བའི་མིང་། འདི་ལུ་སབ་མ་དང་སོབ་མ་ཟེར་ཡང་འབྲི་སྲོལ་ཡོད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བ་སོབ།</text:p>
          </table:table-cell>
          <table:table-cell table:style-name="ce1" office:value-type="string">
            <text:p>/sab sob/</text:p>
          </table:table-cell>
          <table:table-cell office:value-type="string">
            <text:p>(མིང་)</text:p>
          </table:table-cell>
          <table:table-cell table:style-name="ce11" office:value-type="string">
            <text:p>1 ཆུག་གི་ལྦུ་བའམ་ལྦ་ག། ལགཔ་གིས་ཤིང་གི་འདབ་མ་དང་ཤོག་གུ་ལ་སོགས་པ་ནོམ་པའི་སྐབས་ཐོན་པའི་སྒྲ་ཅིག། ཁྱོད་ཧེམ་ཅུང་ནང་ལས་སབ་སོབ་ལེ་ཤ་རང་བཏང་དེས་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མ།</text:p>
          </table:table-cell>
          <table:table-cell table:style-name="ce1" office:value-type="string">
            <text:p>/sam/</text:p>
          </table:table-cell>
          <table:table-cell office:value-type="string">
            <text:p>(མིང་)</text:p>
          </table:table-cell>
          <table:table-cell table:style-name="ce11" office:value-type="string">
            <text:p>1 འབྱེད་སྡུད་ཀྱི་ཕྲད་ཅིག། འབྱེད་པ། སྡུད་པ། འདྲི་བ། ཐེ་ཚོམ་ལུ་འཇུག་པའི་ཕྲད་ཨིན། ཁྱོད་ཀྱི་འདི་གི་སྐོར་ལས་ཤེས་སམ་མི་ཤེས། ལེགས་སྦྱར་གྱི་སྐད་ལས་བཟང་པོའི་དོ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མ་ཊ།</text:p>
          </table:table-cell>
          <table:table-cell table:style-name="ce1" office:value-type="string">
            <text:p>/sam ta/</text:p>
          </table:table-cell>
          <table:table-cell office:value-type="string">
            <text:p>(མིང་)</text:p>
          </table:table-cell>
          <table:table-cell table:style-name="ce11" office:value-type="string">
            <text:p>ཡི་གུ་དང་རི་མོ་སོགས་སྦྱང་ནིའི་མཁོ་བྱད་ཅིག་གི་མིང་། འདི་ལུ་སམ་ཀྲ་ཟེར་ཡང་འབྲི་སྲོལ་ཡོད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ཾ་སྐྲྀཏ།</text:p>
          </table:table-cell>
          <table:table-cell table:style-name="ce1" office:value-type="string">
            <text:p>/sa </text:p>
          </table:table-cell>
          <table:table-cell office:value-type="string">
            <text:p>(མིང་)</text:p>
          </table:table-cell>
          <table:table-cell table:style-name="ce11" office:value-type="string">
            <text:p>རྒྱ་གར་གྱི་སྐད་རིགས་ཆེན་པོ་བཞིའི་ནང་གསེས་ལྷའི་སྐད་ལུ་སླབ་ཨིན། སཾ་སྐྲིཏ་གི་སྐད་ཤེས་པར་ལཱ་ཁག་ཡོད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མ་བྷོ་ཊ།</text:p>
          </table:table-cell>
          <table:table-cell table:style-name="ce1" office:value-type="string">
            <text:p>/sam bo t</text:p>
          </table:table-cell>
          <table:table-cell office:value-type="string">
            <text:p>(མིང་)</text:p>
          </table:table-cell>
          <table:table-cell table:style-name="ce11" office:value-type="string">
            <text:p>1 ལེགས་སྦྱར་གྱི་སྐད་ལས་བོད་བཟང་པོ་ཟེར་བའི་དོན། 2 བོད་ཀྱི་ཆོས་རྒྱལ་སྲོང་བཙན་སྒམ་པོའི་དུས་ཀྱི་ཆོས་བློན་ཅིག་གི་མཚན། བོད་ཀྱི་ཡི་གུ་གསར་བསྐྲུན་མཛད་མི་ལོ་ཙཱ་བ་མཁས་པ་ཅིག་ཨིན། སམ་བྷོ་ཊ་དེ་ བོད་ཀྱི་མཁས་པ་ཅིག་ཨི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མྦྷ་བ།</text:p>
          </table:table-cell>
          <table:table-cell table:style-name="ce1" office:value-type="string">
            <text:p>/sa </text:p>
          </table:table-cell>
          <table:table-cell office:value-type="string">
            <text:p>(མིང་)</text:p>
          </table:table-cell>
          <table:table-cell table:style-name="ce11" office:value-type="string">
            <text:p>ལེགས་སྦྱར་གྱི་སྐད་ཨིན། གུ་རུ་པདྨ་སམྦྷ་བའི་མཚ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རྦ།</text:p>
          </table:table-cell>
          <table:table-cell table:style-name="ce1" office:value-type="string">
            <text:p>/sa </text:p>
          </table:table-cell>
          <table:table-cell office:value-type="string">
            <text:p>(མིང་)</text:p>
          </table:table-cell>
          <table:table-cell table:style-name="ce11" office:value-type="string">
            <text:p>ལེགས་སྦྱར་གྱི་སྐད། ཐམས་ཅད་ཟེར་བའི་དོ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མ་སོམ།</text:p>
          </table:table-cell>
          <table:table-cell table:style-name="ce1" office:value-type="string">
            <text:p>/sam som/</text:p>
          </table:table-cell>
          <table:table-cell office:value-type="string">
            <text:p>(མིང་)</text:p>
          </table:table-cell>
          <table:table-cell table:style-name="ce11" office:value-type="string">
            <text:p>ཤོག་གུ་དང་བགོ་ལ་ཚུ་ཐག་ཐ་མེད་པར་ཨོ་ཀྲ་བསུམ་སོང་སོངམ། ཁྱོད་ཀྱི་དཀྱི་ར་འདི་སམ་སོམ་བཏང་ཨིན་པ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འི་ཁམས།</text:p>
          </table:table-cell>
          <table:table-cell table:style-name="ce1" office:value-type="string">
            <text:p>/sai kham/</text:p>
          </table:table-cell>
          <table:table-cell office:value-type="string">
            <text:p>(མིང་)</text:p>
          </table:table-cell>
          <table:table-cell table:style-name="ce11" office:value-type="string">
            <text:p>སའི་རང་བཞིན་ནམ་ངང་ཚུལ། ཁམས་ལྔའི་ནང་གསེས་སའི་ཁམས།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སའི་ཁྲིམས་ཡིག།</text:p>
          </table:table-cell>
          <table:table-cell table:style-name="ce3" office:value-type="string">
            <text:p>/sai thrim yig/</text:p>
          </table:table-cell>
          <table:table-cell office:value-type="string">
            <text:p>(མིང་)</text:p>
          </table:table-cell>
          <table:table-cell office:value-type="string">
            <text:p>སའི་བཅའ་ཁྲིམས།</text:p>
          </table:table-cell>
          <table:table-cell table:number-columns-repeated="252"/>
        </table:table-row>
        <table:table-row table:style-name="ro1">
          <table:table-cell office:value-type="string">
            <text:p>སའི་ལྷ་མོ།</text:p>
          </table:table-cell>
          <table:table-cell office:value-type="string">
            <text:p>/sai lhha mo/</text:p>
          </table:table-cell>
          <table:table-cell office:value-type="string">
            <text:p>(མིང་)</text:p>
          </table:table-cell>
          <table:table-cell office:value-type="string">
            <text:p>ས་སྐྱོང་བའི་ལྷ་མོ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ར་ཉལ།</text:p>
          </table:table-cell>
          <table:table-cell table:style-name="ce1" office:value-type="string">
            <text:p>/sar nyel/</text:p>
          </table:table-cell>
          <table:table-cell office:value-type="string">
            <text:p>(བྱ་ཚིག)</text:p>
          </table:table-cell>
          <table:table-cell table:style-name="ce11" office:value-type="string">
            <text:p>ས་ཁ་ལུ་ཉལ་བའི་དོན། གླང་འདི་སར་ཉལ་སྡོད་ན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ལ་སིལ།</text:p>
          </table:table-cell>
          <table:table-cell table:style-name="ce1" office:value-type="string">
            <text:p>/sal sil/</text:p>
          </table:table-cell>
          <table:table-cell office:value-type="string">
            <text:p>(མིང་)</text:p>
          </table:table-cell>
          <table:table-cell table:style-name="ce11" office:value-type="string">
            <text:p>1 དངོས་རྫས་ཕྱམ་ཕྱིམ་ཁ་གཏོར་སྟེ་ཡོད་པའི་དོན། 2 སྒྲའི་བྱེ་བྲག་ཅི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རྒ༔</text:p>
          </table:table-cell>
          <table:table-cell table:style-name="ce1" office:value-type="string">
            <text:p>/sa </text:p>
          </table:table-cell>
          <table:table-cell office:value-type="string">
            <text:p>(མིང་)</text:p>
          </table:table-cell>
          <table:table-cell table:style-name="ce11" office:value-type="string">
            <text:p>ལེགས་སྦྱར་གྱི་སྐད། ལིའུ་དང་རབ་བྱེད་ཀྱི་མིང་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ི།</text:p>
          </table:table-cell>
          <table:table-cell table:style-name="ce1" office:value-type="string">
            <text:p>/si/</text:p>
          </table:table-cell>
          <table:table-cell office:value-type="string">
            <text:p>(མིང་)</text:p>
          </table:table-cell>
          <table:table-cell table:style-name="ce11" office:value-type="string">
            <text:p>སོའི་བར་ན་ལས་ཐོན་པའི་སྒྲ་གཅིག་གི་མིང་། ཁྱིམ་ནང་ལུ་སྡོདཔ་ད་འབྱིད་སི་རྒྱབ་མི་བཏུབ། 2 ཡི་གུ་འབྲི་ནིའི་སྨྱུ་གུ་བཟོ་བཏུབ་པའི་སྦ་གི་རིགས་ཅི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ི་ཏཱ།</text:p>
          </table:table-cell>
          <table:table-cell table:style-name="ce1" office:value-type="string">
            <text:p>/si ta/</text:p>
          </table:table-cell>
          <table:table-cell office:value-type="string">
            <text:p>(མིང་)</text:p>
          </table:table-cell>
          <table:table-cell office:value-type="string">
            <text:p>རྒྱ་གར་གྱི་རྒྱལ་པོ་ར་མ་ཎི་གི་བཙུན་མོ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ི་པ།</text:p>
          </table:table-cell>
          <table:table-cell table:style-name="ce1" office:value-type="string">
            <text:p>/si pa/</text:p>
          </table:table-cell>
          <table:table-cell office:value-type="string">
            <text:p>(མིང་)</text:p>
          </table:table-cell>
          <table:table-cell table:style-name="ce11" office:value-type="string">
            <text:p>མར་བླུགས་བཞག་ནིའི་དོན་རྒྱུ་ཟོ་གིས་བཟོ་བཟོའི་ཧོད་ཅིག། སི་པ་ནང་མར་ལེ་ཤ་འད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ི་རིལ།</text:p>
          </table:table-cell>
          <table:table-cell table:style-name="ce1" office:value-type="string">
            <text:p>/si ril/</text:p>
          </table:table-cell>
          <table:table-cell office:value-type="string">
            <text:p>(མིང་)</text:p>
          </table:table-cell>
          <table:table-cell table:style-name="ce11" office:value-type="string">
            <text:p>སྣག་ཚ་འདེགས་ནིའི་ཧོད་ཅིག། འདི་ལུ་སྣག་ཀོང་ཟེར་ཡང་སླབ་ཨིན། སྣག་འབུམ་ཟེར་ཡང་སླབ་སྲོལ་ཡོད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ི་རི་རི།</text:p>
          </table:table-cell>
          <table:table-cell table:style-name="ce1" office:value-type="string">
            <text:p>/si ri ri/</text:p>
          </table:table-cell>
          <table:table-cell office:value-type="string">
            <text:p>(མིང་)</text:p>
          </table:table-cell>
          <table:table-cell table:style-name="ce11" office:value-type="string">
            <text:p>རླུང་བསིལ་ཏོང་ཏོ་འབད་འཕུར་བའི་སྒྲ་དང་གཟུགས་ཁར་རེག་པའི་ཚུལ། གཟུགས་ཁ་ལུ་རླུང་མ་སི་རི་རི་བཏང་པོག་ཅི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ི་ལི་ལི།</text:p>
          </table:table-cell>
          <table:table-cell table:style-name="ce1" office:value-type="string">
            <text:p>/si li li/</text:p>
          </table:table-cell>
          <table:table-cell office:value-type="string">
            <text:p>(མིང་)</text:p>
          </table:table-cell>
          <table:table-cell table:style-name="ce11" office:value-type="string">
            <text:p>སྒྲ་ཅིག་གི་མིང་། དྲིལ་བུའི་སྐད་སི་ལི་ལི་བཏང་རྣ་བས་གོ་བ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ི་ལུ།</text:p>
          </table:table-cell>
          <table:table-cell table:style-name="ce1" office:value-type="string">
            <text:p>/si lu/</text:p>
          </table:table-cell>
          <table:table-cell office:value-type="string">
            <text:p>(མིང་)</text:p>
          </table:table-cell>
          <table:table-cell table:style-name="ce11" office:value-type="string">
            <text:p>སོ་དང་ལྕེ་ཕྱདཔ་ལས་འཐོན་པའི་གླུ་སྒྲའི་མིང་། འདི་ལུ་ཤུགས་གླུ་ཟེར་ཡང་སླབ་སྲོལ་ཡོད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ི་སི།</text:p>
          </table:table-cell>
          <table:table-cell table:style-name="ce1" office:value-type="string">
            <text:p>/si si/</text:p>
          </table:table-cell>
          <table:table-cell office:value-type="string">
            <text:p>(མིང་)</text:p>
          </table:table-cell>
          <table:table-cell table:style-name="ce11" office:value-type="string">
            <text:p>རྒྱན་ཚིག། བརྣན་ཚིག། མི་འདི་རྩིགཔ་ཟ་སི་སི་ཅིག་འད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ི་སི་ཤ་མུ།</text:p>
          </table:table-cell>
          <table:table-cell table:style-name="ce1" office:value-type="string">
            <text:p>/si si sha mu/</text:p>
          </table:table-cell>
          <table:table-cell office:value-type="string">
            <text:p>(མིང་)</text:p>
          </table:table-cell>
          <table:table-cell table:style-name="ce11" office:value-type="string">
            <text:p>སྤང་དང་ནགས་ཚལ་ནང་སྐྱེས་མི་ཤ་མུ་ཅིག་གི་མིང་། སི་སི་ཤ་མུ་ཚོས་གཞི་སེརཔོ་འབད་འོང་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ི་སི་ཤིང་།</text:p>
          </table:table-cell>
          <table:table-cell table:style-name="ce1" office:value-type="string">
            <text:p>/si si shing/</text:p>
          </table:table-cell>
          <table:table-cell office:value-type="string">
            <text:p>(མིང་)</text:p>
          </table:table-cell>
          <table:table-cell table:style-name="ce11" office:value-type="string">
            <text:p>ཤིང་སྲ་ཀྲག་རིགས་ལས་ཅིག། སི་སི་ཤིང་གི་འདབ་མ་སྦོམ་ཡོད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ིག་སིག།</text:p>
          </table:table-cell>
          <table:table-cell table:style-name="ce1" office:value-type="string">
            <text:p>/sig si/</text:p>
          </table:table-cell>
          <table:table-cell office:value-type="string">
            <text:p>(མིང་)</text:p>
          </table:table-cell>
          <table:table-cell table:style-name="ce11" office:value-type="string">
            <text:p>སྤར་བ། གཡོ་འགུལ་འབད་བའི་རིགས་ཅིག། ཁོ་གི་གཟུགས་སིག་སིག་འདར་དེ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ིགས།</text:p>
          </table:table-cell>
          <table:table-cell table:style-name="ce1" office:value-type="string">
            <text:p>/si </text:p>
          </table:table-cell>
          <table:table-cell office:value-type="string">
            <text:p>(སྐུལ་ཚིག)</text:p>
          </table:table-cell>
          <table:table-cell table:style-name="ce11" office:value-type="string">
            <text:p>གསིག་གི་སྐུལ་ཚིག། གཡུག་པ་དང་སྤར་བ་ གཡོ་འགུལ་འབད་བའི་དོ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ིགས་མ།</text:p>
          </table:table-cell>
          <table:table-cell table:style-name="ce1" office:value-type="string">
            <text:p>/sig ma/</text:p>
          </table:table-cell>
          <table:table-cell office:value-type="string">
            <text:p>(མིང་)</text:p>
          </table:table-cell>
          <table:table-cell office:value-type="string">
            <text:p>སྙིགས་མ་གི་འབྲི་ཐངས་གཞ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ིང་།</text:p>
          </table:table-cell>
          <table:table-cell table:style-name="ce1" office:value-type="string">
            <text:p>/sing/</text:p>
          </table:table-cell>
          <table:table-cell office:value-type="string">
            <text:p>(མིང་)</text:p>
          </table:table-cell>
          <table:table-cell table:style-name="ce11" office:value-type="string">
            <text:p>རྣམ་ཅོག་ཁར་གོ་བའི་སྒྲ་ཅིག་གི་མིང་། ལྕགས་ཨིན་སང་སི་དང་རྡོ་ཨིན་ཀྲག་ཀྲ་ཟེར་དོ་བཟུམ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ིང་ཆང་།</text:p>
          </table:table-cell>
          <table:table-cell table:style-name="ce1" office:value-type="string">
            <text:p>/sing chang/</text:p>
          </table:table-cell>
          <table:table-cell office:value-type="string">
            <text:p>(མིང་)</text:p>
          </table:table-cell>
          <table:table-cell table:style-name="ce11" office:value-type="string">
            <text:p>ཆང་གླུམ་ལས་བཙག་པའི་ཁུ་བ་གི་མིང་། སི་ཆང་ཞིམ་ཏོང་ཏོ་ཡོད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ིངྒྷ་ལ།</text:p>
          </table:table-cell>
          <table:table-cell table:style-name="ce1" office:value-type="string">
            <text:p>/si </text:p>
          </table:table-cell>
          <table:table-cell office:value-type="string">
            <text:p>(མིང་)</text:p>
          </table:table-cell>
          <table:table-cell table:style-name="ce11" office:value-type="string">
            <text:p>ཤྲི་ལང་ཀ། སི་སོན་གྱི་མིང་གཞན། རྒྱ་གར་གྱི་ལྷོ་ཕྱོགས་ལུ་ཡོད་པའི་རྒྱལ་ཁབ་ཅིག་གི་མིང་། སིངྒྷ་ལ་ལུ་ནང་པའི་གནས་ལེ་ཤ་ཡོད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ི་ངེ།</text:p>
          </table:table-cell>
          <table:table-cell table:style-name="ce1" office:value-type="string">
            <text:p>/si nge/</text:p>
          </table:table-cell>
          <table:table-cell office:value-type="string">
            <text:p>(མིང་)</text:p>
          </table:table-cell>
          <table:table-cell office:value-type="string">
            <text:p>གཙང་ཏོག་ཏོ་དང་ཧིང་སངས་ས་ཡོད་པའི་དོ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ིངས་པོ།</text:p>
          </table:table-cell>
          <table:table-cell table:style-name="ce1" office:value-type="string">
            <text:p>/sing po/</text:p>
          </table:table-cell>
          <table:table-cell office:value-type="string">
            <text:p>(མིང་)</text:p>
          </table:table-cell>
          <table:table-cell table:style-name="ce11" office:value-type="string">
            <text:p>ཆང་གི་གླུམ་ལས་ཁུ་བ་བཙག་ཚར་བའི་སྦ་མའི་མིང་། སིངས་པོ་དྲོ་བ་མེད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ིད།</text:p>
          </table:table-cell>
          <table:table-cell table:style-name="ce1" office:value-type="string">
            <text:p>/si </text:p>
          </table:table-cell>
          <table:table-cell office:value-type="string">
            <text:p>(མིང་)</text:p>
          </table:table-cell>
          <table:table-cell office:value-type="string">
            <text:p>སོའི་བར་ན་ལས་དབུ་གཏོང་ལེན་འབད་བའི་སྒྲ་ཅིག་གི་མིང་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ིན་ཅུང་།</text:p>
          </table:table-cell>
          <table:table-cell table:style-name="ce1" office:value-type="string">
            <text:p>/sin cu/</text:p>
          </table:table-cell>
          <table:table-cell office:value-type="string">
            <text:p>(མིང་)</text:p>
          </table:table-cell>
          <table:table-cell table:style-name="ce11" office:value-type="string">
            <text:p>ཨམ་སྲུ་གི་རྣམ་ཅོ་ཁར་བཏགས་ནིའི་རྒྱན་ཆ་རྒྱན་ཆ་ཅིག་གི་མིང་། མོ་རྣམ་ཅོ་ཁ་ལུ་གསེར་གྱི་སིན་ཅུང་ཅིག་བཏགས་ན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ིན་ཅུང་ལ།</text:p>
          </table:table-cell>
          <table:table-cell table:style-name="ce1" office:value-type="string">
            <text:p>/sin cung la/</text:p>
          </table:table-cell>
          <table:table-cell office:value-type="string">
            <text:p>(མིང་)</text:p>
          </table:table-cell>
          <table:table-cell table:style-name="ce11" office:value-type="string">
            <text:p>ཧཱ་རྫོང་ཁག་དང་ འབྲས་ལྗོངས་ བོད་ཀྱི་ས་མཚམས་བར་ནའི་ལ་ཅིག་གི་མིང་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ིན་འབྲུ།</text:p>
          </table:table-cell>
          <table:table-cell table:style-name="ce1" office:value-type="string">
            <text:p>/sin dru/</text:p>
          </table:table-cell>
          <table:table-cell office:value-type="string">
            <text:p>(མིང་)</text:p>
          </table:table-cell>
          <table:table-cell table:style-name="ce11" office:value-type="string">
            <text:p>སེ་འབྲུའི་འབྲི་ཐངས་གཞན། སྨན་རྫས་ནང་འགྱོ་བའི་ཤིང་འབྲས་ཅིག་གི་མིང་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ིན་དྷུ་ར།</text:p>
          </table:table-cell>
          <table:table-cell table:style-name="ce1" office:value-type="string">
            <text:p>/sin </text:p>
          </table:table-cell>
          <table:table-cell office:value-type="string">
            <text:p>(མིང་)</text:p>
          </table:table-cell>
          <table:table-cell table:style-name="ce11" office:value-type="string">
            <text:p>ལེགས་སྦྱར་གྱི་སྐད། ཚོས་མདོག་ལི་ཁྲིའི་མིང་གཞན། ས་ཁ་ལས་ཐོན་པའི་གཏེར་རྫས་ཅིག་གི་མིང་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ིན་དྷུ་ར་ཛ།</text:p>
          </table:table-cell>
          <table:table-cell table:style-name="ce1" office:value-type="string">
            <text:p>/sin </text:p>
          </table:table-cell>
          <table:table-cell office:value-type="string">
            <text:p>(མིང་)</text:p>
          </table:table-cell>
          <table:table-cell table:style-name="ce11" office:value-type="string">
            <text:p>ལེགས་སྦྱར་གྱི་སྐད། དུས་རབས་བརྒྱད་པའི་ནང་གུ་རུ་རིན་པོ་ཆེ་ བལ་ཡུལ་ལས་བུམ་ཐང་ལུ་གདན་འདྲེན་ཞུ་མི་ ལྕགས་མཁར་རྒྱལཔོ་གི་མཚ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ིབ་ཅུ།</text:p>
          </table:table-cell>
          <table:table-cell table:style-name="ce1" office:value-type="string">
            <text:p>/sib cu/</text:p>
          </table:table-cell>
          <table:table-cell office:value-type="string">
            <text:p>(མིང་)</text:p>
          </table:table-cell>
          <table:table-cell office:value-type="string">
            <text:p>སོན་སྡོང་ནང་གི་འབུབ་དྲིམ་སྡུག་ཁི་ཁི་མནམ་མི་ཅི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ིབ་ཅུ་དྲིམ།</text:p>
          </table:table-cell>
          <table:table-cell table:style-name="ce1" office:value-type="string">
            <text:p>/sib cu drim/</text:p>
          </table:table-cell>
          <table:table-cell office:value-type="string">
            <text:p>(མིང་)</text:p>
          </table:table-cell>
          <table:table-cell table:style-name="ce11" office:value-type="string">
            <text:p>མི་ལ་ལུ་གི་གཟུགས་ཁ་ལས་སིབ་ཅུ་འབུབ་བཟུམ་གྱི་དྲིམ་མནམ་མི་ལུ་སླབ་ཨིན། མོ་གི་གཟུགས་ཁ་ལས་སིབ་ཅུ་འབུབ་གྱི་དྲིམ་བནམ་མ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ིབ་སིབ།</text:p>
          </table:table-cell>
          <table:table-cell table:style-name="ce1" office:value-type="string">
            <text:p>/sib sib/</text:p>
          </table:table-cell>
          <table:table-cell office:value-type="string">
            <text:p>རྒྱན་ཚིག།</text:p>
          </table:table-cell>
          <table:table-cell table:style-name="ce11" office:value-type="string">
            <text:p>མགྱོགས་པར་ནང་ན་ཐིམ་འགྱོ་བའི་དོན། ཁོ་གིས་ཆང་སིབ་སིབ་བཏང་འགྱོ་བཏུབ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ིབ་བུ།</text:p>
          </table:table-cell>
          <table:table-cell table:style-name="ce1" office:value-type="string">
            <text:p>/sib bu/</text:p>
          </table:table-cell>
          <table:table-cell office:value-type="string">
            <text:p>(མིང་)</text:p>
          </table:table-cell>
          <table:table-cell table:style-name="ce11" office:value-type="string">
            <text:p>ནད་གཞི་དམར་ཅནམ་གྱི་མིང་གཞན། ནད་གཞི་འདི་ཚར་གཅིག་འཐོན་ཚར་ཞིནམ་ལས་ལོག་སྟེ་མི་འཐོན། མོ་སིབ་བུའི་ནད་ཐོབ་ན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ིམ།</text:p>
          </table:table-cell>
          <table:table-cell table:style-name="ce1" office:value-type="string">
            <text:p>/sim/</text:p>
          </table:table-cell>
          <table:table-cell office:value-type="string">
            <text:p>(བྱ་ཚིག)</text:p>
          </table:table-cell>
          <table:table-cell table:style-name="ce11" office:value-type="string">
            <text:p>1 ཐིམ་པ། འཛུལ་བ། ཆུ་བྱེམ་ནང་སིམ་སོང་ནུག། 2 ངོམས་པའི་དོ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ིམ་དོང་།</text:p>
          </table:table-cell>
          <table:table-cell table:style-name="ce1" office:value-type="string">
            <text:p>/sim dong/</text:p>
          </table:table-cell>
          <table:table-cell office:value-type="string">
            <text:p>(མིང་)</text:p>
          </table:table-cell>
          <table:table-cell table:style-name="ce11" office:value-type="string">
            <text:p>བཙོག་ཆུ་ཕྱི་ཁར་ཐོན་མ་འགྱོ་བར་ནང་ན་སིམ་སྡོད་སའི་དོང་། ཆབ་གསང་ལུ་སིམ་དོང་ཅིག་ངེས་པར་དུ་དགོ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ིམ་པ།</text:p>
          </table:table-cell>
          <table:table-cell table:style-name="ce1" office:value-type="string">
            <text:p>/sim pa/</text:p>
          </table:table-cell>
          <table:table-cell office:value-type="string">
            <text:p>(བྱ་ཚིག།)</text:p>
          </table:table-cell>
          <table:table-cell table:style-name="ce11" office:value-type="string">
            <text:p>1 བདེ་བ་ཚོར་བ། བདེ་བས་ངོམས་པའི་དོན། ལུས་སེམས་བདེ་བས་སིམ་པ་རང་མ་ཚོར། 2 ནང་ན་ཐིམ་པའི་དོ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ིམ་ལ།</text:p>
          </table:table-cell>
          <table:table-cell table:style-name="ce1" office:value-type="string">
            <text:p>/sim la/</text:p>
          </table:table-cell>
          <table:table-cell office:value-type="string">
            <text:p>(མིང་)</text:p>
          </table:table-cell>
          <table:table-cell table:style-name="ce11" office:value-type="string">
            <text:p>རྒྱ་གར་ཁྱི་ནུབ་བྱང་ཁ་ཐུག་ལུ་ཡོད་པའི་གཡུས་ཚན་ཅིག་གི་མིང་། སིམ་ལ་གི་གཡུས་འདི་ཉམས་དགའ་ཏོག་ཏོ་ཡོད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ིམ་སི།</text:p>
          </table:table-cell>
          <table:table-cell table:style-name="ce1" office:value-type="string">
            <text:p>/sim si/</text:p>
          </table:table-cell>
          <table:table-cell office:value-type="string">
            <text:p>(བྱ་ཁྱད)</text:p>
          </table:table-cell>
          <table:table-cell table:style-name="ce11" office:value-type="string">
            <text:p>འུར་སྒྲ་མེད་པའི་དོན། འུར་སྒྲ་མེད་པའི་དོན། ཨ་ལུ་འདི་ཁུ་སིམ་སི་འབད་ཉལ་སྡོད་ན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ིམས།</text:p>
          </table:table-cell>
          <table:table-cell table:style-name="ce1" office:value-type="string">
            <text:p>/sim/</text:p>
          </table:table-cell>
          <table:table-cell office:value-type="string">
            <text:p>(འདས་སྐུལ)</text:p>
          </table:table-cell>
          <table:table-cell office:value-type="string">
            <text:p>ལུས་བདེ་བས་སིམ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ིར་སིར།</text:p>
          </table:table-cell>
          <table:table-cell table:style-name="ce1" office:value-type="string">
            <text:p>/sir si</text:p>
          </table:table-cell>
          <table:table-cell office:value-type="string">
            <text:p>(མིང་)</text:p>
          </table:table-cell>
          <table:table-cell office:value-type="string">
            <text:p>སྒྲའི་བྱེ་བྲག་ཅི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ིལ།</text:p>
          </table:table-cell>
          <table:table-cell table:style-name="ce1" office:value-type="string">
            <text:p>/si</text:p>
          </table:table-cell>
          <table:table-cell office:value-type="string">
            <text:p>(མིང་)</text:p>
          </table:table-cell>
          <table:table-cell table:style-name="ce11" office:value-type="string">
            <text:p>1 བཟའ་ཤིང་གི་མདོག་མ། སིལ་ཏོག་ལེ་ཤ་འདུག། 2 དྲིལ་བུ་ལ་སོགས་པ་དཀྲོགས་པའི་སྒྲའི་མིང། དྲིལ་བུའི་སིལ་སྒྲ་ཅིག་གོ་ཡི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ིལ་སྐམ།</text:p>
          </table:table-cell>
          <table:table-cell table:style-name="ce1" office:value-type="string">
            <text:p>/si </text:p>
          </table:table-cell>
          <table:table-cell office:value-type="string">
            <text:p>(མིང་)</text:p>
          </table:table-cell>
          <table:table-cell table:style-name="ce11" office:value-type="string">
            <text:p>ཤིང་འབྲས་ལ་སོགས་པ་སྐམ་གྱི་མིང་། ཁྲོམ་ཁར་ཨན་འབྲས་སྐམ་བཙོང་ནི་འད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ིལ་ཁྲོལ།</text:p>
          </table:table-cell>
          <table:table-cell table:style-name="ce1" office:value-type="string">
            <text:p>/si</text:p>
          </table:table-cell>
          <table:table-cell office:value-type="string">
            <text:p>(མིང་)</text:p>
          </table:table-cell>
          <table:table-cell table:style-name="ce11" office:value-type="string">
            <text:p>ཕན་ཚུན་གཅིག་ཁར་བརྡབས་ཏེ་སྐད་རྐྱབ་པའི་རོལམོ་གི་ནང་གསེས་གཅིག། སིལ་ཁྲོལ་སྒྲ་ཡིས་ག་སྟེ་ཡང་ཁྱབ་སྟེ་འད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ིལ་སྙན།</text:p>
          </table:table-cell>
          <table:table-cell table:style-name="ce1" office:value-type="string">
            <text:p>/si</text:p>
          </table:table-cell>
          <table:table-cell office:value-type="string">
            <text:p>(མིང་)</text:p>
          </table:table-cell>
          <table:table-cell table:style-name="ce11" office:value-type="string">
            <text:p>མཆོད་ཆ་རོལམོ་གི་ནང་གསེས་ལས་གཅིག། འདི་ལུ་ཡང་ཧོར་སིལ་དང་བོད་སིལ་ཟེར་དབྱེ་བ་གཉིས་ཡོད། སིལ་སྙན་དཀྲོགས་མི་ག་ཡང་མིན་འད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ིལ་བུ།</text:p>
          </table:table-cell>
          <table:table-cell table:style-name="ce1" office:value-type="string">
            <text:p>/si</text:p>
          </table:table-cell>
          <table:table-cell office:value-type="string">
            <text:p>(མིང་)</text:p>
          </table:table-cell>
          <table:table-cell table:style-name="ce11" office:value-type="string">
            <text:p>ཕྱེ་མ། དུམ་བུའི་མིང་། གྱི་ཅུང་གིས་ཤིང་དུམ་བུར་གཏུབ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ིལ་མ།</text:p>
          </table:table-cell>
          <table:table-cell table:style-name="ce1" office:value-type="string">
            <text:p>/si</text:p>
          </table:table-cell>
          <table:table-cell office:value-type="string">
            <text:p>(མིང་)</text:p>
          </table:table-cell>
          <table:table-cell table:style-name="ce11" office:value-type="string">
            <text:p>ཕྱ་མ་ཕྱི་མ་་ཟེར་བའི་དོན། གསེར་སིལ་མ་ཅིག་ཉོ་བར་འགྱོ་དགོ་པ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ིལ་ཚོང་།</text:p>
          </table:table-cell>
          <table:table-cell table:style-name="ce1" office:value-type="string">
            <text:p>/si</text:p>
          </table:table-cell>
          <table:table-cell office:value-type="string">
            <text:p>(མིང་)</text:p>
          </table:table-cell>
          <table:table-cell table:style-name="ce11" office:value-type="string">
            <text:p>ཅ་ལ་འདི་ཚུ་རེ་རེ་གཉིས་གཉིས་འབད་བཙོང་མི་ཚོང་། ཁོ་སིལ་ཚོང་རྐྱབ་སྡོདཔ་ཨི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ུ།</text:p>
          </table:table-cell>
          <table:table-cell table:style-name="ce1" office:value-type="string">
            <text:p>/su/</text:p>
          </table:table-cell>
          <table:table-cell office:value-type="string">
            <text:p>(མིང་)</text:p>
          </table:table-cell>
          <table:table-cell table:style-name="ce11" office:value-type="string">
            <text:p>1 སུམ་རྟགས་ལས་ལ་དོན་གྱི་རྐྱེན། ཤར་ཕྱོགས་སུ་རྡོ་རྗེ་སེམས་དཔའ་ཡོད། མོ་ ཁོ་གི་གོངས་སུ་གཏོགསཔ་ཨིན། 2 སྤྱི་སྒྲ་ལུ་ཡང་འཇུགཔ་ཨིན། སུ་ཞིག་གི་སྨྱུ་གུ་ཡིན། སུ་ཡང་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ུ་མ།</text:p>
          </table:table-cell>
          <table:table-cell table:style-name="ce1" office:value-type="string">
            <text:p>/su ma/</text:p>
          </table:table-cell>
          <table:table-cell office:value-type="string">
            <text:p>(མིང་)</text:p>
          </table:table-cell>
          <table:table-cell table:style-name="ce11" office:value-type="string">
            <text:p>ཁྲལ་ལས་ཟུར་ཏེ་ སྐུ་ཆེནམོ་ཚུ་གི་འོག་ལུ་ཁྲལ་འབུལ་ཐགས་འཐག་སྟེ་སྡོད་མི་གི་རིག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ུ་ལུ།</text:p>
          </table:table-cell>
          <table:table-cell table:style-name="ce1" office:value-type="string">
            <text:p>/su lu/</text:p>
          </table:table-cell>
          <table:table-cell office:value-type="string">
            <text:p>(མིང་)</text:p>
          </table:table-cell>
          <table:table-cell table:style-name="ce11" office:value-type="string">
            <text:p>བསངས་རྫས་བཏུབ་པའི་སྔོ་སྨནགྱི་རིགས་ཅིག། སུ་ལུ་འདི་ས་ཁ་མཐོ་ས་ལུ་སྐྱེཝ་ཨི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ུག་པ།</text:p>
          </table:table-cell>
          <table:table-cell table:style-name="ce1" office:value-type="string">
            <text:p>/su</text:p>
          </table:table-cell>
          <table:table-cell office:value-type="string">
            <text:p>(མིང་)</text:p>
          </table:table-cell>
          <table:table-cell office:value-type="string">
            <text:p>ལག་པའི་མིང་་གཞ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ུག་བྲིས།</text:p>
          </table:table-cell>
          <table:table-cell table:style-name="ce1" office:value-type="string">
            <text:p>/su</text:p>
          </table:table-cell>
          <table:table-cell office:value-type="string">
            <text:p>(མིང་)</text:p>
          </table:table-cell>
          <table:table-cell office:value-type="string">
            <text:p>ལག་པ་གིས་བྲིས་བྲིས་བའི་ཡི་གུ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ུག་མ།</text:p>
          </table:table-cell>
          <table:table-cell table:style-name="ce1" office:value-type="string">
            <text:p>/su</text:p>
          </table:table-cell>
          <table:table-cell office:value-type="string">
            <text:p>(མིང་)</text:p>
          </table:table-cell>
          <table:table-cell table:style-name="ce11" office:value-type="string">
            <text:p>སྒོ་ནོར་སེམས་ཅན་ཚུ་ལུ་བྱིན་ནིའི་ རེད་ཀྱི་ཤིང་དང་འདམ་གི་མིང་། སུག་མ་གྱི་ཁྱིམ་འདི་བྱ་མཆིས་ཆི་འད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ུག་སྨེལ།</text:p>
          </table:table-cell>
          <table:table-cell table:style-name="ce1" office:value-type="string">
            <text:p>/su</text:p>
          </table:table-cell>
          <table:table-cell office:value-type="string">
            <text:p>(མིང་)</text:p>
          </table:table-cell>
          <table:table-cell table:style-name="ce11" office:value-type="string">
            <text:p>སྔོ་སྨན་གྱི་རིགས་ལས་གཅིག། འདི་ལུ་སུག་མེལ་ཟེར་ཡང་འབྲི་སྲོལ་ཡོད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ུག་ལས།</text:p>
          </table:table-cell>
          <table:table-cell table:style-name="ce1" office:value-type="string">
            <text:p>/su</text:p>
          </table:table-cell>
          <table:table-cell office:value-type="string">
            <text:p>(མིང་)</text:p>
          </table:table-cell>
          <table:table-cell table:style-name="ce11" office:value-type="string">
            <text:p>1 ལགཔ་གིས་འབད་འབད་བའི་ལཱ། རང་ལུ་བབ་པའི་ལས་འགན་འདི་རང་གིས་དངོས་སུ་འདབ་བའི་དོ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<text:s/>སུད་པ།</text:p>
          </table:table-cell>
          <table:table-cell table:style-name="ce1" office:value-type="string">
            <text:p>/sue pa/</text:p>
          </table:table-cell>
          <table:table-cell office:value-type="string">
            <text:p>(མིང་)</text:p>
          </table:table-cell>
          <table:table-cell table:style-name="ce11" office:value-type="string">
            <text:p>ཕོཝ་གི་མིང་གཞན། མོ་གི་སུད་པ་སྦོམ་འད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ུན།</text:p>
          </table:table-cell>
          <table:table-cell table:style-name="ce1" office:value-type="string">
            <text:p>/suen/</text:p>
          </table:table-cell>
          <table:table-cell office:value-type="string">
            <text:p>(མིང་)</text:p>
          </table:table-cell>
          <table:table-cell office:value-type="string">
            <text:p>སེམས་སྤྲོ་བ་ཉམས་པའམ་འདོད་མོས་ཞན་པར་འགྱུར་བའི་དོ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ུན་ཁག་ཁ།</text:p>
          </table:table-cell>
          <table:table-cell table:style-name="ce1" office:value-type="string">
            <text:p>/suen kha kha/</text:p>
          </table:table-cell>
          <table:table-cell office:value-type="string">
            <text:p>(མིང་)</text:p>
          </table:table-cell>
          <table:table-cell table:style-name="ce11" office:value-type="string">
            <text:p>སེམས་ཀྱི་སྤྲོ་བ་ཉམས་པའི་དོན། འཉིག་རྟེན་པའི་ལཱ་འདི་འབདན་སུན་ཁག་ཁ་རང་སོང་ཡི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ུན་ཕྱུང་།</text:p>
          </table:table-cell>
          <table:table-cell table:style-name="ce1" office:value-type="string">
            <text:p>/suen chung/</text:p>
          </table:table-cell>
          <table:table-cell office:value-type="string">
            <text:p>(འདས་པ)</text:p>
          </table:table-cell>
          <table:table-cell table:style-name="ce11" office:value-type="string">
            <text:p>སུན་བྱིན་གྱི་འདས་ཚིག། དགག་པ་རྐྱབ་ཚར་བའི་དོ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ུན་ཕྱུངས།</text:p>
          </table:table-cell>
          <table:table-cell table:style-name="ce1" office:value-type="string">
            <text:p>/suen chung/</text:p>
          </table:table-cell>
          <table:table-cell office:value-type="string">
            <text:p>(སྐུལ་ཚིག)</text:p>
          </table:table-cell>
          <table:table-cell table:style-name="ce11" office:value-type="string">
            <text:p>དགག་པ་རྐྱབ་བཅུག་པའི་དོན། ལོག་པར་བཤད་པ་སུན་ཕྱུང་ཤི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ུན་དབྱུང་།</text:p>
          </table:table-cell>
          <table:table-cell table:style-name="ce1" office:value-type="string">
            <text:p>/suen jung/</text:p>
          </table:table-cell>
          <table:table-cell office:value-type="string">
            <text:p>(མ་འོངས་པ)</text:p>
          </table:table-cell>
          <table:table-cell table:style-name="ce11" office:value-type="string">
            <text:p>དགག་པ་རྐྱབ་ནི། ལོག་པར་སྨྲ་བ་རྣམས་སུན་དབྱུང་དགོ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ུན་འབྱིན།</text:p>
          </table:table-cell>
          <table:table-cell table:style-name="ce1" office:value-type="string">
            <text:p>/suen jin/</text:p>
          </table:table-cell>
          <table:table-cell office:value-type="string">
            <text:p>(ད་ལྟ་བ)</text:p>
          </table:table-cell>
          <table:table-cell table:style-name="ce11" office:value-type="string">
            <text:p>དགག་པ་རྐྱབ་མི། གཞན་ལུ་སྐྱོན་བརྗོད་མི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ུབ།</text:p>
          </table:table-cell>
          <table:table-cell table:style-name="ce1" office:value-type="string">
            <text:p>/sub/</text:p>
          </table:table-cell>
          <table:table-cell office:value-type="string">
            <text:p>(ད་ལྟ་བ)</text:p>
          </table:table-cell>
          <table:table-cell table:style-name="ce11" office:value-type="string">
            <text:p>1 ཧེ་མ་ཡོད་པའི་རི་མོ་ལ་སོགས་པ་ཤུལ་མེདཔ་བཟོ་ནི། སྣུམ་འཁོར་གྱི་ལམ་སུབ་བཞག་ནུག། 2 བཀག་པའི་དོན། ངེའི་ལྷ་པ་སུབ་ཆེ་ན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ུབས།</text:p>
          </table:table-cell>
          <table:table-cell table:style-name="ce1" office:value-type="string">
            <text:p>/sub/</text:p>
          </table:table-cell>
          <table:table-cell office:value-type="string">
            <text:p>(སྐུལ་ཚིག)</text:p>
          </table:table-cell>
          <table:table-cell table:style-name="ce11" office:value-type="string">
            <text:p>མེདཔ་བཟོ་བའི་དོན། ལམ་འདི་སུབས་བཞག་ཤི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ུམ།</text:p>
          </table:table-cell>
          <table:table-cell table:style-name="ce1" office:value-type="string">
            <text:p>/sum/</text:p>
          </table:table-cell>
          <table:table-cell office:value-type="string">
            <text:p>(མིང་)</text:p>
          </table:table-cell>
          <table:table-cell table:style-name="ce11" office:value-type="string">
            <text:p>1 གྱངས་ཁ་གསུམ། ད་རེས་ཡིག་ཚང་ནང་མི་སུམ་ཅུ་དེ་ཅིག་འཛོམས་ནུག། 2 བསུམ་གྱི་ད་ལྟ་བ། བཙུམ་དང་དོན་དག་གཅིག། 3 ཧོད་ཀྱི་ཁ་བསྡམམས་པའི་དོན། རྐྱལ་ཅུང་ཁ་སུམ་བཞ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ུམ་བསྐོར།</text:p>
          </table:table-cell>
          <table:table-cell table:style-name="ce1" office:value-type="string">
            <text:p>/sum kor/</text:p>
          </table:table-cell>
          <table:table-cell office:value-type="string">
            <text:p>(མིང་)</text:p>
          </table:table-cell>
          <table:table-cell table:style-name="ce11" office:value-type="string">
            <text:p>1 ལོ་གྲངས་ཀྱི་ཚད། སུམ་ཅུ་སོ་བདུན་གྱི་མིང་གཞན། མོ་ང་ལས་སུམ་བསྐོར་གྱིས་སྦོམ་པས། 2 སུམ་བལྟབ་ཟེར་བའི་དོ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ུམ་ཁྲི།</text:p>
          </table:table-cell>
          <table:table-cell table:style-name="ce1" office:value-type="string">
            <text:p>/sum thri/</text:p>
          </table:table-cell>
          <table:table-cell office:value-type="string">
            <text:p>(མིང་)</text:p>
          </table:table-cell>
          <table:table-cell table:style-name="ce11" office:value-type="string">
            <text:p>གྲངས་ཚད་ཀྱི་མིང་། སྟོང་ཕྲག་སུམ་ཅུ། མི་སུམ་ཁྲི་འད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ུམ་བརྒྱ།</text:p>
          </table:table-cell>
          <table:table-cell table:style-name="ce1" office:value-type="string">
            <text:p>/sum ja/</text:p>
          </table:table-cell>
          <table:table-cell office:value-type="string">
            <text:p>(མིང་)</text:p>
          </table:table-cell>
          <table:table-cell table:style-name="ce11" office:value-type="string">
            <text:p>ཁལ་ལྕོ་ལྔ་གི་འབྲི་ཐངས་གཞན། བརྒྱ་གསུམ་ལུ་སུམ་བརྒྱ་ཟེར་སླབ་སྲོལ་ཡོད་རུང་ཡི་གུ་ཟོར་ཡངས་པའི་དོན་ལས་སྔོན་འཇུག་ག་འབྲི་སྲོལ་མེད། ཉིམ་རེ་ལུ་གླ་ཆ་དངུལ་ཀྲམ་སུམ་བརྒྱ་རེ་བྱིན་ནི་ཨིན་ལོ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ུམ་སྒྲིལ།</text:p>
          </table:table-cell>
          <table:table-cell table:style-name="ce1" office:value-type="string">
            <text:p>/sum dril/</text:p>
          </table:table-cell>
          <table:table-cell office:value-type="string">
            <text:p>(མིང་)</text:p>
          </table:table-cell>
          <table:table-cell table:style-name="ce11" office:value-type="string">
            <text:p>གསུམ་གཅིག་ཁར་སྒྲིལ་བའི་དོན། ཐགཔ་གསུམ་སྒྲིལ་རྐྱབ་སྟེ་འཁལ་ན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ུམ་ཅུ།</text:p>
          </table:table-cell>
          <table:table-cell table:style-name="ce1" office:value-type="string">
            <text:p>/sum cu/</text:p>
          </table:table-cell>
          <table:table-cell office:value-type="string">
            <text:p>(མིང་)</text:p>
          </table:table-cell>
          <table:table-cell table:style-name="ce11" office:value-type="string">
            <text:p>གྱངས་ཁ་བཅུ་ཚན་གསུམ་གྱི་མིང་གཞན། འདི་ལུ་ཁལ་ཕྱེད་དང་གསུམ་ཟེར་ཡང་སླབ་སྲོལ་ཡོད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ུམ་བཅུ་པ།</text:p>
          </table:table-cell>
          <table:table-cell table:style-name="ce1" office:value-type="string">
            <text:p>/sum cu pa/</text:p>
          </table:table-cell>
          <table:table-cell office:value-type="string">
            <text:p>(མིང་)</text:p>
          </table:table-cell>
          <table:table-cell table:style-name="ce11" office:value-type="string">
            <text:p>ཆོས་སྐད་ཀྱི་ཡི་གུ་སྦྱོར་བ་སྟོན་པའི་དཔེ་ཆ་ཅིག་གི་མིང་། སུམ་ཅུ་པ་འདི་ང་བཅས་རང་ལུ་གཁ་ཆེ་ཏོག་ཏོ་ཡོད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ུམ་ཅུ་ཏིག།</text:p>
          </table:table-cell>
          <table:table-cell table:style-name="ce1" office:value-type="string">
            <text:p>/sum cu ti</text:p>
          </table:table-cell>
          <table:table-cell office:value-type="string">
            <text:p>(མིང་)</text:p>
          </table:table-cell>
          <table:table-cell table:style-name="ce11" office:value-type="string">
            <text:p>བྲོཝ་ཁག་ཏིག་ཡོད་པའི་ཁར་ མེ་ཏོག་སེརཔོ་འབད་ཤར་མི་ཧོད་ལྡུམ་ཅི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ུམ་ཅུ་རྩ་གསུམ།</text:p>
          </table:table-cell>
          <table:table-cell table:style-name="ce1" office:value-type="string">
            <text:p>/sum cu tsa sum/</text:p>
          </table:table-cell>
          <table:table-cell office:value-type="string">
            <text:p>(མིང་)</text:p>
          </table:table-cell>
          <table:table-cell office:value-type="string">
            <text:p>གྱངས་ཁ་སུམ་ཅུ་སོ་གསུམ་ཟེར་བའི་དོ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ུམ་ཆ།</text:p>
          </table:table-cell>
          <table:table-cell table:style-name="ce1" office:value-type="string">
            <text:p>/sum cha/</text:p>
          </table:table-cell>
          <table:table-cell office:value-type="string">
            <text:p>(མིང་)</text:p>
          </table:table-cell>
          <table:table-cell office:value-type="string">
            <text:p>སྡེ་ཚན་ནམ་དཔྱ་གསུམ་གྱི་དོ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ུམ་རྟགས།</text:p>
          </table:table-cell>
          <table:table-cell table:style-name="ce1" office:value-type="string">
            <text:p>/sum tag/</text:p>
          </table:table-cell>
          <table:table-cell office:value-type="string">
            <text:p>(མིང་)</text:p>
          </table:table-cell>
          <table:table-cell table:style-name="ce11" office:value-type="string">
            <text:p>ཆོས་སྐད་ཀྱི་ཡི་གུའི་སྦྱོར་བ་སྟོན་པའི་བརྡ་གཞུང་ཅིག་གི་མིང་། སུམ་རྟགས་མཛད་མི་ཐུ་མི་མཁན་པོ་སམ་བྷོ་ཊ་ཨི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ུམ་སྟོང་།</text:p>
          </table:table-cell>
          <table:table-cell table:style-name="ce1" office:value-type="string">
            <text:p>/sum tong/</text:p>
          </table:table-cell>
          <table:table-cell office:value-type="string">
            <text:p>(མིང་)</text:p>
          </table:table-cell>
          <table:table-cell table:style-name="ce11" office:value-type="string">
            <text:p>གྲངས་ཚད། སྟོང་ཕྲག་གསུམ་དང་དོན་གཅིག། མོ་གིས་ང་ལུ་དངུལ་ཀྲམ་སུམ་སྟོང་སྤྲོད་ནི་ཡོད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ུམ་བསྡེབས།</text:p>
          </table:table-cell>
          <table:table-cell table:style-name="ce1" office:value-type="string">
            <text:p>/sum deb/</text:p>
          </table:table-cell>
          <table:table-cell office:value-type="string">
            <text:p>(བྱ་ཚིག)</text:p>
          </table:table-cell>
          <table:table-cell table:style-name="ce11" office:value-type="string">
            <text:p>སྡེ་ཚན་གསུམ་གཅིག་ཁར་བསྡེབས་པའི་དོན། ས་སྲུངཔ་དམག་མི་སུམ་བསྡེབས་གཅིག་ཡོད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ུམ་མདོ།</text:p>
          </table:table-cell>
          <table:table-cell table:style-name="ce1" office:value-type="string">
            <text:p>/sum do/</text:p>
          </table:table-cell>
          <table:table-cell office:value-type="string">
            <text:p>(མིང་)</text:p>
          </table:table-cell>
          <table:table-cell table:style-name="ce11" office:value-type="string">
            <text:p>ལམ་གསུམ་ ལུང་པའི་མདའ་གསུམ་ ཆུ་གསུམ་འཛོམས་པའི་མདོ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ུམ་འབེབས།</text:p>
          </table:table-cell>
          <table:table-cell table:style-name="ce1" office:value-type="string">
            <text:p>/sum beb</text:p>
          </table:table-cell>
          <table:table-cell office:value-type="string">
            <text:p>(མིང་)</text:p>
          </table:table-cell>
          <table:table-cell table:style-name="ce11" office:value-type="string">
            <text:p>དཔེ་ཆའི་ཁ་ཡིག་སྒྲིག་ཐངས་ཅིག། དཔེ་ཆའི་མཚན་སྐད་ཡིག་ རིགས་གསུམ་ནང་འབྲི་བཀོད་འབད་མི། སུམ་འབེབས་བཟོ་དགོ་པ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ུམ་རྩེན།</text:p>
          </table:table-cell>
          <table:table-cell table:style-name="ce1" office:value-type="string">
            <text:p>/sum tsen/</text:p>
          </table:table-cell>
          <table:table-cell office:value-type="string">
            <text:p>(མིང་)</text:p>
          </table:table-cell>
          <table:table-cell table:style-name="ce11" office:value-type="string">
            <text:p>སུམ་ཅུ་རྩ་གསུམ་གྱི་འབྲི་ཐངས་གཞན། སུམ་རྩེན་ལྷའི་གནས་ནང་དགའ་སྐྱིད་ཡོད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ུལ།</text:p>
          </table:table-cell>
          <table:table-cell table:style-name="ce1" office:value-type="string">
            <text:p>/suel/</text:p>
          </table:table-cell>
          <table:table-cell office:value-type="string">
            <text:p>(མིང་)</text:p>
          </table:table-cell>
          <table:table-cell table:style-name="ce11" office:value-type="string">
            <text:p>1 ཧོ་ཀ། གཤོང་གི་མིང་། རི་སུལ་གསུམ་གྱི་བར་ན་ཆུ་འདུག། 2 ཤིང་དང་སེམས་ཅན་གྱི་ཤའི་ཆགས་རིམ་སྐུད་པ་བཟུམ་མའི་མིང་། ཤའི་སུལ་ལེ་ཤ་འད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ུས།</text:p>
          </table:table-cell>
          <table:table-cell table:style-name="ce1" office:value-type="string">
            <text:p>/sue/</text:p>
          </table:table-cell>
          <table:table-cell office:value-type="string">
            <text:p>(སྐུལ་ཚིག)</text:p>
          </table:table-cell>
          <table:table-cell table:style-name="ce11" office:value-type="string">
            <text:p>1 གདོང་ལེན་འབད་བའི་དོན། 2 རྣམ་དབྱེ་གསུམ་པ་བྱེད་སྒྲའི་རྐྱེན་བསྡུས་པའི་དོན། སངས་རྒྱས་མ་ཡིན་པའི་གཞན་གང་ཟག་སུས་ཤེ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་ཀྲོམ།</text:p>
          </table:table-cell>
          <table:table-cell table:style-name="ce1" office:value-type="string">
            <text:p>/se trom/</text:p>
          </table:table-cell>
          <table:table-cell office:value-type="string">
            <text:p>(མིང་)</text:p>
          </table:table-cell>
          <table:table-cell table:style-name="ce11" office:value-type="string">
            <text:p>ལག་པའི་ཨམ་མཐེ་སྦོམ་དང་གཅིག་ཁར་མཛུབ་མོ་གང་རུང་ཅིག་ཁ་འཐབ་ཤུགས་སྐྱེད་ཀྱིས་གཞན་ལུ་དྲང་ནི། རོགས་ལུ་སེ་ཀྲོམ་མ་འདྲང། ཆོས་སྐད་ལས་སེ་གོལ་དང་དོན་གཅི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་བསྐོརམ།</text:p>
          </table:table-cell>
          <table:table-cell table:style-name="ce1" office:value-type="string">
            <text:p>/se kom/</text:p>
          </table:table-cell>
          <table:table-cell office:value-type="string">
            <text:p>(མིང་)</text:p>
          </table:table-cell>
          <table:table-cell table:style-name="ce11" office:value-type="string">
            <text:p>ཕྱག་ལྟག་ཁ་ལས་མར་མཆན་ལོགས་འོག་ལུ་བལྟ་གཡོ་ཁམ་འབད་བཏགས་པའི་དོན། བཀབ་ནི་སེ་བསྐོརམ་རྐྱབ་སྟེ་སྡོད་ན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་སྐོམ།</text:p>
          </table:table-cell>
          <table:table-cell table:style-name="ce1" office:value-type="string">
            <text:p>/se kom/</text:p>
          </table:table-cell>
          <table:table-cell office:value-type="string">
            <text:p>(མིང་)</text:p>
          </table:table-cell>
          <table:table-cell table:style-name="ce11" office:value-type="string">
            <text:p>དྲོན་གོང་བསྣད་བའི་ཤུལ་ སྤྱེ་ཏ་སྐམ་སྦོག་འདི་འོང་མི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་གོལ།</text:p>
          </table:table-cell>
          <table:table-cell table:style-name="ce1" office:value-type="string">
            <text:p>/se </text:p>
          </table:table-cell>
          <table:table-cell office:value-type="string">
            <text:p>(མིང་)</text:p>
          </table:table-cell>
          <table:table-cell office:value-type="string">
            <text:p>ལག་པའི་ཨམ་མཐེ་སྦོམ་དང་གུང་མོ་གཉིས་ཁ་འཐབ་པའི་མིང་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་བདུད།</text:p>
          </table:table-cell>
          <table:table-cell table:style-name="ce1" office:value-type="string">
            <text:p>/se due/</text:p>
          </table:table-cell>
          <table:table-cell office:value-type="string">
            <text:p>(མིང་)</text:p>
          </table:table-cell>
          <table:table-cell office:value-type="string">
            <text:p>སིལ་མའི་ས་བདག་ཅི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་པ།</text:p>
          </table:table-cell>
          <table:table-cell table:style-name="ce1" office:value-type="string">
            <text:p>/se pa/</text:p>
          </table:table-cell>
          <table:table-cell office:value-type="string">
            <text:p>(མིང་)</text:p>
          </table:table-cell>
          <table:table-cell office:value-type="string">
            <text:p>དངོས་པོའི་གོ་རིམ་ཨང་རྟགས་ཀྱི་མིང་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་བ།</text:p>
          </table:table-cell>
          <table:table-cell table:style-name="ce1" office:value-type="string">
            <text:p>/se wa/</text:p>
          </table:table-cell>
          <table:table-cell office:value-type="string">
            <text:p>(མིང་)</text:p>
          </table:table-cell>
          <table:table-cell table:style-name="ce11" office:value-type="string">
            <text:p>1 ཤིང་རྩང་ཡོད་མི་མེ་ཏོག་དཀརཔོ་ཤར་མི་ཅིག། སེ་བ་ཤིང་གི་མེ་ཏོག་སྨན་རྫས་ནང་འགྱོཝ་ཨིན། འདི་ལུ་སེ་རྒོད་དང་སེ་གཡུང་ཟེརལྷམ་པ་གཉིས་ཡོད། 2 ལོའི་ས་བདག་ཅིག་གི་མིང་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་བ་མེ་ཏོག།</text:p>
          </table:table-cell>
          <table:table-cell table:style-name="ce1" office:value-type="string">
            <text:p>/se wa me tog/</text:p>
          </table:table-cell>
          <table:table-cell office:value-type="string">
            <text:p>(མིང་)</text:p>
          </table:table-cell>
          <table:table-cell table:style-name="ce11" office:value-type="string">
            <text:p>1 ཤིང་སེ་བ་མེ་ཏོག་ཟེར་བའི་དོན། 2 མེ་ཏོག་འདི་དང་ཆ་འདྲ་བའི་དངོས་པོ་གི་མིང་། སྤྱི་དཔོན་གྱི་ཕྱག་ཏོག་གུ་སེ་བ་མེ་ཏོག་གསུམ་འད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་བྱི།</text:p>
          </table:table-cell>
          <table:table-cell table:style-name="ce1" office:value-type="string">
            <text:p>/se ji/</text:p>
          </table:table-cell>
          <table:table-cell office:value-type="string">
            <text:p>(མིང་)</text:p>
          </table:table-cell>
          <table:table-cell office:value-type="string">
            <text:p>ལོའི་ས་བདག་གཅིག་གི་མིང་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་འབྲུ།</text:p>
          </table:table-cell>
          <table:table-cell table:style-name="ce1" office:value-type="string">
            <text:p>/se dru/</text:p>
          </table:table-cell>
          <table:table-cell office:value-type="string">
            <text:p>(མིང་)</text:p>
          </table:table-cell>
          <table:table-cell table:style-name="ce11" office:value-type="string">
            <text:p>སིན་འབྲུ་དང་དོན་གཅིག། ས་ཁ་དམའ་སར་འཚོ་པའི་ཤིང་འབྲས་ཅིག། སེ་འབྲུ་ཁ་ལུ་ཟཝ་དང་ཞིམ་ཏོང་ཏོ་ཡོད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་མོ་དོ།</text:p>
          </table:table-cell>
          <table:table-cell table:style-name="ce1" office:value-type="string">
            <text:p>/se mo do/</text:p>
          </table:table-cell>
          <table:table-cell office:value-type="string">
            <text:p>(མིང་)</text:p>
          </table:table-cell>
          <table:table-cell table:style-name="ce11" office:value-type="string">
            <text:p>ལོངས་སྐུའི་རྒྱན་ཆའི་གྲས་ལས་ཅིག་གི་མིང་། རིན་པོ་ཆེའི་ཕྱེངམ་བྱང་ཁོག་ཁར་བཏགས་ནིའི་རྒྱན་ཆ་ཅིག་ཨི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་རྨ།</text:p>
          </table:table-cell>
          <table:table-cell table:style-name="ce1" office:value-type="string">
            <text:p>/se ma/</text:p>
          </table:table-cell>
          <table:table-cell office:value-type="string">
            <text:p>(མིང་)</text:p>
          </table:table-cell>
          <table:table-cell table:style-name="ce11" office:value-type="string">
            <text:p>གཞན་ལུ་འབུ་བའི་ནད་གདུག་དྲགས་ཅིག། འདི་ལུ་རེག་དུགཟེར་ཡང་སླབ་ཨི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་འུ།</text:p>
          </table:table-cell>
          <table:table-cell table:style-name="ce1" office:value-type="string">
            <text:p>/se hu/</text:p>
          </table:table-cell>
          <table:table-cell office:value-type="string">
            <text:p>(མིང་)</text:p>
          </table:table-cell>
          <table:table-cell table:style-name="ce11" office:value-type="string">
            <text:p>1 ཨ་ལུ་ཆུང་ཀུ་བསྒང་སྐྱེས་མི་སོའི་མིང་། 2 ཤིང་ཐོག་གི་མིང་། བལཔ་སེའུ་ས་ཁ་དམའ་ས་ལུ་བཏགས་འོང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་ཡབ།</text:p>
          </table:table-cell>
          <table:table-cell table:style-name="ce1" office:value-type="string">
            <text:p>/se yab/</text:p>
          </table:table-cell>
          <table:table-cell office:value-type="string">
            <text:p>(མིང་)</text:p>
          </table:table-cell>
          <table:table-cell table:style-name="ce11" office:value-type="string">
            <text:p>ཤིང་ཀ་བེད་ཀྱི་ནང་གསེས་ལས་ིཅག། སེ་ཡབ་ལོ་འདམ་རྒྱས་ན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་ར།</text:p>
          </table:table-cell>
          <table:table-cell table:style-name="ce1" office:value-type="string">
            <text:p>/se ra/</text:p>
          </table:table-cell>
          <table:table-cell office:value-type="string">
            <text:p>(མིང་)</text:p>
          </table:table-cell>
          <table:table-cell table:style-name="ce11" office:value-type="string">
            <text:p>བོད་ལྷ་སའི་ཉེ་འདབས་ལུ་ཡོད་མི་ རི་བོ་དགའ་ལྡན་པའི་དགོན་སྡེ་སྦོམ་ཤོས་ཅི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་རལ་ཁ།</text:p>
          </table:table-cell>
          <table:table-cell table:style-name="ce1" office:value-type="string">
            <text:p>/se rel kha/</text:p>
          </table:table-cell>
          <table:table-cell office:value-type="string">
            <text:p>(མིང་)</text:p>
          </table:table-cell>
          <table:table-cell table:style-name="ce11" office:value-type="string">
            <text:p>ཕྲང་སྟེ་མེན་པར་ གཡོ་ཁམས་འཚམས་ཅིག་འབད་མི། གཉའ་རས་སེ་རལ་ཁ་འབད་བཏག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་ལོ།</text:p>
          </table:table-cell>
          <table:table-cell table:style-name="ce1" office:value-type="string">
            <text:p>/se lo/</text:p>
          </table:table-cell>
          <table:table-cell office:value-type="string">
            <text:p>(མིང་)</text:p>
          </table:table-cell>
          <table:table-cell office:value-type="string">
            <text:p>ལོའི་ས་བདག་ཅིག་གི་མིང་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་ཤར།</text:p>
          </table:table-cell>
          <table:table-cell table:style-name="ce1" office:value-type="string">
            <text:p>/se shar/</text:p>
          </table:table-cell>
          <table:table-cell office:value-type="string">
            <text:p>(མིང་)</text:p>
          </table:table-cell>
          <table:table-cell office:value-type="string">
            <text:p>ལོ་ལུ་འཁོར་བའི་ས་བདག་གདུག་ཅན་ཅི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ག།</text:p>
          </table:table-cell>
          <table:table-cell table:style-name="ce1" office:value-type="string">
            <text:p>/se</text:p>
          </table:table-cell>
          <table:table-cell office:value-type="string">
            <text:p>(མིང་)</text:p>
          </table:table-cell>
          <table:table-cell table:style-name="ce11" office:value-type="string">
            <text:p>སོ་བརྩི་བ། སོ་རེག་མ་ཚུགསཔ་འགྱོ་བའི་དོ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ག་རྡར།</text:p>
          </table:table-cell>
          <table:table-cell table:style-name="ce1" office:value-type="string">
            <text:p>/se</text:p>
          </table:table-cell>
          <table:table-cell office:value-type="string">
            <text:p>(མིང་)</text:p>
          </table:table-cell>
          <table:table-cell table:style-name="ce11" office:value-type="string">
            <text:p>ལྕགས་དང་སོག་ལེ་ཟངས་ལ་སོགས་པ་བརྡར་ནིའི་ལག་ཆས་ཅིག་གི་མིང་། ཁྱོད་ནང་སེག་རྡར་ཅིག་ཡོད་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ག་ཅུང།</text:p>
          </table:table-cell>
          <table:table-cell table:style-name="ce1" office:value-type="string">
            <text:p>/se</text:p>
          </table:table-cell>
          <table:table-cell office:value-type="string">
            <text:p>(མིང་)</text:p>
          </table:table-cell>
          <table:table-cell table:style-name="ce11" office:value-type="string">
            <text:p>པ་ཏྲ་བརྐོ་ནི། པར་ཤིང་བརྐོ་ནི་ལ་སོགས་པ་ལུ་མཁོ་བའི་ལག་ཆས་ཅིག། སེག་ཅུང་གི་ཁ་གཡོ་ཁམས་འབད་ཡོད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ག་སེགམ།</text:p>
          </table:table-cell>
          <table:table-cell table:style-name="ce1" office:value-type="string">
            <text:p>/se</text:p>
          </table:table-cell>
          <table:table-cell office:value-type="string">
            <text:p>(མིང་)</text:p>
          </table:table-cell>
          <table:table-cell table:style-name="ce11" office:value-type="string">
            <text:p>འཛརཝ་དང་ཡོས་བརྔོ་ནིའི་དོན་ལུ་ སྦ་ཕྱ་རུ་རུ་འབད་ཟིལ་ཏེ་བམ་ཆག་བཟོ་ཡོད་པའི་ལག་ཆས་ཅིག། ཡོས་བརྔོ་བ་སེག་སེགམ་མིན་འད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ང་།</text:p>
          </table:table-cell>
          <table:table-cell table:style-name="ce1" office:value-type="string">
            <text:p>/seng/</text:p>
          </table:table-cell>
          <table:table-cell office:value-type="string">
            <text:p>(མིང་)</text:p>
          </table:table-cell>
          <table:table-cell table:style-name="ce11" office:value-type="string">
            <text:p>1 བར་མཚམས་ཀྱི་སྲུབས་དམ་པོ་མེད་པར་ཡངས་ཁྲོལ་ཁྲོལ་ཡོད་པའི་དོན། རི་མོ་ཁོང་སེང་མ་ཨིན་པས། 2 ཡར་འཐུ་བ། ཡར་འཕེལ་བ། ཡར་སྤར་བའི་དོན། ཁྱིམ་ཐོག་སེང་དགོ་པ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ང་ཁྲི།</text:p>
          </table:table-cell>
          <table:table-cell table:style-name="ce1" office:value-type="string">
            <text:p>/seng thri/</text:p>
          </table:table-cell>
          <table:table-cell office:value-type="string">
            <text:p>(མིང་)</text:p>
          </table:table-cell>
          <table:table-cell table:style-name="ce11" office:value-type="string">
            <text:p>འོག་ལས་ཡར་སེངྒེ་གིས་བཏེགས་པའི་ཁྲི། སེང་ཁྲི་པད་ཟླའི་གདན་ལ་བཞུག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ང་མཁར།</text:p>
          </table:table-cell>
          <table:table-cell table:style-name="ce1" office:value-type="string">
            <text:p>/seng khar/</text:p>
          </table:table-cell>
          <table:table-cell office:value-type="string">
            <text:p>(མིང་)</text:p>
          </table:table-cell>
          <table:table-cell table:style-name="ce11" office:value-type="string">
            <text:p>བསྟན་སྲུང་དམག་སྡེའི་མིང་། འབྲུག་ལུ་དྲག་པོའི་སེང་མཁར་ལེ་ཤ་ཡོད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ངྒེ།</text:p>
          </table:table-cell>
          <table:table-cell table:style-name="ce1" office:value-type="string">
            <text:p>/seng ge/</text:p>
          </table:table-cell>
          <table:table-cell office:value-type="string">
            <text:p>(མིང་)</text:p>
          </table:table-cell>
          <table:table-cell table:style-name="ce11" office:value-type="string">
            <text:p>1 རི་དྭགས་གཅན་གཟན་རྒྱལ་པོའི་མིང་། སེངྒེ་འདི་ལུ་གངས་སེང་དང་འདམ་སེང་ཟེར་རིགས་གཉིས་ཡོད་འབད་བཤདཔ་ཨིན། 2 དུས་སྦྱོར་བཅུ་གཉིས་ལས་ཅིག། 3 མིའི་མིང་། སེང་གེ་ཁྲོམ་ཁར་སྡོད་ན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ང་གེ་སྒྲ་སྒྲོག།</text:p>
          </table:table-cell>
          <table:table-cell table:style-name="ce1" office:value-type="string">
            <text:p>/seng ge dra drog/</text:p>
          </table:table-cell>
          <table:table-cell office:value-type="string">
            <text:p>(མིང་)</text:p>
          </table:table-cell>
          <table:table-cell office:value-type="string">
            <text:p>གུ་རུ་མཚན་བརྒྱད་ཀྱི་ནང་གསེས་ལས་གུ་རུ་ཆིབས་གུ་ཆིབས་མི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ང་ཆེན།</text:p>
          </table:table-cell>
          <table:table-cell table:style-name="ce1" office:value-type="string">
            <text:p>/seng chen/</text:p>
          </table:table-cell>
          <table:table-cell office:value-type="string">
            <text:p>(མིང་)</text:p>
          </table:table-cell>
          <table:table-cell table:style-name="ce11" office:value-type="string">
            <text:p>སེང་གེ་ཆེན་པོ་ཟེར་བའི་མིང་བསྡུས་པའི་དོན། སེང་གེ་སྦོམ་དང་དོན་འདྲ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ང་གདོང།</text:p>
          </table:table-cell>
          <table:table-cell table:style-name="ce1" office:value-type="string">
            <text:p>/seng dong/</text:p>
          </table:table-cell>
          <table:table-cell office:value-type="string">
            <text:p>(མིང་)</text:p>
          </table:table-cell>
          <table:table-cell table:style-name="ce11" office:value-type="string">
            <text:p>1 ཡེས་ཤེས་མཁའ་འགྲོ་མ་སེང་གེའི་གདོང་པ་ཅན། 2 འཆམ་གྱི་འབགཔ་ སེང་གེའི་གདོང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ང་ལྡེང།</text:p>
          </table:table-cell>
          <table:table-cell table:style-name="ce1" office:value-type="string">
            <text:p>/seng deng/</text:p>
          </table:table-cell>
          <table:table-cell office:value-type="string">
            <text:p>(མིང་)</text:p>
          </table:table-cell>
          <table:table-cell table:style-name="ce11" office:value-type="string">
            <text:p>ཤིང་གི་རིགས་ལས་ཅིག་གི་མིང་། རྔ་དང་ཌ་རུ་ལ་སོགས་པ་བཟོ་ནིའི་རྒྱུ་ལེགས་ཤོམ་ཅིག་ཨིན། འདི་ས་ཁ་དམའ་ས་སྐྱེ་བའི་ཤིང་ཅིག་ཨི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ང་ལྡན་ཅན།</text:p>
          </table:table-cell>
          <table:table-cell table:style-name="ce1" office:value-type="string">
            <text:p>/seng den cen/</text:p>
          </table:table-cell>
          <table:table-cell office:value-type="string">
            <text:p>(མིང་)</text:p>
          </table:table-cell>
          <table:table-cell office:value-type="string">
            <text:p>གསེར་གྱི་རི་བདུན་ལས་ཅི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ང་ཕག།</text:p>
          </table:table-cell>
          <table:table-cell table:style-name="ce1" office:value-type="string">
            <text:p>/seng pha</text:p>
          </table:table-cell>
          <table:table-cell office:value-type="string">
            <text:p>(མིང་)</text:p>
          </table:table-cell>
          <table:table-cell office:value-type="string">
            <text:p>ཡར་སེང་ནི་དང་མར་ཕབ་ནི་གཉིས་གཅིག་ཁར་སླབ་ཐངས་ཅི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ང་ཕྲུག།</text:p>
          </table:table-cell>
          <table:table-cell table:style-name="ce1" office:value-type="string">
            <text:p>/seng thru</text:p>
          </table:table-cell>
          <table:table-cell office:value-type="string">
            <text:p>(མིང་)</text:p>
          </table:table-cell>
          <table:table-cell office:value-type="string">
            <text:p>སེང་གེ་ཕྱུག་གུ་ཟེར་མིང་བསྡུས་པའི་དོ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ང་ཕྲོམ།</text:p>
          </table:table-cell>
          <table:table-cell table:style-name="ce1" office:value-type="string">
            <text:p>/seng throm/</text:p>
          </table:table-cell>
          <table:table-cell office:value-type="string">
            <text:p>(མིང་)</text:p>
          </table:table-cell>
          <table:table-cell office:value-type="string">
            <text:p>འདབ་མ་སྨན་བཟོ་བཏུབ་པའི་ཤིང་ཅི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ངས</text:p>
          </table:table-cell>
          <table:table-cell table:style-name="ce1" office:value-type="string">
            <text:p>/seng/</text:p>
          </table:table-cell>
          <table:table-cell office:value-type="string">
            <text:p>(སྐུལ་ཚིག་)</text:p>
          </table:table-cell>
          <table:table-cell table:style-name="ce11" office:value-type="string">
            <text:p>ཧིང་སངས་ས་འགྱོ་བཅུག་པའི་དོན། སྡུག་བསྔལ་སེངས་ཤི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ན།</text:p>
          </table:table-cell>
          <table:table-cell table:style-name="ce1" office:value-type="string">
            <text:p>/sen/</text:p>
          </table:table-cell>
          <table:table-cell office:value-type="string">
            <text:p>(མིང་)</text:p>
          </table:table-cell>
          <table:table-cell table:style-name="ce11" office:value-type="string">
            <text:p>སེན་མོའི་མིང་བསྡུས་པ། ཕྲག་སེན། ཞབས་སེ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ན་གྲི།</text:p>
          </table:table-cell>
          <table:table-cell table:style-name="ce1" office:value-type="string">
            <text:p>/sen dri/</text:p>
          </table:table-cell>
          <table:table-cell office:value-type="string">
            <text:p>(མིང་)</text:p>
          </table:table-cell>
          <table:table-cell table:style-name="ce11" office:value-type="string">
            <text:p>སེན་མོ་བཏོག་བཀོག་ནིའི་མཁོ་བྱེད་ཅིག། ང་སེན་གྲི་ཅིག་ཉོ་འབག་འོང་དགོ་པ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ན་མདོག།</text:p>
          </table:table-cell>
          <table:table-cell table:style-name="ce1" office:value-type="string">
            <text:p>/sen dog/</text:p>
          </table:table-cell>
          <table:table-cell office:value-type="string">
            <text:p>(མིང་)</text:p>
          </table:table-cell>
          <table:table-cell table:style-name="ce11" office:value-type="string">
            <text:p>སེན་མོའི་བཀྱག་ཟེར་བའི་དོན། སེན་བདོག་དམརཔོ་འབད་བཟོ་ད་ན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ན་མོ།</text:p>
          </table:table-cell>
          <table:table-cell table:style-name="ce1" office:value-type="string">
            <text:p>/sen mo/</text:p>
          </table:table-cell>
          <table:table-cell office:value-type="string">
            <text:p>(མིང་)</text:p>
          </table:table-cell>
          <table:table-cell table:style-name="ce11" office:value-type="string">
            <text:p>མིའི་རྐངམ་དང་ལག་པའི་མཛུབ་ཅུའི་རྒྱབ་ཁར་ཡོད་མི་འདི་གི་མིང་། སེན་མོ་བཏོག་དགོ་པ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ན་རྩི།</text:p>
          </table:table-cell>
          <table:table-cell table:style-name="ce1" office:value-type="string">
            <text:p>/sen tsi/</text:p>
          </table:table-cell>
          <table:table-cell office:value-type="string">
            <text:p>(མིང་)</text:p>
          </table:table-cell>
          <table:table-cell table:style-name="ce11" office:value-type="string">
            <text:p>ལགཔ་དང་རྐང་པའི་སེན་མོ་གུ་དབུར་ནིའི་སྨན་རྫས་ཅིག་གི་མིང་། མོ་ལག་པར་སེན་རྩི་དམརཔོ་ཅིག་དབུར་ད་ན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ན་མོ་བཞར།</text:p>
          </table:table-cell>
          <table:table-cell table:style-name="ce1" office:value-type="string">
            <text:p>/sen mo zhar/</text:p>
          </table:table-cell>
          <table:table-cell office:value-type="string">
            <text:p>(བྱ་ཚིག།)</text:p>
          </table:table-cell>
          <table:table-cell table:style-name="ce11" office:value-type="string">
            <text:p>སེན་མོ་བཏབ་པའི་དོན། ཁ་གདོང་གུར་སེན་མོ་བཞར་ད་ན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་སྦོ་ཀྲོ།</text:p>
          </table:table-cell>
          <table:table-cell table:style-name="ce1" office:value-type="string">
            <text:p>/sem bo tro/</text:p>
          </table:table-cell>
          <table:table-cell office:value-type="string">
            <text:p>(མིང་)</text:p>
          </table:table-cell>
          <table:table-cell table:style-name="ce11" office:value-type="string">
            <text:p>སེ་རྨ་དང་དོན་གཅིག། ཕོ་མོའི་མཚན་མ་གུ་ཐོན་པའི་ནད་གཞི་གདུག་ཅན་ཅིག་གི་མིང་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ས།</text:p>
          </table:table-cell>
          <table:table-cell table:style-name="ce1" office:value-type="string">
            <text:p>/sem/</text:p>
          </table:table-cell>
          <table:table-cell office:value-type="string">
            <text:p>(མིང་)</text:p>
          </table:table-cell>
          <table:table-cell table:style-name="ce11" office:value-type="string">
            <text:p>རྣམ་ཤེས་འཚོ་དྲུག་ལས་ཅིག། མྱོང་ཚོར་གྱི་ནུས་པ་གཙོ་བོ་ཅིག་གི་མིང་།སེམས་མནོ་གྱངས་མངན་འདྲེ་དང་ཕྱེད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ས་ཀྱི།</text:p>
          </table:table-cell>
          <table:table-cell table:style-name="ce1" office:value-type="string">
            <text:p>/sem ki/</text:p>
          </table:table-cell>
          <table:table-cell office:value-type="string">
            <text:p>(མིང་)</text:p>
          </table:table-cell>
          <table:table-cell table:style-name="ce11" office:value-type="string">
            <text:p>རྣམ་དབྱེ་དྲུག་པ་འབྲེལ་སྒྲའི་རྐྱེན་སྦྱར་བའི་དོན། སེམས་ཀྱི་ཀྲབ་ལཱ་མཁས་ན་ཕྱིའི་བལྟ་བའི་ངོ་རི་བྱེད་མེད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ས་རྐུན།</text:p>
          </table:table-cell>
          <table:table-cell table:style-name="ce1" office:value-type="string">
            <text:p>/sem kuen/</text:p>
          </table:table-cell>
          <table:table-cell office:value-type="string">
            <text:p>(མིང་)</text:p>
          </table:table-cell>
          <table:table-cell table:style-name="ce11" office:value-type="string">
            <text:p>སེམས་ཀྱིས་ཨར་མཁན་དཔག་པའི་དོན། ནམ་རང་འབད་རུང་སེམས་རྐུན་དཔག་ནི་མི་འོང་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ས་ལྐུགས།</text:p>
          </table:table-cell>
          <table:table-cell table:style-name="ce1" office:value-type="string">
            <text:p>/sem kug/</text:p>
          </table:table-cell>
          <table:table-cell office:value-type="string">
            <text:p>(མིང་)</text:p>
          </table:table-cell>
          <table:table-cell table:style-name="ce11" office:value-type="string">
            <text:p>སེམས་ཀྱིས་ག་ནི་ཡང་མ་ཤེས་པ་དང་དྲན་མ་ཚུགས་པའི་དོན། མི་འདི་སེམས་ལྐུགས་པ་ཅིག་ཨིན་པ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ས་སྐྱིད།</text:p>
          </table:table-cell>
          <table:table-cell table:style-name="ce1" office:value-type="string">
            <text:p>/sem ki/</text:p>
          </table:table-cell>
          <table:table-cell office:value-type="string">
            <text:p>(མིང་)</text:p>
          </table:table-cell>
          <table:table-cell table:style-name="ce11" office:value-type="string">
            <text:p>1 སེམ་ལུ་སྡུག་བསྔལ་མེད་པ། བྲེལ་ཟིང་མེད་པའི་དོན། རི་ཁྲོད་ལུ་སེམས་སྐྱིད་ཏོང་ཏོ་ཡོད། 2 སེམས་སྡུག་གི་འགལ་མིང་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ས་སྐྱོ།</text:p>
          </table:table-cell>
          <table:table-cell table:style-name="ce1" office:value-type="string">
            <text:p>/sem co/</text:p>
          </table:table-cell>
          <table:table-cell office:value-type="string">
            <text:p>(མིང་)</text:p>
          </table:table-cell>
          <table:table-cell table:style-name="ce11" office:value-type="string">
            <text:p>1 རང་གི་སེམས་ལུ་མ་འབབ་པའི་ན་གཟུགས་རྐྱབ་པའི་དོན། སེམས་སྐྱོ་བའི་སྡུག་བསྔལ་སེལ་གནང་མས། 2 སེམས་དགའ་བའི་འགལ་མིང་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ས་བསྐོར།</text:p>
          </table:table-cell>
          <table:table-cell table:style-name="ce1" office:value-type="string">
            <text:p>/sem ko</text:p>
          </table:table-cell>
          <table:table-cell office:value-type="string">
            <text:p>(མིང་)</text:p>
          </table:table-cell>
          <table:table-cell table:style-name="ce11" office:value-type="string">
            <text:p>རང་ལུ་མཁོ་བའི་རྒྱུ་དངོས་ཚུ་སྒྲུབ་ཐབས་ཀྱི་མནོ་བསམ་བཏང་ཤེས་པ། མོ་འདི་སེམས་བསྐོར་ཡོད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ས་བསྐྱེད།</text:p>
          </table:table-cell>
          <table:table-cell table:style-name="ce1" office:value-type="string">
            <text:p>/sem ke/</text:p>
          </table:table-cell>
          <table:table-cell office:value-type="string">
            <text:p>(བྱ་ཚིག)</text:p>
          </table:table-cell>
          <table:table-cell table:style-name="ce11" office:value-type="string">
            <text:p>སེམས་ཀྱི་དམིགས་པ་གཏད་པའི་དོན། བསམ་པ་བྱང་ཆུབ་མཆོག་ཏུ་སེམས་བསྐྱེད་ཅི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ས་བསྐྱེདགཉིས།</text:p>
          </table:table-cell>
          <table:table-cell table:style-name="ce1" office:value-type="string">
            <text:p>/sem ke nyi/</text:p>
          </table:table-cell>
          <table:table-cell office:value-type="string">
            <text:p>(མིང་)</text:p>
          </table:table-cell>
          <table:table-cell table:style-name="ce11" office:value-type="string">
            <text:p>དོན་དམ་སེམས་བསྐྱེད། ཀུན་རྫོབ་སེམས་བསྐྱེད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ས་བསྐྱེད་བཞི།</text:p>
          </table:table-cell>
          <table:table-cell table:style-name="ce1" office:value-type="string">
            <text:p>/sem ke zhi/</text:p>
          </table:table-cell>
          <table:table-cell office:value-type="string">
            <text:p>(མིང་)</text:p>
          </table:table-cell>
          <table:table-cell table:style-name="ce11" office:value-type="string">
            <text:p>མོས་པས་སྤྱོད་པའི་སེམས་བསྐྱེད། ལྷག་བསམ་དག་པའི་སེམས་བསྐྱེད། རྣམ་པར་སྨིན་པའི་སེམས་བསྐྱེད། སྒྲིབ་པ་སྤངས་བའི་སེམས་བསྐྱེད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ས་ཁམས།</text:p>
          </table:table-cell>
          <table:table-cell table:style-name="ce1" office:value-type="string">
            <text:p>/sem kham/</text:p>
          </table:table-cell>
          <table:table-cell office:value-type="string">
            <text:p>(མིང་)</text:p>
          </table:table-cell>
          <table:table-cell table:style-name="ce11" office:value-type="string">
            <text:p>སེམས་ཀྱི་རང་བཞིན། སེམས་ཀྱི་ངང་ཚུལ། སེམས་ཁམས་ཀྱི་དྲུང་འཚོ་ཡོད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ས་ཁམས་རིག་པ།</text:p>
          </table:table-cell>
          <table:table-cell table:style-name="ce1" office:value-type="string">
            <text:p>/sem kham rig pa/</text:p>
          </table:table-cell>
          <table:table-cell office:value-type="string">
            <text:p>(མིང་)</text:p>
          </table:table-cell>
          <table:table-cell office:value-type="string">
            <text:p>སེམས་ཁམས་ལས་བྱུང་བའི་ནད་གཞི་དཔྱད་ནིའི་ཤེས་ཡོ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ས་ཁར་བཀལ།</text:p>
          </table:table-cell>
          <table:table-cell table:style-name="ce1" office:value-type="string">
            <text:p>/sem khar kel/</text:p>
          </table:table-cell>
          <table:table-cell office:value-type="string">
            <text:p>(བྱ་ཚིག་)</text:p>
          </table:table-cell>
          <table:table-cell table:style-name="ce11" office:value-type="string">
            <text:p>ལཱ་ག་ཅི་རང་འབད་རུང་སེམས་ཁར་ངེས་ཏེ་འབད་ནི། ཚ་གྱང་འབག་སྟེ་འབད་ནི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ས་ཁར་ངེས།</text:p>
          </table:table-cell>
          <table:table-cell table:style-name="ce1" office:value-type="string">
            <text:p>/sem khar nge/</text:p>
          </table:table-cell>
          <table:table-cell office:value-type="string">
            <text:p>(བྱ་ཚིག)</text:p>
          </table:table-cell>
          <table:table-cell table:style-name="ce11" office:value-type="string">
            <text:p>བློ་ལུ་ངེས་པ། སེམས་ལུ་བཞག་པ། ཕ་པའི་གཏམ་འདི་ཚུ་སེམས་ཁར་ངེས་དགོཔ་ཁག་ཆེ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ས་ཁར་དྲན།</text:p>
          </table:table-cell>
          <table:table-cell table:style-name="ce1" office:value-type="string">
            <text:p>/sem khar dren/</text:p>
          </table:table-cell>
          <table:table-cell office:value-type="string">
            <text:p>(བྱ་ཚིག་)</text:p>
          </table:table-cell>
          <table:table-cell office:value-type="string">
            <text:p>སེམས་ཁ་ལུ་ཤར་བའི་དོན།བླ་མའི་གདམས་ངག་ཚུ་སེམས་ཁར་དྲ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ས་ཁར་ཕོག།</text:p>
          </table:table-cell>
          <table:table-cell table:style-name="ce1" office:value-type="string">
            <text:p>/sem khar pho/</text:p>
          </table:table-cell>
          <table:table-cell office:value-type="string">
            <text:p>(མིང་)</text:p>
          </table:table-cell>
          <table:table-cell table:style-name="ce11" office:value-type="string">
            <text:p>སེམས་ལུ་ན་གཟུགས་རྐྱབ་པའི་དོན། ཁོ་གི་བློ་འདི་གིས་ངེའི་སེམས་གར་ཕོག་ཅི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ས་ཁར་འབབ</text:p>
          </table:table-cell>
          <table:table-cell table:style-name="ce1" office:value-type="string">
            <text:p>/sem khar bab/</text:p>
          </table:table-cell>
          <table:table-cell office:value-type="string">
            <text:p>(མིང་)</text:p>
          </table:table-cell>
          <table:table-cell table:style-name="ce11" office:value-type="string">
            <text:p>བློ་ཁར་འབབ་པ་དང་དོན་གཅིག། མོ་གི་གཏམ་འདི་ངེའི་སེམ་ཁར་ལུ་འབབ་ཅི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ས་ཁར་ཚུད།</text:p>
          </table:table-cell>
          <table:table-cell table:style-name="ce1" office:value-type="string">
            <text:p>/sem khar tshue/</text:p>
          </table:table-cell>
          <table:table-cell office:value-type="string">
            <text:p>(མིང་)</text:p>
          </table:table-cell>
          <table:table-cell table:style-name="ce11" office:value-type="string">
            <text:p>སེམས་ཁར་འབབ་པ་དང་དོན་གཅིག། མོ་ངེའི་སེམས་ཁར་ཚུད་ཅི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ས་ཁུར།</text:p>
          </table:table-cell>
          <table:table-cell table:style-name="ce1" office:value-type="string">
            <text:p>/sem khur/</text:p>
          </table:table-cell>
          <table:table-cell office:value-type="string">
            <text:p>(མིང་)</text:p>
          </table:table-cell>
          <table:table-cell table:style-name="ce11" office:value-type="string">
            <text:p>ལཱ་དང་བྱ་བ་ག་ཅི་རང་ཨིན་རུང་རང་གི་འགན་ཁུར་བརྩི་བའི་བསམ་སྤྱོད་ཀྱི་མིང་། སེམས་ལུ་ཕོག་པའི་འགན་ཁུར། ཚ་གྱང་དང་དོན་གཅི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ས་ཁྲལ།</text:p>
          </table:table-cell>
          <table:table-cell table:style-name="ce1" office:value-type="string">
            <text:p>/sem threl/</text:p>
          </table:table-cell>
          <table:table-cell office:value-type="string">
            <text:p>(མིང་)</text:p>
          </table:table-cell>
          <table:table-cell table:style-name="ce11" office:value-type="string">
            <text:p>སེམས་ཀྱི་ཚ་གྱང་། སེམས་ཀྱི་སྐྱོ་སྣང་དང་སྡུག་བསྔལ། སེམས་ཁྲལ་ཅན་གྱི་མི་ལུ་ཧིང་མ་ཚིམ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ས་ཁྲེལ།</text:p>
          </table:table-cell>
          <table:table-cell table:style-name="ce1" office:value-type="string">
            <text:p>/sem threl/</text:p>
          </table:table-cell>
          <table:table-cell office:value-type="string">
            <text:p>(མིང་)</text:p>
          </table:table-cell>
          <table:table-cell table:style-name="ce11" office:value-type="string">
            <text:p>སེམས་ཀྱི་རེ་ཐག་ཆད་པ། ཞེན་པ་ལོག་པའི་དོན། ཞེ་ཁྲལ་དང་དོན་གཅི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ས་འཁོན།</text:p>
          </table:table-cell>
          <table:table-cell table:style-name="ce1" office:value-type="string">
            <text:p>/sem khoen/</text:p>
          </table:table-cell>
          <table:table-cell office:value-type="string">
            <text:p>(མིང་)</text:p>
          </table:table-cell>
          <table:table-cell table:style-name="ce11" office:value-type="string">
            <text:p>སེམས་ལུ་ཧིང་་འགྲམ་ཆགས་པའི་དོན། མོ་དང་ཁོ་གི་བར་ན་སེམས་འཁོན་ཞུགས་ཆེ་ན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ས་འཁྲུལ།</text:p>
          </table:table-cell>
          <table:table-cell table:style-name="ce1" office:value-type="string">
            <text:p>/sem thruel/</text:p>
          </table:table-cell>
          <table:table-cell office:value-type="string">
            <text:p>(བྱ་ཁྱད་)</text:p>
          </table:table-cell>
          <table:table-cell table:style-name="ce11" office:value-type="string">
            <text:p>སེམས་ཀྱི་ངོ་བའི་གནས་ཚུལ་དང་མ་མཐུན་པའིི་དོན། མོ་སེམས་འཁྲྲུལ་ཆེ་ནུག། 2 ཨིན་མི་ལུ་མེནམ་འམད་མམནོ། མེན་མི་ལུ་ཨིནམ་འབད་མནོ་ནི་བའི་སེམས་འཁྲུལ་ནི།</text:p>
          </table:table-cell>
          <table:table-cell table:number-columns-repeated="252"/>
        </table:table-row>
        <table:table-row table:style-name="ro1">
          <table:table-cell office:value-type="string">
            <text:p>སེམས་གོ་ཆོད།</text:p>
          </table:table-cell>
          <table:table-cell office:value-type="string">
            <text:p>/sem go choe/</text:p>
          </table:table-cell>
          <table:table-cell office:value-type="string">
            <text:p>(མིང་)</text:p>
          </table:table-cell>
          <table:table-cell office:value-type="string">
            <text:p>སེམས་ཀྱི་མནོ་བསམ་བཏང་སྟེ་ལཱ་འབད་ཚུགས་མི།མི་འདི་སེམས་གོ་ཆོད་ཏོག་ཏོ་ཡོད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ས་དགའ།</text:p>
          </table:table-cell>
          <table:table-cell table:style-name="ce1" office:value-type="string">
            <text:p>/sem ga/</text:p>
          </table:table-cell>
          <table:table-cell office:value-type="string">
            <text:p>(བྱ་ཚིག།)</text:p>
          </table:table-cell>
          <table:table-cell table:style-name="ce11" office:value-type="string">
            <text:p>1 ལེགས་པའི་རྐྱེན་ལུ་བརྟེན་སེམས་ལུ་བདེ་བ་དང་ལྷོད་ཐོབ་པའི་དོན། ཕམ་གཉིས་སེམས་དགའ་ནུག། 2 སེམས་སྐྱོ་བའི་འགལ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ེམས་འགྱུར།</text:p>
          </table:table-cell>
          <table:table-cell office:value-type="string">
            <text:p>/sem jur/</text:p>
          </table:table-cell>
          <table:table-cell office:value-type="string">
            <text:p>(བྱ་ཚིག་)</text:p>
          </table:table-cell>
          <table:table-cell office:value-type="string">
            <text:p>སེམས་ཀྱི་དྲན་ཤེས་གཅིག་ཁར་བརྟན་ཏོག་ཏོ་འབད་མ་གནས་པའི་དོན།མོ་སེམས་འགྱུར་སོ་ན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ས་རྒྱུད།</text:p>
          </table:table-cell>
          <table:table-cell table:style-name="ce1" office:value-type="string">
            <text:p>/sem jue/</text:p>
          </table:table-cell>
          <table:table-cell office:value-type="string">
            <text:p>(མིང་)</text:p>
          </table:table-cell>
          <table:table-cell table:style-name="ce11" office:value-type="string">
            <text:p>སེམས་ཀྱི་རང་བཞིན། སེམས་ཀྱི་གཤིས་ལུགས། མོ་སེམས་རྒྱུད་བཟང་མ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ས་རྒྱུན།</text:p>
          </table:table-cell>
          <table:table-cell table:style-name="ce1" office:value-type="string">
            <text:p>/sem juen/</text:p>
          </table:table-cell>
          <table:table-cell office:value-type="string">
            <text:p>(མིང་)</text:p>
          </table:table-cell>
          <table:table-cell table:style-name="ce11" office:value-type="string">
            <text:p>བཟང་ངན་འཕྲོ་འདུ་ལ་སོགས་པའི་ལ་སོགས་པའི་མནོ་བསམ་འཕྲོ་མ་ཆད་པར་འཆར་བ། སེམས་སྐད་ཅིག་མ་སྔ་ཕྱིའི་རྒྱུན་གྱི་མིང་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ས་བསྒྱུར།</text:p>
          </table:table-cell>
          <table:table-cell table:style-name="ce1" office:value-type="string">
            <text:p>/sem jur/</text:p>
          </table:table-cell>
          <table:table-cell office:value-type="string">
            <text:p>(བྱ་ཚིག་)</text:p>
          </table:table-cell>
          <table:table-cell office:value-type="string">
            <text:p>སེམས་ཀྱི་མནོ་ཐངས་སོ་སོ་འགྱོ་བའི་དོན།མོ་གི་སེམས་བསྒྱུར་ཡར་སོ་ན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ས་ངན།</text:p>
          </table:table-cell>
          <table:table-cell table:style-name="ce1" office:value-type="string">
            <text:p>/sem ngen/</text:p>
          </table:table-cell>
          <table:table-cell office:value-type="string">
            <text:p>(བྱ་ཚིག)</text:p>
          </table:table-cell>
          <table:table-cell table:style-name="ce11" office:value-type="string">
            <text:p>ཁོང་ནག་དང་དོན་འདྲ། བསམ་པ་དང་རེ་འདུན་རེ་འདུན་ལེགས་ཤོམ་མེད་པའི་དོ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ས་ངར་དྲགས།</text:p>
          </table:table-cell>
          <table:table-cell table:style-name="ce1" office:value-type="string">
            <text:p>/sem ngar drag/</text:p>
          </table:table-cell>
          <table:table-cell office:value-type="string">
            <text:p>(མིང་)</text:p>
          </table:table-cell>
          <table:table-cell table:style-name="ce11" office:value-type="string">
            <text:p>བྱང་སེམས་མེད་པའི་དོན། མི་འདི་སེམས་ངར་དྲགས་ཅིག་འད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ས་ངལ།</text:p>
          </table:table-cell>
          <table:table-cell table:style-name="ce1" office:value-type="string">
            <text:p>/sem ngel/</text:p>
          </table:table-cell>
          <table:table-cell office:value-type="string">
            <text:p>(མིང་)</text:p>
          </table:table-cell>
          <table:table-cell table:style-name="ce11" office:value-type="string">
            <text:p>སེམས་འུ་སྡུག་པའི་དོན། དབང་པོ་ངལ་བའི་དོ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ས་ཅན།</text:p>
          </table:table-cell>
          <table:table-cell table:style-name="ce1" office:value-type="string">
            <text:p>/sem cen/</text:p>
          </table:table-cell>
          <table:table-cell office:value-type="string">
            <text:p>(མིང་)</text:p>
          </table:table-cell>
          <table:table-cell table:style-name="ce11" office:value-type="string">
            <text:p>སེམས་ཡོད་པའི་མི་དང་དུད་འགྲོ་ལ་སོགས་པའི་སྲོག་ཆགས་སྤྱིའི་མིང་། སེམས་་ཅན་ཐམས་ཅད་བདེ་བ་དང་ལྡན་པར་ཤོས་ཅི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ས་ཅན་གླིང་གར།</text:p>
          </table:table-cell>
          <table:table-cell table:style-name="ce1" office:value-type="string">
            <text:p>/sem cen ling gar/</text:p>
          </table:table-cell>
          <table:table-cell office:value-type="string">
            <text:p>(མིང་)</text:p>
          </table:table-cell>
          <table:table-cell office:value-type="string">
            <text:p>རི་དྭགས་སེམས་ཅན་གྱི་རིགས་མ་འདྲཝ་ཚུ་བཟུང་སྟེ་ལྟདམོ་གྱི་དོན་ལུ་གསོ་སྐྱོང་འབད་བཞག་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ས་ཅན་སྙིགས་མ།</text:p>
          </table:table-cell>
          <table:table-cell table:style-name="ce1" office:value-type="string">
            <text:p>/sem cen nyig ma/</text:p>
          </table:table-cell>
          <table:table-cell office:value-type="string">
            <text:p>(མིང་)</text:p>
          </table:table-cell>
          <table:table-cell office:value-type="string">
            <text:p>སྙིགས་མ་ལྔའི་ནང་གསེམ་ལས་གཅི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ས་གཅིག།</text:p>
          </table:table-cell>
          <table:table-cell table:style-name="ce1" office:value-type="string">
            <text:p>/sem ci/</text:p>
          </table:table-cell>
          <table:table-cell office:value-type="string">
            <text:p>(མིང་)</text:p>
          </table:table-cell>
          <table:table-cell table:style-name="ce11" office:value-type="string">
            <text:p>དམིགས་པ་གཅིག་ལུ་གཏད་པའི་སེམས་ཟེར་བའི་དོན། མནོ་ནི་མཐུན་པ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ས་ཆགས།</text:p>
          </table:table-cell>
          <table:table-cell table:style-name="ce1" office:value-type="string">
            <text:p>/sem cha/</text:p>
          </table:table-cell>
          <table:table-cell office:value-type="string">
            <text:p>(བྱ་ཚིག་)</text:p>
          </table:table-cell>
          <table:table-cell table:style-name="ce11" office:value-type="string">
            <text:p>སེམས་ཤོར་བ། རེ་བ་བསྐྱེད་པ། འདོད་པ་བསྐྱེད་པའི་དོན། ང་མོ་ལུ་སེམས་ཆགས་ཆེ་ཡི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ས་ཆུང་།</text:p>
          </table:table-cell>
          <table:table-cell table:style-name="ce1" office:value-type="string">
            <text:p>/sem chung/</text:p>
          </table:table-cell>
          <table:table-cell office:value-type="string">
            <text:p>(མིང་)</text:p>
          </table:table-cell>
          <table:table-cell table:style-name="ce11" office:value-type="string">
            <text:p>1 འཛེམ་དོགས་སྐྱེ་བའི་དོན། དགྲ་ལུ་སེམས་ཆུང་འབད་བ་ཅིན་དྲག། 2 སྤོབས་པ་ཆུང་བའི་དོན། མོ་སེམས་ཆུང་ཅིག་ཨིན་པས། 3 བློ་ཁོག་མེད་པའི་དོན། སེམས་ཆུང་པའི་མི་དང་གཅིག་ཁར་ལཱ་འབད་དགོ་མི་མནོ་བ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ས་མཆོག</text:p>
          </table:table-cell>
          <table:table-cell table:style-name="ce1" office:value-type="string">
            <text:p>/sem chog/</text:p>
          </table:table-cell>
          <table:table-cell office:value-type="string">
            <text:p>(མིང་)</text:p>
          </table:table-cell>
          <table:table-cell table:style-name="ce11" office:value-type="string">
            <text:p>སེམས་ལེགས་ཤོམ། བསམ་པ་བཟང་པོ། སེམམ་མཆོག་ཀུན་ལ་ཡོད་པར་དཀའ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ས་འཇམ།</text:p>
          </table:table-cell>
          <table:table-cell table:style-name="ce1" office:value-type="string">
            <text:p>/sem jam/</text:p>
          </table:table-cell>
          <table:table-cell office:value-type="string">
            <text:p>(མིང་)</text:p>
          </table:table-cell>
          <table:table-cell table:style-name="ce11" office:value-type="string">
            <text:p>1 སེམས་ལུ་ཞི་བའི་ལྷོད་ཆ་ཡོད་པའི་དོན། མོ་སེམས་འཇམ་མས། སེམས་ངར་གྱི་འགལ་མིང་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ས་ཉིད།</text:p>
          </table:table-cell>
          <table:table-cell table:style-name="ce1" office:value-type="string">
            <text:p>/sem nyi/</text:p>
          </table:table-cell>
          <table:table-cell office:value-type="string">
            <text:p>(མིང་)</text:p>
          </table:table-cell>
          <table:table-cell table:style-name="ce11" office:value-type="string">
            <text:p>སེམས་འདི་ཟེ་བའི་དོན། སེམས་ཉིད་ལུས་ཀྱི་རྒྱལ་པོ་ཡི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ས་རྟོགས་ཁ།</text:p>
          </table:table-cell>
          <table:table-cell table:style-name="ce1" office:value-type="string">
            <text:p>/sem to kha/</text:p>
          </table:table-cell>
          <table:table-cell office:value-type="string">
            <text:p>(མིང་)</text:p>
          </table:table-cell>
          <table:table-cell table:style-name="ce11" office:value-type="string">
            <text:p>སྤྱི་ལོ་ ༡༦༢༩་ ལུ་ཞབས་དྲུང་གིས་ རྫོང་གཞིའི་རྨང་གཏིང་སྟེ་བཞེངས་པའི་རྫོང་འདི་ལུ་ གསང་སྔགས་གཟབ་དོན་ཕོ་བྲང་ཟེར་སླབ་ཨིན་རུང་ སྤྱི་ལོ་ 1661 ་ལུ་འབྲུག་ལུ་གཞུང་གི་རིག་གཞུང་སློབ་གྲྭ་བཙུགས་གནང་ཞིནམ་ལས་ཚུར་སེམས་རྟོགས་ཁ་ཟེར་སླབ་ཨིན། སེམས་རྟོགས་ཁ་ལུ་རིག་གཞུང་སློབ་གྲྭ་ཡོད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ས་རྟེན།</text:p>
          </table:table-cell>
          <table:table-cell table:style-name="ce1" office:value-type="string">
            <text:p>/sem ten/</text:p>
          </table:table-cell>
          <table:table-cell office:value-type="string">
            <text:p>(མིང་)</text:p>
          </table:table-cell>
          <table:table-cell table:style-name="ce11" office:value-type="string">
            <text:p>1སེམས་ཀྱི་ནང་ན་གནས་པའི་རྟེན་ དོན་སྙིང་དང་ཀླད་པ། 2 སེམས་ཡོད་པའི་མཚོན་བྱེད་དང་སེམས་ཆགས་པའི་རྟེན་ལུ་ ཨ་རོགས་དགའ་རོགས་ལུ་བྱིན་པའི་མཛུབ་དཀྱི་ལ་སོགས་པ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ས་སྟོབས།</text:p>
          </table:table-cell>
          <table:table-cell table:style-name="ce1" office:value-type="string">
            <text:p>/sem tob/</text:p>
          </table:table-cell>
          <table:table-cell office:value-type="string">
            <text:p>(མིང་)</text:p>
          </table:table-cell>
          <table:table-cell table:style-name="ce11" office:value-type="string">
            <text:p>སེམས་ཤུགས་དང་བློ་སྟོབས། མི་འདི་ལུ་སེམས་སྟོབས་འད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ས་ཐག་བཅད།</text:p>
          </table:table-cell>
          <table:table-cell table:style-name="ce1" office:value-type="string">
            <text:p>/sem tha ce/</text:p>
          </table:table-cell>
          <table:table-cell office:value-type="string">
            <text:p>(བྱ་ཚིག)</text:p>
          </table:table-cell>
          <table:table-cell table:style-name="ce11" office:value-type="string">
            <text:p>མནོ་དོན་གཅིག་ལུ་བསྐྱེད་པའི་དོན། སེམས་ཀྱི་གྲོས་ཐག་བཅད་ནི། ང་ཆོས་ལུ་འགྱོ་ནི་འབད་སེམས་ཐག་བཅད་ད་ཡི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ས་ཐག་ཉེ།</text:p>
          </table:table-cell>
          <table:table-cell table:style-name="ce1" office:value-type="string">
            <text:p>/sem tha ne/</text:p>
          </table:table-cell>
          <table:table-cell office:value-type="string">
            <text:p>(མིང་)</text:p>
          </table:table-cell>
          <table:table-cell table:style-name="ce11" office:value-type="string">
            <text:p>བརྩེ་གདུང་ཆེ་བའི་དོན། སེམས་མཐོང་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ས་མཐོང་།</text:p>
          </table:table-cell>
          <table:table-cell table:style-name="ce1" office:value-type="string">
            <text:p>/sem thong/</text:p>
          </table:table-cell>
          <table:table-cell office:value-type="string">
            <text:p>(མིང་)</text:p>
          </table:table-cell>
          <table:table-cell office:value-type="string">
            <text:p>རང་གི་སེམས་ཀྱི་ངོ་བོ་མཐོང་ཟེར་བའི་ཚིག་བསྡུས་པའི་དོ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ས་དང་ལྡན་ཏོག་ཏོ།</text:p>
          </table:table-cell>
          <table:table-cell table:style-name="ce1" office:value-type="string">
            <text:p>/sem dang den to to/</text:p>
          </table:table-cell>
          <table:table-cell office:value-type="string">
            <text:p>(མིང་)</text:p>
          </table:table-cell>
          <table:table-cell table:style-name="ce11" office:value-type="string">
            <text:p>1 བློ་ལུ་བབས་པ་དང་ཚུད་པའི་དོན། ཨ་ལུ་འདི་སེམས་དང་ལྡན་ཏོག་ཏོ་ཅིག་འདུག། 2 སེམས་དང་མ་ལྡན་པའི་འགལ་མིང་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ས་དང་མནོ་བསམ།</text:p>
          </table:table-cell>
          <table:table-cell table:style-name="ce1" office:value-type="string">
            <text:p>/sem dang no sam/</text:p>
          </table:table-cell>
          <table:table-cell office:value-type="string">
            <text:p>(མིང་)</text:p>
          </table:table-cell>
          <table:table-cell table:style-name="ce11" office:value-type="string">
            <text:p>གཞི་རང་གི་སེམས་དང་བྱ་བ་མནོ་བསམ་བཏང་ནི་གཉིས་གཅིག་ཁར་སླབ་ཐངས། སེམས་དང་མཐོ་བསམ་གཅིག་ཁར་བཏང་སྟེ་ལཱ་འབད་དགོ།</text:p>
          </table:table-cell>
          <table:table-cell table:number-columns-repeated="252"/>
        </table:table-row>
        <table:table-row table:style-name="ro1">
          <table:table-cell office:value-type="string">
            <text:p>སེམས་ལྡན།</text:p>
          </table:table-cell>
          <table:table-cell office:value-type="string">
            <text:p>/sem den/</text:p>
          </table:table-cell>
          <table:table-cell office:value-type="string">
            <text:p>(མིང་)</text:p>
          </table:table-cell>
          <table:table-cell table:style-name="ce11" office:value-type="string">
            <text:p>སེམས་ཅན་དང་དོན་གཅིག། སེམས་ཡོད་མི་ཟེར་བའི་དོ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ས་དྲནམ་བཏོན།</text:p>
          </table:table-cell>
          <table:table-cell table:style-name="ce1" office:value-type="string">
            <text:p>/sem dem ten/</text:p>
          </table:table-cell>
          <table:table-cell office:value-type="string">
            <text:p>(བྱ་ཚིག)</text:p>
          </table:table-cell>
          <table:table-cell table:style-name="ce11" office:value-type="string">
            <text:p>སེམས་རྩེ་གཅིག་ཁར་བཀལ་བའི་དོན། རིགཔ་བསྒྱིམ་ནི། སེམས་དྲནམ་བཏོན་ས་གིན་གདོང་འདྲེ་བཟུམ་སྦེ་བཏོན་སྡོད་ནུ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ས་སྡུག།</text:p>
          </table:table-cell>
          <table:table-cell table:style-name="ce1" office:value-type="string">
            <text:p>/sem dug/</text:p>
          </table:table-cell>
          <table:table-cell office:value-type="string">
            <text:p>(མིང)</text:p>
          </table:table-cell>
          <table:table-cell table:style-name="ce11" office:value-type="string">
            <text:p>1 གོང་མ་དང་ བླམ་སློབ་དཔོན་ ཕམ་ཚུ་གི་ ཐུགས་འགལ་བའི་ལཱ་ཅིག་འབདཝ་ལས་ སེམས་ལུ་ཚ་གྱང་ཕོག་ནི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ས་ན།</text:p>
          </table:table-cell>
          <table:table-cell table:style-name="ce1" office:value-type="string">
            <text:p>/sem na/</text:p>
          </table:table-cell>
          <table:table-cell office:value-type="string">
            <text:p>(བྱ་ཚིག)</text:p>
          </table:table-cell>
          <table:table-cell table:style-name="ce11" office:value-type="string">
            <text:p>སེམས་ལུ་ན་ཟུག་གི་ཚོར་སྣང་ཡོད་པའི་དོན། སེམས་ལུ་ཚ་གྱང་ཕོག་ནི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ས་ནག།</text:p>
          </table:table-cell>
          <table:table-cell table:style-name="ce1" office:value-type="string">
            <text:p>/sem nag/</text:p>
          </table:table-cell>
          <table:table-cell office:value-type="string">
            <text:p>(མིང)</text:p>
          </table:table-cell>
          <table:table-cell table:style-name="ce11" office:value-type="string">
            <text:p>སེམས་གཤིས་ངན་པ་ཡོད་པའི་དོན། མོ་སེམས་ནག་ཅིག་ཨིན་པ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ས་ནགཔོ།</text:p>
          </table:table-cell>
          <table:table-cell table:style-name="ce1" office:value-type="string">
            <text:p>/sem nap/</text:p>
          </table:table-cell>
          <table:table-cell office:value-type="string">
            <text:p>(མིང)</text:p>
          </table:table-cell>
          <table:table-cell table:style-name="ce11" office:value-type="string">
            <text:p>སེམས་ངན་དང་དོན་གཅིག། རོགས་་ལུ་སེམས་གནགཔོ་བསམ་ནི་མི་འོང་།</text:p>
          </table:table-cell>
          <table:table-cell table:number-columns-repeated="252"/>
        </table:table-row>
        <table:table-row table:style-name="ro1">
          <table:table-cell office:value-type="string">
            <text:p>སེམས་གནས་པ་མེད་པ།</text:p>
          </table:table-cell>
          <table:table-cell office:value-type="string">
            <text:p>/sem ne pa me pa/</text:p>
          </table:table-cell>
          <table:table-cell office:value-type="string">
            <text:p>(མིང་)</text:p>
          </table:table-cell>
          <table:table-cell table:style-name="ce11" office:value-type="string">
            <text:p>སེམས་ཀྱི་དྲན་པ་འཆོལ་བའི་དོན། ཁོ་སེམས་གནས་པ་མེདཔ་ཡར་སོ་ནུག།</text:p>
          </table:table-cell>
          <table:table-cell table:number-columns-repeated="252"/>
        </table:table-row>
        <table:table-row table:style-name="ro1">
          <table:table-cell office:value-type="string">
            <text:p>སེམས་པ།</text:p>
          </table:table-cell>
          <table:table-cell office:value-type="string">
            <text:p>/sem pa/</text:p>
          </table:table-cell>
          <table:table-cell office:value-type="string">
            <text:p>(བྱ་ཚིག)</text:p>
          </table:table-cell>
          <table:table-cell office:value-type="string">
            <text:p>མནོ་བསམ་བཏང་ནི།</text:p>
          </table:table-cell>
          <table:table-cell table:number-columns-repeated="252"/>
        </table:table-row>
        <table:table-row table:style-name="ro1">
          <table:table-cell office:value-type="string">
            <text:p>སེམས་དཔའ།</text:p>
          </table:table-cell>
          <table:table-cell office:value-type="string">
            <text:p>/sem pa/</text:p>
          </table:table-cell>
          <table:table-cell office:value-type="string">
            <text:p>(མིང)</text:p>
          </table:table-cell>
          <table:table-cell table:style-name="ce11" office:value-type="string">
            <text:p>སེམས་ཀྱི་བློ་སྟོབས་མ་ཞུམ་པར་དཔའ་སྟོབས་ལྡན་པའི་དོན། བླ་མའི་ཐུགས་སེམས་བྱང་ཆུབ་སེམས་དཔའ་འདྲ།</text:p>
          </table:table-cell>
          <table:table-cell table:number-columns-repeated="252"/>
        </table:table-row>
        <table:table-row table:style-name="ro1">
          <table:table-cell office:value-type="string">
            <text:p>སེམས་ཕམ།</text:p>
          </table:table-cell>
          <table:table-cell office:value-type="string">
            <text:p>/sem pham/</text:p>
          </table:table-cell>
          <table:table-cell office:value-type="string">
            <text:p>(བྱ་ཁྱད)</text:p>
          </table:table-cell>
          <table:table-cell table:style-name="ce11" office:value-type="string">
            <text:p>1སེམས་ཀྱིས་མནོ་དོན་མ་གྲུབ་པའི་དོན། 2 སེམས་འགྱོད་པ་བསྐྱེད་པའི་དོན། འཇིག་རྟེན་པའི་ལཱ་འདི་སེམས་ཕམ་པའི་གཞི་ཅིག་རང་ཨིན་པས། 3 སེམས་ངལ་རང་གི་འགལ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ེམས་ཕྲང་།</text:p>
          </table:table-cell>
          <table:table-cell office:value-type="string">
            <text:p>/sem thrang/</text:p>
          </table:table-cell>
          <table:table-cell office:value-type="string">
            <text:p>(མིང་)</text:p>
          </table:table-cell>
          <table:table-cell table:style-name="ce11" office:value-type="string">
            <text:p>སེམས་གཡོ་སྒྱུ་མེད་པ། དྲང་པོ་དང་ལྡན་པའི་སེམས། མོ་སེམས་ཕྲང་མས།</text:p>
          </table:table-cell>
          <table:table-cell table:number-columns-repeated="252"/>
        </table:table-row>
        <table:table-row table:style-name="ro1">
          <table:table-cell office:value-type="string">
            <text:p>སེམས་འཕར།</text:p>
          </table:table-cell>
          <table:table-cell office:value-type="string">
            <text:p>/sem phar/</text:p>
          </table:table-cell>
          <table:table-cell office:value-type="string">
            <text:p>(བྱ་ཚིག)</text:p>
          </table:table-cell>
          <table:table-cell table:style-name="ce11" office:value-type="string">
            <text:p>དོན་ཧིང་སྦོམ་འགྱོ་བའི་དོན། བློ་ཁོག་སྦོམ་འགྱོ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ེམས་འཕྲོག།</text:p>
          </table:table-cell>
          <table:table-cell office:value-type="string">
            <text:p>/sem thro/</text:p>
          </table:table-cell>
          <table:table-cell office:value-type="string">
            <text:p>(བྱ་ཚིག)</text:p>
          </table:table-cell>
          <table:table-cell table:style-name="ce11" office:value-type="string">
            <text:p>རོགས་ལུ་སེམས་ཤོར་བ། ཡིད་འཕྲོག་དང་དོན་གཅིག། ངེའི་སེམས་འདི་མོ་གིས་འཕྲོག་འབག་ཡར་སོ་ཡི།</text:p>
          </table:table-cell>
          <table:table-cell table:number-columns-repeated="252"/>
        </table:table-row>
        <table:table-row table:style-name="ro1">
          <table:table-cell office:value-type="string">
            <text:p>སེམས་བྱུང།</text:p>
          </table:table-cell>
          <table:table-cell office:value-type="string">
            <text:p>/sem jung/</text:p>
          </table:table-cell>
          <table:table-cell office:value-type="string">
            <text:p>(མིང་)</text:p>
          </table:table-cell>
          <table:table-cell table:style-name="ce11" office:value-type="string">
            <text:p>སེམས་ཁམས་ཀྱི་འགྱུར་བ་སྣ་ཚོགས། འདི་ལུ་འཁོར་སེམས་ཟེར་ཡང་སླབ་སྲོལ་ཡོད། སེམས་བྱུང་ལྔ་བཅུ་ལྔ་གཅིག་ཡོད།</text:p>
          </table:table-cell>
          <table:table-cell table:number-columns-repeated="252"/>
        </table:table-row>
        <table:table-row table:style-name="ro1">
          <table:table-cell office:value-type="string">
            <text:p>སེམས་ཙིག།</text:p>
          </table:table-cell>
          <table:table-cell office:value-type="string">
            <text:p>/sem tsig/</text:p>
          </table:table-cell>
          <table:table-cell office:value-type="string">
            <text:p>(བྱ་ཁྱད་)</text:p>
          </table:table-cell>
          <table:table-cell office:value-type="string">
            <text:p>སེམས་ལུ་ཞི་བདེ་མེད་པའི་དོན།མི་འདི་སེམས་ཙིག་ཁག་ཁ་ཅིག་འདུག།</text:p>
          </table:table-cell>
          <table:table-cell table:number-columns-repeated="252"/>
        </table:table-row>
        <table:table-row table:style-name="ro1">
          <table:table-cell office:value-type="string">
            <text:p>སེམས་གཙོའི་རིང་ལུགས།</text:p>
          </table:table-cell>
          <table:table-cell office:value-type="string">
            <text:p>/sem tsoi ring lu/</text:p>
          </table:table-cell>
          <table:table-cell office:value-type="string">
            <text:p>(མིང་)</text:p>
          </table:table-cell>
          <table:table-cell office:value-type="string">
            <text:p>སེམས་གཙོ་བོར་བཏོན་པའི་ཆོས་ལུགས།</text:p>
          </table:table-cell>
          <table:table-cell table:number-columns-repeated="252"/>
        </table:table-row>
        <table:table-row table:style-name="ro1">
          <table:table-cell office:value-type="string">
            <text:p>སེམས་རྩེ་གཅིག།</text:p>
          </table:table-cell>
          <table:table-cell office:value-type="string">
            <text:p>/sem tse ci/</text:p>
          </table:table-cell>
          <table:table-cell office:value-type="string">
            <text:p>(མིང་)</text:p>
          </table:table-cell>
          <table:table-cell office:value-type="string">
            <text:p>སེམས་ཀྱི་དམིགས་པ་གཅིག་ལུ་གཏད་པའི་དོན།སེམས་རྩེ་ཅིག་ལུ་གཏད་བཞག་དགོ།</text:p>
          </table:table-cell>
          <table:table-cell table:number-columns-repeated="252"/>
        </table:table-row>
        <table:table-row table:style-name="ro1">
          <table:table-cell office:value-type="string">
            <text:p>སེམས་ཚབས་འཚུབ།</text:p>
          </table:table-cell>
          <table:table-cell office:value-type="string">
            <text:p>/sem tshab tshub/</text:p>
          </table:table-cell>
          <table:table-cell office:value-type="string">
            <text:p>(མིང་)</text:p>
          </table:table-cell>
          <table:table-cell table:style-name="ce11" office:value-type="string">
            <text:p>སེམས་འུར་འཐབ་པའི་དོན། སེམས་ཚབ་ཚུབ་བཏང་འབད་མ་ཚུགས།</text:p>
          </table:table-cell>
          <table:table-cell table:number-columns-repeated="252"/>
        </table:table-row>
        <table:table-row table:style-name="ro1">
          <table:table-cell office:value-type="string">
            <text:p>སེམ་འཚོར།</text:p>
          </table:table-cell>
          <table:table-cell office:value-type="string">
            <text:p>/sem tshor/</text:p>
          </table:table-cell>
          <table:table-cell office:value-type="string">
            <text:p>(བྱ་ཚིག་)</text:p>
          </table:table-cell>
          <table:table-cell table:style-name="ce11" office:value-type="string">
            <text:p>སེམས་ཁར་དྲན་དྲན་པ།དཔྱད་རིག་བཏང་པའི་དོན། རོགས་ཀྱིས་མ་སླབ་ལས་རང་གི་སེམས་ཀྱི་སེམས་ཚོར་འབད་ཚུགས་པ་ཅིན་ལེགས་ཤོམ་ཨིན།</text:p>
          </table:table-cell>
          <table:table-cell table:number-columns-repeated="252"/>
        </table:table-row>
        <table:table-row table:style-name="ro1">
          <table:table-cell office:value-type="string">
            <text:p>སེམས་འཚེར།</text:p>
          </table:table-cell>
          <table:table-cell office:value-type="string">
            <text:p>/sem tsher/</text:p>
          </table:table-cell>
          <table:table-cell office:value-type="string">
            <text:p>(བྱ་ཚིག)</text:p>
          </table:table-cell>
          <table:table-cell office:value-type="string">
            <text:p>ཉམས་འཚེར་ཁག་ཁ་བཟོ་བའི་དོན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ེམས་ཟོགཔོ།</text:p>
          </table:table-cell>
          <table:table-cell table:style-name="ce1" office:value-type="string">
            <text:p>/sem zop/</text:p>
          </table:table-cell>
          <table:table-cell office:value-type="string">
            <text:p>(མིང་)</text:p>
          </table:table-cell>
          <table:table-cell table:style-name="ce11" office:value-type="string">
            <text:p>སེམས་ནག། སེམས་བྱང་ཉེས། སེམས་ངན་ཚུ་དང་དོན་འདྲ། མི་འདི་སེམས་ཟོགཔོ་ཅིག་འདུག།</text:p>
          </table:table-cell>
          <table:table-cell table:number-columns-repeated="252"/>
        </table:table-row>
        <table:table-row table:style-name="ro1">
          <table:table-cell office:value-type="string">
            <text:p>སེམས་བཟང་།</text:p>
          </table:table-cell>
          <table:table-cell office:value-type="string">
            <text:p>/sem zang/</text:p>
          </table:table-cell>
          <table:table-cell office:value-type="string">
            <text:p>(མིང་)</text:p>
          </table:table-cell>
          <table:table-cell table:style-name="ce11" office:value-type="string">
            <text:p>སེམས་ལེགས་ཤོམ། གཞན་ཕན་གྱི་སེམས་ཡོད་པ། སེམས་བཟང་པ་ཅིན་ཚེ་ཕྱི་མ་རང་ལུ་ཕན་འོང་།</text:p>
          </table:table-cell>
          <table:table-cell table:number-columns-repeated="252"/>
        </table:table-row>
        <table:table-row table:style-name="ro1">
          <table:table-cell office:value-type="string">
            <text:p>སེམས་ཡེངས།</text:p>
          </table:table-cell>
          <table:table-cell office:value-type="string">
            <text:p>/sem yeng/</text:p>
          </table:table-cell>
          <table:table-cell office:value-type="string">
            <text:p>(བྱ་ཁྱད་)</text:p>
          </table:table-cell>
          <table:table-cell table:style-name="ce11" office:value-type="string">
            <text:p>སེམས་ཀྱི་དབང་པོ་ཕྱིའི་ཡུལ་ལུ་གཏད་པའི་དོན།དྲན་པ་རྩེ་གཅིག་ཁར་བཀལ་མ་ཚུགས་པའི་དོན། མི་འཛོམས་ས་ལུ་ཁ་ཡེངས་སེམས་ཡེངས་འབད་སྡོད་ནི་མི་འོང་།</text:p>
          </table:table-cell>
          <table:table-cell table:number-columns-repeated="252"/>
        </table:table-row>
        <table:table-row table:style-name="ro1">
          <table:table-cell office:value-type="string">
            <text:p>སེམས་ལས་ཡོལ།</text:p>
          </table:table-cell>
          <table:table-cell office:value-type="string">
            <text:p>/sem le yol/</text:p>
          </table:table-cell>
          <table:table-cell office:value-type="string">
            <text:p>(མིང་)</text:p>
          </table:table-cell>
          <table:table-cell table:style-name="ce11" office:value-type="string">
            <text:p>བརྗེད་པའི་དོན། ང་སླབ་མི་དེ་སེམས་ལས་ཡོལ་མ་སོང་སྨ་རེ།</text:p>
          </table:table-cell>
          <table:table-cell table:number-columns-repeated="252"/>
        </table:table-row>
        <table:table-row table:style-name="ro1">
          <table:table-cell office:value-type="string">
            <text:p>སེམས་ལེགས།</text:p>
          </table:table-cell>
          <table:table-cell office:value-type="string">
            <text:p>/sem leg/</text:p>
          </table:table-cell>
          <table:table-cell office:value-type="string">
            <text:p>(མིང་)</text:p>
          </table:table-cell>
          <table:table-cell table:style-name="ce11" office:value-type="string">
            <text:p>སེམས་ཀྱི་གཤིས་ལུགས་ལེགས་ཤོམ་ཡོད་པའི་དོན། གཞན་ཕན་གྱི་བསམ་པ་བཟང་པོ་ཡོད་མི། 2 སེམས་ངན་གྱི་འགལ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ེམས་ལས།</text:p>
          </table:table-cell>
          <table:table-cell office:value-type="string">
            <text:p>/sem le/</text:p>
          </table:table-cell>
          <table:table-cell office:value-type="string">
            <text:p>(མིང་)</text:p>
          </table:table-cell>
          <table:table-cell office:value-type="string">
            <text:p>སེམས་ལུ་རྣམ་དབྱེ་ལྔ་པ་འབྱུང་ཁུངས་ཀྱི་རྐྱེན་སྦྱར་བའི་དོན།སེམས་ལས་མཐོ་སྟེ་ཁ་ལུ་འཐོན།</text:p>
          </table:table-cell>
          <table:table-cell table:number-columns-repeated="252"/>
        </table:table-row>
        <table:table-row table:style-name="ro1">
          <table:table-cell office:value-type="string">
            <text:p>སེམས་ཤི།</text:p>
          </table:table-cell>
          <table:table-cell office:value-type="string">
            <text:p>/sem shi/</text:p>
          </table:table-cell>
          <table:table-cell office:value-type="string">
            <text:p>(བྱ་ཁྱད་)</text:p>
          </table:table-cell>
          <table:table-cell office:value-type="string">
            <text:p>སེམས་ཀྱི་དགའ་སྤྲོའི་ནུས་ཤུགས་མར་ཉམས་པའི་དོན།མོ་སེམས་ཤི་སོ་ནུག།</text:p>
          </table:table-cell>
          <table:table-cell table:number-columns-repeated="252"/>
        </table:table-row>
        <table:table-row table:style-name="ro1">
          <table:table-cell office:value-type="string">
            <text:p>སེམས་ཤུགས།</text:p>
          </table:table-cell>
          <table:table-cell office:value-type="string">
            <text:p>/sem shu/</text:p>
          </table:table-cell>
          <table:table-cell office:value-type="string">
            <text:p>(མིང་)</text:p>
          </table:table-cell>
          <table:table-cell table:style-name="ce11" office:value-type="string">
            <text:p>སེམས་ཀྱི་ནུས་སྟོབ། ལཱ་ག་ཅི་ར་འབད་རུང་སེམས་ཤུགས་འདི་དགོཔ་ཁག་ཆེ།</text:p>
          </table:table-cell>
          <table:table-cell table:number-columns-repeated="252"/>
        </table:table-row>
        <table:table-row table:style-name="ro1">
          <table:table-cell office:value-type="string">
            <text:p>སེམས་ཤོར།</text:p>
          </table:table-cell>
          <table:table-cell office:value-type="string">
            <text:p>/sem shor/</text:p>
          </table:table-cell>
          <table:table-cell office:value-type="string">
            <text:p>(བྱ་ཚིག)</text:p>
          </table:table-cell>
          <table:table-cell table:style-name="ce11" office:value-type="string">
            <text:p>སེམས་ཕྱིའི་ཡུལ་གྱི་དབང་པོ་ལུ་འགྱོ་བ་དང་ཆགས་པ། བུམ་འཇའ་རིམ་ལུ་སེམ་ཤོར་མ་སྡོད།</text:p>
          </table:table-cell>
          <table:table-cell table:number-columns-repeated="252"/>
        </table:table-row>
        <table:table-row table:style-name="ro1">
          <table:table-cell office:value-type="string">
            <text:p>སེམས་གསད།</text:p>
          </table:table-cell>
          <table:table-cell office:value-type="string">
            <text:p>/sem se/</text:p>
          </table:table-cell>
          <table:table-cell office:value-type="string">
            <text:p>(བྱ་ཚིག་)</text:p>
          </table:table-cell>
          <table:table-cell table:style-name="ce11" office:value-type="string">
            <text:p>སེམས་ནམ་བཅུག་ནི།སེམས་ཁར་ཕོག་བཅུག་ནི། ནམ་རང་འབད་རུང་རོགས་ཀྱི་སེམས་མ་གསད།</text:p>
          </table:table-cell>
          <table:table-cell table:number-columns-repeated="252"/>
        </table:table-row>
        <table:table-row table:style-name="ro1">
          <table:table-cell office:value-type="string">
            <text:p>སེམས་སུན།</text:p>
          </table:table-cell>
          <table:table-cell office:value-type="string">
            <text:p>/sem suen/</text:p>
          </table:table-cell>
          <table:table-cell office:value-type="string">
            <text:p>(བྱ་ཚིག)</text:p>
          </table:table-cell>
          <table:table-cell table:style-name="ce11" office:value-type="string">
            <text:p>སེམས་ཀྱི་སྤྲ་བ་མར་ཉམས་པ། འདོད་མོས་ཞན་པར་འགྱུར་བའི་དོན། འཇིག་རྟེན་པའི་ལཱ་ལུ་སེམས་སུན་ཆེ་ཡི།</text:p>
          </table:table-cell>
          <table:table-cell table:number-columns-repeated="252"/>
        </table:table-row>
        <table:table-row table:style-name="ro1">
          <table:table-cell office:value-type="string">
            <text:p>སེམས་གསོ།</text:p>
          </table:table-cell>
          <table:table-cell office:value-type="string">
            <text:p>/sem so/</text:p>
          </table:table-cell>
          <table:table-cell office:value-type="string">
            <text:p>(མིང་)</text:p>
          </table:table-cell>
          <table:table-cell table:style-name="ce11" office:value-type="string">
            <text:p>སེམས་ལུ་སྡུག་བསྔལ་ཕོག་སྟེ་སྡོད་མི་ཚུ་ལུ་ རྒྱུ་དངོས་ཀྱི་ཕན་ཐབས་འབད་ནི་དང་ བློ་ཁོག་བཙུགས་པའི་དོན། མོ་སེམས་གསོ་འབད་བར་ཡར་སོ་ནུག།</text:p>
          </table:table-cell>
          <table:table-cell table:number-columns-repeated="252"/>
        </table:table-row>
        <table:table-row table:style-name="ro1">
          <table:table-cell office:value-type="string">
            <text:p>སེམས་བསད།</text:p>
          </table:table-cell>
          <table:table-cell office:value-type="string">
            <text:p>/sem se/</text:p>
          </table:table-cell>
          <table:table-cell office:value-type="string">
            <text:p>(བྱ་ཚིག)</text:p>
          </table:table-cell>
          <table:table-cell table:style-name="ce11" office:value-type="string">
            <text:p>གཞན་གྱི་སེམས་ཕམ་བཅུག་པའི་དོན། མི་རྒན་རྒས་སེམས་བསད་ནི་མི་འོང་།</text:p>
          </table:table-cell>
          <table:table-cell table:number-columns-repeated="252"/>
        </table:table-row>
        <table:table-row table:style-name="ro1">
          <table:table-cell office:value-type="string">
            <text:p>སེམས་ལྷོད་ལྷོད།</text:p>
          </table:table-cell>
          <table:table-cell office:value-type="string">
            <text:p>/sem lhhoe lhhoe/</text:p>
          </table:table-cell>
          <table:table-cell office:value-type="string">
            <text:p>(མིང་)</text:p>
          </table:table-cell>
          <table:table-cell office:value-type="string">
            <text:p>སེམས་མ་ཚབ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ེའུ།</text:p>
          </table:table-cell>
          <table:table-cell office:value-type="string">
            <text:p>/s</text:p>
          </table:table-cell>
          <table:table-cell office:value-type="string">
            <text:p>(མིང་)</text:p>
          </table:table-cell>
          <table:table-cell office:value-type="string">
            <text:p>ཨ་ལོ་ཆུང་ཀུའི་སོ་འགོ་ཐོག་སྐྱེས་མི་འདི་ག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ེའུ་ཤིང་།</text:p>
          </table:table-cell>
          <table:table-cell office:value-type="string">
            <text:p>/s</text:p>
          </table:table-cell>
          <table:table-cell office:value-type="string">
            <text:p>(མིང་)</text:p>
          </table:table-cell>
          <table:table-cell table:style-name="ce11" office:value-type="string">
            <text:p>སེ་བའི་འབྲི་ཐངས་གཞན། རྩང་ཡོད་པའི་ཤིང་རྡོག་མ་སེརཔོ་འབད་བཏགས་མི་ཅིག། སེའུ་ཤིང་གི་རྡོག་མ་བྱ་གིས་ཟཝ་ཨིན།</text:p>
          </table:table-cell>
          <table:table-cell table:number-columns-repeated="252"/>
        </table:table-row>
        <table:table-row table:style-name="ro1">
          <table:table-cell office:value-type="string">
            <text:p>སེར།</text:p>
          </table:table-cell>
          <table:table-cell office:value-type="string">
            <text:p>/ser/</text:p>
          </table:table-cell>
          <table:table-cell office:value-type="string">
            <text:p>(མིང་)</text:p>
          </table:table-cell>
          <table:table-cell table:style-name="ce11" office:value-type="string">
            <text:p>1 ས་ཞིང་ནང་གི་སའི་བླན་ཆའི་མིང་། 2 སེར་སྣའི་མིང་བསྡུས་པའི་དོན། 3 ཚོས་མདོག་སེར་པོའི་དོན། ཟངས་སེར། ས་སེར། 4 སེར་བའི་མིངབསྡུས་པ།</text:p>
          </table:table-cell>
          <table:table-cell table:number-columns-repeated="252"/>
        </table:table-row>
        <table:table-row table:style-name="ro1">
          <table:table-cell office:value-type="string">
            <text:p>སེར་ཀ།</text:p>
          </table:table-cell>
          <table:table-cell office:value-type="string">
            <text:p>/ser ka/</text:p>
          </table:table-cell>
          <table:table-cell office:value-type="string">
            <text:p>(མིང་)</text:p>
          </table:table-cell>
          <table:table-cell office:value-type="string">
            <text:p>ཅ་ལའི་རིགས་ཀྱི་ཕྱི་འགག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ེར་སྐྱ།</text:p>
          </table:table-cell>
          <table:table-cell office:value-type="string">
            <text:p>/ser ca/</text:p>
          </table:table-cell>
          <table:table-cell office:value-type="string">
            <text:p>(མིང་)</text:p>
          </table:table-cell>
          <table:table-cell table:style-name="ce11" office:value-type="string">
            <text:p>1 ཚོས་མདོག་སེརཔོ་སྐྱ་སུ་ཅིག་ཡོད་པའི་དོན། 2 ཕྱི་རོལ་པའི་སྟོན་པ་ཅིག་གི་མིང་། དྲང་སྲོང་སེར་སྐྱ། 3 རྒྱ་གར་གྱི་ས་གནས་ཅིག། གྲོང་ཁྱེར་སེར་སྐྱ་ལུ་མི་ལེ་ཤ་འཛོམས་ནུག། བླམ་ཆོསཔ་དང་མི་སྐྱ་ཟེར་བའི་ཚིག་བསྡུས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ེར་ཁ།</text:p>
          </table:table-cell>
          <table:table-cell office:value-type="string">
            <text:p>/ser kha/</text:p>
          </table:table-cell>
          <table:table-cell office:value-type="string">
            <text:p>(མིང་)</text:p>
          </table:table-cell>
          <table:table-cell table:style-name="ce11" office:value-type="string">
            <text:p>སྟོན་ཐོག་བསྡུ་ནི་རན་པའི་དུས་ཚོད། སེར་ཁ་དུས་སུ་ལོ་ཐོག་བསྡུ།</text:p>
          </table:table-cell>
          <table:table-cell table:number-columns-repeated="252"/>
        </table:table-row>
        <table:table-row table:style-name="ro1">
          <table:table-cell office:value-type="string">
            <text:p>སེར་ཁམས།</text:p>
          </table:table-cell>
          <table:table-cell office:value-type="string">
            <text:p>/ser kham/</text:p>
          </table:table-cell>
          <table:table-cell office:value-type="string">
            <text:p>(མིང་)</text:p>
          </table:table-cell>
          <table:table-cell office:value-type="string">
            <text:p>གཡོ་ཁམས་འབད་ཡོད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ེར་ཁྲ།</text:p>
          </table:table-cell>
          <table:table-cell office:value-type="string">
            <text:p>/ser thra/</text:p>
          </table:table-cell>
          <table:table-cell office:value-type="string">
            <text:p>(མིང་)</text:p>
          </table:table-cell>
          <table:table-cell table:style-name="ce11" office:value-type="string">
            <text:p>གཞི་དམར་པོའི་གུ་ཁྲ་སེརཔོ་ཡོད་པའི་ཟོང་ཆའི་རིགས་ཅིག། མོ་གིས་སེར་ཁྲ་དཀྱི་ར་ཅིག་དཀྱི་ནུག།</text:p>
          </table:table-cell>
          <table:table-cell table:number-columns-repeated="252"/>
        </table:table-row>
        <table:table-row table:style-name="ro1">
          <table:table-cell office:value-type="string">
            <text:p>སེར་ག།</text:p>
          </table:table-cell>
          <table:table-cell office:value-type="string">
            <text:p>/ser ga/</text:p>
          </table:table-cell>
          <table:table-cell office:value-type="string">
            <text:p>(མིང་)</text:p>
          </table:table-cell>
          <table:table-cell table:style-name="ce11" office:value-type="string">
            <text:p>སེར་ག་དང་སེར་གུ་ཚུ་དང་དོན་གཅིག། དངོས་པོ་ག་ཅི་རང་ཨིན་རུང་ཕྱི་ཁ་ལས་འགག་པའི་སྲུབས་ཀྱ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ེར་གུ།</text:p>
          </table:table-cell>
          <table:table-cell office:value-type="string">
            <text:p>/ser gu/</text:p>
          </table:table-cell>
          <table:table-cell office:value-type="string">
            <text:p>(མིང་)</text:p>
          </table:table-cell>
          <table:table-cell table:style-name="ce11" office:value-type="string">
            <text:p>སེར་ཀ། སེར་ག་ཚུ་དང་དོན་གཅིག། ཁྱིམ་གྱི་གྱང་སེར་གུ་ཐོན་ནུག།</text:p>
          </table:table-cell>
          <table:table-cell table:number-columns-repeated="252"/>
        </table:table-row>
        <table:table-row table:style-name="ro1">
          <table:table-cell office:value-type="string">
            <text:p>སེར་ཆེ་མེ་ཏོག།</text:p>
          </table:table-cell>
          <table:table-cell office:value-type="string">
            <text:p>/ser che me to/</text:p>
          </table:table-cell>
          <table:table-cell office:value-type="string">
            <text:p>(མིང་)</text:p>
          </table:table-cell>
          <table:table-cell table:style-name="ce11" office:value-type="string">
            <text:p>མེ་ཏོག་ཚོས་གཞི་སེརཔོ་འབད་ཡོད་མི་ཅིག། སེར་ཆེ་མེ་ཏོག་བཅག་སྟེ་ལྷ་ལུ་ཕུལ།</text:p>
          </table:table-cell>
          <table:table-cell table:number-columns-repeated="252"/>
        </table:table-row>
        <table:table-row table:style-name="ro1">
          <table:table-cell office:value-type="string">
            <text:p>སེར་ཅེམ་ཅེ།</text:p>
          </table:table-cell>
          <table:table-cell office:value-type="string">
            <text:p>/ser cem ce/</text:p>
          </table:table-cell>
          <table:table-cell office:value-type="string">
            <text:p>(མིང་ཁྱད)</text:p>
          </table:table-cell>
          <table:table-cell table:style-name="ce11" office:value-type="string">
            <text:p>བཀྱག་སེརཔོ་འབད་མཐོང་མི། ཁྱོད་ཀྱི་མཛུབ་དཀྱི་འདི་འབདན་སེར་ཅེམ་ཅེ་འབད་ལེགས་པས་སྨ་རེ།</text:p>
          </table:table-cell>
          <table:table-cell table:number-columns-repeated="252"/>
        </table:table-row>
        <table:table-row table:style-name="ro1">
          <table:table-cell office:value-type="string">
            <text:p>སེར་ཐང་ཐ།</text:p>
          </table:table-cell>
          <table:table-cell office:value-type="string">
            <text:p>/ser thang tha/</text:p>
          </table:table-cell>
          <table:table-cell office:value-type="string">
            <text:p>(མིང་ཁྱད)</text:p>
          </table:table-cell>
          <table:table-cell table:style-name="ce11" office:value-type="string">
            <text:p>བཀྱག་གི་མིང་། མོ་གདོང་སེར་ཐང་ཐ་ཡར་སོ་ནུག།</text:p>
          </table:table-cell>
          <table:table-cell table:number-columns-repeated="252"/>
        </table:table-row>
        <table:table-row table:style-name="ro1">
          <table:table-cell office:value-type="string">
            <text:p>སེར་དིང་དིང་།</text:p>
          </table:table-cell>
          <table:table-cell office:value-type="string">
            <text:p>/ser ding di/</text:p>
          </table:table-cell>
          <table:table-cell office:value-type="string">
            <text:p>(མིང་ཁྱད)</text:p>
          </table:table-cell>
          <table:table-cell table:style-name="ce11" office:value-type="string">
            <text:p>སེརཔོ་གི་འོད་ཆགས་ཚུལ་ཅིག། ད་རིས་ཉིམ་སེར་དིང་དིང་སྦེ་ཤར་ནུག།</text:p>
          </table:table-cell>
          <table:table-cell table:number-columns-repeated="252"/>
        </table:table-row>
        <table:table-row table:style-name="ro1">
          <table:table-cell office:value-type="string">
            <text:p>སེར་སྣ།</text:p>
          </table:table-cell>
          <table:table-cell office:value-type="string">
            <text:p>/ser na/</text:p>
          </table:table-cell>
          <table:table-cell office:value-type="string">
            <text:p>(མིང་)</text:p>
          </table:table-cell>
          <table:table-cell table:style-name="ce11" office:value-type="string">
            <text:p>རྒྱ་ནོར་ལོངས་སྤྱོད་ལ་སོགས་པ་ ཕྱི་རོགས་ལུ་སྦྱིན་པབ་བཏང་མ་ནུམ་ ནང་རི་གིས་ལོངས་སྤྱོད་མ་ནུམ་པར་ཕངས་སེམས་བསྐྱེད་དེ་བཞག་མི། སེར་སྣ ཅན་གྱི་མི་ལས་དགོ་པའི་རེ་ཆ་མ་བསྐྱེདཔ།</text:p>
          </table:table-cell>
          <table:table-cell table:number-columns-repeated="252"/>
        </table:table-row>
        <table:table-row table:style-name="ro1">
          <table:table-cell office:value-type="string">
            <text:p>སེར་པོ།</text:p>
          </table:table-cell>
          <table:table-cell office:value-type="string">
            <text:p>/ser po/</text:p>
          </table:table-cell>
          <table:table-cell office:value-type="string">
            <text:p>(མིང་)</text:p>
          </table:table-cell>
          <table:table-cell table:style-name="ce11" office:value-type="string">
            <text:p>སེར་པོ་ཟེར་བའི་མིང་མཐའ་པོ་ཡར་སྦྱར་བའི་དོན། མོ་གི་མིག་ཏོ་སེརཔོ་ཡར་སོ་ནུག།</text:p>
          </table:table-cell>
          <table:table-cell table:number-columns-repeated="252"/>
        </table:table-row>
        <table:table-row table:style-name="ro1">
          <table:table-cell office:value-type="string">
            <text:p>སེར་བ།</text:p>
          </table:table-cell>
          <table:table-cell office:value-type="string">
            <text:p>/sem wa/</text:p>
          </table:table-cell>
          <table:table-cell office:value-type="string">
            <text:p>(མིང་)</text:p>
          </table:table-cell>
          <table:table-cell table:style-name="ce11" office:value-type="string">
            <text:p>གནམ་ཁ་ལས་མར་འབབ་མི་ཆུ་ཁྱེགས་ཆགས་པའི་དབྱིབས་སྒོང་དོ་རིལ་རི་ཅིག། འདི་ལུ་སེརཝ་ཟེར་ཡང་སླ་ཨིན། སེ་བ་གིས་ལོ་ཐོག་མེདཔ་བཏངམ་ཨིན།</text:p>
          </table:table-cell>
          <table:table-cell table:number-columns-repeated="252"/>
        </table:table-row>
        <table:table-row table:style-name="ro1">
          <table:table-cell office:value-type="string">
            <text:p>སེར་སྦྱངམ།</text:p>
          </table:table-cell>
          <table:table-cell office:value-type="string">
            <text:p>/sem ja</text:p>
          </table:table-cell>
          <table:table-cell office:value-type="string">
            <text:p>(མིང་)</text:p>
          </table:table-cell>
          <table:table-cell table:style-name="ce11" office:value-type="string">
            <text:p>མདོག་སེརཔོ་འབད་ཡོད་མི་དང་སྦྱང་རྩིས་བཟོ་མི་སྦྱངམ་ཅིག། ད་རེས་ནངས་པ་མི་འདི་ཚུ་གི་སེར་སྦྱངམ་གསོ་སྐྱོང་འབདཝ་ཨིན།</text:p>
          </table:table-cell>
          <table:table-cell table:number-columns-repeated="252"/>
        </table:table-row>
        <table:table-row table:style-name="ro1">
          <table:table-cell office:value-type="string">
            <text:p>སེར་ལོག་དམར་ལོག</text:p>
          </table:table-cell>
          <table:table-cell office:value-type="string">
            <text:p>/ser log mar log/</text:p>
          </table:table-cell>
          <table:table-cell office:value-type="string">
            <text:p>(མིང་)</text:p>
          </table:table-cell>
          <table:table-cell table:style-name="ce11" office:value-type="string">
            <text:p>ཚོས་གཞི་དམརཔོ་གུ་སེརཔོ་གི་གདངས་ཆེ་སུ་ཅིག་ཡོད་མི། ད་རེས་སེར་ལོག་དམར་ལོག་བཞེས་མི་ལེ་ཤ་ཅིག་རང་བྱོན་ནུག།</text:p>
          </table:table-cell>
          <table:table-cell table:number-columns-repeated="252"/>
        </table:table-row>
        <table:table-row table:style-name="ro1">
          <table:table-cell office:value-type="string">
            <text:p>སེར་ཤོག་མེ་ཏོག།</text:p>
          </table:table-cell>
          <table:table-cell office:value-type="string">
            <text:p>/ser sho me to/</text:p>
          </table:table-cell>
          <table:table-cell office:value-type="string">
            <text:p>(མིང་)</text:p>
          </table:table-cell>
          <table:table-cell table:style-name="ce11" office:value-type="string">
            <text:p>མེ་ཏོག་མདོག་སེརཔོ་འབད་ཡོད་མི་ཅིག།ལེགས་པའི་སེར་ཤོག་མེ་ཏོག།། ལྡུམ་ར་ཁྲ་མོ་ཤར་སོང་།།</text:p>
          </table:table-cell>
          <table:table-cell table:number-columns-repeated="252"/>
        </table:table-row>
        <table:table-row table:style-name="ro1">
          <table:table-cell office:value-type="string">
            <text:p>སེརཝ།</text:p>
          </table:table-cell>
          <table:table-cell office:value-type="string">
            <text:p>/se</text:p>
          </table:table-cell>
          <table:table-cell office:value-type="string">
            <text:p>(མིང་)</text:p>
          </table:table-cell>
          <table:table-cell office:value-type="string">
            <text:p>སེར་བ་གི་མི་མཐའ་བསྡུས་པ།</text:p>
          </table:table-cell>
          <table:table-cell table:number-columns-repeated="252"/>
        </table:table-row>
        <table:table-row table:style-name="ro1">
          <table:table-cell office:value-type="string">
            <text:p>སེར་དབང་།</text:p>
          </table:table-cell>
          <table:table-cell office:value-type="string">
            <text:p>/ser wang/</text:p>
          </table:table-cell>
          <table:table-cell office:value-type="string">
            <text:p>(མིང་)</text:p>
          </table:table-cell>
          <table:table-cell table:style-name="ce11" office:value-type="string">
            <text:p>ཟླ འཁར་ས་བདག་ཅིག་ག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ེར་མོ།</text:p>
          </table:table-cell>
          <table:table-cell office:value-type="string">
            <text:p>/ser mo/</text:p>
          </table:table-cell>
          <table:table-cell office:value-type="string">
            <text:p>(མིང་)</text:p>
          </table:table-cell>
          <table:table-cell office:value-type="string">
            <text:p>དགེ་སློང་།</text:p>
          </table:table-cell>
          <table:table-cell table:number-columns-repeated="252"/>
        </table:table-row>
        <table:table-row table:style-name="ro1">
          <table:table-cell office:value-type="string">
            <text:p>སེར་ཤ།</text:p>
          </table:table-cell>
          <table:table-cell office:value-type="string">
            <text:p>/ser sha/</text:p>
          </table:table-cell>
          <table:table-cell office:value-type="string">
            <text:p>(མིང་)</text:p>
          </table:table-cell>
          <table:table-cell office:value-type="string">
            <text:p>ཟ་སྤྱོད་འབད་བཏུབ་པའི་ཤ་མུ་ཅིག།</text:p>
          </table:table-cell>
          <table:table-cell table:number-columns-repeated="252"/>
        </table:table-row>
        <table:table-row table:style-name="ro1">
          <table:table-cell office:value-type="string">
            <text:p>སེར་ཤིང་།</text:p>
          </table:table-cell>
          <table:table-cell office:value-type="string">
            <text:p>/ser shing/</text:p>
          </table:table-cell>
          <table:table-cell office:value-type="string">
            <text:p>(མིང་)</text:p>
          </table:table-cell>
          <table:table-cell office:value-type="string">
            <text:p>ཤིང་གི་རིགས་ལས་ཅིག།</text:p>
          </table:table-cell>
          <table:table-cell table:number-columns-repeated="252"/>
        </table:table-row>
        <table:table-row table:style-name="ro1">
          <table:table-cell office:value-type="string">
            <text:p>སེལ།</text:p>
          </table:table-cell>
          <table:table-cell office:value-type="string">
            <text:p>/sel/</text:p>
          </table:table-cell>
          <table:table-cell office:value-type="string">
            <text:p>(བྱ་ཚིག)</text:p>
          </table:table-cell>
          <table:table-cell table:style-name="ce11" office:value-type="string">
            <text:p>བསལ་གྱི་ད་ལྟ་བ། ལམ་སེལ། རྐྱེན་བར་ཆད་སེལ།</text:p>
          </table:table-cell>
          <table:table-cell table:number-columns-repeated="252"/>
        </table:table-row>
        <table:table-row table:style-name="ro1">
          <table:table-cell office:value-type="string">
            <text:p>སེལ་ཐབས།</text:p>
          </table:table-cell>
          <table:table-cell office:value-type="string">
            <text:p>/sel thab/</text:p>
          </table:table-cell>
          <table:table-cell office:value-type="string">
            <text:p>(མིང་)</text:p>
          </table:table-cell>
          <table:table-cell office:value-type="string">
            <text:p>ལེགས་ཤོམ་དང་བདེ་ཏོག་ཏོ་བཟོ་ནིའི་ཐབས་ལམ་ཟེར་བའི་དོན།སྐྱོ་བའི་སྡུག་བསྔལ་སེལ་ཐབས་མཛད་གནང་།</text:p>
          </table:table-cell>
          <table:table-cell table:number-columns-repeated="252"/>
        </table:table-row>
        <table:table-row table:style-name="ro1">
          <table:table-cell office:value-type="string">
            <text:p>སེལ་འཇུག།</text:p>
          </table:table-cell>
          <table:table-cell office:value-type="string">
            <text:p>/sel ju</text:p>
          </table:table-cell>
          <table:table-cell office:value-type="string">
            <text:p>(མིང་)</text:p>
          </table:table-cell>
          <table:table-cell office:value-type="string">
            <text:p>རྟོག་བཅས་ག་ར་སེལ་བའི་སྒོ་ནས་འཇུག་པའི་དོན།རྗེས་དཔག་གི་ཚུལ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སེལ་བ།</text:p>
          </table:table-cell>
          <table:table-cell office:value-type="string">
            <text:p>/sel wa/</text:p>
          </table:table-cell>
          <table:table-cell office:value-type="string">
            <text:p>(མིང་)</text:p>
          </table:table-cell>
          <table:table-cell office:value-type="string">
            <text:p>སྦྱོར་འབྲས་ཉེར་བདུན་ལས་ཅིག།</text:p>
          </table:table-cell>
          <table:table-cell table:number-columns-repeated="252"/>
        </table:table-row>
        <table:table-row table:style-name="ro1">
          <table:table-cell office:value-type="string">
            <text:p>སོ།</text:p>
          </table:table-cell>
          <table:table-cell office:value-type="string">
            <text:p>/so/</text:p>
          </table:table-cell>
          <table:table-cell office:value-type="string">
            <text:p>(མིང་)</text:p>
          </table:table-cell>
          <table:table-cell table:style-name="ce11" office:value-type="string">
            <text:p>1 མི་དང་སེམས་ཅན་ཚུ་གི་ཁའི་ནང་ན་སྐྱེས་མི་རུ་ཏོ་གི་མིང་། རྟའི་སོ་སྦོམ་ཡོད། 2 གོ་ལ་སོགས་ཀྱི་མཐའམ་ལུ་ཡང་གོཝ་ཨིན། དཔེར་ན་གོ་གི་སོ་ཆད་ཡར་སོ་ནུག་ལྟ་བུ། 3 འགྲམ། ཟུར་ཁ། མཐའམ་ཟེར་བའི་དོན། ལམ་གྱི་སོ་ཁར་མ་སྡོད། 4 སུམ་ཅུ་པའི་རྫོགས་ཚིག་གི་ཕྲད་བཅུ་གཅིག་ལས་གཅིག། སེམས་ཡེངས་སོ། སེམས་ཆགས་སོ་ལྟ་བུ།</text:p>
          </table:table-cell>
          <table:table-cell table:number-columns-repeated="252"/>
        </table:table-row>
        <table:table-row table:style-name="ro1">
          <table:table-cell office:value-type="string">
            <text:p>སོ་ཀ།</text:p>
          </table:table-cell>
          <table:table-cell office:value-type="string">
            <text:p>/so ka/</text:p>
          </table:table-cell>
          <table:table-cell office:value-type="string">
            <text:p>(མིང་)</text:p>
          </table:table-cell>
          <table:table-cell table:style-name="ce11" office:value-type="string">
            <text:p>ཆོས་སྐད། སེས་ཀ་དང་སོ་ཁ་དང་དོན་གཅིག། སོ་ཀའི་དུས་སུ་དྲོད་ཡོད།</text:p>
          </table:table-cell>
          <table:table-cell table:number-columns-repeated="252"/>
        </table:table-row>
        <table:table-row table:style-name="ro1">
          <table:table-cell office:value-type="string">
            <text:p>སོ་ཀྲོ།</text:p>
          </table:table-cell>
          <table:table-cell office:value-type="string">
            <text:p>/so tro/</text:p>
          </table:table-cell>
          <table:table-cell office:value-type="string">
            <text:p>(མིང་)</text:p>
          </table:table-cell>
          <table:table-cell office:value-type="string">
            <text:p>ཁའི་ནང་གི་སོ་རང་རོང་བཏང་སྟེ་གྲལ་ལེགས་ཤོམ་མེད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ོ་དཀར།</text:p>
          </table:table-cell>
          <table:table-cell office:value-type="string">
            <text:p>/so kar/</text:p>
          </table:table-cell>
          <table:table-cell office:value-type="string">
            <text:p>(མིང་)</text:p>
          </table:table-cell>
          <table:table-cell table:style-name="ce11" office:value-type="string">
            <text:p>སོའི་བཀྱག་གི་མིང་། སོ་དཀར་འཛུམ་གྱི་ཡིད་དབང་འགུག།</text:p>
          </table:table-cell>
          <table:table-cell table:number-columns-repeated="252"/>
        </table:table-row>
        <table:table-row table:style-name="ro1">
          <table:table-cell office:value-type="string">
            <text:p>སོ་སྐྱེས།</text:p>
          </table:table-cell>
          <table:table-cell office:value-type="string">
            <text:p>/so ke/</text:p>
          </table:table-cell>
          <table:table-cell office:value-type="string">
            <text:p>(མིང་)</text:p>
          </table:table-cell>
          <table:table-cell table:style-name="ce11" office:value-type="string">
            <text:p>ཆོས་ཉིད་གནས་ལུགས་དོན་མ་རྟོགསཔའི་མི་སྤྱིའི་མིང་། འདི་ལུ་མི་ཕལ་པ་དང་ཐ་མལ་པ་ཟེར་ཡང་སླབ་སྲོལ་ཡོད། (བྱ་ཚིག) ཁ་ནང་གི་སོ་གསརཔ་ཐོན་པའི་དོན། ཨ་ལུ་འདི་སོ་སྐྱེས་ནུག།</text:p>
          </table:table-cell>
          <table:table-cell table:number-columns-repeated="252"/>
        </table:table-row>
        <table:table-row table:style-name="ro1">
          <table:table-cell office:value-type="string">
            <text:p>སོ་བཀྲུ།</text:p>
          </table:table-cell>
          <table:table-cell office:value-type="string">
            <text:p>/so tru/</text:p>
          </table:table-cell>
          <table:table-cell office:value-type="string">
            <text:p>(མིང་)</text:p>
          </table:table-cell>
          <table:table-cell table:style-name="ce11" office:value-type="string">
            <text:p>སོ་འཁྱུ་ནིའི་ཅ་ལ་ཅིག་མིང་། ཁ་དྲིམ་བསྣམ་པ་ཅིན་སོ་བཀྲུ་རྐྱབ།</text:p>
          </table:table-cell>
          <table:table-cell table:number-columns-repeated="252"/>
        </table:table-row>
        <table:table-row table:style-name="ro1">
          <table:table-cell office:value-type="string">
            <text:p>སོ་ཁ།</text:p>
          </table:table-cell>
          <table:table-cell office:value-type="string">
            <text:p>/so kha/</text:p>
          </table:table-cell>
          <table:table-cell office:value-type="string">
            <text:p>(མིང་)</text:p>
          </table:table-cell>
          <table:table-cell table:style-name="ce11" office:value-type="string">
            <text:p>1 ཟླཝ་གཉིས་པ་ གསུམ་པ་ བཞི་པའི་དུས་ཚོད། སོ་ཁའི་དུས་སུ་ཤིང་གི་ལྕུག་གུ་རྒྱགས། 2 ཟུར་གའི་དོན། ལམ་གྱི་སོ་ཁ་ལུ་ཉལ་མ་སྡོད།</text:p>
          </table:table-cell>
          <table:table-cell table:number-columns-repeated="252"/>
        </table:table-row>
        <table:table-row table:style-name="ro1">
          <table:table-cell office:value-type="string">
            <text:p>སོ་འཁོར།</text:p>
          </table:table-cell>
          <table:table-cell office:value-type="string">
            <text:p>/so khor/</text:p>
          </table:table-cell>
          <table:table-cell office:value-type="string">
            <text:p>(མིང་)</text:p>
          </table:table-cell>
          <table:table-cell table:style-name="ce11" office:value-type="string">
            <text:p>འཕྲུལ་འཁོར་ནང་གི་འཁོར་ལོའི་མཐའ་མར་སོའི་བཟོ་རྣམ་བཟུམ་ཡོད་མི་སྤྱིའི་མིང་། སོ་འཁོར་ཉོ་བར་འགྱོ་དགོ་པས།</text:p>
          </table:table-cell>
          <table:table-cell table:number-columns-repeated="252"/>
        </table:table-row>
        <table:table-row table:style-name="ro1">
          <table:table-cell office:value-type="string">
            <text:p>སོ་འཁྲུད།</text:p>
          </table:table-cell>
          <table:table-cell office:value-type="string">
            <text:p>/so thrue/</text:p>
          </table:table-cell>
          <table:table-cell office:value-type="string">
            <text:p>(མིང་)</text:p>
          </table:table-cell>
          <table:table-cell table:style-name="ce11" office:value-type="string">
            <text:p>སོ་བཀྲུ་དང་དོན་གཅིག། སོ་འཁྲུད་ལེགས་ཤོམ་འབད་རྐྱབ།</text:p>
          </table:table-cell>
          <table:table-cell table:number-columns-repeated="252"/>
        </table:table-row>
        <table:table-row table:style-name="ro1">
          <table:table-cell office:value-type="string">
            <text:p>སོ་དགུ།</text:p>
          </table:table-cell>
          <table:table-cell office:value-type="string">
            <text:p>/so gu/</text:p>
          </table:table-cell>
          <table:table-cell office:value-type="string">
            <text:p>(མིང་)</text:p>
          </table:table-cell>
          <table:table-cell table:style-name="ce11" office:value-type="string">
            <text:p>1 གྱངས་ཁ་བཅུ་ཚན་གསུམ་དང་ཕུད་རྡོག་དགུའམ་ཁལ་གཅིག་དང་ཕཅུ་དགུ། 2 སོ་ཕུད་རྡོག་དགུ་ག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ོ་བརྒྱད།</text:p>
          </table:table-cell>
          <table:table-cell office:value-type="string">
            <text:p>/so ge/</text:p>
          </table:table-cell>
          <table:table-cell office:value-type="string">
            <text:p>(མིང་)</text:p>
          </table:table-cell>
          <table:table-cell table:style-name="ce11" office:value-type="string">
            <text:p>གྱངས་ཁ་བཅུ་ཚན་གསུམ་དང་ཕུད་རྡོག་བརྒྱད་དམ་ཁལ་གཅིག་དང་བཅོ་བརྒྱད། ད་རེས་ཞལ་འཛོམས་ནང་ལུ་མི་སོ་བརྒྱད་འདུག།</text:p>
          </table:table-cell>
          <table:table-cell table:number-columns-repeated="252"/>
        </table:table-row>
        <table:table-row table:style-name="ro1">
          <table:table-cell office:value-type="string">
            <text:p>སོ་ལྔ།</text:p>
          </table:table-cell>
          <table:table-cell office:value-type="string">
            <text:p>/so nga/</text:p>
          </table:table-cell>
          <table:table-cell office:value-type="string">
            <text:p>(མིང་)</text:p>
          </table:table-cell>
          <table:table-cell office:value-type="string">
            <text:p>གྱངས་ཁ་བཅུ་ཚན་གསུམ་དང་ཕུད་རྡོག་ལྔའམ་ཁལ་གཅིག་དང་ལྔ།</text:p>
          </table:table-cell>
          <table:table-cell table:number-columns-repeated="252"/>
        </table:table-row>
        <table:table-row table:style-name="ro1">
          <table:table-cell office:value-type="string">
            <text:p>སོ་བཅག།</text:p>
          </table:table-cell>
          <table:table-cell office:value-type="string">
            <text:p>/so cag/</text:p>
          </table:table-cell>
          <table:table-cell office:value-type="string">
            <text:p>(བྱ་ཚིག)</text:p>
          </table:table-cell>
          <table:table-cell table:style-name="ce11" office:value-type="string">
            <text:p>ཁ་ནང་གི་སོ་མེདཔ་བཏང་པའི་དོན། ཁ་གི་སོ་བཅག་བཀོག་ད་ནུག།</text:p>
          </table:table-cell>
          <table:table-cell table:number-columns-repeated="252"/>
        </table:table-row>
        <table:table-row table:style-name="ro1">
          <table:table-cell office:value-type="string">
            <text:p>སོ་གཅིག།</text:p>
          </table:table-cell>
          <table:table-cell office:value-type="string">
            <text:p>/so ci/</text:p>
          </table:table-cell>
          <table:table-cell office:value-type="string">
            <text:p>(མིང་)</text:p>
          </table:table-cell>
          <table:table-cell office:value-type="string">
            <text:p>གྱངས་ཁ་བཅུ་ཚན་གསུམ་དང་ཕུད་རྡོག་གཅིག།</text:p>
          </table:table-cell>
          <table:table-cell table:number-columns-repeated="252"/>
        </table:table-row>
        <table:table-row table:style-name="ro1">
          <table:table-cell office:value-type="string">
            <text:p>སོ་བཅོས།</text:p>
          </table:table-cell>
          <table:table-cell office:value-type="string">
            <text:p>/so coe/</text:p>
          </table:table-cell>
          <table:table-cell office:value-type="string">
            <text:p>(མིང་)</text:p>
          </table:table-cell>
          <table:table-cell table:style-name="ce11" office:value-type="string">
            <text:p>སོ་བཅོས་ཁ་རྐྱབ་པའི་དོན། སོ་བཅོས་ཁང་ནང་ལུ་ནདཔ་ལེ་ཤ་འདུག།</text:p>
          </table:table-cell>
          <table:table-cell table:number-columns-repeated="252"/>
        </table:table-row>
        <table:table-row table:style-name="ro1">
          <table:table-cell office:value-type="string">
            <text:p>སོ་བརྗེས།</text:p>
          </table:table-cell>
          <table:table-cell office:value-type="string">
            <text:p>/so je/</text:p>
          </table:table-cell>
          <table:table-cell office:value-type="string">
            <text:p>(བྱ་ཚིག་)</text:p>
          </table:table-cell>
          <table:table-cell office:value-type="string">
            <text:p>ཁ་ནང་གི་སོ་རྙིངམ་འདི་ཐོན་འགྱོ་ཞིན་ན་སོ་གསརཔ་སྐྱེ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ོ་ཉིའུ།</text:p>
          </table:table-cell>
          <table:table-cell office:value-type="string">
            <text:p>/so nyiu/</text:p>
          </table:table-cell>
          <table:table-cell office:value-type="string">
            <text:p>(མིང་)</text:p>
          </table:table-cell>
          <table:table-cell table:style-name="ce11" office:value-type="string">
            <text:p>སོའི་ར་ཏོག་གི་ཤ། མོ་གི་ས་ཉིའུ་སྦོ་ཆེ་ནུག།</text:p>
          </table:table-cell>
          <table:table-cell table:number-columns-repeated="252"/>
        </table:table-row>
        <table:table-row table:style-name="ro1">
          <table:table-cell office:value-type="string">
            <text:p>སོ་རྙིལ།</text:p>
          </table:table-cell>
          <table:table-cell office:value-type="string">
            <text:p>/so nyil/</text:p>
          </table:table-cell>
          <table:table-cell office:value-type="string">
            <text:p>(མིང་)</text:p>
          </table:table-cell>
          <table:table-cell table:style-name="ce11" office:value-type="string">
            <text:p>སོ་ཉིའུ་དང་དོན་གཅིག། སོ་རྙིལ་ནཝ་མས།</text:p>
          </table:table-cell>
          <table:table-cell table:number-columns-repeated="252"/>
        </table:table-row>
        <table:table-row table:style-name="ro1">
          <table:table-cell office:value-type="string">
            <text:p>སོ་གཉིས།</text:p>
          </table:table-cell>
          <table:table-cell office:value-type="string">
            <text:p>/so nyi/</text:p>
          </table:table-cell>
          <table:table-cell office:value-type="string">
            <text:p>(མིང་)</text:p>
          </table:table-cell>
          <table:table-cell office:value-type="string">
            <text:p>གྱངས་ཁ་བཅུ་ཚན་གསུམ་དང་ཕུད་རྡོག་གཉིས།</text:p>
          </table:table-cell>
          <table:table-cell table:number-columns-repeated="252"/>
        </table:table-row>
        <table:table-row table:style-name="ro1">
          <table:table-cell office:value-type="string">
            <text:p>སོ་ཏོག་ཁོག་ཁོ།</text:p>
          </table:table-cell>
          <table:table-cell office:value-type="string">
            <text:p>/so to kho kho/</text:p>
          </table:table-cell>
          <table:table-cell office:value-type="string">
            <text:p>(མིང་)</text:p>
          </table:table-cell>
          <table:table-cell table:style-name="ce11" office:value-type="string">
            <text:p>ཧུམ་མཆིས་ཆི་མེད་པའི་དོན། ཁ་སོ་ཏོག་ཁོག་ཁོ་ཡར་སོ་ནུག། འདི་ལུ་སོ་མདོག་ཁོག་ཁོ་ཟེར་ཡང་འབྲི་ནི་ཡོད།</text:p>
          </table:table-cell>
          <table:table-cell table:number-columns-repeated="252"/>
        </table:table-row>
        <table:table-row table:style-name="ro1">
          <table:table-cell office:value-type="string">
            <text:p>སོ་བཏབ།</text:p>
          </table:table-cell>
          <table:table-cell office:value-type="string">
            <text:p>/so tab/</text:p>
          </table:table-cell>
          <table:table-cell office:value-type="string">
            <text:p>(བྱ་ཚིག)</text:p>
          </table:table-cell>
          <table:table-cell table:style-name="ce11" office:value-type="string">
            <text:p>སོ་གིས་གཟུགས་ཁ་ལུ་རྨུར་ཏེ་རྨ་བཏོན་པའི་དོན། རོ་ཁྱི་གིས་སོ་བཏབ་ད་ནུག།</text:p>
          </table:table-cell>
          <table:table-cell table:number-columns-repeated="252"/>
        </table:table-row>
        <table:table-row table:style-name="ro1">
          <table:table-cell office:value-type="string">
            <text:p>སོ་སྟོར།</text:p>
          </table:table-cell>
          <table:table-cell office:value-type="string">
            <text:p>/so tor/</text:p>
          </table:table-cell>
          <table:table-cell office:value-type="string">
            <text:p>(མིང་)</text:p>
          </table:table-cell>
          <table:table-cell table:style-name="ce11" office:value-type="string">
            <text:p>སོ་ཟིང་པ། སོ་ཐགས་མ་དམ་པའི་དོན། སོའི་བར་ན་ས་སྟོང་སྦོམ་ཡོད་པའི་དོན། མོ་གི་སོ་སྟོར་འདི་ཨིན་པས།</text:p>
          </table:table-cell>
          <table:table-cell table:number-columns-repeated="252"/>
        </table:table-row>
        <table:table-row table:style-name="ro1">
          <table:table-cell office:value-type="string">
            <text:p>སོ་སྟར་ཧ།</text:p>
          </table:table-cell>
          <table:table-cell office:value-type="string">
            <text:p>/so tar ha/</text:p>
          </table:table-cell>
          <table:table-cell office:value-type="string">
            <text:p>(མིང་)༡.</text:p>
          </table:table-cell>
          <table:table-cell table:style-name="ce11" office:value-type="string">
            <text:p>ལཱ་ག་ཅི་རང་འབད་རུང་བློ་ཐག་ཆོད་པའིདོན། 2 ག་དགའཝ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ོ་འཐམ།</text:p>
          </table:table-cell>
          <table:table-cell office:value-type="string">
            <text:p>/so tham/</text:p>
          </table:table-cell>
          <table:table-cell office:value-type="string">
            <text:p>(མིང་)</text:p>
          </table:table-cell>
          <table:table-cell table:style-name="ce11" office:value-type="string">
            <text:p>གྲང་དམྱལ་བརྒྱད་ལས་ཅིག། གྱངས་ཤུགས་ཀྱིས་ཁའི་ཡར་སོ་དང་མར་སོ་གཉིས་འཐབ་སྟེ་ཏག་ཏག་འབད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ོ་དྲུག།</text:p>
          </table:table-cell>
          <table:table-cell office:value-type="string">
            <text:p>/so dru/</text:p>
          </table:table-cell>
          <table:table-cell office:value-type="string">
            <text:p>(མིང་)</text:p>
          </table:table-cell>
          <table:table-cell table:style-name="ce11" office:value-type="string">
            <text:p>གྱངས་ཁ་བཅུ་ཚན་གསུམ་དང་ཕུད་རྡོག་གསུམ། ཁལ་གཅིག་དང་བཅུ་བདུན།</text:p>
          </table:table-cell>
          <table:table-cell table:number-columns-repeated="252"/>
        </table:table-row>
        <table:table-row table:style-name="ro1">
          <table:table-cell office:value-type="string">
            <text:p>སོ་དྲེག།</text:p>
          </table:table-cell>
          <table:table-cell office:value-type="string">
            <text:p>/so dre</text:p>
          </table:table-cell>
          <table:table-cell office:value-type="string">
            <text:p>(མིང་)</text:p>
          </table:table-cell>
          <table:table-cell table:style-name="ce11" office:value-type="string">
            <text:p>སོའི་གུ་ཆགས་མི་དྲེགས་པ་ཟེར་བའི་དོན། སོ་དྲེག་ཆུ་འཁྱུ་བཏང་།</text:p>
          </table:table-cell>
          <table:table-cell table:number-columns-repeated="252"/>
        </table:table-row>
        <table:table-row table:style-name="ro1">
          <table:table-cell office:value-type="string">
            <text:p>སོ་བདུན།</text:p>
          </table:table-cell>
          <table:table-cell office:value-type="string">
            <text:p>/so duen/</text:p>
          </table:table-cell>
          <table:table-cell office:value-type="string">
            <text:p>(མིང་)</text:p>
          </table:table-cell>
          <table:table-cell table:style-name="ce11" office:value-type="string">
            <text:p>གྱངས་ཁ་བཅུ་ཚན་གསུམ་དང་ཕུད་རྡོག་བདུན། ཁལ་གཅིག་དང་བཅུ་བདུན།</text:p>
          </table:table-cell>
          <table:table-cell table:number-columns-repeated="252"/>
        </table:table-row>
        <table:table-row table:style-name="ro1">
          <table:table-cell office:value-type="string">
            <text:p>སོ་བསྡམས།</text:p>
          </table:table-cell>
          <table:table-cell office:value-type="string">
            <text:p>/so dam/</text:p>
          </table:table-cell>
          <table:table-cell office:value-type="string">
            <text:p>(བྱ་ཚིག)༡.</text:p>
          </table:table-cell>
          <table:table-cell table:style-name="ce11" office:value-type="string">
            <text:p>ཁའི་ཡར་སོ་དང་མ་སོ་གཉིས་གཅིག་ཁར་བཏབ་པའམ་བསྡམས་པའི་དོན། 2 སེམས་ཀྱིས་སྙིང་རུས་བསྐྱེད་པའིདོན། རང་མགུ་ཕོག་པའི་ལཱ་འདི་སོ་བསྡམས་འདི་རང་ཨིན་རུང་འབད་དགོ།</text:p>
          </table:table-cell>
          <table:table-cell table:number-columns-repeated="252"/>
        </table:table-row>
        <table:table-row table:style-name="ro1">
          <table:table-cell office:value-type="string">
            <text:p>སོ་བསྡོམས།</text:p>
          </table:table-cell>
          <table:table-cell office:value-type="string">
            <text:p>/so dom/</text:p>
          </table:table-cell>
          <table:table-cell office:value-type="string">
            <text:p>(མིང་)</text:p>
          </table:table-cell>
          <table:table-cell table:style-name="ce11" office:value-type="string">
            <text:p>ཁ་ནང་གི་སོའི་སྤྱི་བསྡོམས་ཟེར་བའི་དོན། ཁྱོད་ཁ་ལུ་སོ་བསྡོམས་ག་དེམ་ཅིག་ཡོད།</text:p>
          </table:table-cell>
          <table:table-cell table:number-columns-repeated="252"/>
        </table:table-row>
        <table:table-row table:style-name="ro1">
          <table:table-cell office:value-type="string">
            <text:p>སོ་ན།</text:p>
          </table:table-cell>
          <table:table-cell office:value-type="string">
            <text:p>/so na/</text:p>
          </table:table-cell>
          <table:table-cell office:value-type="string">
            <text:p>(བྱ་ཚིག)</text:p>
          </table:table-cell>
          <table:table-cell table:style-name="ce11" office:value-type="string">
            <text:p>1 སོ་ལུ་ན་ཟུག་རྐྱབ་པའི་དོན། མོ་ད་རེས་སོ་ན་འདི་སྨན་ཁང་ནང་ཡར་སོ་ནུག། 2 ཟུར་ཁའི་དོན། ལམ་གྱི་སོ་ན་རྩ་འདི་ཚུ་བཙུགས།</text:p>
          </table:table-cell>
          <table:table-cell table:number-columns-repeated="252"/>
        </table:table-row>
        <table:table-row table:style-name="ro1">
          <table:table-cell office:value-type="string">
            <text:p>སོ་ནད།</text:p>
          </table:table-cell>
          <table:table-cell office:value-type="string">
            <text:p>/so ne/</text:p>
          </table:table-cell>
          <table:table-cell office:value-type="string">
            <text:p>(མིང་)</text:p>
          </table:table-cell>
          <table:table-cell table:style-name="ce11" office:value-type="string">
            <text:p>སོའི་གུ་ཕོག་པའི་ནད་གཞིའི་མིང་། སོ་ནད་མ་ཐོབ་ནི་དོན་ལུ་སོ་བཀྲུ་རྐྱབ།</text:p>
          </table:table-cell>
          <table:table-cell table:number-columns-repeated="252"/>
        </table:table-row>
        <table:table-row table:style-name="ro1">
          <table:table-cell office:value-type="string">
            <text:p>སོ་ནམ།</text:p>
          </table:table-cell>
          <table:table-cell office:value-type="string">
            <text:p>/so nam/</text:p>
          </table:table-cell>
          <table:table-cell office:value-type="string">
            <text:p>(མིང་)</text:p>
          </table:table-cell>
          <table:table-cell table:style-name="ce11" office:value-type="string">
            <text:p>ཞིང་ལཱ་གི་མིང་གཞན། ས་ཞིང་ནང་ལོ་ཐོག་ཚུ་བཏབ་སྟེ་ལཱ་འབད་ནི། མོ་སོ་ནམ་གྱི་ལཱ་འབད་མི་ཨིན།</text:p>
          </table:table-cell>
          <table:table-cell table:number-columns-repeated="252"/>
        </table:table-row>
        <table:table-row table:style-name="ro1">
          <table:table-cell office:value-type="string">
            <text:p>སོ་ནམ་འགོ་དཔོན།</text:p>
          </table:table-cell>
          <table:table-cell office:value-type="string">
            <text:p>/so nam go poen/</text:p>
          </table:table-cell>
          <table:table-cell office:value-type="string">
            <text:p>(མིང་)</text:p>
          </table:table-cell>
          <table:table-cell table:style-name="ce11" office:value-type="string" table:number-columns-spanned="4" table:number-rows-spanned="1">
            <text:p>མངའ་སྡེའི་སོ་ནམ་རྒྱུན་སྐྱོང་འཐབ་མའི་གོ་གནས་ཀྱི་མིང་། ད་རེས་གཡུས་ཁ་ལུ་སོ་ནམ་འགོ་དཔོན་འབྱོན་ནི་ཨིན་མས།</text:p>
          </table:table-cell>
          <table:covered-table-cell table:number-columns-repeated="3"/>
          <table:table-cell table:number-columns-repeated="249"/>
        </table:table-row>
        <table:table-row table:style-name="ro1">
          <table:table-cell office:value-type="string">
            <text:p>སོ་ནམ་མདོ་ཆེན།</text:p>
          </table:table-cell>
          <table:table-cell office:value-type="string">
            <text:p>/so nam do chen/</text:p>
          </table:table-cell>
          <table:table-cell office:value-type="string">
            <text:p>(མིང་)</text:p>
          </table:table-cell>
          <table:table-cell office:value-type="string">
            <text:p>ལས་ཁུངས་ཀྱི་གཙོ་ཅན་གྱི་གོ་ངནས་འཆང་མི།</text:p>
          </table:table-cell>
          <table:table-cell table:number-columns-repeated="252"/>
        </table:table-row>
        <table:table-row table:style-name="ro1">
          <table:table-cell office:value-type="string">
            <text:p>སོ་ནམ་པ།</text:p>
          </table:table-cell>
          <table:table-cell office:value-type="string">
            <text:p>/so nam pa/</text:p>
          </table:table-cell>
          <table:table-cell office:value-type="string">
            <text:p>(མིང་)</text:p>
          </table:table-cell>
          <table:table-cell table:style-name="ce11" office:value-type="string">
            <text:p>ཞིང་ལཱ་འབད་མི་སྤྱིའི་མིང་། སོ་ནམ་པ་འདི་ཚུ་ལུ་སྦྱོང་བརྡར་ཅིག་བྱིན་དེས།</text:p>
          </table:table-cell>
          <table:table-cell table:number-columns-repeated="252"/>
        </table:table-row>
        <table:table-row table:style-name="ro1">
          <table:table-cell office:value-type="string">
            <text:p>སོ་སྤྱིད།</text:p>
          </table:table-cell>
          <table:table-cell office:value-type="string">
            <text:p>/so ci/</text:p>
          </table:table-cell>
          <table:table-cell office:value-type="string">
            <text:p>(མིང་)</text:p>
          </table:table-cell>
          <table:table-cell table:style-name="ce11" office:value-type="string">
            <text:p>མཆེ་བ་གཙིགས་པ། སོ་བཐོན་པའི་དོན། ཁོ་སོ་དཔྱིད་དེས།</text:p>
          </table:table-cell>
          <table:table-cell table:number-columns-repeated="252"/>
        </table:table-row>
        <table:table-row table:style-name="ro1">
          <table:table-cell office:value-type="string">
            <text:p>སོ་ནམ་འཕྲུལ་ཆས།</text:p>
          </table:table-cell>
          <table:table-cell office:value-type="string">
            <text:p>/so nam thruel che/</text:p>
          </table:table-cell>
          <table:table-cell office:value-type="string">
            <text:p>(མིང་)</text:p>
          </table:table-cell>
          <table:table-cell office:value-type="string">
            <text:p>སོ་ནམས་ཀྱི་ལཱ་འབད་ནིའི་དོན་ལུ་མཁོ་ཆེ་བའི་ཆ་ཆས།</text:p>
          </table:table-cell>
          <table:table-cell table:number-columns-repeated="252"/>
        </table:table-row>
        <table:table-row table:style-name="ro1">
          <table:table-cell office:value-type="string">
            <text:p>སོ་ནམ་བློན་པོ།</text:p>
          </table:table-cell>
          <table:table-cell office:value-type="string">
            <text:p>/so nam loen po/</text:p>
          </table:table-cell>
          <table:table-cell office:value-type="string">
            <text:p>(མིང་)</text:p>
          </table:table-cell>
          <table:table-cell table:style-name="ce11" office:value-type="string">
            <text:p>ལྷན་ངག་འདི་གི་སྲིད་བྱུས་བདག་འཛིན་འཐབ་མི་གཙོ་འཛིན་གྱི་མིང་། སོ་ནམ་བློན་པོ་མཆོག་གིས་གསུང་བཤད་གནང་ཡི།</text:p>
          </table:table-cell>
          <table:table-cell table:number-columns-repeated="252"/>
        </table:table-row>
        <table:table-row table:style-name="ro1">
          <table:table-cell office:value-type="string">
            <text:p>སོ་ནམ་ལས་ཁུངས།</text:p>
          </table:table-cell>
          <table:table-cell office:value-type="string">
            <text:p>/so nam le khung/</text:p>
          </table:table-cell>
          <table:table-cell office:value-type="string">
            <text:p>(མིང་)</text:p>
          </table:table-cell>
          <table:table-cell office:value-type="string">
            <text:p>སོ་ནམ་དང་འབྲེལ་བའི་ལས་དོན་རྒྱུན་སྐྱོང་འཐབ་མི་གཙོ་ཁང་ག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ོ་པ།</text:p>
          </table:table-cell>
          <table:table-cell office:value-type="string">
            <text:p>/so pa/</text:p>
          </table:table-cell>
          <table:table-cell office:value-type="string">
            <text:p>(མིང་)</text:p>
          </table:table-cell>
          <table:table-cell table:style-name="ce11" office:value-type="string">
            <text:p>1 གསང་བའི་ཐོག་ལས་ལྟ་རྟོག་འབད་མི། འདི་ལུ་བྱ་ལྟ་མི་ཟེར་ཡང་སླབ་སྲོལ་ཡོད། 2 དངོས་པོའི་གོ་རིམ་སང་བཏགས་ཀྱ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ོ་སྤར།</text:p>
          </table:table-cell>
          <table:table-cell office:value-type="string">
            <text:p>/so pa/</text:p>
          </table:table-cell>
          <table:table-cell office:value-type="string">
            <text:p>(བྱ་ཚིག་)</text:p>
          </table:table-cell>
          <table:table-cell table:style-name="ce11" office:value-type="string">
            <text:p>སོ་བརྟན་ཏོག་ཏོ་དང་སྒྲིང་སྒྲིང་མེད་པའི་དོན།ཨང་རྒས་ཀྱི་སོ་སྤར་དེས།</text:p>
          </table:table-cell>
          <table:table-cell table:number-columns-repeated="252"/>
        </table:table-row>
        <table:table-row table:style-name="ro1">
          <table:table-cell office:value-type="string">
            <text:p>སོ་པའི་རྟས་ལྕག།</text:p>
          </table:table-cell>
          <table:table-cell office:value-type="string">
            <text:p>/so pai te ca</text:p>
          </table:table-cell>
          <table:table-cell office:value-type="string">
            <text:p>(མིང་)</text:p>
          </table:table-cell>
          <table:table-cell table:style-name="ce11" office:value-type="string">
            <text:p>སོ་ཟེར་ ཚར་གྱི་རིགས་ལས་བཟོ་བའི་རྟས་ལྕག་ཅིག་གི་དབྱེ་བ་ཅིག།</text:p>
          </table:table-cell>
          <table:table-cell table:number-columns-repeated="252"/>
        </table:table-row>
        <table:table-row table:style-name="ro1">
          <table:table-cell office:value-type="string">
            <text:p>སོ་ཕག།</text:p>
          </table:table-cell>
          <table:table-cell office:value-type="string">
            <text:p>/so pha</text:p>
          </table:table-cell>
          <table:table-cell office:value-type="string">
            <text:p>(མིང་)</text:p>
          </table:table-cell>
          <table:table-cell table:style-name="ce11" office:value-type="string">
            <text:p>ས་པག་ཅུང་མེར་བཏང་སྟེ་བཟོ་མི་འདི་གི་མིང་། ཆབ་གསང་འདི་ས་ཕག་གིས་རྐྱབ་དགོ་པས།</text:p>
          </table:table-cell>
          <table:table-cell table:number-columns-repeated="252"/>
        </table:table-row>
        <table:table-row table:style-name="ro1">
          <table:table-cell office:value-type="string">
            <text:p>སོ་བ།</text:p>
          </table:table-cell>
          <table:table-cell office:value-type="string">
            <text:p>/so wa/</text:p>
          </table:table-cell>
          <table:table-cell office:value-type="string">
            <text:p>(མིང་)</text:p>
          </table:table-cell>
          <table:table-cell office:value-type="string">
            <text:p>འབྲུ་སྣའི་རིགས་ཅིག།</text:p>
          </table:table-cell>
          <table:table-cell table:number-columns-repeated="252"/>
        </table:table-row>
        <table:table-row table:style-name="ro1">
          <table:table-cell office:value-type="string">
            <text:p>སོ་བུད།</text:p>
          </table:table-cell>
          <table:table-cell office:value-type="string">
            <text:p>/so bue/</text:p>
          </table:table-cell>
          <table:table-cell office:value-type="string">
            <text:p>(བྱ་ཚིག།)</text:p>
          </table:table-cell>
          <table:table-cell table:style-name="ce11" office:value-type="string">
            <text:p>སོ་རང་བཞིན་གྱི་ཐོན་འགྱོ་བའི་དོན། མོ་ཁའི་སོ་བུད་སོ་ནུག།</text:p>
          </table:table-cell>
          <table:table-cell table:number-columns-repeated="252"/>
        </table:table-row>
        <table:table-row table:style-name="ro1">
          <table:table-cell office:value-type="string">
            <text:p>སོ་བྱ།</text:p>
          </table:table-cell>
          <table:table-cell office:value-type="string">
            <text:p>/so ja/</text:p>
          </table:table-cell>
          <table:table-cell office:value-type="string">
            <text:p>(མིང་)</text:p>
          </table:table-cell>
          <table:table-cell table:style-name="ce11" office:value-type="string">
            <text:p>ཆུ་བྱ་གི་མིང་གཞན། ཆུ་ནང་སོ་བྱ་ལེ་ཤ་འདུག།</text:p>
          </table:table-cell>
          <table:table-cell table:number-columns-repeated="252"/>
        </table:table-row>
        <table:table-row table:style-name="ro1">
          <table:table-cell office:value-type="string">
            <text:p>སོ་འབལ།</text:p>
          </table:table-cell>
          <table:table-cell office:value-type="string">
            <text:p>/so be/</text:p>
          </table:table-cell>
          <table:table-cell office:value-type="string">
            <text:p>(བྱ་ཚིག)</text:p>
          </table:table-cell>
          <table:table-cell table:style-name="ce11" office:value-type="string">
            <text:p>ཁའི་སོ་བཏོན་བཀོག་བའི་དོན། ད་རེས་སྨན་ཁང་ནང་སོ་འབལ་བར་འགྱོ་དགོ་པས།</text:p>
          </table:table-cell>
          <table:table-cell table:number-columns-repeated="252"/>
        </table:table-row>
        <table:table-row table:style-name="ro1">
          <table:table-cell office:value-type="string">
            <text:p>སོ་མ་ར་ཙ།</text:p>
          </table:table-cell>
          <table:table-cell office:value-type="string">
            <text:p>/so ma ra tsa/</text:p>
          </table:table-cell>
          <table:table-cell office:value-type="string">
            <text:p>(མིང་)</text:p>
          </table:table-cell>
          <table:table-cell table:style-name="ce11" office:value-type="string">
            <text:p>ཧོན་སྡོང་པགས་ཀོ་ཤུབས་ཞིན་ན་ སྐུདཔ་འཁལ་བཏུབ་མི་ཅིག། འདི་ལུ་ཀི་ཧང་ཟེར་ཡང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སོ་མང་།</text:p>
          </table:table-cell>
          <table:table-cell office:value-type="string">
            <text:p>/so mang/</text:p>
          </table:table-cell>
          <table:table-cell office:value-type="string">
            <text:p>(མིང་)</text:p>
          </table:table-cell>
          <table:table-cell table:style-name="ce11" office:value-type="string">
            <text:p>1 མགུ་ཏོག་གི་སྐྱ་ཤད་ནིའི་གུ་ཤད་ཀྱི་མིང་གཞན། 2 སོ་ལེ་ཤ་ཡོད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ོ་སྨན།</text:p>
          </table:table-cell>
          <table:table-cell office:value-type="string">
            <text:p>/so men/</text:p>
          </table:table-cell>
          <table:table-cell office:value-type="string">
            <text:p>(མིང་)</text:p>
          </table:table-cell>
          <table:table-cell table:style-name="ce11" office:value-type="string">
            <text:p>1 སོའི་དྲེག་པ་འདག་ནིའི་སྨན་རྫས་ཅིག་གི་མིང་། ཁྲོམ་ཁ་ལས་ང་ལུ་སོ་སྨན་ཅིག་ཉོ་འབག་འོང་གནང་མས། 2 སོ་ནཝ་ད་ ན་ཟུག་མར་ཕབ་འབད་ནིའི་སྨན་ཅིག། སྨན་ཁང་ནང་ལས་སོ་སྨན་ཅིག་ལེན་པར་འགྱོ་དགོ་པས།</text:p>
          </table:table-cell>
          <table:table-cell table:number-columns-repeated="252"/>
        </table:table-row>
        <table:table-row table:style-name="ro1">
          <table:table-cell office:value-type="string">
            <text:p>སོབརྩི།</text:p>
          </table:table-cell>
          <table:table-cell office:value-type="string">
            <text:p>/so tsi/</text:p>
          </table:table-cell>
          <table:table-cell office:value-type="string">
            <text:p>(མིང་)</text:p>
          </table:table-cell>
          <table:table-cell table:style-name="ce11" office:value-type="string">
            <text:p>སོ་རེག་མ་ཚུགསཔ་འགྱོ་བའི་དོན། ཚལ་ལུ་གིས་སོ་བརྩིས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ོ་ཚབ།</text:p>
          </table:table-cell>
          <table:table-cell office:value-type="string">
            <text:p>/so tshab/</text:p>
          </table:table-cell>
          <table:table-cell office:value-type="string">
            <text:p>(མིང་)</text:p>
          </table:table-cell>
          <table:table-cell office:value-type="string">
            <text:p>རང་གི་སོ་ངོ་མ་བཏོན་བཀོག་བཞིན་ན་སོ་བརྫུས་མ་བཙུག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ོ་ཚིས།</text:p>
          </table:table-cell>
          <table:table-cell office:value-type="string">
            <text:p>/so tshi/</text:p>
          </table:table-cell>
          <table:table-cell office:value-type="string">
            <text:p>(མིང་)</text:p>
          </table:table-cell>
          <table:table-cell office:value-type="string">
            <text:p>མཐའ་དོན་འཇིག་རྟེན་གྱི་སོ་ཚིས་ཟེར་བ་ཅིན་འཇིག་རྟེན་ཁྱིམ་པའི་འཚོ་བའི་མཐའ་དོན།</text:p>
          </table:table-cell>
          <table:table-cell table:number-columns-repeated="252"/>
        </table:table-row>
        <table:table-row table:style-name="ro1">
          <table:table-cell office:value-type="string">
            <text:p>སོ་བཞི།</text:p>
          </table:table-cell>
          <table:table-cell office:value-type="string">
            <text:p>/so zhi/</text:p>
          </table:table-cell>
          <table:table-cell office:value-type="string">
            <text:p>(མིང་)</text:p>
          </table:table-cell>
          <table:table-cell table:style-name="ce11" office:value-type="string">
            <text:p>1 གྱངས་ཁའི་མིང་།གྱངས་ཁ་བཅུ་ཚན་གསུམ་དང་ཕུད་རྡོག་བཞི།</text:p>
          </table:table-cell>
          <table:table-cell table:number-columns-repeated="252"/>
        </table:table-row>
        <table:table-row table:style-name="ro1">
          <table:table-cell office:value-type="string">
            <text:p>སོ་ཟད།</text:p>
          </table:table-cell>
          <table:table-cell office:value-type="string">
            <text:p>/so dze/</text:p>
          </table:table-cell>
          <table:table-cell office:value-type="string">
            <text:p>(བྱ་ཚིག)</text:p>
          </table:table-cell>
          <table:table-cell table:style-name="ce11" office:value-type="string">
            <text:p>སོའི་རྣོས་མེཔ་འགྱུར་བའི་དོན། སོག་ལེ་གི་སོ་ཟད་སོ་ནུག།</text:p>
          </table:table-cell>
          <table:table-cell table:number-columns-repeated="252"/>
        </table:table-row>
        <table:table-row table:style-name="ro1">
          <table:table-cell office:value-type="string">
            <text:p>སོ་ཟུར་གནུབ་གསུམ།</text:p>
          </table:table-cell>
          <table:table-cell office:value-type="string">
            <text:p>/so dzur nub sum/</text:p>
          </table:table-cell>
          <table:table-cell office:value-type="string">
            <text:p>(མིང་)</text:p>
          </table:table-cell>
          <table:table-cell table:style-name="ce11" office:value-type="string">
            <text:p>གསང་སྔགས་རྙིང་མའི་ལུགས་ཀྱི་སྔགས་པའི་རྒྱལ་པོར་གྲགས་པ། སོ་ཡེ་ཤེས་དབང་ཕྱུག། ཟུར་ཤཱཀྱ་འབྱུང་གནས། གནུབ་སངས་རྒྱས་ཡེས་ཤེས་ཨིན།</text:p>
          </table:table-cell>
          <table:table-cell table:number-columns-repeated="252"/>
        </table:table-row>
        <table:table-row table:style-name="ro1">
          <table:table-cell office:value-type="string">
            <text:p>སོ་རས།</text:p>
          </table:table-cell>
          <table:table-cell office:value-type="string">
            <text:p>/so re/</text:p>
          </table:table-cell>
          <table:table-cell office:value-type="string">
            <text:p>(མིང་)</text:p>
          </table:table-cell>
          <table:table-cell table:style-name="ce11" office:value-type="string">
            <text:p>ཚར་གྱིས་འཐག་འཐག་པའི་མདའ་བཙུགས་སའི་ཧོད། སོ་རས་ནང་ལུ་མདའ་ལེ་ཤ་འདུག།</text:p>
          </table:table-cell>
          <table:table-cell table:number-columns-repeated="252"/>
        </table:table-row>
        <table:table-row table:style-name="ro1">
          <table:table-cell office:value-type="string">
            <text:p>སོ་རལ།</text:p>
          </table:table-cell>
          <table:table-cell office:value-type="string">
            <text:p>/so re</text:p>
          </table:table-cell>
          <table:table-cell office:value-type="string">
            <text:p>(མིང་)</text:p>
          </table:table-cell>
          <table:table-cell table:style-name="ce11" office:value-type="string">
            <text:p>ཁའི་ནང་སོ་ཚངམ་མེད་པའི་དོན། མི་འདི་སོ་རལ་ཨིན་པས།</text:p>
          </table:table-cell>
          <table:table-cell table:number-columns-repeated="252"/>
        </table:table-row>
        <table:table-row table:style-name="ro1">
          <table:table-cell office:value-type="string">
            <text:p>སོ་ལུག།</text:p>
          </table:table-cell>
          <table:table-cell office:value-type="string">
            <text:p>/so lug/</text:p>
          </table:table-cell>
          <table:table-cell office:value-type="string">
            <text:p>(མིང་)</text:p>
          </table:table-cell>
          <table:table-cell office:value-type="string">
            <text:p>འབྱུ་སྣའི་རིགས་ལུ་རློན་ཆ་ཕོག་སྟེ་ལྕངམ་གྱི་ལྕུ་གུ་སྐྱེ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ོ་ལོ།</text:p>
          </table:table-cell>
          <table:table-cell office:value-type="string">
            <text:p>/so lo/</text:p>
          </table:table-cell>
          <table:table-cell office:value-type="string">
            <text:p>(མིང་)</text:p>
          </table:table-cell>
          <table:table-cell office:value-type="string">
            <text:p>འབྲུག་ཤར་ཕྱོགས་པའི་ཁ་ལས་ཨེ་མ་ལུ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སོ་ཤིང་།</text:p>
          </table:table-cell>
          <table:table-cell office:value-type="string">
            <text:p>/so shing/</text:p>
          </table:table-cell>
          <table:table-cell office:value-type="string">
            <text:p>(མིང་)</text:p>
          </table:table-cell>
          <table:table-cell table:style-name="ce11" office:value-type="string">
            <text:p>༡.སོ་ཆུ་འཁྱུ་བཏུབ་པའི་ཤིང་ཅིག་གི་མིང་། སོ་བཀྲུ་གི་ཚབ་མ་འབད་སྤྱོད་བཏུབ།</text:p>
          </table:table-cell>
          <table:table-cell table:number-columns-repeated="252"/>
        </table:table-row>
        <table:table-row table:style-name="ro1">
          <table:table-cell office:value-type="string">
            <text:p>སོ་སེལ།</text:p>
          </table:table-cell>
          <table:table-cell office:value-type="string">
            <text:p>/so sel/</text:p>
          </table:table-cell>
          <table:table-cell office:value-type="string">
            <text:p>(བྱ་ཚིག)</text:p>
          </table:table-cell>
          <table:table-cell table:style-name="ce11" office:value-type="string">
            <text:p>1 སོའི་ར་ཏོ་ཧིང་སངས་ས་བཟོ་བའི་དོན། 2 སོའི་ར་ཏོ་སེལ་ནིའི་ཙང་དུམ་གྱ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ོ་སོ།</text:p>
          </table:table-cell>
          <table:table-cell office:value-type="string">
            <text:p>/so so/</text:p>
          </table:table-cell>
          <table:table-cell office:value-type="string">
            <text:p>(མིང་)</text:p>
          </table:table-cell>
          <table:table-cell table:style-name="ce11" office:value-type="string">
            <text:p>༡.མ་འདྲ་བ། མི་འདྲ་བ། ཐ་དད་པའི་དོན། མོ་རྒྱལ་ཁབ་སོ་སོ་གི་མི་ཨིན་པས། 2 མཉམ་གཅིག། གཅིག་ཁའི་འགལ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ོ་སོ་འཐར་པའི་རིགས་བདུན།</text:p>
          </table:table-cell>
          <table:table-cell office:value-type="string">
            <text:p>/so so thar pai rig duen/</text:p>
          </table:table-cell>
          <table:table-cell office:value-type="string">
            <text:p>(མིང་)</text:p>
          </table:table-cell>
          <table:table-cell table:style-name="ce11" office:value-type="string">
            <text:p>དགེ་བསྙེན་ཕ་མ་གཉིས། དགེ་ཚུལ་ཕ་མ་གཉིས། དགེ་སློང་། དགེ་སློང་ཕ་མ་གཉིས།</text:p>
          </table:table-cell>
          <table:table-cell table:number-columns-repeated="252"/>
        </table:table-row>
        <table:table-row table:style-name="ro1">
          <table:table-cell office:value-type="string">
            <text:p>སོ་སོ་ཡག་དག་པའི་རིག་པ་བཞི།</text:p>
          </table:table-cell>
          <table:table-cell office:value-type="string">
            <text:p>/so so yag dag pai rig pa zhi/</text:p>
          </table:table-cell>
          <table:table-cell office:value-type="string">
            <text:p>(མིང་)</text:p>
          </table:table-cell>
          <table:table-cell table:style-name="ce11" office:value-type="string">
            <text:p>ཆོས་ཡང་དག་པའི་རིག་པ། དོན་ཡག་དག་པའི་རིག་པ། ངེས་པ་ཡང་དག་པའི་རིག་པ། སྤོབས་པ་ཡང་དག་པའི་རིག་པ་ཨིན།</text:p>
          </table:table-cell>
          <table:table-cell table:number-columns-repeated="252"/>
        </table:table-row>
        <table:table-row table:style-name="ro1">
          <table:table-cell office:value-type="string">
            <text:p>སོ་སོ་སྐྱེ་བོ།</text:p>
          </table:table-cell>
          <table:table-cell office:value-type="string">
            <text:p>/so so ke wo/</text:p>
          </table:table-cell>
          <table:table-cell office:value-type="string">
            <text:p>(མིང་)</text:p>
          </table:table-cell>
          <table:table-cell table:style-name="ce11" office:value-type="string">
            <text:p>སོ་སྐྱེ་དང་དོན་གཅིག། འཕགས་པ་མིན་པའི་སེམས་ཅན་སྤྱིའི་མིང་། སོ་སོ་སྐྱེ་བོའི་མནོ་དོན་སྒྲུབ་པར་དཀའ།</text:p>
          </table:table-cell>
          <table:table-cell table:number-columns-repeated="252"/>
        </table:table-row>
        <table:table-row table:style-name="ro1">
          <table:table-cell office:value-type="string">
            <text:p>སོ་གསུམ།</text:p>
          </table:table-cell>
          <table:table-cell office:value-type="string">
            <text:p>/so sum/</text:p>
          </table:table-cell>
          <table:table-cell office:value-type="string">
            <text:p>(མིང་)</text:p>
          </table:table-cell>
          <table:table-cell table:style-name="ce11" office:value-type="string">
            <text:p>1 ཁལ་གཅིག་དང་གསུམ། ཁ་ནང་གི་སོའི་གྲངས་ཚད་ཀྱི་མིང་། སོ་གསུམ་འབལ་བཀོག་ད་ནུག།</text:p>
          </table:table-cell>
          <table:table-cell table:number-columns-repeated="252"/>
        </table:table-row>
        <table:table-row table:style-name="ro1">
          <table:table-cell office:value-type="string">
            <text:p>སོ་གསོད།</text:p>
          </table:table-cell>
          <table:table-cell office:value-type="string">
            <text:p>/so soe</text:p>
          </table:table-cell>
          <table:table-cell office:value-type="string">
            <text:p>(མིང་)</text:p>
          </table:table-cell>
          <table:table-cell office:value-type="string">
            <text:p>དལ་བའམ་བདེ་བར་གནས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ོ་སློང་།</text:p>
          </table:table-cell>
          <table:table-cell office:value-type="string">
            <text:p>/so long/</text:p>
          </table:table-cell>
          <table:table-cell office:value-type="string">
            <text:p>(བྱ་ཚིག)</text:p>
          </table:table-cell>
          <table:table-cell office:value-type="string">
            <text:p>སོའི་ར་ཏོ་སེལ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ོག།</text:p>
          </table:table-cell>
          <table:table-cell office:value-type="string">
            <text:p>/sog</text:p>
          </table:table-cell>
          <table:table-cell office:value-type="string">
            <text:p>(སྐུལ་ཚིག)</text:p>
          </table:table-cell>
          <table:table-cell table:style-name="ce11" office:value-type="string">
            <text:p>1 གསག་གི་སྐུལ་ཚིག། བསག་བཅུག་པའི་དོན། རྒྱུ་ནོར་སོག་ཅིག། 2 ཤིང་གི་འདབ་མ་སྐམ་གྱི་མིང་། ཨའི་སོག་འཕྱག་པར་ཡར་སོ་ནུག།</text:p>
          </table:table-cell>
          <table:table-cell table:number-columns-repeated="252"/>
        </table:table-row>
        <table:table-row table:style-name="ro1">
          <table:table-cell office:value-type="string">
            <text:p>སོ་སྐོང་།</text:p>
          </table:table-cell>
          <table:table-cell office:value-type="string">
            <text:p>/so kong/</text:p>
          </table:table-cell>
          <table:table-cell office:value-type="string">
            <text:p>(བྱ་ཚིག)</text:p>
          </table:table-cell>
          <table:table-cell table:style-name="ce11" office:value-type="string">
            <text:p>ལུད་བཟོ་ནིནི་དོན་ལུ་ཤིང་གི་འདབ་མ་སྐམ་འདི་ཚུ་སྒྲོམ་པའི་དོན། མོ་སོག་སྐོང་པར་ཡར་སོ་ནུག།</text:p>
          </table:table-cell>
          <table:table-cell table:number-columns-repeated="252"/>
        </table:table-row>
        <table:table-row table:style-name="ro1">
          <table:table-cell office:value-type="string">
            <text:p>སོག་པ།</text:p>
          </table:table-cell>
          <table:table-cell office:value-type="string">
            <text:p>/sod pa/</text:p>
          </table:table-cell>
          <table:table-cell office:value-type="string">
            <text:p>(མིང་)</text:p>
          </table:table-cell>
          <table:table-cell office:value-type="string">
            <text:p>མི་དང་སྒོ་ནོར་སེམས་ཅན་གྱི་དཔུང་པའི་རུ་ཏོ་དང་རྩིབ་མའི་རུ་ཏོ་གཉིས་མཐུད་མཚམས་ཀྱི་རུ་ཏོ།</text:p>
          </table:table-cell>
          <table:table-cell table:number-columns-repeated="252"/>
        </table:table-row>
        <table:table-row table:style-name="ro1">
          <table:table-cell office:value-type="string">
            <text:p>སོག་པར།</text:p>
          </table:table-cell>
          <table:table-cell office:value-type="string">
            <text:p>/sog par/</text:p>
          </table:table-cell>
          <table:table-cell office:value-type="string">
            <text:p>(མིང་)</text:p>
          </table:table-cell>
          <table:table-cell table:style-name="ce11" office:value-type="string">
            <text:p>མི་དང་སེམས་ཅན་ལ་སོགས་པའི་རིགས་ སྣོ་ཚོགས་ཀྱི་གཟུགས་བརྙན་ཡོད་པའི་ཤིང་། སོག་པར་འདི་བདོས་ཆ་བཏངམ་ད་དགོཔ་ཨིན།</text:p>
          </table:table-cell>
          <table:table-cell table:number-columns-repeated="252"/>
        </table:table-row>
        <table:table-row table:style-name="ro1">
          <table:table-cell office:value-type="string">
            <text:p>སོག་པོ།</text:p>
          </table:table-cell>
          <table:table-cell office:value-type="string">
            <text:p>/sog po/</text:p>
          </table:table-cell>
          <table:table-cell office:value-type="string">
            <text:p>(མིང་)</text:p>
          </table:table-cell>
          <table:table-cell table:style-name="ce11" office:value-type="string">
            <text:p>རྒྱལ་ཁབ་ཅིག་གི་མིང། མོང་གོལ་གི་མི་རིགས།</text:p>
          </table:table-cell>
          <table:table-cell table:number-columns-repeated="252"/>
        </table:table-row>
        <table:table-row table:style-name="ro1">
          <table:table-cell office:value-type="string">
            <text:p>སོག་པོ་སྟག་ཁྲིད།</text:p>
          </table:table-cell>
          <table:table-cell office:value-type="string">
            <text:p>/sog po ta thri</text:p>
          </table:table-cell>
          <table:table-cell office:value-type="string">
            <text:p>(མིང་)</text:p>
          </table:table-cell>
          <table:table-cell office:value-type="string">
            <text:p>བར་གྱི་དུས་སྐབས་ཅིག་ནང་རྫོང་གཞི་དང་ལྷ་ཁང་ལ་སོགས་པའི་སྒོ་ཁར་འབྲི་སྲོལ་ཡོད་པའི་རི་མོ་ཅིག།</text:p>
          </table:table-cell>
          <table:table-cell table:number-columns-repeated="252"/>
        </table:table-row>
        <table:table-row table:style-name="ro1">
          <table:table-cell office:value-type="string">
            <text:p>སོ་འཕྱག།</text:p>
          </table:table-cell>
          <table:table-cell office:value-type="string">
            <text:p>/so cha</text:p>
          </table:table-cell>
          <table:table-cell office:value-type="string">
            <text:p>(བྱ་ཚིག)</text:p>
          </table:table-cell>
          <table:table-cell table:style-name="ce11" office:value-type="string">
            <text:p>སོག་སྐོང་པ་དང་བསྒྱོམ་པ་དང་དོན་གཅིག། མོ་སོག་འཕྱག་པར་ཡར་སོ་ནུག།</text:p>
          </table:table-cell>
          <table:table-cell table:number-columns-repeated="252"/>
        </table:table-row>
        <table:table-row table:style-name="ro1">
          <table:table-cell office:value-type="string">
            <text:p>སོག་བྱིལ།</text:p>
          </table:table-cell>
          <table:table-cell office:value-type="string">
            <text:p>/so</text:p>
          </table:table-cell>
          <table:table-cell office:value-type="string">
            <text:p>(མིང་)</text:p>
          </table:table-cell>
          <table:table-cell office:value-type="string">
            <text:p>སོག་པའི་ཨམ་སྲུ་ཚུ་གི་རྣམ་ཅོག་ཁར་བཏགས་ནིའི་རྒྱན་ཆ་ཅིག་ག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ོག་མ།</text:p>
          </table:table-cell>
          <table:table-cell office:value-type="string">
            <text:p>/so</text:p>
          </table:table-cell>
          <table:table-cell office:value-type="string">
            <text:p>(མིང་)</text:p>
          </table:table-cell>
          <table:table-cell table:style-name="ce11" office:value-type="string">
            <text:p>དཀར་ནས་དང་འབྱ་གི་སུག་མ། སོག་མ་ནོར་ལུ་བྱིན།</text:p>
          </table:table-cell>
          <table:table-cell table:number-columns-repeated="252"/>
        </table:table-row>
        <table:table-row table:style-name="ro1">
          <table:table-cell office:value-type="string">
            <text:p>སོག་ཡུལ།</text:p>
          </table:table-cell>
          <table:table-cell office:value-type="string">
            <text:p>/so</text:p>
          </table:table-cell>
          <table:table-cell office:value-type="string">
            <text:p>(མིང་)</text:p>
          </table:table-cell>
          <table:table-cell table:style-name="ce11" office:value-type="string">
            <text:p>སོག་པའི་གཡུས་ཚན་ཟེར་བའི་དོན། མོ་སོག་ཡུལ་ལས་འོངམ་ཨིན་པས།</text:p>
          </table:table-cell>
          <table:table-cell table:number-columns-repeated="252"/>
        </table:table-row>
        <table:table-row table:style-name="ro1">
          <table:table-cell office:value-type="string">
            <text:p>སོག་ལུགས།</text:p>
          </table:table-cell>
          <table:table-cell office:value-type="string">
            <text:p>/so</text:p>
          </table:table-cell>
          <table:table-cell office:value-type="string">
            <text:p>(མིང་)</text:p>
          </table:table-cell>
          <table:table-cell office:value-type="string">
            <text:p>སོག་པའི་རངི་ལུགས།</text:p>
          </table:table-cell>
          <table:table-cell table:number-columns-repeated="252"/>
        </table:table-row>
        <table:table-row table:style-name="ro1">
          <table:table-cell office:value-type="string">
            <text:p>སོག་ལེ།</text:p>
          </table:table-cell>
          <table:table-cell office:value-type="string">
            <text:p>/so</text:p>
          </table:table-cell>
          <table:table-cell office:value-type="string">
            <text:p>(མིང་)</text:p>
          </table:table-cell>
          <table:table-cell table:style-name="ce11" office:value-type="string">
            <text:p>ཤིང་ལ་སོགས་པ་བཏོག་ནིའི་བཟོ་བོའི་ལག་ཆ་ཅིག་གི་མིང་། ཤིང་བཏོག་པ་འགྱོ་བར་སོག་ལེ་དགོ།</text:p>
          </table:table-cell>
          <table:table-cell table:number-columns-repeated="252"/>
        </table:table-row>
        <table:table-row table:style-name="ro1">
          <table:table-cell office:value-type="string">
            <text:p>སོག་ཤིང་།</text:p>
          </table:table-cell>
          <table:table-cell office:value-type="string">
            <text:p>/sog shing/</text:p>
          </table:table-cell>
          <table:table-cell office:value-type="string">
            <text:p>(མིང་)</text:p>
          </table:table-cell>
          <table:table-cell table:style-name="ce11" office:value-type="string">
            <text:p>སོག་འཕྱག་ནིའི་དོན་ལུ་བདག་དབང་བཟུང་བཞག་པའི་ཤིང་གི་མིང་། མོ་གི་སོག་ཤིང་འདི་ཁྲམ་མི་ནང་མིན་འདུག། འདི་ལུ་རྒྱ་ཤིང་ཟེར་རང་སླབ་སྲོལ་ཡོད།</text:p>
          </table:table-cell>
          <table:table-cell table:number-columns-repeated="252"/>
        </table:table-row>
        <table:table-row table:style-name="ro1">
          <table:table-cell office:value-type="string">
            <text:p>སོག་སུབམ།</text:p>
          </table:table-cell>
          <table:table-cell office:value-type="string">
            <text:p>/s</text:p>
          </table:table-cell>
          <table:table-cell office:value-type="string">
            <text:p>(མིང་)</text:p>
          </table:table-cell>
          <table:table-cell table:style-name="ce11" office:value-type="string">
            <text:p>ལྕགས་དང་ཤིང་ཚུ་ཧུམ་ཆ་བཏོན་ནིའི་སྔོ་ཤིང་གི་འདབ་མ་རྩུབ་དྲགས་ཅིག། ད་རེས་ནངས་པར་ཤིང་གི་བཟོ་བཟོཝ་ཅིག་ཡང་ཡོད།</text:p>
          </table:table-cell>
          <table:table-cell table:number-columns-repeated="252"/>
        </table:table-row>
        <table:table-row table:style-name="ro1">
          <table:table-cell office:value-type="string">
            <text:p>སོག་སོགམ།</text:p>
          </table:table-cell>
          <table:table-cell office:value-type="string">
            <text:p>/sog som/</text:p>
          </table:table-cell>
          <table:table-cell office:value-type="string">
            <text:p>(མིང་)</text:p>
          </table:table-cell>
          <table:table-cell table:style-name="ce11" office:value-type="string">
            <text:p>འབྲུག་པའི་རྩེདམོ་ཅིག། སོག་སོགམ་རྩེདམོ་འདི་ལྟདམོ་ཆེ་ཏོག་ཏོ་ཡོད།</text:p>
          </table:table-cell>
          <table:table-cell table:number-columns-repeated="252"/>
        </table:table-row>
        <table:table-row table:style-name="ro1">
          <table:table-cell office:value-type="string">
            <text:p>སོགས།</text:p>
          </table:table-cell>
          <table:table-cell office:value-type="string">
            <text:p>/so</text:p>
          </table:table-cell>
          <table:table-cell office:value-type="string">
            <text:p>(མིང་)</text:p>
          </table:table-cell>
          <table:table-cell table:style-name="ce11" office:value-type="string">
            <text:p>1 དངོས་སུ་ཁ་གསལ་འབད་མ་བཤད་པར་ལེ་ཤ་གཅིག་ཁར་བསྡུས་པའི་དོན། བདག་སོགས་སེམས་ཅན་ཐམས་ཅད་ལ།། ༢.གསག་གི་སྐུལ་ཚིག་གི་འབྲི་ཐངས་གཞན།</text:p>
          </table:table-cell>
          <table:table-cell table:number-columns-repeated="252"/>
        </table:table-row>
        <table:table-row table:style-name="ro1">
          <table:table-cell office:value-type="string">
            <text:p>སོང་</text:p>
          </table:table-cell>
          <table:table-cell office:value-type="string">
            <text:p>/song/</text:p>
          </table:table-cell>
          <table:table-cell office:value-type="string">
            <text:p>(འདས་སྐུལ།)</text:p>
          </table:table-cell>
          <table:table-cell table:style-name="ce11" office:value-type="string">
            <text:p>ཕར་འགྱོ་ཟེར་བའི་དོན། ང་མོ་དང་ཕྱད་པར་ཚར་གཅིག་སོང་ཡི། 2 བྱ་བ་གྲུབ་པར་སྟོན་པའི་ཚིག་གྲོགས། ཡོན་ཏན་འདི་ཤེས་སོང་། ༣.ཟད་འགྲོའི་དོན། འགྲོ་སོ་བཏང་ཡི། 4 སྡོད་པ། འོང་བའི་འགལ་མིང་། ཕར་སོང་།</text:p>
          </table:table-cell>
          <table:table-cell table:number-columns-repeated="252"/>
        </table:table-row>
        <table:table-row table:style-name="ro1">
          <table:table-cell office:value-type="string">
            <text:p>སོང་ཐོ།</text:p>
          </table:table-cell>
          <table:table-cell office:value-type="string">
            <text:p>/song tho/</text:p>
          </table:table-cell>
          <table:table-cell office:value-type="string">
            <text:p>(མིང་)</text:p>
          </table:table-cell>
          <table:table-cell table:style-name="ce11" office:value-type="string">
            <text:p>གཉེར་ཚང་དང་ཏི་རུ་ལ་སོགས་པ་གཡོག་བཀོལ་ཏེ་ཟད་པའི་རྒྱུ་ནོར་ཚུ་གི་ མིང་དང་གྲངས་བསྡོམས་ཚུ་ཁ་གསལ་བཀོད་པའི་ཡི་གུ་དང་ཤོག་ཁྲམ་གྱི་རྩིས་ཐོ། ཁྱོད་ཀྱི་སོང་ཐོ་འདི་ཚུ་ཐོ་བཀོད་བཞག་ད།</text:p>
          </table:table-cell>
          <table:table-cell table:number-columns-repeated="252"/>
        </table:table-row>
        <table:table-row table:style-name="ro1">
          <table:table-cell office:value-type="string">
            <text:p>སོངས།</text:p>
          </table:table-cell>
          <table:table-cell office:value-type="string">
            <text:p>/song/</text:p>
          </table:table-cell>
          <table:table-cell office:value-type="string">
            <text:p>(སྐུལ་ཚིག)</text:p>
          </table:table-cell>
          <table:table-cell table:style-name="ce11" office:value-type="string">
            <text:p>ཧིང་སངས་ས་འགྱོ་བཅུག་པ། འབད་བཅུག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ོད།</text:p>
          </table:table-cell>
          <table:table-cell office:value-type="string">
            <text:p>/soe/</text:p>
          </table:table-cell>
          <table:table-cell office:value-type="string">
            <text:p>(སྐུལ་ཚིག)</text:p>
          </table:table-cell>
          <table:table-cell table:style-name="ce11" office:value-type="string">
            <text:p>༡.མི་དང་སེམས་ཅན་ལ་སོགས་པའི་སྲོག་གི་དབང་པོའི་རྒྱུན་བཅད་བཅུག་པའི་དོན། པགཔ་སོད་ཅིག། 2 མེ་འབར་མབཅུག་པའི་དོན། མེ་སོད་ཅིག།</text:p>
          </table:table-cell>
          <table:table-cell table:number-columns-repeated="252"/>
        </table:table-row>
        <table:table-row table:style-name="ro1">
          <table:table-cell office:value-type="string">
            <text:p>སོན།</text:p>
          </table:table-cell>
          <table:table-cell office:value-type="string">
            <text:p>/soen/</text:p>
          </table:table-cell>
          <table:table-cell office:value-type="string">
            <text:p>(བྱ་ཚིག་)</text:p>
          </table:table-cell>
          <table:table-cell table:style-name="ce11" office:value-type="string">
            <text:p>1བསླེབས་པ། ལྷོད་པའི་དོན། མཁས་པའི་ཡང་རྩེར་སོན། 2 མཐར་ཕྱིན་པའི་དོན། ཡོན་ཏན་མཐར་ཕྱིན་སོན། 3 ས་བོན་གྱི་བསྡུ་ཡིག། ཁྲོམ་ཁ་ལུ་ཨེ་མ་གྱི་སོན་བཙོང་ནི་འདུག། 4 སྐྱེ་རྒྱུན་སྤེལ་ནིའི་རྫས་ཅིག་གི་མིང་། ཕ་སོན། བྱ་སོན།</text:p>
          </table:table-cell>
          <table:table-cell table:number-columns-repeated="252"/>
        </table:table-row>
        <table:table-row table:style-name="ro1">
          <table:table-cell office:value-type="string">
            <text:p>སོན་བཏབ།</text:p>
          </table:table-cell>
          <table:table-cell office:value-type="string">
            <text:p>/soen tab/</text:p>
          </table:table-cell>
          <table:table-cell office:value-type="string">
            <text:p>(བྱ་ཚིག)</text:p>
          </table:table-cell>
          <table:table-cell table:style-name="ce11" office:value-type="string">
            <text:p>ལྕངམ་སྐྱེ་ནིའི་དོན་ལུ་སོན་ས་ཁར་བཙུགས་པའི་དོན། ཞིང་པ་འདི་ཚུ་སོན་བཏབ་དེས།</text:p>
          </table:table-cell>
          <table:table-cell table:number-columns-repeated="252"/>
        </table:table-row>
        <table:table-row table:style-name="ro1">
          <table:table-cell office:value-type="string">
            <text:p>སོབ་སོབ།</text:p>
          </table:table-cell>
          <table:table-cell office:value-type="string">
            <text:p>/sob sob/</text:p>
          </table:table-cell>
          <table:table-cell office:value-type="string">
            <text:p>(མིང་)</text:p>
          </table:table-cell>
          <table:table-cell table:style-name="ce11" office:value-type="string">
            <text:p>མཉེན་ཏོང་ཏོ་ཡོད་པའི་དོན། སྲ་ཀྲག་གི་འགལ་མིང་། ས་སོབ་སོབ་ཡོད་པ་ཅིན་ལྕངམ་སྐྱེཝ་མགྱོགས།</text:p>
          </table:table-cell>
          <table:table-cell table:number-columns-repeated="252"/>
        </table:table-row>
        <table:table-row table:style-name="ro1">
          <table:table-cell office:value-type="string">
            <text:p>སོམ་ཉི།</text:p>
          </table:table-cell>
          <table:table-cell office:value-type="string">
            <text:p>/som nyi/</text:p>
          </table:table-cell>
          <table:table-cell office:value-type="string">
            <text:p>(མིང་)</text:p>
          </table:table-cell>
          <table:table-cell table:style-name="ce11" office:value-type="string">
            <text:p>ཆོས་སྐད། ཐེ་ཚོམ་དང་དོག་པ་གི་མིང་གཞན། རང་གི་བླ་མ་ལ་སོམ་ཉི་བྱེད་མི་རུང་།</text:p>
          </table:table-cell>
          <table:table-cell table:number-columns-repeated="252"/>
        </table:table-row>
        <table:table-row table:style-name="ro1">
          <table:table-cell office:value-type="string">
            <text:p>སོམ་ཉི་ཟ།</text:p>
          </table:table-cell>
          <table:table-cell office:value-type="string">
            <text:p>/som nyi za/</text:p>
          </table:table-cell>
          <table:table-cell office:value-type="string">
            <text:p>(མིང་)</text:p>
          </table:table-cell>
          <table:table-cell office:value-type="string">
            <text:p>སེམས་ཐེ་ཚོམ་ཆགས་པ་དང་དོག་པ་ཟ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ོམ་ཕྲང་།</text:p>
          </table:table-cell>
          <table:table-cell office:value-type="string">
            <text:p>/som thrang/</text:p>
          </table:table-cell>
          <table:table-cell office:value-type="string">
            <text:p>(མིང་)</text:p>
          </table:table-cell>
          <table:table-cell office:value-type="string">
            <text:p>གཉོས་རྒྱལ་བ་ལྷ་གནང་པའི་གདན་ས་བུམ་ཐང་ཨུ་ར་སོམ་ཕྲང་དགོན་གནས།</text:p>
          </table:table-cell>
          <table:table-cell table:number-columns-repeated="252"/>
        </table:table-row>
        <table:table-row table:style-name="ro1">
          <table:table-cell office:value-type="string">
            <text:p>སོམ་གཞིག།</text:p>
          </table:table-cell>
          <table:table-cell office:value-type="string">
            <text:p>/som zhi</text:p>
          </table:table-cell>
          <table:table-cell office:value-type="string">
            <text:p>(བྱ་ཚིག)</text:p>
          </table:table-cell>
          <table:table-cell table:style-name="ce11" office:value-type="string">
            <text:p>དཔྱད་པ་གཏོང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ོའི་དྲུང་འཚོ།</text:p>
          </table:table-cell>
          <table:table-cell office:value-type="string">
            <text:p>/soi drung tsho/</text:p>
          </table:table-cell>
          <table:table-cell office:value-type="string">
            <text:p>(མིང་)</text:p>
          </table:table-cell>
          <table:table-cell table:style-name="ce11" office:value-type="string">
            <text:p>སོ་ནད་བཅོ་ཁ་རྐྱབ་མི། ད་རེས་སློབ་གྲྭ་ནང་ལུ་སོའི་དྲུང་འཚོ་འབྱོན་ནི་ཨིན་མས།</text:p>
          </table:table-cell>
          <table:table-cell table:number-columns-repeated="252"/>
        </table:table-row>
        <table:table-row table:style-name="ro1">
          <table:table-cell office:value-type="string">
            <text:p>སོར།</text:p>
          </table:table-cell>
          <table:table-cell office:value-type="string">
            <text:p>/so/</text:p>
          </table:table-cell>
          <table:table-cell office:value-type="string">
            <text:p>(བྱ་ཚིག)</text:p>
          </table:table-cell>
          <table:table-cell table:style-name="ce11" office:value-type="string">
            <text:p>1 དངོས་པོ་སོགས་ཕན་ཚུན་བརྗེ་བའི་དོན། ལྷམ་སོར་ད་ཡི། ༢.སོར་མོའི་མིང་བསྡུས་པའི་དོན། ལག་སོར་གང་དེ་ཅིག་མར་འཛུལ་སོ་ནུག།</text:p>
          </table:table-cell>
          <table:table-cell table:number-columns-repeated="252"/>
        </table:table-row>
        <table:table-row table:style-name="ro1">
          <table:table-cell office:value-type="string">
            <text:p>སོར་གང་།</text:p>
          </table:table-cell>
          <table:table-cell office:value-type="string">
            <text:p>/so/</text:p>
          </table:table-cell>
          <table:table-cell office:value-type="string">
            <text:p>(མིང་)</text:p>
          </table:table-cell>
          <table:table-cell table:style-name="ce11" office:value-type="string">
            <text:p>ཚད་ཀྱི་མིང་། ལག་པའི་འཛུབ་མོ་གང་གི་ཚད། མོ་གི་གཟུགས་སོར་གང་རྩིས་འཐུང་མས།</text:p>
          </table:table-cell>
          <table:table-cell table:number-columns-repeated="252"/>
        </table:table-row>
        <table:table-row table:style-name="ro1">
          <table:table-cell office:value-type="string">
            <text:p>སོར་ཆུད།</text:p>
          </table:table-cell>
          <table:table-cell office:value-type="string">
            <text:p>/so </text:p>
          </table:table-cell>
          <table:table-cell office:value-type="string">
            <text:p>(མིང་)</text:p>
          </table:table-cell>
          <table:table-cell table:style-name="ce11" office:value-type="string">
            <text:p>མར་ཉམས་ཡོད་མི་ཚུ་སྔར་བཞིན་དུ་བཟོ་བ། ཨ་རྟག་ཧ་ལུགས་བཟོ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ོར་གདུབ།</text:p>
          </table:table-cell>
          <table:table-cell office:value-type="string">
            <text:p>/so</text:p>
          </table:table-cell>
          <table:table-cell office:value-type="string">
            <text:p>(མིང་)</text:p>
          </table:table-cell>
          <table:table-cell table:style-name="ce11" office:value-type="string">
            <text:p>ཆོས་སྐད། མཛུབ་དཀྱི་ག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ོར་གནས།</text:p>
          </table:table-cell>
          <table:table-cell office:value-type="string">
            <text:p>/so</text:p>
          </table:table-cell>
          <table:table-cell office:value-type="string">
            <text:p>(མིང་)</text:p>
          </table:table-cell>
          <table:table-cell table:style-name="ce11" office:value-type="string">
            <text:p>སྔར་བཞིན་དུ་གནས་པའི་དོན། རང་གི་རིག་པ་སོར་གནས་ཡོད།</text:p>
          </table:table-cell>
          <table:table-cell table:number-columns-repeated="252"/>
        </table:table-row>
        <table:table-row table:style-name="ro1">
          <table:table-cell office:value-type="string">
            <text:p>སོར་མོ།</text:p>
          </table:table-cell>
          <table:table-cell office:value-type="string">
            <text:p><text:s/>mo/</text:p>
          </table:table-cell>
          <table:table-cell office:value-type="string">
            <text:p>(མིང་)</text:p>
          </table:table-cell>
          <table:table-cell table:style-name="ce11" office:value-type="string">
            <text:p>ལགཔ་དང་རྐང་པའི་མཛུབ་མོ། ལག་པའི་སོར་མོ་རིངམོ་འདུག།</text:p>
          </table:table-cell>
          <table:table-cell table:number-columns-repeated="252"/>
        </table:table-row>
        <table:table-row table:style-name="ro1">
          <table:table-cell office:value-type="string">
            <text:p>སོར་མོ་ལྔ།</text:p>
          </table:table-cell>
          <table:table-cell office:value-type="string">
            <text:p>mo nga/</text:p>
          </table:table-cell>
          <table:table-cell office:value-type="string">
            <text:p>(མིང་)</text:p>
          </table:table-cell>
          <table:table-cell table:style-name="ce11" office:value-type="string">
            <text:p>མཐེ་བོང། མཛུབ་མོ། གུང་མོ། སྲིན་ལག། མཐེའུ་ཆུང་ཨིན།</text:p>
          </table:table-cell>
          <table:table-cell table:number-columns-repeated="252"/>
        </table:table-row>
        <table:table-row table:style-name="ro1">
          <table:table-cell office:value-type="string">
            <text:p>སོར་མོ་ཕྲེང་བ།</text:p>
          </table:table-cell>
          <table:table-cell office:value-type="string">
            <text:p>mo threng wa/</text:p>
          </table:table-cell>
          <table:table-cell office:value-type="string">
            <text:p>(མིང་)</text:p>
          </table:table-cell>
          <table:table-cell office:value-type="string">
            <text:p>ལོག་པའི་བཤེས་གཉེན་གྱིས་བསླུས་མི་རྒྱལཔོ་གདུབ་རྩུབ་ཅན་དེས་མི་དགུ་བརྒྱ་གོ་དགུ་བསད་པའི་མཐར་རྫོགས་པའི་སངས་རྒྱས་དང་མཇལ་ཏེ་བདེན་པ་མཐོ་མི་དགྲ་བཅོམ་པ་ཅིག།</text:p>
          </table:table-cell>
          <table:table-cell table:number-columns-repeated="252"/>
        </table:table-row>
        <table:table-row table:style-name="ro1">
          <table:table-cell office:value-type="string">
            <text:p>སོར་ཚད།</text:p>
          </table:table-cell>
          <table:table-cell office:value-type="string">
            <text:p>tshe/</text:p>
          </table:table-cell>
          <table:table-cell office:value-type="string">
            <text:p>(མིང་)</text:p>
          </table:table-cell>
          <table:table-cell table:style-name="ce11" office:value-type="string">
            <text:p>ལག་པའི་མཛུ་ཅུ་གི་ཚད།</text:p>
          </table:table-cell>
          <table:table-cell table:number-columns-repeated="252"/>
        </table:table-row>
        <table:table-row table:style-name="ro1">
          <table:table-cell office:value-type="string">
            <text:p>སོར་ཚིགས།</text:p>
          </table:table-cell>
          <table:table-cell office:value-type="string">
            <text:p>/so</text:p>
          </table:table-cell>
          <table:table-cell office:value-type="string">
            <text:p>(མིང་)</text:p>
          </table:table-cell>
          <table:table-cell table:style-name="ce11" office:value-type="string">
            <text:p>ལག་པའི་མཛུ་ཅུ་གི་ཚིག་ཏོ་ཟེར་བའི་དོན། མོ་གི་སོར་ཚིགས་སྦོ་ནུག།</text:p>
          </table:table-cell>
          <table:table-cell table:number-columns-repeated="252"/>
        </table:table-row>
        <table:table-row table:style-name="ro1">
          <table:table-cell office:value-type="string">
            <text:p>སོར་མཚམས།</text:p>
          </table:table-cell>
          <table:table-cell office:value-type="string">
            <text:p><text:s/>tsham/</text:p>
          </table:table-cell>
          <table:table-cell office:value-type="string">
            <text:p>(མིང་)</text:p>
          </table:table-cell>
          <table:table-cell table:style-name="ce11" office:value-type="string">
            <text:p>དུས་ས་ཡུན། སྡོད་སྐོར་སོར་བའི་དུས་མཚམས། རྒཔོ་སོར་ནིའི་དུས་མཚམས་གུར་ལྷོད་ནུག།</text:p>
          </table:table-cell>
          <table:table-cell table:number-columns-repeated="252"/>
        </table:table-row>
        <table:table-row table:style-name="ro1">
          <table:table-cell office:value-type="string">
            <text:p>སོར་བཞག།</text:p>
          </table:table-cell>
          <table:table-cell office:value-type="string">
            <text:p><text:s/>zhag/</text:p>
          </table:table-cell>
          <table:table-cell office:value-type="string">
            <text:p>(མིང་)</text:p>
          </table:table-cell>
          <table:table-cell table:style-name="ce11" office:value-type="string">
            <text:p>རང་འཇགས། སྔར་བཞིན་དུ། ཨ་རྟག་ཧ་ལུགས། སྔར་བཞིན་དུ་གི་དོན། རྒཔོ་འདི་ཧེ་མ་གི་འདི་རང་སོར་བཞག་ཨིན།</text:p>
          </table:table-cell>
          <table:table-cell table:number-columns-repeated="252"/>
        </table:table-row>
        <table:table-row table:style-name="ro1">
          <table:table-cell office:value-type="string">
            <text:p>སོལ།</text:p>
          </table:table-cell>
          <table:table-cell office:value-type="string">
            <text:p>/soel/</text:p>
          </table:table-cell>
          <table:table-cell office:value-type="string">
            <text:p>(མིང་)</text:p>
          </table:table-cell>
          <table:table-cell table:style-name="ce11" office:value-type="string">
            <text:p>1 སེལ་གྱི་སྐུལ་ཚིག། བར་ཆད་སོལ་ཅིག་བླ་མ། 2 སོལ་མོའི་མིང་བསྡུས་པའི་དོན། རྡོ་སོལ་བཞག་སའི་ཁྱིམ་ཨིན་པས།</text:p>
          </table:table-cell>
          <table:table-cell table:number-columns-repeated="252"/>
        </table:table-row>
        <table:table-row table:style-name="ro1">
          <table:table-cell office:value-type="string">
            <text:p>སོལ་ནག།</text:p>
          </table:table-cell>
          <table:table-cell office:value-type="string">
            <text:p>/soel na/</text:p>
          </table:table-cell>
          <table:table-cell office:value-type="string">
            <text:p>(མིང་)</text:p>
          </table:table-cell>
          <table:table-cell office:value-type="string">
            <text:p>ལྷ་རིས་པ་ཚུ་གིས་རི་མོའི་གཞི་འཐེན་འབད་ལག་ལེན་འཐབ་མི་སོལ་སྨྱུག།</text:p>
          </table:table-cell>
          <table:table-cell table:number-columns-repeated="252"/>
        </table:table-row>
        <table:table-row table:style-name="ro1">
          <table:table-cell office:value-type="string">
            <text:p>སོལ་བ།</text:p>
          </table:table-cell>
          <table:table-cell office:value-type="string">
            <text:p>/soel wa/</text:p>
          </table:table-cell>
          <table:table-cell office:value-type="string">
            <text:p>(མིང་)</text:p>
          </table:table-cell>
          <table:table-cell table:style-name="ce11" office:value-type="string">
            <text:p>ཤིང་མེ་ནང་བསྲེགས་པའི་ཤུལ་མ་ཐོན་མི་གནགཔོ་འདི་གི་མིང་། སོལ་བ་འདི་མགརཝ་ལུ་དགོས་མཁོ་ཆེཝ་ཅིག་ཨིན།</text:p>
          </table:table-cell>
          <table:table-cell table:number-columns-repeated="252"/>
        </table:table-row>
        <table:table-row table:style-name="ro1">
          <table:table-cell office:value-type="string">
            <text:p>སོལ་མོ།</text:p>
          </table:table-cell>
          <table:table-cell office:value-type="string">
            <text:p>/soel mo/</text:p>
          </table:table-cell>
          <table:table-cell office:value-type="string">
            <text:p>(མིང་)</text:p>
          </table:table-cell>
          <table:table-cell table:style-name="ce11" office:value-type="string">
            <text:p>སོལ་བ་དང་དོན་གཅིག། ཤིང་གི་ཚིག་རོ་གནགཔོ་ག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ོལ་སྨྱུག།</text:p>
          </table:table-cell>
          <table:table-cell office:value-type="string">
            <text:p>/soel nyug/</text:p>
          </table:table-cell>
          <table:table-cell office:value-type="string">
            <text:p>(མིང་)</text:p>
          </table:table-cell>
          <table:table-cell table:style-name="ce11" office:value-type="string">
            <text:p>སོལ་ནག་དང་དོན་གཅིག། ལྷ་རིས་པ་ཚུ་གིས་རི་མོའི་གཞི་འཐེན་འབད་ལག་ལེན་འཐབ་མི་འདི་ག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ོལ་རིས།</text:p>
          </table:table-cell>
          <table:table-cell office:value-type="string">
            <text:p>/soel ri/</text:p>
          </table:table-cell>
          <table:table-cell office:value-type="string">
            <text:p>(མིང་)</text:p>
          </table:table-cell>
          <table:table-cell table:style-name="ce11" office:value-type="string">
            <text:p>ལྡེབ་རིས་ལ་སོགས་པ་འབྲི་ནིའི་འགོ་དང་པ་སོལ་མོ་གིས་རི་མོ་འཐེན་མི་འདི་གི་མིང་། སོལ་རིས་འཐེན་བཞག་ནུག།</text:p>
          </table:table-cell>
          <table:table-cell table:number-columns-repeated="252"/>
        </table:table-row>
        <table:table-row table:style-name="ro1">
          <table:table-cell office:value-type="string">
            <text:p>སོལ་རླུང་།</text:p>
          </table:table-cell>
          <table:table-cell office:value-type="string">
            <text:p>/soel lung/</text:p>
          </table:table-cell>
          <table:table-cell office:value-type="string">
            <text:p>(མིང་)</text:p>
          </table:table-cell>
          <table:table-cell office:value-type="string">
            <text:p>རྡོ་སོལ་གྱི་རླུང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ོས།</text:p>
          </table:table-cell>
          <table:table-cell office:value-type="string">
            <text:p>/so</text:p>
          </table:table-cell>
          <table:table-cell office:value-type="string">
            <text:p>(མིང་)</text:p>
          </table:table-cell>
          <table:table-cell table:style-name="ce11" office:value-type="string">
            <text:p>ཉམས་པ་གསོ་བའམ་དྲག་པའི་དོན།2 གསོ་ཡི་སྐུལ་ཚིག་འབྲི་ཐངས་གཞན། ན་བ་སོས་ཤིང་འཆི་བ་འཇོམས། ༣.སོ་ལུ་རྣམ་དབྱེ་གསུམ་པའི་རྐྱེན་བསྡུས་པའི་དོན། སོས་རྨ་བཏོན།</text:p>
          </table:table-cell>
          <table:table-cell table:number-columns-repeated="252"/>
        </table:table-row>
        <table:table-row table:style-name="ro1">
          <table:table-cell office:value-type="string">
            <text:p>སོས་ཀ།</text:p>
          </table:table-cell>
          <table:table-cell office:value-type="string">
            <text:p>/so</text:p>
          </table:table-cell>
          <table:table-cell office:value-type="string">
            <text:p>(མིང་)</text:p>
          </table:table-cell>
          <table:table-cell table:style-name="ce11" office:value-type="string">
            <text:p>ཆོས་སྐད། སོ་ཁ་ཟེར་བའི་དོན། སོས་ཀ་དྲོད་ཚ།</text:p>
          </table:table-cell>
          <table:table-cell table:number-columns-repeated="252"/>
        </table:table-row>
        <table:table-row table:style-name="ro1">
          <table:table-cell office:value-type="string">
            <text:p>སོས་དལ།</text:p>
          </table:table-cell>
          <table:table-cell office:value-type="string">
            <text:p>/so</text:p>
          </table:table-cell>
          <table:table-cell office:value-type="string">
            <text:p>(མིང་)</text:p>
          </table:table-cell>
          <table:table-cell table:style-name="ce11" office:value-type="string">
            <text:p>ཆོས་དང་འཇིག་རྟེན་གྱི་ལཱ་ག་ནི་ཡང་མེད་པར་དལཝ་གི་དོན། སོས་དལ་གྱི་ངང་ལུ་སྡོད་ནི་མི་འོང་།</text:p>
          </table:table-cell>
          <table:table-cell table:number-columns-repeated="252"/>
        </table:table-row>
        <table:table-row table:style-name="ro1">
          <table:table-cell office:value-type="string">
            <text:p>སྭ་སྟི།</text:p>
          </table:table-cell>
          <table:table-cell office:value-type="string">
            <text:p>/sa ti/</text:p>
          </table:table-cell>
          <table:table-cell office:value-type="string">
            <text:p>(མིང་)</text:p>
          </table:table-cell>
          <table:table-cell table:style-name="ce11" office:value-type="string">
            <text:p>ལེགས་སྦྱར་གྱི་སྐད། བསོད་ནམས་བདེ་ལེགས་ བཀྲ་ཤིས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་ལཱ།</text:p>
          </table:table-cell>
          <table:table-cell office:value-type="string">
            <text:p>/sa la/</text:p>
          </table:table-cell>
          <table:table-cell office:value-type="string">
            <text:p>(མིང་)</text:p>
          </table:table-cell>
          <table:table-cell table:style-name="ce11" office:value-type="string">
            <text:p>ལེགས་སྦྱར་གྱི་སྐད། སྤོས་དཀར་གྱ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ཱཙྪ།</text:p>
          </table:table-cell>
          <table:table-cell office:value-type="string">
            <text:p>/sa </text:p>
          </table:table-cell>
          <table:table-cell office:value-type="string">
            <text:p>(མིང་)</text:p>
          </table:table-cell>
          <table:table-cell table:style-name="ce11" office:value-type="string">
            <text:p>ལེགས་སྦྱར་གྱི་སྐད། མཆོད་རྟེན་གྱི་གཟུགས་བརྙན། སཱཙྪ་བཞེངས་ན་རང་ལུ་ཕན་པ་ཡོད།</text:p>
          </table:table-cell>
          <table:table-cell table:number-columns-repeated="252"/>
        </table:table-row>
        <table:table-row table:style-name="ro1">
          <table:table-cell office:value-type="string">
            <text:p>སྲ།</text:p>
          </table:table-cell>
          <table:table-cell office:value-type="string">
            <text:p>/sa/</text:p>
          </table:table-cell>
          <table:table-cell office:value-type="string">
            <text:p>(མིང་)</text:p>
          </table:table-cell>
          <table:table-cell table:style-name="ce11" office:value-type="string">
            <text:p>1 ངར་དྲགས། རྩུབ་དྲགས་ཡོད་པའི་དོན། མཛོག་རྡོ་བཟུམ་སྦེ་སྲ་བས། ༢.ཞུམ་པ་མེད་པ། འགྱུར་བ་མེད་པ། བཟོད་བསྲན་ཆེ་བའི་དོན། མི་འདི་དོན་ཧིང་རྡོ་ལས་སྲ་བས། 3 མི་རྒྱུད་གྱོང་པོ་ཡོདཔའི་དོན། ཁམས་སྲ་དྲགས་འདུག། 4 ཡུན་རིང་ཐུབ་པའི་དོན། བགོ་འདི་འབདན་ཚེ་སྲ་བས།</text:p>
          </table:table-cell>
          <table:table-cell table:number-columns-repeated="252"/>
        </table:table-row>
        <table:table-row table:style-name="ro1">
          <table:table-cell office:value-type="string">
            <text:p>ས་ཀྲག་ཀྲ།</text:p>
          </table:table-cell>
          <table:table-cell office:value-type="string">
            <text:p>/sa tra tra/</text:p>
          </table:table-cell>
          <table:table-cell office:value-type="string">
            <text:p>(མིང་)</text:p>
          </table:table-cell>
          <table:table-cell table:style-name="ce11" office:value-type="string">
            <text:p>ངར་དྲགས་ཡོད་པའི་དོན། མི་སྲ་ཀྲག་ཀྲ་ཚུ་དང་གཅིག་ཁར་འབྲེལ་བ་འབདཝ་ལཱ་ཁག་ཡོད།</text:p>
          </table:table-cell>
          <table:table-cell table:number-columns-repeated="252"/>
        </table:table-row>
        <table:table-row table:style-name="ro1">
          <table:table-cell office:value-type="string">
            <text:p>སྲ་བརྐྱང་།</text:p>
          </table:table-cell>
          <table:table-cell office:value-type="string">
            <text:p>/sa cang/</text:p>
          </table:table-cell>
          <table:table-cell office:value-type="string">
            <text:p>(མིང་)</text:p>
          </table:table-cell>
          <table:table-cell table:style-name="ce11" office:value-type="string">
            <text:p>འདུལ་བའི་ལུགས་ལས་གདན་ཅིག་གི་མིང་། སྲ་བརྐྱང་འདི་དགེ་སློང་གི་གདན་ཨིན།</text:p>
          </table:table-cell>
          <table:table-cell table:number-columns-repeated="252"/>
        </table:table-row>
        <table:table-row table:style-name="ro1">
          <table:table-cell office:value-type="string">
            <text:p>སྲ་མཁྲེགས།</text:p>
          </table:table-cell>
          <table:table-cell office:value-type="string">
            <text:p>/sa threm/</text:p>
          </table:table-cell>
          <table:table-cell office:value-type="string">
            <text:p>(མིང་)</text:p>
          </table:table-cell>
          <table:table-cell office:value-type="string">
            <text:p>སྲ་བའི་ཁ་ལུ་རྡོ་བཟུམ་སྦེ་རང་གནམ་མེད་ས་མེད་ངར་དྲག་ཡོད་པ།</text:p>
          </table:table-cell>
          <table:table-cell table:number-columns-repeated="252"/>
        </table:table-row>
        <table:table-row table:style-name="ro1">
          <table:table-cell office:value-type="string">
            <text:p>སྲ་མཉེན།</text:p>
          </table:table-cell>
          <table:table-cell office:value-type="string">
            <text:p>/sa nyen/</text:p>
          </table:table-cell>
          <table:table-cell office:value-type="string">
            <text:p>(མིང་)</text:p>
          </table:table-cell>
          <table:table-cell office:value-type="string">
            <text:p>སྲ་ཀྲག་དང་མཉེན་ཏོང་ཏོ་གཉིས་གཅིག་ཁར་སླབ་ཐངས།</text:p>
          </table:table-cell>
          <table:table-cell table:number-columns-repeated="252"/>
        </table:table-row>
        <table:table-row table:style-name="ro1">
          <table:table-cell office:value-type="string">
            <text:p>སྲ་བརྟན།</text:p>
          </table:table-cell>
          <table:table-cell office:value-type="string">
            <text:p>/sa ten/</text:p>
          </table:table-cell>
          <table:table-cell office:value-type="string">
            <text:p>(མིང་)</text:p>
          </table:table-cell>
          <table:table-cell office:value-type="string">
            <text:p>གནམ་མེད་ས་མེད་འགྱུར་བ་མེད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ྲ་འཐས།</text:p>
          </table:table-cell>
          <table:table-cell office:value-type="string">
            <text:p>/sa the/</text:p>
          </table:table-cell>
          <table:table-cell office:value-type="string">
            <text:p>(མིང་)</text:p>
          </table:table-cell>
          <table:table-cell table:style-name="ce11" office:value-type="string">
            <text:p>སྲ་མཁྲེགས་དང་དོན་གཅིག། སྲ་བའི་ཁ་ལུ་འཐས་པ་ཟེར་ངར་དྲག་ཡོད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ྲ་བ།</text:p>
          </table:table-cell>
          <table:table-cell office:value-type="string">
            <text:p>/sa wa/</text:p>
          </table:table-cell>
          <table:table-cell office:value-type="string">
            <text:p>(མིང་)</text:p>
          </table:table-cell>
          <table:table-cell table:style-name="ce11" office:value-type="string">
            <text:p>ངར་དྲགས། སེ་ཡུན་རིངམོ། སྒྲིང་སྒྲིང་གི་དོན། སྲ་བའི་གོས་གྱོན།</text:p>
          </table:table-cell>
          <table:table-cell table:number-columns-repeated="252"/>
        </table:table-row>
        <table:table-row table:style-name="ro1">
          <table:table-cell office:value-type="string">
            <text:p>སྲ་འབྲས།</text:p>
          </table:table-cell>
          <table:table-cell office:value-type="string">
            <text:p>/sa dre/</text:p>
          </table:table-cell>
          <table:table-cell office:value-type="string">
            <text:p>(མིང་)</text:p>
          </table:table-cell>
          <table:table-cell office:value-type="string">
            <text:p>ལོ་ཐོག་འབྱུའི་སྨན་རྫས་ཅིག།</text:p>
          </table:table-cell>
          <table:table-cell table:number-columns-repeated="252"/>
        </table:table-row>
        <table:table-row table:style-name="ro1">
          <table:table-cell office:value-type="string">
            <text:p>སྲ་འཛིན།</text:p>
          </table:table-cell>
          <table:table-cell office:value-type="string">
            <text:p>/sa dzin/</text:p>
          </table:table-cell>
          <table:table-cell office:value-type="string">
            <text:p>(མིང་)</text:p>
          </table:table-cell>
          <table:table-cell table:style-name="ce11" office:value-type="string">
            <text:p>འགྱུར་བ་མེད་པ། དམ་དྲགས། དྲག་པོ་ཚུ་དང་དོན་གཅིག། མོ་གིས་ཁས་ལེན་སྲ་འཛིན་རང་འབད་ཡི།</text:p>
          </table:table-cell>
          <table:table-cell table:number-columns-repeated="252"/>
        </table:table-row>
        <table:table-row table:style-name="ro1">
          <table:table-cell office:value-type="string">
            <text:p>སྲ་ཤིང་།</text:p>
          </table:table-cell>
          <table:table-cell office:value-type="string">
            <text:p>/sa shing/</text:p>
          </table:table-cell>
          <table:table-cell office:value-type="string">
            <text:p>(མིང་)</text:p>
          </table:table-cell>
          <table:table-cell table:style-name="ce11" office:value-type="string">
            <text:p>སྦྱི་ཤིང་ལ་སོགས་པ་ངར་དྲགས་ཡོད་པའི་ཤིང་སྤྱིའི་མིང་། སྲ་ཤིང་འདི་ཚུ་ཐོབ་པ་ལཱ་ཁག་ཡོད།</text:p>
          </table:table-cell>
          <table:table-cell table:number-columns-repeated="252"/>
        </table:table-row>
        <table:table-row table:style-name="ro1">
          <table:table-cell office:value-type="string">
            <text:p>སྲང་།</text:p>
          </table:table-cell>
          <table:table-cell office:value-type="string">
            <text:p>/sang/</text:p>
          </table:table-cell>
          <table:table-cell office:value-type="string">
            <text:p>(མིང་)</text:p>
          </table:table-cell>
          <table:table-cell table:style-name="ce11" office:value-type="string">
            <text:p>1 ཤ་དང་མར་ལ་སོགས་པའིལལྗིད་ཚད་ལྕི་ཡང་འཇལ་ནིའི་མཁོ་བྱེད་ཅིག། ཤ་སྲང་གང་ཉོ་འབག་ཤོག་སྨ་རེ། 2 དུས་སྦྱོར་བཅུ་གཉིས་ལས་གཅིག། 3 ཕྲང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ྲང་ཁར།</text:p>
          </table:table-cell>
          <table:table-cell office:value-type="string">
            <text:p>/sang khar/</text:p>
          </table:table-cell>
          <table:table-cell office:value-type="string">
            <text:p>(མིང་)</text:p>
          </table:table-cell>
          <table:table-cell office:value-type="string">
            <text:p>ལྗིད་ཚད་སྲང་ཁར་བཏབ་སྟེ་བལྟ་བའི་དོན།ཤ་སྲང་ཁར་འཇལ་བལྟ་ཡི།</text:p>
          </table:table-cell>
          <table:table-cell table:number-columns-repeated="252"/>
        </table:table-row>
        <table:table-row table:style-name="ro1">
          <table:table-cell office:value-type="string">
            <text:p>སྲང་ཆ།</text:p>
          </table:table-cell>
          <table:table-cell office:value-type="string">
            <text:p>/sang cha/</text:p>
          </table:table-cell>
          <table:table-cell office:value-type="string">
            <text:p>(མིང་)</text:p>
          </table:table-cell>
          <table:table-cell table:style-name="ce11" office:value-type="string">
            <text:p>སྲང་དང་ཆ་འདྲ་བའི་འཇལ་ནིའི་ཅ་ལ་ཅིག། 2 ཕྲང་ནིའི་ཆ་ཚོད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ྲང་འཇལ།</text:p>
          </table:table-cell>
          <table:table-cell office:value-type="string">
            <text:p>/sang jel/</text:p>
          </table:table-cell>
          <table:table-cell office:value-type="string">
            <text:p>(བྱ་ཚིག)</text:p>
          </table:table-cell>
          <table:table-cell table:style-name="ce11" office:value-type="string">
            <text:p>གྲངས་ཚད་འཇལ་བའི་དོན། མར་གསང་གང་གནང་མས།</text:p>
          </table:table-cell>
          <table:table-cell table:number-columns-repeated="252"/>
        </table:table-row>
        <table:table-row table:style-name="ro1">
          <table:table-cell office:value-type="string">
            <text:p>སྲང་རྡོ།</text:p>
          </table:table-cell>
          <table:table-cell office:value-type="string">
            <text:p>/sang do/</text:p>
          </table:table-cell>
          <table:table-cell office:value-type="string">
            <text:p>(མིང་)</text:p>
          </table:table-cell>
          <table:table-cell table:style-name="ce11" office:value-type="string">
            <text:p>ལྗིད་ཚད་བལྟ་ནིའི་རྡོའི་མིང་། སྲང་རྡོ་སྦོམ་འདུག།</text:p>
          </table:table-cell>
          <table:table-cell table:number-columns-repeated="252"/>
        </table:table-row>
        <table:table-row table:style-name="ro1">
          <table:table-cell office:value-type="string">
            <text:p>སྲང་མདའ།</text:p>
          </table:table-cell>
          <table:table-cell office:value-type="string">
            <text:p>/sang da/</text:p>
          </table:table-cell>
          <table:table-cell office:value-type="string">
            <text:p>(མིང་)</text:p>
          </table:table-cell>
          <table:table-cell table:style-name="ce11" office:value-type="string">
            <text:p>གྲངས་ཚད་ཀྱི་རྟགས་བཀོད་དེ་ཡོད་མི་སྲང་གི་ཚད་ཤིང་གི་མིང་། 2 ཕྲང་ནིའི་ཐིག་ཚད་གནད་ཅིག་ག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ྲང་ལམ།</text:p>
          </table:table-cell>
          <table:table-cell office:value-type="string">
            <text:p>/sang lam/</text:p>
          </table:table-cell>
          <table:table-cell office:value-type="string">
            <text:p>(མིང་)</text:p>
          </table:table-cell>
          <table:table-cell office:value-type="string">
            <text:p>གཡས་དང་གཡོན་ཕྱོགས་གཉིས་ལུ་ཁྱིམ་ཡོད་པའི་བར་ན་ལས་མི་རྒྱུ་འགྲུལ་འཐབ་སའི་ལམ།</text:p>
          </table:table-cell>
          <table:table-cell table:number-columns-repeated="252"/>
        </table:table-row>
        <table:table-row table:style-name="ro1">
          <table:table-cell office:value-type="string">
            <text:p>སྲད།</text:p>
          </table:table-cell>
          <table:table-cell office:value-type="string">
            <text:p>/se</text:p>
          </table:table-cell>
          <table:table-cell office:value-type="string">
            <text:p>(བྱ་ཚིག་)</text:p>
          </table:table-cell>
          <table:table-cell table:style-name="ce11" office:value-type="string">
            <text:p>༡.བསྲད་ཀྱི་ད་ལྟ་བ། ཆུ་སྐམ་པ། ཆུ་ཇེ་ཉུང་དུ་འགྱོ་བའི་དོན། 2 སྲད་མའི་མིང་བསྡུས་པའི་དོན། སྔོ་སྨན་གྱི་མིང་། སྲད་དཀར། སྲད་སྔོན་ལ་སོགས་པ་ལྟ་བུ།</text:p>
          </table:table-cell>
          <table:table-cell table:number-columns-repeated="252"/>
        </table:table-row>
        <table:table-row table:style-name="ro1">
          <table:table-cell office:value-type="string">
            <text:p>སྲད་བུ།</text:p>
          </table:table-cell>
          <table:table-cell office:value-type="string">
            <text:p>/se bu/</text:p>
          </table:table-cell>
          <table:table-cell office:value-type="string">
            <text:p>(མིང་)</text:p>
          </table:table-cell>
          <table:table-cell table:style-name="ce11" office:value-type="string">
            <text:p>1 གྱོན་ཆས་འཐག་ནིའི་རྒྱུ་སྐུདཔ་སྤྱིའི་མིང་། ༢.ཐིག་སྐུད་ཀྱི་མིང་གཞན།</text:p>
          </table:table-cell>
          <table:table-cell table:number-columns-repeated="252"/>
        </table:table-row>
        <table:table-row table:style-name="ro1">
          <table:table-cell office:value-type="string">
            <text:p>སྲད་མ།</text:p>
          </table:table-cell>
          <table:table-cell office:value-type="string">
            <text:p>/se ma/</text:p>
          </table:table-cell>
          <table:table-cell office:value-type="string">
            <text:p>(མིང་)</text:p>
          </table:table-cell>
          <table:table-cell table:style-name="ce11" office:value-type="string">
            <text:p>ལོ་ཡུན་འབད་སྐྱེ་བའི་ཧོད་ལྡུམ་སྲད་མའི་རིགས་ཅིག། འདི་ལུ་སྲད་མ་དཀར་པོ། སྲད་མ་དམར་པོ། སྲད་མ་གནག་པོ་ཟེར་རིགས་ལེ་ཤ་ཡོད།</text:p>
          </table:table-cell>
          <table:table-cell table:number-columns-repeated="252"/>
        </table:table-row>
        <table:table-row table:style-name="ro1">
          <table:table-cell office:value-type="string">
            <text:p>སྲནམ།</text:p>
          </table:table-cell>
          <table:table-cell office:value-type="string">
            <text:p>/se</text:p>
          </table:table-cell>
          <table:table-cell office:value-type="string">
            <text:p>(མིང་)</text:p>
          </table:table-cell>
          <table:table-cell table:style-name="ce11" office:value-type="string">
            <text:p>འབྲུ་སྣ་སྲནམ་གྱི་རིགས་སྤྱིའི་མིང་། སྲནམ་དཀར་པོ། སྲནམ་ནག་པོ་ལ་སོགས་པ་ལྟ་བུ།</text:p>
          </table:table-cell>
          <table:table-cell table:number-columns-repeated="252"/>
        </table:table-row>
        <table:table-row table:style-name="ro1">
          <table:table-cell office:value-type="string">
            <text:p>སྲནམ་ཅུམ།</text:p>
          </table:table-cell>
          <table:table-cell office:value-type="string">
            <text:p>/sem cum/</text:p>
          </table:table-cell>
          <table:table-cell office:value-type="string">
            <text:p>(མིང་)</text:p>
          </table:table-cell>
          <table:table-cell table:style-name="ce11" office:value-type="string">
            <text:p>ཚོད་བསྲེ་ཅིག་གི་མིང་། སྲནམ་ཅུམ་ལུ་རིགས་ལེ་ཤ་ཡོད།</text:p>
          </table:table-cell>
          <table:table-cell table:number-columns-repeated="252"/>
        </table:table-row>
        <table:table-row table:style-name="ro1">
          <table:table-cell office:value-type="string">
            <text:p>སྲནམ་ཧོ་ཅུམ།</text:p>
          </table:table-cell>
          <table:table-cell office:value-type="string">
            <text:p>/sem ho cum/</text:p>
          </table:table-cell>
          <table:table-cell office:value-type="string">
            <text:p>(མིང་)</text:p>
          </table:table-cell>
          <table:table-cell office:value-type="string">
            <text:p>འབྲུ་སྣ་སྲནམ་བཀྱག་ལྕང་ཁ་འབད་ཡོད་མི་ཅིག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ྲབ།</text:p>
          </table:table-cell>
          <table:table-cell table:style-name="ce1" office:value-type="string">
            <text:p>/sab/</text:p>
          </table:table-cell>
          <table:table-cell office:value-type="string">
            <text:p>(མིང་)</text:p>
          </table:table-cell>
          <table:table-cell table:style-name="ce11" office:value-type="string">
            <text:p>1 བཞོན་རྟ་ཚུ་གི་ཁ་བསྒྱུར་ནིའི་མཁོ་བྱེད་ཅིག་གི་མིང་། ༢.མཐུག་པོ་དང་སྟུག་པགས་པགས་གི་འགལ་མིང་། 3 བསྲབ་ཀྱི་ད་ལྟ་བའི་ཚིག།</text:p>
          </table:table-cell>
          <table:table-cell table:number-columns-repeated="252"/>
        </table:table-row>
        <table:table-row table:style-name="ro1">
          <table:table-cell office:value-type="string">
            <text:p>སྲབ་སྐྱོགས།</text:p>
          </table:table-cell>
          <table:table-cell office:value-type="string">
            <text:p>/sab co</text:p>
          </table:table-cell>
          <table:table-cell office:value-type="string">
            <text:p>(མིང་)</text:p>
          </table:table-cell>
          <table:table-cell office:value-type="string">
            <text:p>རྟ་དྲེལ་ལུ་སྲབ་བཏགས་པའི་ཐགཔ་ག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ྲབ་ཁིག་ཁི།</text:p>
          </table:table-cell>
          <table:table-cell office:value-type="string">
            <text:p>/sab khi</text:p>
          </table:table-cell>
          <table:table-cell office:value-type="string">
            <text:p>(མིང་)</text:p>
          </table:table-cell>
          <table:table-cell table:style-name="ce11" office:value-type="string">
            <text:p>སྲབ་འཕྲོས་འཕྲོས་ཡོད་པའི་དོན། གོ་ལ་འདི་སྲབ་ཁིག་ཁི་ཅིག་ལས་མིན་འདུག།</text:p>
          </table:table-cell>
          <table:table-cell table:number-columns-repeated="252"/>
        </table:table-row>
        <table:table-row table:style-name="ro1">
          <table:table-cell office:value-type="string">
            <text:p>སྲབ་སྟུག།</text:p>
          </table:table-cell>
          <table:table-cell office:value-type="string">
            <text:p>/sab tu</text:p>
          </table:table-cell>
          <table:table-cell office:value-type="string">
            <text:p>(མིང་)</text:p>
          </table:table-cell>
          <table:table-cell table:style-name="ce11" office:value-type="string">
            <text:p>1 སྲབ་མོ་དང་སྟུག་པགས་པ་གཉིས་གཅིག་ཁར་སླབ་ཐངས། ༢.བར་ཚད་ཀྱི་མིང་། གདན་སྲབ་སྟུག་ག་དེམ་ཅིག་འདུག།</text:p>
          </table:table-cell>
          <table:table-cell table:number-columns-repeated="252"/>
        </table:table-row>
        <table:table-row table:style-name="ro1">
          <table:table-cell office:value-type="string">
            <text:p>སྲབ་ཐག།</text:p>
          </table:table-cell>
          <table:table-cell office:value-type="string">
            <text:p>/sab tha</text:p>
          </table:table-cell>
          <table:table-cell office:value-type="string">
            <text:p>(མིང་)</text:p>
          </table:table-cell>
          <table:table-cell office:value-type="string">
            <text:p>བཞོན་རྟའི་ཁ་བསྒྱུར་ནིའི་ཐགཔ་ག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ྲབ་འཕྲོས་འཕྲོས།</text:p>
          </table:table-cell>
          <table:table-cell office:value-type="string">
            <text:p>/sab throe throe/</text:p>
          </table:table-cell>
          <table:table-cell office:value-type="string">
            <text:p>(མིང་)</text:p>
          </table:table-cell>
          <table:table-cell table:style-name="ce11" office:value-type="string">
            <text:p>སྟུག་པགས་པགས་ཀྱི་འགལ་མིང་། གོ་སྲབ་འཕྲོས་འཕྲོས་ཅིག་ལས་མིན་འདུག།</text:p>
          </table:table-cell>
          <table:table-cell table:number-columns-repeated="252"/>
        </table:table-row>
        <table:table-row table:style-name="ro1">
          <table:table-cell office:value-type="string">
            <text:p>སྲབ་ལེབ།</text:p>
          </table:table-cell>
          <table:table-cell office:value-type="string">
            <text:p>/sab leb/ </text:p>
          </table:table-cell>
          <table:table-cell office:value-type="string">
            <text:p>(མིང་)</text:p>
          </table:table-cell>
          <table:table-cell office:value-type="string">
            <text:p>ཤིང་ཕྱེ་གིས་བཟོ་བའི་ཨེན་ཏ་སྲབ་ཤོག་ཤོ་ཅིག།</text:p>
          </table:table-cell>
          <table:table-cell table:number-columns-repeated="252"/>
        </table:table-row>
        <table:table-row table:style-name="ro1">
          <table:table-cell office:value-type="string">
            <text:p>སྲབ་མདའ།</text:p>
          </table:table-cell>
          <table:table-cell office:value-type="string">
            <text:p>/sab da/</text:p>
          </table:table-cell>
          <table:table-cell office:value-type="string">
            <text:p>(མིང་)</text:p>
          </table:table-cell>
          <table:table-cell table:style-name="ce11" office:value-type="string">
            <text:p>སྲབ་སྐྱོགས། སྲབ་ཐག་ཚུ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སྲབ་ཤོག་ཤོ།</text:p>
          </table:table-cell>
          <table:table-cell office:value-type="string">
            <text:p>/sab sho sho</text:p>
          </table:table-cell>
          <table:table-cell office:value-type="string">
            <text:p>(མིང་)</text:p>
          </table:table-cell>
          <table:table-cell table:style-name="ce11" office:value-type="string">
            <text:p>སྲབ་ཁིག་ཁི། སྲབ་འཕྲོས་འཕྲོས་ཚུ་དང་དོན་གཅིག། གདན་སྲབ་ཤོག་ཤོ་ཡར་སོ་ནུག།</text:p>
          </table:table-cell>
          <table:table-cell table:number-columns-repeated="252"/>
        </table:table-row>
        <table:table-row table:style-name="ro1">
          <table:table-cell office:value-type="string">
            <text:p>སྲམ།</text:p>
          </table:table-cell>
          <table:table-cell office:value-type="string">
            <text:p>/sam/</text:p>
          </table:table-cell>
          <table:table-cell office:value-type="string">
            <text:p>(མིང་)</text:p>
          </table:table-cell>
          <table:table-cell table:style-name="ce11" office:value-type="string">
            <text:p>ཆུ་མཐའམ་བདའ་སྟེ་ཉ་བཟུང་ཞ་སྡོད་མི་གཅན་གཟན་ཅིག། འུག་ཆུང་བྲག་ལས་སྐདཔ་ད་སྲམ་ཆུང་མཚོ་ལུ་མི་ཆགས།</text:p>
          </table:table-cell>
          <table:table-cell table:number-columns-repeated="252"/>
        </table:table-row>
        <table:table-row table:style-name="ro1">
          <table:table-cell office:value-type="string">
            <text:p>སྲམ་ཀྱི་མཆོད་གནས།</text:p>
          </table:table-cell>
          <table:table-cell office:value-type="string">
            <text:p>/sam ki choe ne/</text:p>
          </table:table-cell>
          <table:table-cell office:value-type="string">
            <text:p>(མིང་)</text:p>
          </table:table-cell>
          <table:table-cell table:style-name="ce11" office:value-type="string">
            <text:p>བྱ་འུག་པ་གི་གཞན། སྲམ་འདི་ཚུ་གི་ལོ་རེ་ལུ་ཚར་རེ་ཉ་བཟུང་འབག་སྟེ་འུག་པ་མཆོད་དགོ་པའི་ལུགས་སྲོལ་ཡོད་ཟེར་སླབ་ཨིན་པས།</text:p>
          </table:table-cell>
          <table:table-cell table:number-columns-repeated="252"/>
        </table:table-row>
        <table:table-row table:style-name="ro1">
          <table:table-cell office:value-type="string">
            <text:p>སྲལ།</text:p>
          </table:table-cell>
          <table:table-cell office:value-type="string">
            <text:p>/soel/</text:p>
          </table:table-cell>
          <table:table-cell office:value-type="string">
            <text:p>(མིང་ཁྱད་)</text:p>
          </table:table-cell>
          <table:table-cell table:style-name="ce11" office:value-type="string">
            <text:p>1རིག་པ་བསྒྲིམ་པ། གཟབ་གཟབ་འབད་བའི་བྱ་སྤྱོད་ཀྱི་མིང་ ༢.ལེགས་ཤོམ། བཟང་པོ། ཕུན་སུམ་ཚོགས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ྲས།</text:p>
          </table:table-cell>
          <table:table-cell office:value-type="string">
            <text:p>/se/</text:p>
          </table:table-cell>
          <table:table-cell office:value-type="string">
            <text:p>(ཞེ་ས)</text:p>
          </table:table-cell>
          <table:table-cell office:value-type="string">
            <text:p>བུ་ཟེར་བའི་དོན།</text:p>
          </table:table-cell>
          <table:table-cell office:value-type="string">
            <text:p>རྒྱལ་པོའི་སྲས།</text:p>
          </table:table-cell>
          <table:table-cell office:value-type="string">
            <text:p>དཔོན་གྱི་སྲས།</text:p>
          </table:table-cell>
          <table:table-cell table:number-columns-repeated="250"/>
        </table:table-row>
        <table:table-row table:style-name="ro1">
          <table:table-cell office:value-type="string">
            <text:p>སྲས་པོ།</text:p>
          </table:table-cell>
          <table:table-cell office:value-type="string">
            <text:p>/se po/</text:p>
          </table:table-cell>
          <table:table-cell office:value-type="string">
            <text:p>(མིང་)</text:p>
          </table:table-cell>
          <table:table-cell table:style-name="ce11" office:value-type="string">
            <text:p>1 སྲས་དང་དོན་དག་གཅིག། ལོའི་ས་བདག་ཅིག་ག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ྲས་མོ།</text:p>
          </table:table-cell>
          <table:table-cell office:value-type="string">
            <text:p>/se mo/</text:p>
          </table:table-cell>
          <table:table-cell office:value-type="string">
            <text:p>(ཞེ་ས)</text:p>
          </table:table-cell>
          <table:table-cell table:style-name="ce11" office:value-type="string">
            <text:p>བུ་མོ་ཟེར་བའི་དོན། རྒྱལ་པོའི་སྲས་མོ།</text:p>
          </table:table-cell>
          <table:table-cell table:number-columns-repeated="252"/>
        </table:table-row>
        <table:table-row table:style-name="ro1">
          <table:table-cell office:value-type="string">
            <text:p>སྲས་མཁར་དགུ་ཐོག།</text:p>
          </table:table-cell>
          <table:table-cell office:value-type="string">
            <text:p>/se khar gu tho/</text:p>
          </table:table-cell>
          <table:table-cell office:value-type="string">
            <text:p>(མིང་)</text:p>
          </table:table-cell>
          <table:table-cell table:style-name="ce11" office:value-type="string">
            <text:p>རབ་བྱུང་དང་པའི་ནང་བྱོན་པའི་ མར་པ་ལོ་ཙཱའི་སློབ་མ་ མི་ལ་རས་པ་གིས་བཞེངས་པའི་གཙུག་ལག་ཁང་།</text:p>
          </table:table-cell>
          <table:table-cell table:number-columns-repeated="252"/>
        </table:table-row>
        <table:table-row table:style-name="ro1">
          <table:table-cell office:value-type="string">
            <text:p>སྲས་ཀྱི་མཐུ་བོ།</text:p>
          </table:table-cell>
          <table:table-cell office:value-type="string">
            <text:p>/se ki thu wo/</text:p>
          </table:table-cell>
          <table:table-cell office:value-type="string">
            <text:p>(མིང་)</text:p>
          </table:table-cell>
          <table:table-cell table:style-name="ce11" office:value-type="string">
            <text:p>༡.སྲས་སྦོམ་ཤོས། 2 སྲས་དྲག་ཤོས།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སྲས་གསུམ།</text:p>
          </table:table-cell>
          <table:table-cell table:style-name="ce1" office:value-type="string">
            <text:p>/se sum/</text:p>
          </table:table-cell>
          <table:table-cell office:value-type="string">
            <text:p>(མིང་)</text:p>
          </table:table-cell>
          <table:table-cell table:style-name="ce11" office:value-type="string">
            <text:p>སྐུའི་སྲས་སྒྲ་ཅན་འཛིན། གསུང་གི་སྲས་ཉན་ཐོས་དང་རང་རྒྱལ། ཐུགས་ཀྱི་སྲས་བྱང་ཆུཙ་སེམས་དཔའ་ཚུ་ཨིན།</text:p>
          </table:table-cell>
          <table:table-cell table:number-columns-repeated="252"/>
        </table:table-row>
        <table:table-row table:style-name="ro1">
          <table:table-cell office:value-type="string">
            <text:p>སྲས་སྲོས།</text:p>
          </table:table-cell>
          <table:table-cell office:value-type="string">
            <text:p>/se soe/</text:p>
          </table:table-cell>
          <table:table-cell office:value-type="string">
            <text:p>(མིང་)</text:p>
          </table:table-cell>
          <table:table-cell table:style-name="ce11" office:value-type="string">
            <text:p>སྲས་དང་སྲསམོ་གཉིས་ཀྱི་མིང་གཅིག་ཁར་སླབ་ཐངས། བླམ་གྱི་སྲས་སྲོས་ཚུ་བྱོན་དེས།</text:p>
          </table:table-cell>
          <table:table-cell table:number-columns-repeated="252"/>
        </table:table-row>
        <table:table-row table:style-name="ro1">
          <table:table-cell office:value-type="string">
            <text:p>སྲི།</text:p>
          </table:table-cell>
          <table:table-cell office:value-type="string">
            <text:p>/si/</text:p>
          </table:table-cell>
          <table:table-cell office:value-type="string">
            <text:p>(མིང་)</text:p>
          </table:table-cell>
          <table:table-cell table:style-name="ce11" office:value-type="string">
            <text:p>1 བསྲི་གི་ད་ལྟ་བའི་ཚིག། རྒྱུ་ནོར་ལོངས་སྤྱོད་ཚུ་ལུ་སེར་སྣ་དང་ཕངས་སེམས་སྐྱེད་མི། གཞན་ནོར་ལ་སྲི་བར་བྱེད། 2 གདམ་ཁ་རྐྱབ་མི། ཁ་ཕྱེ་མི། ཆུ་ཟོད་གཏང་མི། བར་སྟོང་བཏང་མི། ནོར་སྲི་ནི་མི་འོང་། 3 ཆབ་གསང་བསྡུས་པ་ཨ་རྩི་རེ་ལས་བརྒལ་ཐོན་མ་ཚུགས་པའི་ནད་གཞི་ཅིག། ༤.འདྲེ་གདོན་ཅིག་གི་མིང་། 5 སྔར་ལཱ་དང་བྱ་བ་ངན་པ་འབད་འབི་དུས་ཚོད་ཁར་ལྷོདཔ་ད་རྐྱེན་ངན་འབྱུང་མི་འདི་གི་མིང་། འཕུང་སྲི། དུར་སྲི། འཆི་སྲི། དགྲ་སྲི་ལ་སོགས་པ་ལྟ་བུ། 6 མི་རྒྱུད་ཀྱི་ཚེ་མ་རྫོགས་པར་ལོ་གྲངས་ངེས་པ་ཅན་ཅིག་ལུ་འཆི་བའི་རྐྱེན་འབྱུང་མི་འདི་གི་མིང་། ཆེ་སྲི། ཆུང་སྲི། རྒན་སྲི། གཞོན་སྲི་ལ་སོགས་པ་ལྟ་བུ། 7 བཅུད་ཀྱ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ྲ་དཀྲུགས།</text:p>
          </table:table-cell>
          <table:table-cell office:value-type="string">
            <text:p>/sa tru/</text:p>
          </table:table-cell>
          <table:table-cell office:value-type="string">
            <text:p>(བྱ་ཚིག)</text:p>
          </table:table-cell>
          <table:table-cell table:style-name="ce11" office:value-type="string">
            <text:p>བར་ན་ཕུང་བཟོ་བའི་དོན། མི་གི་བར་ན་སྲ་མ་དཀྲུགས།</text:p>
          </table:table-cell>
          <table:table-cell table:number-columns-repeated="252"/>
        </table:table-row>
        <table:table-row table:style-name="ro1">
          <table:table-cell office:value-type="string">
            <text:p>སྲི་བཀུག།</text:p>
          </table:table-cell>
          <table:table-cell office:value-type="string">
            <text:p>/si ku/</text:p>
          </table:table-cell>
          <table:table-cell office:value-type="string">
            <text:p>(བྱ་ཚིག)</text:p>
          </table:table-cell>
          <table:table-cell table:style-name="ce11" office:value-type="string">
            <text:p>1 གནོད་པའི་འདྲེ་གདོན་ཚུ་རང་གི་གདོང་ཁར་བཀུག་པའི་དོན། སྲི་བཀུག་སྟེ་བསྒྲལ་ད་ཡི། 2 བཅུད་ཚུ་བཀུག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ྲི་ཁ་དར།</text:p>
          </table:table-cell>
          <table:table-cell office:value-type="string">
            <text:p>/si kha da</text:p>
          </table:table-cell>
          <table:table-cell office:value-type="string">
            <text:p>(མིང་)</text:p>
          </table:table-cell>
          <table:table-cell office:value-type="string">
            <text:p>གནོད་པའི་རྐྱེན་གྱི་སྲི་ཁ་དར་རྒྱས་འགྱོ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ྲི་ཁ་ལོང་།</text:p>
          </table:table-cell>
          <table:table-cell office:value-type="string">
            <text:p>/si kha long/</text:p>
          </table:table-cell>
          <table:table-cell office:value-type="string">
            <text:p>(བྱ་ཁྱད་)</text:p>
          </table:table-cell>
          <table:table-cell table:style-name="ce11" office:value-type="string">
            <text:p>གནོད་པའི་རྐྱེན་ངན་འཚུབ་ཆ་ཚུ་ཡར་ལོང་པའི་དོན། སྲི་ཁ་ལོང་ནུག།</text:p>
          </table:table-cell>
          <table:table-cell table:number-columns-repeated="252"/>
        </table:table-row>
        <table:table-row table:style-name="ro1">
          <table:table-cell office:value-type="string">
            <text:p>སྲི་ཁུག།</text:p>
          </table:table-cell>
          <table:table-cell office:value-type="string">
            <text:p>/si khu</text:p>
          </table:table-cell>
          <table:table-cell office:value-type="string">
            <text:p>(བྱ་ཚིག)</text:p>
          </table:table-cell>
          <table:table-cell table:style-name="ce11" office:value-type="string">
            <text:p>གནོད་པའི་རྐྱེན་ངན་ཚུ་ ཚུར་བཀུག་བཅུག་པའི་སྐུལ་ཚིག།</text:p>
          </table:table-cell>
          <table:table-cell table:number-columns-repeated="252"/>
        </table:table-row>
        <table:table-row table:style-name="ro1">
          <table:table-cell office:value-type="string">
            <text:p>སྲི་བཅོལ།</text:p>
          </table:table-cell>
          <table:table-cell office:value-type="string">
            <text:p>/si coel/</text:p>
          </table:table-cell>
          <table:table-cell office:value-type="string">
            <text:p>(མིང་)</text:p>
          </table:table-cell>
          <table:table-cell office:value-type="string">
            <text:p>སྲི་ཁ་གཞན་ལུ་བཅོལ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ྲི་མནན།</text:p>
          </table:table-cell>
          <table:table-cell office:value-type="string">
            <text:p>/si nen</text:p>
          </table:table-cell>
          <table:table-cell office:value-type="string">
            <text:p>(བྱ་ཚིག)</text:p>
          </table:table-cell>
          <table:table-cell table:style-name="ce11" office:value-type="string">
            <text:p>གནོད་པའི་འདྲེ་དང་གདོན་ལ་སོགས་པའི་འཚུབ་ཆ་ལོང་མི་ཚུ་མར་མནན་པའི་དོན། སྲི་མནན་རྐྱབ་དགོ་པས།</text:p>
          </table:table-cell>
          <table:table-cell table:number-columns-repeated="252"/>
        </table:table-row>
        <table:table-row table:style-name="ro1">
          <table:table-cell office:value-type="string">
            <text:p>སྲི་པ།</text:p>
          </table:table-cell>
          <table:table-cell office:value-type="string">
            <text:p>/si pa/</text:p>
          </table:table-cell>
          <table:table-cell office:value-type="string">
            <text:p>(མིང་)</text:p>
          </table:table-cell>
          <table:table-cell table:style-name="ce11" office:value-type="string">
            <text:p>མར་འདེགས་བཞག་ནིའི་དོན་ལུ་སྤག་ཤིང་གིས་བཟོ་མི་ཅིག། སྲི་པ་ནང་མར་ལེ་ཤ་འདུག།</text:p>
          </table:table-cell>
          <table:table-cell table:number-columns-repeated="252"/>
        </table:table-row>
        <table:table-row table:style-name="ro1">
          <table:table-cell office:value-type="string">
            <text:p>སྲི་བུ།</text:p>
          </table:table-cell>
          <table:table-cell office:value-type="string">
            <text:p>/si bu/</text:p>
          </table:table-cell>
          <table:table-cell office:value-type="string">
            <text:p>(མིང་)</text:p>
          </table:table-cell>
          <table:table-cell office:value-type="string">
            <text:p>སྔོན་མ་ཨ་ལོ་སྐྱེས་མི་འདི་ཚུ་ཤི་སྟེ་གསོ་མ་ཚུགས་པར་རྟིང་ལས་ཨ་ལོ་སྐྱེས་མི་འདི་གསོ་ཐབས་ལུ་བླམ་དང་ཆོསཔ་ལ་སོགས་པ་ཚུ་ལུ་བཅོལ་མི་འདི་ག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ྲི་ཞུ།</text:p>
          </table:table-cell>
          <table:table-cell office:value-type="string">
            <text:p>/si zhu/</text:p>
          </table:table-cell>
          <table:table-cell office:value-type="string">
            <text:p>(མིང་)</text:p>
          </table:table-cell>
          <table:table-cell office:value-type="string">
            <text:p>ཞབས་ཏོག་བསྙེན་བཀུར་གྱི་མིང་གཞན།</text:p>
          </table:table-cell>
          <table:table-cell table:number-columns-repeated="252"/>
        </table:table-row>
        <table:table-row table:style-name="ro1">
          <table:table-cell office:value-type="string">
            <text:p>སྲ་ཟློག།</text:p>
          </table:table-cell>
          <table:table-cell office:value-type="string">
            <text:p>/si dog/</text:p>
          </table:table-cell>
          <table:table-cell office:value-type="string">
            <text:p>(མིང་)</text:p>
          </table:table-cell>
          <table:table-cell office:value-type="string">
            <text:p>གནོད་པའི་རྐྱེན་ངན་ཟློག་ཐབས་ཅིག་ག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ྲིའུ།</text:p>
          </table:table-cell>
          <table:table-cell office:value-type="string">
            <text:p>/siu/</text:p>
          </table:table-cell>
          <table:table-cell office:value-type="string">
            <text:p>(མིང་)</text:p>
          </table:table-cell>
          <table:table-cell office:value-type="string">
            <text:p>ཨ་ལོ་སྐྱེས་ཞིནམ་ལས་ཡུན་རིངམོ་མ་འགྱོ་བའ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ྲིའུ་གསོ།</text:p>
          </table:table-cell>
          <table:table-cell office:value-type="string">
            <text:p>/siu so/</text:p>
          </table:table-cell>
          <table:table-cell office:value-type="string">
            <text:p>(མིང་)</text:p>
          </table:table-cell>
          <table:table-cell office:value-type="string">
            <text:p>ཨ་ལོའི་ནད་གསོ་འབ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ྲི་སྲུང་།</text:p>
          </table:table-cell>
          <table:table-cell office:value-type="string">
            <text:p>/si sung/</text:p>
          </table:table-cell>
          <table:table-cell office:value-type="string">
            <text:p>(མིང་)</text:p>
          </table:table-cell>
          <table:table-cell office:value-type="string">
            <text:p>སྲའི་གནོད་ཁ་སྲུང་ནིའི་རྫས་ཅིག་ག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ྲིང་།</text:p>
          </table:table-cell>
          <table:table-cell office:value-type="string">
            <text:p>/sing</text:p>
          </table:table-cell>
          <table:table-cell office:value-type="string">
            <text:p>(མིང་)</text:p>
          </table:table-cell>
          <table:table-cell table:style-name="ce11" office:value-type="string">
            <text:p>བསྲིང་གི་ད་ལྟབའི་ཚིག། ༡.ཡུན་རིངམོ་བཟོ་བའི་དོན། མི་ཚེའི་རྒྱུན་སྲིང་བར་བྱེད། ༢.ཕར་བཏང་མི། སྐུར་མའི་དོན། ཡི་གེ་སྲིང་མཁན། 3 ཕར་བརྐྱང་པའི་དོན། རྐང་པ་སྲིང་བར་བྱེད། 4 སྲིང་མོའི་མིང་བསྡུས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ྲིང་མོ།</text:p>
          </table:table-cell>
          <table:table-cell office:value-type="string">
            <text:p>/sing mo/</text:p>
          </table:table-cell>
          <table:table-cell office:value-type="string">
            <text:p>(མིང་)</text:p>
          </table:table-cell>
          <table:table-cell table:style-name="ce11" office:value-type="string">
            <text:p>མོ་སྤུན་ཆུང་ཤོས་མ་ཚུ་གི་མིང་། མོ་ངེའི་སྲིང་མོ་ཨིན།</text:p>
          </table:table-cell>
          <table:table-cell table:number-columns-repeated="252"/>
        </table:table-row>
        <table:table-row table:style-name="ro1">
          <table:table-cell office:value-type="string">
            <text:p>སྲིངས།</text:p>
          </table:table-cell>
          <table:table-cell office:value-type="string">
            <text:p>/sing</text:p>
          </table:table-cell>
          <table:table-cell office:value-type="string">
            <text:p>(སྐུལ་ཚིག)</text:p>
          </table:table-cell>
          <table:table-cell table:style-name="ce11" office:value-type="string">
            <text:p>ཡི་གུ་སྲིང་ཤིག། ཚེ་སྲིངས་ཤིག། ལག་པ་སྲིངས་ཤིག་ལྟ་བུ།</text:p>
          </table:table-cell>
          <table:table-cell table:number-columns-repeated="252"/>
        </table:table-row>
        <table:table-row table:style-name="ro1">
          <table:table-cell office:value-type="string">
            <text:p>སྲིད།</text:p>
          </table:table-cell>
          <table:table-cell office:value-type="string">
            <text:p>/si/</text:p>
          </table:table-cell>
          <table:table-cell office:value-type="string">
            <text:p>(མིང་)</text:p>
          </table:table-cell>
          <table:table-cell table:style-name="ce11" office:value-type="string">
            <text:p>ངེས་པ། ཐུབ་པ། རུང་བ། ཆོག་པའི་དོན། གཉེན་ཡང་དགྲ་ལུ་འགྱུར་སྲིད། ༢.ཚད་དང་དུས་ངེས་པ་མེད་པའི་དོན། འཁོར་བ་ཇི་སྲིད་གནས་ཀྱི་བར། ༣.འཇིག་རྟེན་ཁམས་ཀྱི་མིང་། སྲིད་ན་སྡུག་བསྔལ་གྱིས་ཁྱབ། ༤.རྒྱལ་ཁབ་ཀྱི་མངའ་ཐངས་ིགི་མིང་། རྒྱལ་སྲིད་གོང་དུ་འཕེལ།</text:p>
          </table:table-cell>
          <table:table-cell table:number-columns-repeated="252"/>
        </table:table-row>
        <table:table-row table:style-name="ro1">
          <table:table-cell office:value-type="string">
            <text:p>སྲིད་སྐྱོང་།</text:p>
          </table:table-cell>
          <table:table-cell office:value-type="string">
            <text:p>/si cong/</text:p>
          </table:table-cell>
          <table:table-cell office:value-type="string">
            <text:p>(བྱ་ཚིག)</text:p>
          </table:table-cell>
          <table:table-cell table:style-name="ce11" office:value-type="string">
            <text:p>རྒྱལ་སྲིད་ཀྱི་རིང་ལུགས་བདག་འཛིན་འཐབ་པའི་དོན། སྲིད་སྐྱོང་རྒྱལ་པོ་སྐུ་ཚེ་བརྟན།</text:p>
          </table:table-cell>
          <table:table-cell table:number-columns-repeated="252"/>
        </table:table-row>
        <table:table-row table:style-name="ro1">
          <table:table-cell office:value-type="string">
            <text:p>སྲིད་འཁྲུག།</text:p>
          </table:table-cell>
          <table:table-cell office:value-type="string">
            <text:p>/si thrug</text:p>
          </table:table-cell>
          <table:table-cell office:value-type="string">
            <text:p>(བྱ་ཚིག)</text:p>
          </table:table-cell>
          <table:table-cell office:value-type="string">
            <text:p>སྲིད་དོན་ནང་ན་བྱ་སྟབས་མ་བདེཝ་ཡོད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ྲིད་སྐྱོང་འདུས་ཚོགས།</text:p>
          </table:table-cell>
          <table:table-cell office:value-type="string">
            <text:p>/si cong due tshog/</text:p>
          </table:table-cell>
          <table:table-cell office:value-type="string">
            <text:p>(མིང་)</text:p>
          </table:table-cell>
          <table:table-cell office:value-type="string">
            <text:p>རྒྱལ་སྲིད་སྐྱོང་ནི་ལུ་འཛོམས་པའི་ཚོགས་པ།</text:p>
          </table:table-cell>
          <table:table-cell table:number-columns-repeated="252"/>
        </table:table-row>
        <table:table-row table:style-name="ro1">
          <table:table-cell office:value-type="string">
            <text:p>སྲིད་མཐའ་ཙམ།</text:p>
          </table:table-cell>
          <table:table-cell office:value-type="string">
            <text:p>/si tha tsam/</text:p>
          </table:table-cell>
          <table:table-cell office:value-type="string">
            <text:p>(མིང་)</text:p>
          </table:table-cell>
          <table:table-cell table:style-name="ce11" office:value-type="string">
            <text:p>གནམ་མེད་ས་མེད་དཀོན་པའི་དོན། སངས་རྒྱས་མཇལ་བ་སྲིད་མཐའ་ཙམ།</text:p>
          </table:table-cell>
          <table:table-cell table:number-columns-repeated="252"/>
        </table:table-row>
        <table:table-row table:style-name="ro1">
          <table:table-cell office:value-type="string">
            <text:p>སྲིད་དུ།</text:p>
          </table:table-cell>
          <table:table-cell office:value-type="string">
            <text:p>/si du/</text:p>
          </table:table-cell>
          <table:table-cell office:value-type="string">
            <text:p>(མིང་)</text:p>
          </table:table-cell>
          <table:table-cell table:style-name="ce11" office:value-type="string">
            <text:p>དེ་ཅིག་གི་རིང་།དེ་ཚུན་ཚོད་ཟེར་བའི་དོན། འཁོར་བ་སྲིད་དུ་སངས་རྒྱས་བཞུགས་པར་མཛོད།</text:p>
          </table:table-cell>
          <table:table-cell table:number-columns-repeated="252"/>
        </table:table-row>
        <table:table-row table:style-name="ro1">
          <table:table-cell office:value-type="string">
            <text:p>སྲིད་དོན།</text:p>
          </table:table-cell>
          <table:table-cell office:value-type="string">
            <text:p>/si doen/</text:p>
          </table:table-cell>
          <table:table-cell office:value-type="string">
            <text:p>(མིང་)</text:p>
          </table:table-cell>
          <table:table-cell table:style-name="ce11" office:value-type="string">
            <text:p>རྒྱལ་ཁབ་སྐྱོང་བཞག་འཐབ་ནིའི་ཆབ་སྲིད་ལུ་ཕན་པའི་ལཱ་ལཱ་འབད་ནི། རྒྱལཔོ་གིས་སྲིད་དོན་གྱི་ཕྱག་ལཱ་གནང་དེས། སྲིད་དོན་ཚོགསཔ་མང་པ་ཅིན་རྒྱལ་ཁབ་འཁྲུགཔ་ཨིན།</text:p>
          </table:table-cell>
          <table:table-cell table:number-columns-repeated="252"/>
        </table:table-row>
        <table:table-row table:style-name="ro1">
          <table:table-cell office:value-type="string">
            <text:p>སྲིད་སྡེ།</text:p>
          </table:table-cell>
          <table:table-cell office:value-type="string">
            <text:p>/si de/</text:p>
          </table:table-cell>
          <table:table-cell office:value-type="string">
            <text:p>(མིང་)</text:p>
          </table:table-cell>
          <table:table-cell office:value-type="string">
            <text:p>སྲིད་དོན་ཚོགས་སྡེ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ྲིད་ན།</text:p>
          </table:table-cell>
          <table:table-cell office:value-type="string">
            <text:p>/si na/</text:p>
          </table:table-cell>
          <table:table-cell office:value-type="string">
            <text:p>(མིང་)</text:p>
          </table:table-cell>
          <table:table-cell table:style-name="ce11" office:value-type="string">
            <text:p>འཇིག་རྟེན་གྱི་ཁམས་ནང་ཟེར་བའི་དོན། ཁོ་བོ་སྲིད་ན་སྙིང་ནས་ཞན་པ་ལོག།</text:p>
          </table:table-cell>
          <table:table-cell table:number-columns-repeated="252"/>
        </table:table-row>
        <table:table-row table:style-name="ro1">
          <table:table-cell office:value-type="string">
            <text:p>སྲིད་པ།</text:p>
          </table:table-cell>
          <table:table-cell office:value-type="string">
            <text:p>/si pa/</text:p>
          </table:table-cell>
          <table:table-cell office:value-type="string">
            <text:p>(མིང་)</text:p>
          </table:table-cell>
          <table:table-cell table:style-name="ce11" office:value-type="string">
            <text:p>1 འཇིག་རྟེན་འཁོར་བའི་མིང་། གནས་ལུ་ངེས་པ་མེད། སྐྱེ་བ་ལུ་ངེས་པ་མེད། ཚེ་ལུ་ངེས་པ་མེད། ལཱ་ལུ་ངེས་པ་མེད། འཁོར་བའི་གནས་ལུ་ག་ཅི་ཡང་འབྱུང་སྲིད་ནི་འདི་གིས་སྲིད་པ་ཟེར་སླབ་ཨིན། 2 རྒྱུན་ནམ་རྟེན་གྱི་དོན། མི་སྲིད་པ་ལེགས་པར་ཐོབ། 3 རྟེན་འབྲེལ་བཅུ་གཉིས་ལས་ཅིག་ག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ྲིད་པ་སྤྱི་མོདས།</text:p>
          </table:table-cell>
          <table:table-cell office:value-type="string">
            <text:p>/si pa ci </text:p>
          </table:table-cell>
          <table:table-cell office:value-type="string">
            <text:p>(མིང་)</text:p>
          </table:table-cell>
          <table:table-cell office:value-type="string">
            <text:p>རྒྱལ་ཁབ་ཀྱི་བསྟན་སྤྱིའི་སྐུ་རིམ་སྦོམ་ཅིག་ག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ྲིད་པའི་འཁོར་ལོ།</text:p>
          </table:table-cell>
          <table:table-cell office:value-type="string">
            <text:p>/si pai khor lo/</text:p>
          </table:table-cell>
          <table:table-cell office:value-type="string">
            <text:p>(མིང་)</text:p>
          </table:table-cell>
          <table:table-cell table:style-name="ce11" office:value-type="string">
            <text:p>1 མིའི་ཚེ་སྲོག་གི་རྒྱུན་གྱི་མིང་། 2 འཁོར་བ་རིགས་དྲུག་གི་གནས་ཁ་གསལ་སྟོན་པའི་རི་མོ་ཅིག།</text:p>
          </table:table-cell>
          <table:table-cell table:number-columns-repeated="252"/>
        </table:table-row>
        <table:table-row table:style-name="ro1">
          <table:table-cell office:value-type="string">
            <text:p>སྲིད་པ་ཧོ།</text:p>
          </table:table-cell>
          <table:table-cell office:value-type="string">
            <text:p>/si pa ho/</text:p>
          </table:table-cell>
          <table:table-cell office:value-type="string">
            <text:p>(མིང་)</text:p>
          </table:table-cell>
          <table:table-cell table:style-name="ce11" office:value-type="string">
            <text:p>སྤར་ཁ་བརྒྱད་དང་ སྨེ་བ་དགུའི་ལྷ་ཚུ་བྲིས་ཏེ་ གཟའ་དང་སྐར་མ་ངན་པ་ཐུབ་པའི་ཕྱག་རྒྱ།</text:p>
          </table:table-cell>
          <table:table-cell table:number-columns-repeated="252"/>
        </table:table-row>
        <table:table-row table:style-name="ro1">
          <table:table-cell office:value-type="string">
            <text:p>སྲིད་ཕྱོགས།</text:p>
          </table:table-cell>
          <table:table-cell office:value-type="string">
            <text:p>/si chog/</text:p>
          </table:table-cell>
          <table:table-cell office:value-type="string">
            <text:p>(མིང་)</text:p>
          </table:table-cell>
          <table:table-cell table:style-name="ce11" office:value-type="string">
            <text:p>རྒྱལ་ཁབ་མཐའ་སྐྱོང་གི་ས་ཁོངས་ཟེར་བའི་དོན། མོ་གིས་སྲིད་ཕྱོགས་ལུ་བརྩོན་དེས། 2 ཆོས་ཕྱོགས་ཀྱི་འགལ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ྲིད་དབང་།</text:p>
          </table:table-cell>
          <table:table-cell office:value-type="string">
            <text:p>/si wang/</text:p>
          </table:table-cell>
          <table:table-cell office:value-type="string">
            <text:p>(མིང་)</text:p>
          </table:table-cell>
          <table:table-cell table:style-name="ce11" office:value-type="string">
            <text:p>1 མི་ཅིག་གིས་དབང་བསྒྱུར་གྱི་ལཱ་འབད་ཆོག་པའི་དབང་ཚད་ཀྱི་མིང་། ཁོ་ལུ་སྲིད་དབང་ཡོད། 2 རྒྱལ་ཁབ་ཀྱི་ཆབ་སྲིད་ཀྱི་དབང་ཆ་བཟུང་མིའི་ལས་ཁུངས་ཀྱི་མིང་། སྲིད་དབང་གི་ལམ་སྲོལ་བཙུགས་ནུག།</text:p>
          </table:table-cell>
          <table:table-cell table:number-columns-repeated="252"/>
        </table:table-row>
        <table:table-row table:style-name="ro1">
          <table:table-cell office:value-type="string">
            <text:p>སྲིད་བྱུས།</text:p>
          </table:table-cell>
          <table:table-cell office:value-type="string">
            <text:p>/si ju/</text:p>
          </table:table-cell>
          <table:table-cell office:value-type="string">
            <text:p>(མིང་)</text:p>
          </table:table-cell>
          <table:table-cell office:value-type="string">
            <text:p>རྒྱལ་ཁབ་ཀྱི་མཐའ་དོན་ལུ་མཁོ་བའི་ཐབབས་ཤེས་གནས་སྐབས་ཀྱི་དམིགས་དོན་རེ་འདུན་ལ་སོགཤས་པ་བསྐྱེད་པ་སྤྱིའི་མིང་།འདི་ལུ་སྲི་འཇུ་ཟེར་ཡང་འབྲི་སྲོལ་ཡོད།</text:p>
          </table:table-cell>
          <table:table-cell table:number-columns-repeated="252"/>
        </table:table-row>
        <table:table-row table:style-name="ro1">
          <table:table-cell office:value-type="string">
            <text:p>སྲིད་བློན།</text:p>
          </table:table-cell>
          <table:table-cell office:value-type="string">
            <text:p>/si loen/</text:p>
          </table:table-cell>
          <table:table-cell office:value-type="string">
            <text:p>(མིང་)</text:p>
          </table:table-cell>
          <table:table-cell table:style-name="ce11" office:value-type="string">
            <text:p>རྒྱལ་ཁབ་ཀྱི་སྲིད་དོན་སྐྱོང་མི་འབད་ མི་མང་གིས་འདེམས་བསྐོས་འབད་མི་འདི་གི་མིང་། སྲིད་བློན་གིས་མི་སེར་ལུ་ཕན་པའི་ཕྱག་ལཱ་ལེ་ཤ་མཛད་གནང་ཡི།</text:p>
          </table:table-cell>
          <table:table-cell table:number-columns-repeated="252"/>
        </table:table-row>
        <table:table-row table:style-name="ro1">
          <table:table-cell office:value-type="string">
            <text:p>སྲིད་རྩེ།</text:p>
          </table:table-cell>
          <table:table-cell office:value-type="string">
            <text:p>/si tse/</text:p>
          </table:table-cell>
          <table:table-cell office:value-type="string">
            <text:p>(མིང་)</text:p>
          </table:table-cell>
          <table:table-cell table:style-name="ce11" office:value-type="string">
            <text:p>ཁམས་གསུམ་འཁོར་བའི་གནས་མཐོ་མཐའི་མིང་། ཡ་གི་སྲིད་རྩེ་མན་ཆད།</text:p>
          </table:table-cell>
          <table:table-cell table:number-columns-repeated="252"/>
        </table:table-row>
        <table:table-row table:style-name="ro1">
          <table:table-cell office:value-type="string">
            <text:p>སྲི་མཚོ།</text:p>
          </table:table-cell>
          <table:table-cell office:value-type="string">
            <text:p>/si tsho/</text:p>
          </table:table-cell>
          <table:table-cell office:value-type="string">
            <text:p>(མིང་)</text:p>
          </table:table-cell>
          <table:table-cell office:value-type="string">
            <text:p>སྲིད་པ་ཁམས་གསུམ་འཁོར་བ་འདི་རྒྱ་མཚོ་ལུ་དཔེ་སྦྱ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ྲིད་འཛིན།</text:p>
          </table:table-cell>
          <table:table-cell office:value-type="string">
            <text:p>/si dzing/</text:p>
          </table:table-cell>
          <table:table-cell office:value-type="string">
            <text:p>(མིང་)</text:p>
          </table:table-cell>
          <table:table-cell table:style-name="ce11" office:value-type="string">
            <text:p>རྒྱལ་ཁབ་ཀྱི་གཞུང་སྐྱོང་མི་གཙོ་ཅན་གྱི་མིང་། སྲིད་འཛིན་མཆོག་ན་ལུ་བྱོན་ནུག།</text:p>
          </table:table-cell>
          <table:table-cell table:number-columns-repeated="252"/>
        </table:table-row>
        <table:table-row table:style-name="ro1">
          <table:table-cell office:value-type="string">
            <text:p>སྲིད་གཞི།</text:p>
          </table:table-cell>
          <table:table-cell office:value-type="string">
            <text:p>/si zhi/</text:p>
          </table:table-cell>
          <table:table-cell office:value-type="string">
            <text:p>(མིང་)</text:p>
          </table:table-cell>
          <table:table-cell office:value-type="string">
            <text:p>སྲིད་པ་ཁམས་གསུམ་འཁོར་བ་དང་ཞི་བ་མྱང་ངན་ལས་འདས་པ་གཉིས་ཀྱི་མིང་གཅིག་ཁར་སླབ་ཐངས།</text:p>
          </table:table-cell>
          <table:table-cell table:number-columns-repeated="252"/>
        </table:table-row>
        <table:table-row table:style-name="ro1">
          <table:table-cell office:value-type="string">
            <text:p>སྲིད་ཞེང་།</text:p>
          </table:table-cell>
          <table:table-cell office:value-type="string">
            <text:p>/si zheng/</text:p>
          </table:table-cell>
          <table:table-cell office:value-type="string">
            <text:p>(མིང་)</text:p>
          </table:table-cell>
          <table:table-cell office:value-type="string">
            <text:p>དཀྱུས་དང་རྒྱ་ཚད་ཀྱི་མིང་གཉིས་གཅིག་ཁར་སླབ་ཐངས།</text:p>
          </table:table-cell>
          <table:table-cell table:number-columns-repeated="252"/>
        </table:table-row>
        <table:table-row table:style-name="ro1">
          <table:table-cell office:value-type="string">
            <text:p>སྲིད་གཞུང་།</text:p>
          </table:table-cell>
          <table:table-cell office:value-type="string">
            <text:p>/si zhung/</text:p>
          </table:table-cell>
          <table:table-cell office:value-type="string">
            <text:p>(མིང་)</text:p>
          </table:table-cell>
          <table:table-cell table:style-name="ce11" office:value-type="string">
            <text:p>རྒྱལ་ཁབ་ཀྱི་སྲིད་དོན་སྐྱོང་མིའི་ལྟེ་བའི་མིང་། སྲིད་དོན་སྐྱོང་མི་བློན་ཆེན་ཨིན།</text:p>
          </table:table-cell>
          <table:table-cell table:number-columns-repeated="252"/>
        </table:table-row>
        <table:table-row table:style-name="ro1">
          <table:table-cell office:value-type="string">
            <text:p>སྲིད་ལུགས།</text:p>
          </table:table-cell>
          <table:table-cell office:value-type="string">
            <text:p>/si lug/</text:p>
          </table:table-cell>
          <table:table-cell office:value-type="string">
            <text:p>(མིང་)</text:p>
          </table:table-cell>
          <table:table-cell table:style-name="ce11" office:value-type="string">
            <text:p>1 སྲིད་དོན་སྐྱོང་ཐངས་ཀྱི་ལམ་ལུགས་ཟེར་བའི་དོན། 2 ཆོས་ལུགས་ཀྱི་འགལ་མིང་། ང་བཅས་རའི་འབྲུག་རྒྱལ་ཁབ་ནང་སྲིད་ལུགས་དང་སྲིད་ལུགས་གཉིས་ཆ་རང་ལེགས་ཤོམ་ཡོད།</text:p>
          </table:table-cell>
          <table:table-cell table:number-columns-repeated="252"/>
        </table:table-row>
        <table:table-row table:style-name="ro1">
          <table:table-cell office:value-type="string">
            <text:p>སྲིད་གཤེད།</text:p>
          </table:table-cell>
          <table:table-cell office:value-type="string">
            <text:p>/si she/</text:p>
          </table:table-cell>
          <table:table-cell office:value-type="string">
            <text:p>(མིང་)</text:p>
          </table:table-cell>
          <table:table-cell office:value-type="string">
            <text:p>ཟླ་འཁོར་ས་བདག་ཅིག་ག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ྲིད་གསུམ།</text:p>
          </table:table-cell>
          <table:table-cell office:value-type="string">
            <text:p>/si sum/</text:p>
          </table:table-cell>
          <table:table-cell office:value-type="string">
            <text:p>(མིང་)</text:p>
          </table:table-cell>
          <table:table-cell table:style-name="ce11" office:value-type="string">
            <text:p>ས་བླ་ལྷའི་སྲིད་པ། ས་སྟེང་མིའི་སྲིད་པ། ས་འོག་ཀླུའི་སྲིད་པ། སྲིད་གསུམ་མི་རྟག་སྟོན་ཀའི་སྤྲིན་དང་འདྲ།།</text:p>
          </table:table-cell>
          <table:table-cell table:number-columns-repeated="252"/>
        </table:table-row>
        <table:table-row table:style-name="ro1">
          <table:table-cell office:value-type="string">
            <text:p>སྲིན།</text:p>
          </table:table-cell>
          <table:table-cell office:value-type="string">
            <text:p>/sin/</text:p>
          </table:table-cell>
          <table:table-cell office:value-type="string">
            <text:p>(མིང་)</text:p>
          </table:table-cell>
          <table:table-cell table:style-name="ce11" office:value-type="string">
            <text:p>1 སེམས་ཅན་འབུབ་སྤྱིའི་མིང་། ས་སྲིན། ཤིང་སྲིན། ཁོང་སྲིན་ལ་སོགས་པ་ལྟ་བུ། 2 སྲིན་པོའི་མིང་བསྡུས་པ། ལྷ་སྲིན། འདྲེ་སྲིན་ལ་སོགས་པ་ལྟ་བུ།</text:p>
          </table:table-cell>
          <table:table-cell table:number-columns-repeated="252"/>
        </table:table-row>
        <table:table-row table:style-name="ro1">
          <table:table-cell office:value-type="string">
            <text:p>སྲིན་ཐོལ།</text:p>
          </table:table-cell>
          <table:table-cell office:value-type="string">
            <text:p>/sin thoel/</text:p>
          </table:table-cell>
          <table:table-cell office:value-type="string">
            <text:p>(མིང་)</text:p>
          </table:table-cell>
          <table:table-cell table:style-name="ce11" office:value-type="string">
            <text:p>རྣག་བསག་པའི་ན་ཚ་ཅིག། སྲིན་ཐོལ་ཐོན་དེ་གདོང་སྦོ་ཆེ་ནུག།</text:p>
          </table:table-cell>
          <table:table-cell table:number-columns-repeated="252"/>
        </table:table-row>
        <table:table-row table:style-name="ro1">
          <table:table-cell office:value-type="string">
            <text:p>སྲིན་ནད།</text:p>
          </table:table-cell>
          <table:table-cell office:value-type="string">
            <text:p>/sin ne/</text:p>
          </table:table-cell>
          <table:table-cell office:value-type="string">
            <text:p>(མིང་)</text:p>
          </table:table-cell>
          <table:table-cell office:value-type="string">
            <text:p>མི་དང་སེམས་ཅན་ཚུ་ལུ་ཕྱི་ནང་གི་འབུབ་ལས་བརྟེན་ཐོབ་པའི་ནད་རིགས་ཅིག།</text:p>
          </table:table-cell>
          <table:table-cell table:number-columns-repeated="252"/>
        </table:table-row>
        <table:table-row table:style-name="ro1">
          <table:table-cell office:value-type="string">
            <text:p>སྲིན་པོ།</text:p>
          </table:table-cell>
          <table:table-cell office:value-type="string">
            <text:p>/sin po/</text:p>
          </table:table-cell>
          <table:table-cell office:value-type="string">
            <text:p>(མིང་)</text:p>
          </table:table-cell>
          <table:table-cell table:style-name="ce11" office:value-type="string">
            <text:p>མི་ཁ་རྒྱུན་ལུ་གླིང་ཕྲན་ཅིག་ལུ་གནས་པའི་མི་ཤ་ཟ་མིའི་རིགས་རྒྱུད་ཀྱི་མིང་། ལྷོ་ནུབ་འདི་སྲིན་པོའི་ཡུལ་ཨིན་ཟེར་སླབ་སྲོལ་འདུག།</text:p>
          </table:table-cell>
          <table:table-cell table:number-columns-repeated="252"/>
        </table:table-row>
        <table:table-row table:style-name="ro1">
          <table:table-cell office:value-type="string">
            <text:p>སྲིནཔོ།</text:p>
          </table:table-cell>
          <table:table-cell office:value-type="string">
            <text:p>/si</text:p>
          </table:table-cell>
          <table:table-cell office:value-type="string">
            <text:p>(མིང་)</text:p>
          </table:table-cell>
          <table:table-cell table:style-name="ce11" office:value-type="string">
            <text:p>སྲིན་པོ་དང་དོན་གཅིག། མིང་མཐའ་པ་ཡར་སྦྱ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ྲིན་ཕྲུག།</text:p>
          </table:table-cell>
          <table:table-cell office:value-type="string">
            <text:p>/sin thru</text:p>
          </table:table-cell>
          <table:table-cell office:value-type="string">
            <text:p>(མིང་)</text:p>
          </table:table-cell>
          <table:table-cell table:style-name="ce11" office:value-type="string">
            <text:p>1འབུབ་ཀྱི་ཕྱུག་ཀུའི་མིང་། 2 སྲིན་པོ་ཕྱུག་ཀུའ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ྲིན་འབལ།</text:p>
          </table:table-cell>
          <table:table-cell office:value-type="string">
            <text:p>/sin bel/</text:p>
          </table:table-cell>
          <table:table-cell office:value-type="string">
            <text:p>(མིང་)</text:p>
          </table:table-cell>
          <table:table-cell table:style-name="ce11" office:value-type="string">
            <text:p>1 འབུ་རས་སྐུད་པའི་རྒྱུ་ཆས་ཀྱི་མིང་གཞན། འདི་ལུ་བ་ག་ཟེར་ཡང་སླབ་སྲོལ་ཡོད། 2 འབུབ་ཀྱི་ཁ་ལས་བསྐྱུགས་པའི་ཤིང་བལ་བཟུམ་མའི་དངོས་རྫས་ དར་དང་གོས་ཆེན་འཐག་ནིའི་རྒྱུའ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ྲིན་འབུ།</text:p>
          </table:table-cell>
          <table:table-cell office:value-type="string">
            <text:p>/sin bu/</text:p>
          </table:table-cell>
          <table:table-cell office:value-type="string">
            <text:p>(མིང་)</text:p>
          </table:table-cell>
          <table:table-cell table:style-name="ce11" office:value-type="string">
            <text:p>འབུབ་སྤྱིའི་མིང་། སྲིན་འབུ་ལུ་རིགས་ལེ་ཤ་ཡོད།</text:p>
          </table:table-cell>
          <table:table-cell table:number-columns-repeated="252"/>
        </table:table-row>
        <table:table-row table:style-name="ro1">
          <table:table-cell office:value-type="string">
            <text:p>སྲིན་འབུ་གླང་།</text:p>
          </table:table-cell>
          <table:table-cell office:value-type="string">
            <text:p>/sin bu lang/</text:p>
          </table:table-cell>
          <table:table-cell office:value-type="string">
            <text:p>(མིང་)</text:p>
          </table:table-cell>
          <table:table-cell office:value-type="string">
            <text:p>འབུབ་ནགཔོ་འབད་རྭཝ་ཡོད་མི་ཅིག།</text:p>
          </table:table-cell>
          <table:table-cell table:number-columns-repeated="252"/>
        </table:table-row>
        <table:table-row table:style-name="ro1">
          <table:table-cell office:value-type="string">
            <text:p>སྲིན་འབུ་མི་འཁྱེར།</text:p>
          </table:table-cell>
          <table:table-cell office:value-type="string">
            <text:p>/sin bu mi kher/</text:p>
          </table:table-cell>
          <table:table-cell office:value-type="string">
            <text:p>(མིང་)</text:p>
          </table:table-cell>
          <table:table-cell table:style-name="ce11" office:value-type="string">
            <text:p>གནམ་ནུབ་མོ་ཨུབ་ལས་མེ་འབར་མི་འབུབ་ཅིག་གི་མིང་། ཨམ་སྲིན་ལས་མེ་ཏོག་ཟེར་ཡང་སླབ་སྲོལ་ཡོད།</text:p>
          </table:table-cell>
          <table:table-cell table:number-columns-repeated="252"/>
        </table:table-row>
        <table:table-row table:style-name="ro1">
          <table:table-cell office:value-type="string">
            <text:p>སྲིན་བྱ།</text:p>
          </table:table-cell>
          <table:table-cell office:value-type="string">
            <text:p>/sin ja/</text:p>
          </table:table-cell>
          <table:table-cell office:value-type="string">
            <text:p>(མིང་)</text:p>
          </table:table-cell>
          <table:table-cell table:style-name="ce11" office:value-type="string">
            <text:p>1 བྱ་འུག་པ་གི་མིང་གཞན། གནམ་ཕྱི་རུ་སྐད་རྐྱབ་མི་བྱ་སྤྱིའ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ྲིན་མོ།</text:p>
          </table:table-cell>
          <table:table-cell office:value-type="string">
            <text:p>/sin mo/</text:p>
          </table:table-cell>
          <table:table-cell office:value-type="string">
            <text:p>(མིང་)</text:p>
          </table:table-cell>
          <table:table-cell table:style-name="ce11" office:value-type="string">
            <text:p>༡.སྲིན་པོ་དང་དོན་གཅིག། ཕོ་དང་མོའི་ཁྱད་པར་ཅིག་ཨིན། ༢.ཨམ་སྲུ་གཤིས་རྒྱུད་ངན་པ་ལུ་ཡང་དཔེ་སྦྱར་བཏུབ།</text:p>
          </table:table-cell>
          <table:table-cell table:number-columns-repeated="252"/>
        </table:table-row>
        <table:table-row table:style-name="ro1">
          <table:table-cell office:value-type="string">
            <text:p>སྲིནམོ།</text:p>
          </table:table-cell>
          <table:table-cell office:value-type="string">
            <text:p>/sim/</text:p>
          </table:table-cell>
          <table:table-cell office:value-type="string">
            <text:p>(མིང་)</text:p>
          </table:table-cell>
          <table:table-cell table:style-name="ce11" office:value-type="string">
            <text:p>སྲིནམོ་དང་དོན་གཅིག། མིང་མཐའ་མོ་ཡར་སྦྱ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ྲིན་སྨན།</text:p>
          </table:table-cell>
          <table:table-cell office:value-type="string">
            <text:p>/sin men/</text:p>
          </table:table-cell>
          <table:table-cell office:value-type="string">
            <text:p>(མིང་)</text:p>
          </table:table-cell>
          <table:table-cell office:value-type="string">
            <text:p>འབུབ་ཀྱི་སྨན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ྲིན་མཚོན།</text:p>
          </table:table-cell>
          <table:table-cell office:value-type="string">
            <text:p>/sin tshoen/</text:p>
          </table:table-cell>
          <table:table-cell office:value-type="string">
            <text:p>(མིང་)</text:p>
          </table:table-cell>
          <table:table-cell office:value-type="string">
            <text:p>རྫས་སྦྱོར་བརྟེན་གྲུབ་པའི་འབུབ་ཀྱི་མཚོན་ཆ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ྲིན་མཛུབ།</text:p>
          </table:table-cell>
          <table:table-cell office:value-type="string">
            <text:p>/sin dzub/</text:p>
          </table:table-cell>
          <table:table-cell office:value-type="string">
            <text:p>(མིང་)</text:p>
          </table:table-cell>
          <table:table-cell office:value-type="string">
            <text:p>ལག་པའི་མཛུབ་མོ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ྲིན་ལག།</text:p>
          </table:table-cell>
          <table:table-cell office:value-type="string">
            <text:p>/sin la</text:p>
          </table:table-cell>
          <table:table-cell office:value-type="string">
            <text:p>(མིང་)</text:p>
          </table:table-cell>
          <table:table-cell office:value-type="string">
            <text:p>ལག་པའི་མཛུབ་མོ་མཐེའུ་ཆུང་དང་གུང་མོ་གཉིས་ཀྱི་བར་ན་ཡོད་མི་འདི་ག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ྲིན་ཤིང་།</text:p>
          </table:table-cell>
          <table:table-cell office:value-type="string">
            <text:p>/sin shing/</text:p>
          </table:table-cell>
          <table:table-cell office:value-type="string">
            <text:p>(མིང་)</text:p>
          </table:table-cell>
          <table:table-cell office:value-type="string">
            <text:p>འདབ་མ་གིས་འབུ་རས་ཀྱི་འབུབ་གསོ་སྐྱོང་འབད་བཏུབ་པའི་ཤིང་རིགས་ཅིག།</text:p>
          </table:table-cell>
          <table:table-cell table:number-columns-repeated="252"/>
        </table:table-row>
        <table:table-row table:style-name="ro1">
          <table:table-cell office:value-type="string">
            <text:p>སྲིབ།</text:p>
          </table:table-cell>
          <table:table-cell office:value-type="string">
            <text:p>/sib/</text:p>
          </table:table-cell>
          <table:table-cell office:value-type="string">
            <text:p>(མིང་)</text:p>
          </table:table-cell>
          <table:table-cell table:style-name="ce11" office:value-type="string">
            <text:p>1 རི་ལ་སོགས་པ་ཁ་བྱང་ལུ་གཏོད་པའི་ས་གནས་ཀྱི་མིང་། 2 གདགས་སའི་འགལ་མིང་། ༣.བསྲིབ་ཀྱི་ད་ལྟ་བའི་ཚིག། ལཱ་ལྷག་མཇུག་མེད་པར་གྲུབ་མི། ༤.གསོ་བ་རིག་པར་གདགས་སྲིབ་ཟེར་བའི་སྐབས་ལུ་གདགས་འདི་ཉི་མ་དང་སྲིབ་འདི་ཕྱི་རུ་འབད་བཤདཔ་ཨིན་མས། 5 ཁ་ཟས་ ལེབ་ཏག་ཏ་ཡོད་མི། འབྱ་སྲིབ། གེ་ཟ་སྲིབ། ཧོ་སྲིབ་ལ་སོགས་པ་ཚུ།</text:p>
          </table:table-cell>
          <table:table-cell table:number-columns-repeated="252"/>
        </table:table-row>
        <table:table-row table:style-name="ro1">
          <table:table-cell office:value-type="string">
            <text:p>སྲིབ་བཙན།</text:p>
          </table:table-cell>
          <table:table-cell office:value-type="string">
            <text:p>/sib tsen/</text:p>
          </table:table-cell>
          <table:table-cell office:value-type="string">
            <text:p>(མིང་)</text:p>
          </table:table-cell>
          <table:table-cell table:style-name="ce11" office:value-type="string">
            <text:p>སྲ་སྲིབ་ལུ་གནས་པའི་བདག་བཙན། སྲིབ་བཙན་གྱི་གནོད་ནུག།</text:p>
          </table:table-cell>
          <table:table-cell table:number-columns-repeated="252"/>
        </table:table-row>
        <table:table-row table:style-name="ro1">
          <table:table-cell office:value-type="string">
            <text:p>སྲི་བ་རི།</text:p>
          </table:table-cell>
          <table:table-cell office:value-type="string">
            <text:p>/si wa ri/</text:p>
          </table:table-cell>
          <table:table-cell office:value-type="string">
            <text:p>(མིང་)</text:p>
          </table:table-cell>
          <table:table-cell table:style-name="ce11" office:value-type="string">
            <text:p>ཉིམ་ལེགས་ཤོམ་འབད་མ་ཕོག་པའི་ས་གནས་ཀྱི་མིང་། སྲིབ་རི་ལུ་ག་ཡང་སྡོད་དགོ་མནོཝ་མེད།</text:p>
          </table:table-cell>
          <table:table-cell table:number-columns-repeated="252"/>
        </table:table-row>
        <table:table-row table:style-name="ro1">
          <table:table-cell office:value-type="string">
            <text:p>སྲིབ་ལུང་།</text:p>
          </table:table-cell>
          <table:table-cell office:value-type="string">
            <text:p>/sib lung/</text:p>
          </table:table-cell>
          <table:table-cell office:value-type="string">
            <text:p>(མིང་)</text:p>
          </table:table-cell>
          <table:table-cell office:value-type="string">
            <text:p>ཉིམ་མ་ཕོག་མི་ལུང་གཤོང་ག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ྲིབས།</text:p>
          </table:table-cell>
          <table:table-cell office:value-type="string">
            <text:p>/sib/</text:p>
          </table:table-cell>
          <table:table-cell office:value-type="string">
            <text:p>(མིང་)</text:p>
          </table:table-cell>
          <table:table-cell table:style-name="ce11" office:value-type="string">
            <text:p>1 སྲིབ་ཀྱི་འབྲི་ཐངས་གཞན། སྲིབས་ལུ་ཉིམ་མི་ཕོག། ༢.ལྷག་མཇུག་མེད་པར་འབད་བཅུག་པའི་སྐུལ་ཚིག།</text:p>
          </table:table-cell>
          <table:table-cell table:number-columns-repeated="252"/>
        </table:table-row>
        <table:table-row table:style-name="ro1">
          <table:table-cell office:value-type="string">
            <text:p>སྲིས།</text:p>
          </table:table-cell>
          <table:table-cell office:value-type="string">
            <text:p>/si/</text:p>
          </table:table-cell>
          <table:table-cell office:value-type="string">
            <text:p>(མིང་)</text:p>
          </table:table-cell>
          <table:table-cell office:value-type="string">
            <text:p>༡.སྲིས་ཀྱི་སྐུལ་ཚིག།ཕངས་སེམས།</text:p>
          </table:table-cell>
          <table:table-cell table:number-columns-repeated="252"/>
        </table:table-row>
        <table:table-row table:style-name="ro1">
          <table:table-cell office:value-type="string">
            <text:p>སྲུ།</text:p>
          </table:table-cell>
          <table:table-cell office:value-type="string">
            <text:p>/su/</text:p>
          </table:table-cell>
          <table:table-cell office:value-type="string">
            <text:p>(མིང་)</text:p>
          </table:table-cell>
          <table:table-cell table:style-name="ce11" office:value-type="string">
            <text:p>1 ཨམ་སྲུ་སྤྱིར་བཏང་གི་མིང་། ༢.སྲུ་མོ་ཟེར་བ་ཅིན་ཨའི་གི་མོ་སྤུན་གྱི་སྤྱ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ྲུང་།</text:p>
          </table:table-cell>
          <table:table-cell office:value-type="string">
            <text:p>/sung/</text:p>
          </table:table-cell>
          <table:table-cell office:value-type="string">
            <text:p>(བྱ་ཚིག)</text:p>
          </table:table-cell>
          <table:table-cell table:style-name="ce11" office:value-type="string">
            <text:p>སྲུང་གི་ད་ལྟ་བ། ༡.བདག་འཛིན་འཐབ་པའི་དོན། མོ་ད་རེས་ཁྱིམ་སྲུང་མི་ཨིན་མས། 2 བཀག་འགོག་འབད་དོན། མོ་ཉ་ཕག་སྒོང་གསུམ་ཁ་སྲུང་འབདཝ་ཨིན། 3 ལྟ་རྟོག་འབད་བའི་དོན། ཁོ་ནདཔ་སྲུང་མི་ཨིན། 4 ཁྲིམས་ལུ་གནས་པའི་དོན། སྡོམ་ཡང་དག་པ་སྲུང་དགོ། 5 ལོ་རྒྱུས་བཤད་པའི་དོན། ཨང་རྒས་ཀྱིས་སྲུང་བཏང་དེས།</text:p>
          </table:table-cell>
          <table:table-cell table:number-columns-repeated="252"/>
        </table:table-row>
        <table:table-row table:style-name="ro1">
          <table:table-cell office:value-type="string">
            <text:p>སྲུང་སྐུད།</text:p>
          </table:table-cell>
          <table:table-cell office:value-type="string">
            <text:p>/sung k</text:p>
          </table:table-cell>
          <table:table-cell office:value-type="string">
            <text:p>(མིང་)</text:p>
          </table:table-cell>
          <table:table-cell office:value-type="string">
            <text:p>རང་གི་ལུས་ངག་ཡིད་གསུམ་གནོད་པའི་ནད་གདོན་བར་ཆད་ལ་སོགས་པ་སྲུང་ནིའི་སྔགས་དང་གཏིང་ངེ་འཛིན་གཉིས་ཀྱི་ནུས་ཤུགས་ཡོད་པའི་རྫས་ཅིག་གི་མིང་།རང་དང་གཅིག་ཁར་ཨ་རྟག་རང་སྲུང་སྐུད་ཅིག་བཏགས་བཞག་དགོ།</text:p>
          </table:table-cell>
          <table:table-cell table:number-columns-repeated="252"/>
        </table:table-row>
        <table:table-row table:style-name="ro1">
          <table:table-cell office:value-type="string">
            <text:p>སྲུང་སྐྱོབ།</text:p>
          </table:table-cell>
          <table:table-cell office:value-type="string">
            <text:p>/sung cob/</text:p>
          </table:table-cell>
          <table:table-cell office:value-type="string">
            <text:p>(བྱ་ཚིག)</text:p>
          </table:table-cell>
          <table:table-cell table:style-name="ce11" office:value-type="string">
            <text:p>དགྲ་བྱང་ཕྱད་ལ་སོགས་པ་སྲུང་ནི་དང་གནོད་པའི་ཉེན་ཁ་ལས་སྐྱོབ་སྟེ་བདག་འཛིན་འཐབ་པའི་དོན། དཔལ་ལྡན་འབྲུག་ཨིན་པ་ཅིན་རྒྱལ་ཁབ་ཀྱི་སྲུང་སྐྱོབ་འབད་ནི་ལུ་བརྩོན་དགོ།</text:p>
          </table:table-cell>
          <table:table-cell table:number-columns-repeated="252"/>
        </table:table-row>
        <table:table-row table:style-name="ro1">
          <table:table-cell office:value-type="string">
            <text:p>སྲུང་འཁོར།</text:p>
          </table:table-cell>
          <table:table-cell office:value-type="string">
            <text:p>/sung khor/</text:p>
          </table:table-cell>
          <table:table-cell office:value-type="string">
            <text:p>(མིང་)</text:p>
          </table:table-cell>
          <table:table-cell table:style-name="ce11" office:value-type="string">
            <text:p>1 ཕྱིའི་དགྲ་བྱང་ཕྱད་ལ་སོགས་པ་བཀག་ཐབས་ཀྱི་ར་བ་གི་མིང་གཞན། 2 དམ་པའི་ཆོས་ལུགས་ལུ་བྱང་ཆུབ་སྒྲུབ་ད་གནོད་པའི་བགེགས་འདི་ཚུ་ཕར་བདའ་བཏང་ཞིནམ་ལས་ལོག་འོང་མ་བཅུག་པའི་ཐབས་ལམ་ཅིག་གི་མིང་། མཚམས་བཅད་གནང་ཞིནམ་ལས་སྲུང་འཁོར་སྒོམ་དགོ།</text:p>
          </table:table-cell>
          <table:table-cell table:number-columns-repeated="252"/>
        </table:table-row>
        <table:table-row table:style-name="ro1">
          <table:table-cell office:value-type="string">
            <text:p>སྲུང་འཁོར་གའུ།</text:p>
          </table:table-cell>
          <table:table-cell office:value-type="string">
            <text:p>/sung khor </text:p>
          </table:table-cell>
          <table:table-cell office:value-type="string">
            <text:p>(མིང་)</text:p>
          </table:table-cell>
          <table:table-cell table:style-name="ce11" office:value-type="string">
            <text:p>སྲུང་རྫས་སྣ་ཚོགས་བཙུགས་ནིའི་ཧོད་ཅིག་གི་མིང་། སྲུང་འཁོར་གའུ་འདི་རང་ལུ་ཡོད་པ་ོིན་འདྲེ་དང་གདོན་ག་ཅི་གི་ཡང་གནོད་མི་ཚུགས།</text:p>
          </table:table-cell>
          <table:table-cell table:number-columns-repeated="252"/>
        </table:table-row>
        <table:table-row table:style-name="ro1">
          <table:table-cell office:value-type="string">
            <text:p>སྲུང་འཁོརཔ།</text:p>
          </table:table-cell>
          <table:table-cell office:value-type="string">
            <text:p>/sung khor </text:p>
          </table:table-cell>
          <table:table-cell office:value-type="string">
            <text:p>(མིང་)</text:p>
          </table:table-cell>
          <table:table-cell table:style-name="ce11" office:value-type="string">
            <text:p>1 གྲྭ་ཚང་གི་གོ་གནས་ཅིག་གི་མིང་། སྡེ་པའི་སྲུང་འཁོརཔ་འབད་བསྐོས་ནུག། ༢.རང་སོའི་ཁྱིམ་ནང་དུས་རྒྱུན་ཆོས་ཕྱོགས་ཀྱི་ལཱ་འབད་བཞག་མི་སྤྱིའི་མིང་། རང་གི་ཁྱིམ་ནང་ལུ་སྲུང་འཁོརཔ་ཅིག་ཡོད་པ་ཅིན་ལེགས་ཤོམ་ཨིན།</text:p>
          </table:table-cell>
          <table:table-cell table:number-columns-repeated="252"/>
        </table:table-row>
        <table:table-row table:style-name="ro1">
          <table:table-cell office:value-type="string">
            <text:p>སྲུང་རྒྱབ།</text:p>
          </table:table-cell>
          <table:table-cell office:value-type="string">
            <text:p>/sung jab/</text:p>
          </table:table-cell>
          <table:table-cell office:value-type="string">
            <text:p>(མིང་)</text:p>
          </table:table-cell>
          <table:table-cell table:style-name="ce11" office:value-type="string">
            <text:p>ལྟ་རྟོག་འབད་མི།བདག་འཛིན་འབད་མི་དང་དོན་འདྲ། ལྷ་ཁང་ནང་སྲུང་རྒྱབ་བཙུགས་བཞག་ནུག།</text:p>
          </table:table-cell>
          <table:table-cell table:number-columns-repeated="252"/>
        </table:table-row>
        <table:table-row table:style-name="ro1">
          <table:table-cell office:value-type="string">
            <text:p>སྲུང་བ།</text:p>
          </table:table-cell>
          <table:table-cell office:value-type="string">
            <text:p>/sung wa/</text:p>
          </table:table-cell>
          <table:table-cell office:value-type="string">
            <text:p>(མིང་)</text:p>
          </table:table-cell>
          <table:table-cell office:value-type="string">
            <text:p>སྲུང་སྐྱོབ་འབད་ནི་ལུ་མཁོ་ཆེ་བའི་ཅ་ཆས་དང་ཉེར་སྤྱད་ཚུ་གི་སྤྱ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ྲུང་མ།</text:p>
          </table:table-cell>
          <table:table-cell office:value-type="string">
            <text:p>/sung ma/</text:p>
          </table:table-cell>
          <table:table-cell office:value-type="string">
            <text:p>(མིང་)</text:p>
          </table:table-cell>
          <table:table-cell table:style-name="ce11" office:value-type="string">
            <text:p>སངས་རྒྱས་དང་བྱང་ཆུབ་སེམས་དཔའ་རྣམས་ཀྱི་བཀའ་དང་དམ་ལུ་གནས་པའི་དམ་ཅན་ཆོས་སྐྱོང་སྤྱིའི་མིང་། ཆོས་སྐྱོང་སྲུང་མ་ཚུ་རང་གིས་ཨ་རྟག་རི་བརྟེན་དགོ།</text:p>
          </table:table-cell>
          <table:table-cell table:number-columns-repeated="252"/>
        </table:table-row>
        <table:table-row table:style-name="ro1">
          <table:table-cell office:value-type="string">
            <text:p>སྲུང་མི།</text:p>
          </table:table-cell>
          <table:table-cell office:value-type="string">
            <text:p>/sung mi/</text:p>
          </table:table-cell>
          <table:table-cell office:value-type="string">
            <text:p>(མིང་)</text:p>
          </table:table-cell>
          <table:table-cell table:style-name="ce11" office:value-type="string">
            <text:p>ལྟ་རྟོག་འབད་མི། སྲུང་སྐྱོབ་འབད་མི་ཟེར་བའི་དོན། ད་རེས་རྫོང་སྲུང་མི་ག་སྨོ།</text:p>
          </table:table-cell>
          <table:table-cell table:number-columns-repeated="252"/>
        </table:table-row>
        <table:table-row table:style-name="ro1">
          <table:table-cell office:value-type="string">
            <text:p>སྲུངས།</text:p>
          </table:table-cell>
          <table:table-cell office:value-type="string">
            <text:p>/sung/</text:p>
          </table:table-cell>
          <table:table-cell office:value-type="string">
            <text:p>(སྐུལ་ཚིག)</text:p>
          </table:table-cell>
          <table:table-cell table:style-name="ce11" office:value-type="string">
            <text:p>གཞན་ལུ་སྲུང་བཅུག་པའི་དོན། ཁྱོད་ཀྱི་སངས་རྒྱས་ཀྱི་བསྟན་པ་སྲུངས་ཤིག།</text:p>
          </table:table-cell>
          <table:table-cell table:number-columns-repeated="252"/>
        </table:table-row>
        <table:table-row table:style-name="ro1">
          <table:table-cell office:value-type="string">
            <text:p>སྲུན།</text:p>
          </table:table-cell>
          <table:table-cell office:value-type="string">
            <text:p>/suen/</text:p>
          </table:table-cell>
          <table:table-cell office:value-type="string">
            <text:p>(མིང་ཁྱད་)</text:p>
          </table:table-cell>
          <table:table-cell office:value-type="string">
            <text:p>བསྲུན་གྱི་ད་ལྟ་བ་དང་སྐུལ་ཚིག།གླང་དང་རྟ་ལ་སོགས་པ་བཏུལ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ྲུབ།</text:p>
          </table:table-cell>
          <table:table-cell office:value-type="string">
            <text:p>/sub/</text:p>
          </table:table-cell>
          <table:table-cell office:value-type="string">
            <text:p>(བྱ་ཚིག)</text:p>
          </table:table-cell>
          <table:table-cell table:style-name="ce11" office:value-type="string">
            <text:p>1 བསྲུབ་ཀྱི་ད་ལྟབའི་ཚིག། ཨོམ་དང་ཆུ་ལ་སོགས་པ་དཀྱོགས་པའི་དོན། 2 བྱག་ལ་སོགས་པའི་གསེབ། དོང་། སེར་གུ།</text:p>
          </table:table-cell>
          <table:table-cell table:number-columns-repeated="252"/>
        </table:table-row>
        <table:table-row table:style-name="ro1">
          <table:table-cell office:value-type="string">
            <text:p>སྲུབ་ཀ།</text:p>
          </table:table-cell>
          <table:table-cell office:value-type="string">
            <text:p>/sub ka/</text:p>
          </table:table-cell>
          <table:table-cell office:value-type="string">
            <text:p>(མིང་)</text:p>
          </table:table-cell>
          <table:table-cell office:value-type="string">
            <text:p>རྡོག་མ་དང་ལོ་འདབ་སྨན་རྫས་བཏུབ་པའི་ཧོན་ལྡུམ་ཅིག།</text:p>
          </table:table-cell>
          <table:table-cell table:number-columns-repeated="252"/>
        </table:table-row>
        <table:table-row table:style-name="ro1">
          <table:table-cell office:value-type="string">
            <text:p>སྲུབ་མདའ།</text:p>
          </table:table-cell>
          <table:table-cell office:value-type="string">
            <text:p>/sub da/</text:p>
          </table:table-cell>
          <table:table-cell office:value-type="string">
            <text:p>(མིང་)</text:p>
          </table:table-cell>
          <table:table-cell table:style-name="ce11" office:value-type="string">
            <text:p>ཨོམ་ལ་སོགས་པ་དཀྱོགས་ནིའི་ཤིང་གིས་བཟོ་མི་ཅིག། འདི་ལུ་སྲུབ་ཤིང་ཟེར་ཡང་སླབ་སྲོལ་ཡོད། སྲུབ་མདའ་ཅིག་བཟོ་དགོ་པས།</text:p>
          </table:table-cell>
          <table:table-cell table:number-columns-repeated="252"/>
        </table:table-row>
        <table:table-row table:style-name="ro1">
          <table:table-cell office:value-type="string">
            <text:p>སྲུབ་མདོང་།</text:p>
          </table:table-cell>
          <table:table-cell office:value-type="string">
            <text:p>/sub dong/</text:p>
          </table:table-cell>
          <table:table-cell office:value-type="string">
            <text:p>(མིང་)</text:p>
          </table:table-cell>
          <table:table-cell table:style-name="ce11" office:value-type="string">
            <text:p>ཇ་སྲུམ་གྱི་མིང་གཞན། སྲུབ་མདོང་ནང་ཇ་འདུག།</text:p>
          </table:table-cell>
          <table:table-cell table:number-columns-repeated="252"/>
        </table:table-row>
        <table:table-row table:style-name="ro1">
          <table:table-cell office:value-type="string">
            <text:p>སྲུབས།</text:p>
          </table:table-cell>
          <table:table-cell office:value-type="string">
            <text:p>/sub/</text:p>
          </table:table-cell>
          <table:table-cell office:value-type="string">
            <text:p>(མིང་)</text:p>
          </table:table-cell>
          <table:table-cell table:style-name="ce11" office:value-type="string">
            <text:p>1 དངོས་རྫས་མཐུད་མཚམས་ཀྱི་མིང་། སེར་གུའི་མིང་གཞན། 2 བསྲུབ་ཀྱི་སྐུལ་ཚིག། འོ་མ་སྲུབས་ཤིག།</text:p>
          </table:table-cell>
          <table:table-cell table:number-columns-repeated="252"/>
        </table:table-row>
        <table:table-row table:style-name="ro1">
          <table:table-cell office:value-type="string">
            <text:p>སྲུམ།</text:p>
          </table:table-cell>
          <table:table-cell office:value-type="string">
            <text:p>/sum/</text:p>
          </table:table-cell>
          <table:table-cell office:value-type="string">
            <text:p>(མིང་)</text:p>
          </table:table-cell>
          <table:table-cell table:style-name="ce11" office:value-type="string">
            <text:p>སྲུམ་མདོང་དོན་གཅིག། ཇ་སྲུམ་ཆུང་ཀུ་ཅིག་ཉོ་དགོ་པས།</text:p>
          </table:table-cell>
          <table:table-cell table:number-columns-repeated="252"/>
        </table:table-row>
        <table:table-row table:style-name="ro1">
          <table:table-cell office:value-type="string">
            <text:p>སྲུལ།</text:p>
          </table:table-cell>
          <table:table-cell office:value-type="string">
            <text:p>/suel/</text:p>
          </table:table-cell>
          <table:table-cell office:value-type="string">
            <text:p>(མིང་)</text:p>
          </table:table-cell>
          <table:table-cell table:style-name="ce11" office:value-type="string">
            <text:p>བསྲུལ་གྱི་ད་ལྟ་བའི་ཚིག།ཀོཝ་ལ་སོགས་པ་ཆུ་ནང་སྦངས་ཞིནམ་ལས་ཧམ་རུལ་འགྱོ་བཅུག་པ། རུལ་རྩ་ཟུན་པའི་དོན། ཀོཝ་སྲུལ་བ་ཅིན་འཕུར་འཇམ།</text:p>
          </table:table-cell>
          <table:table-cell table:number-columns-repeated="252"/>
        </table:table-row>
        <table:table-row table:style-name="ro1">
          <table:table-cell office:value-type="string">
            <text:p>སྲུལ་པོ།</text:p>
          </table:table-cell>
          <table:table-cell office:value-type="string">
            <text:p>/suel po/</text:p>
          </table:table-cell>
          <table:table-cell office:value-type="string">
            <text:p>(མིང་)</text:p>
          </table:table-cell>
          <table:table-cell table:style-name="ce11" office:value-type="string">
            <text:p>༡.གཟུགས་ཀྱི་པགས་ཀོ་སྲ་ཀྲག་ཀྲ་འགྱུར་བའི་ནད་གཞི་ཅིག། 2 གདོན་ཅིག་ག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ྲུས།</text:p>
          </table:table-cell>
          <table:table-cell office:value-type="string">
            <text:p>/sue/</text:p>
          </table:table-cell>
          <table:table-cell office:value-type="string">
            <text:p>(མིང་)</text:p>
          </table:table-cell>
          <table:table-cell office:value-type="string">
            <text:p>འབྱུ་སྣའི་རིགས་སྤྱིའ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ྲེ།</text:p>
          </table:table-cell>
          <table:table-cell office:value-type="string">
            <text:p>/se/</text:p>
          </table:table-cell>
          <table:table-cell office:value-type="string">
            <text:p>(བྱ་ཚིག་)</text:p>
          </table:table-cell>
          <table:table-cell table:style-name="ce11" office:value-type="string">
            <text:p>བསྲེ་གི་ད་ལྟ་བ། དངོས་རྫས་ཚུ་གཅིག་ཁར་བསྡེབས་པའི་དོན། འཛརཝ་དང་སྲིབ་གཅིག་གར་སྲེ་ནུག། 2 གོང་འོག་དཀྲུགས་པའི་དོན། དཔེ་ཆའི་ཚིག་གོང་འོག་སྲེ་དེས།</text:p>
          </table:table-cell>
          <table:table-cell table:number-columns-repeated="252"/>
        </table:table-row>
        <table:table-row table:style-name="ro1">
          <table:table-cell office:value-type="string">
            <text:p>སྲེ་ནག།</text:p>
          </table:table-cell>
          <table:table-cell office:value-type="string">
            <text:p>/se na</text:p>
          </table:table-cell>
          <table:table-cell office:value-type="string">
            <text:p>(མིང་)</text:p>
          </table:table-cell>
          <table:table-cell office:value-type="string">
            <text:p>ཐབ་དང་རྫམ་ལ་སོགས་པའི་རྫ་ནག་ག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ྲེ་བོ།</text:p>
          </table:table-cell>
          <table:table-cell office:value-type="string">
            <text:p>/se wo/</text:p>
          </table:table-cell>
          <table:table-cell office:value-type="string">
            <text:p>(མིང་)</text:p>
          </table:table-cell>
          <table:table-cell table:style-name="ce11" office:value-type="string">
            <text:p>ཐིག་དང་ཁྲ་ལེ་ཤ་ཁྱབ་སྟེ་ཡོད་པའི་མདོག་གི་མིང་། ཁྲོ་བོ་གི་མིང་གཞན། བྱི་ལི་སྲེ་བོ་ཅིག་འདུག།</text:p>
          </table:table-cell>
          <table:table-cell table:number-columns-repeated="252"/>
        </table:table-row>
        <table:table-row table:style-name="ro1">
          <table:table-cell office:value-type="string">
            <text:p>སྲེ་མོ།</text:p>
          </table:table-cell>
          <table:table-cell office:value-type="string">
            <text:p>/se mo/</text:p>
          </table:table-cell>
          <table:table-cell office:value-type="string">
            <text:p>(མིང་)</text:p>
          </table:table-cell>
          <table:table-cell table:style-name="ce11" office:value-type="string">
            <text:p>བྱ་དང་བྱི་ཙི་ཟ་མི་གཅན་གཟན་ཅིག་གི་མིང་། སྲེ་མོང་ཟེར་ཡང་འབྲི་སྲོལ་ཡོད། འདི་ལུ་བཙན་གྱི་བྱི་ལི་ཟེར་ཡང་སླླབ་སྲོལ་ཡོད།</text:p>
          </table:table-cell>
          <table:table-cell table:number-columns-repeated="252"/>
        </table:table-row>
        <table:table-row table:style-name="ro1">
          <table:table-cell office:value-type="string">
            <text:p>སྲེ་ལོང་།</text:p>
          </table:table-cell>
          <table:table-cell office:value-type="string">
            <text:p>/se long/</text:p>
          </table:table-cell>
          <table:table-cell office:value-type="string">
            <text:p>(མིང་)</text:p>
          </table:table-cell>
          <table:table-cell table:style-name="ce11" office:value-type="string">
            <text:p>རྐང་མའི་རྒྱ་ལེབ་དང་ངར་དོང་མཐུད་མཚམས་ཀྱི་ཚིགས་ཏོ་ཁར་ ཕྱི་ནང་གཉིས་ལུ་འབུར་ཐོན་ཏེ་ཡོད་མི་རུ་ཏོའི་མིང་། ལུང་བུའི་མིང་གཞན།</text:p>
          </table:table-cell>
          <table:table-cell table:number-columns-repeated="252"/>
        </table:table-row>
        <table:table-row table:style-name="ro1">
          <table:table-cell office:value-type="string">
            <text:p>སྲེག།</text:p>
          </table:table-cell>
          <table:table-cell office:value-type="string">
            <text:p>/seg/</text:p>
          </table:table-cell>
          <table:table-cell office:value-type="string">
            <text:p>(བྱ་ཚིག་)</text:p>
          </table:table-cell>
          <table:table-cell table:style-name="ce11" office:value-type="string">
            <text:p>བསྲེག་གི་ད་ལྟ་བའི་ཚིག།དངོས་རྫས་ཚུ་མེ་འབར་བཅུག་མི། ཤིང་མེ་ནང་སྲེག་དོ།</text:p>
          </table:table-cell>
          <table:table-cell table:number-columns-repeated="252"/>
        </table:table-row>
        <table:table-row table:style-name="ro1">
          <table:table-cell office:value-type="string">
            <text:p>སྲེག་ཁང།</text:p>
          </table:table-cell>
          <table:table-cell office:value-type="string">
            <text:p>/se khang</text:p>
          </table:table-cell>
          <table:table-cell office:value-type="string">
            <text:p>(མིང་)</text:p>
          </table:table-cell>
          <table:table-cell office:value-type="string">
            <text:p>མི་ཤི་མི་གི་རོ་མེ་བཏང་སའི་ཐབ་ཁུངས་བཟོ་ཡོད་པའི་ཁྱིམ་འདི་ག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ྲེག་པ།</text:p>
          </table:table-cell>
          <table:table-cell office:value-type="string">
            <text:p>/seg pa/</text:p>
          </table:table-cell>
          <table:table-cell office:value-type="string">
            <text:p>(མིང་)</text:p>
          </table:table-cell>
          <table:table-cell office:value-type="string">
            <text:p>བྱ་གོང་མ་སྲེག་གི་མིང་གཞན།</text:p>
          </table:table-cell>
          <table:table-cell table:number-columns-repeated="252"/>
        </table:table-row>
        <table:table-row table:style-name="ro1">
          <table:table-cell office:value-type="string">
            <text:p>སྲེག་སྦྱོར།</text:p>
          </table:table-cell>
          <table:table-cell office:value-type="string">
            <text:p>/se</text:p>
          </table:table-cell>
          <table:table-cell office:value-type="string">
            <text:p>(མིང་)</text:p>
          </table:table-cell>
          <table:table-cell office:value-type="string">
            <text:p>སྦྱོར་འབྲས་ལས་ཅིག་ག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ྲེག་ཚེས།</text:p>
          </table:table-cell>
          <table:table-cell office:value-type="string">
            <text:p>/se</text:p>
          </table:table-cell>
          <table:table-cell office:value-type="string">
            <text:p>(མིང་)</text:p>
          </table:table-cell>
          <table:table-cell office:value-type="string">
            <text:p>ཚེས་དང་གཟའ་ལུ་འཁོར་བའི་ས་བདག་ཅིག་ག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ྲེག་ཟ།</text:p>
          </table:table-cell>
          <table:table-cell office:value-type="string">
            <text:p>/seg za</text:p>
          </table:table-cell>
          <table:table-cell office:value-type="string">
            <text:p>(མིང་)</text:p>
          </table:table-cell>
          <table:table-cell office:value-type="string">
            <text:p>མེའི་མིང་གཞན།</text:p>
          </table:table-cell>
          <table:table-cell office:value-type="string">
            <text:p>སྲེག་ཟའི་ནང་ལུ་མར་ཁུ་མ་བླུགས།</text:p>
          </table:table-cell>
          <table:table-cell table:number-columns-repeated="251"/>
        </table:table-row>
        <table:table-row table:style-name="ro1">
          <table:table-cell office:value-type="string">
            <text:p>སྲེགས།</text:p>
          </table:table-cell>
          <table:table-cell office:value-type="string">
            <text:p>/seg/</text:p>
          </table:table-cell>
          <table:table-cell office:value-type="string">
            <text:p>(བྱ་ཚིག་)</text:p>
          </table:table-cell>
          <table:table-cell office:value-type="string">
            <text:p>སྲེག་གྱི་སྐུལ་ཚིག།མེ་བཏང་བཅུག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ྲེད།</text:p>
          </table:table-cell>
          <table:table-cell office:value-type="string">
            <text:p>/se</text:p>
          </table:table-cell>
          <table:table-cell office:value-type="string">
            <text:p>(བྱ་ཁྱད་)</text:p>
          </table:table-cell>
          <table:table-cell office:value-type="string">
            <text:p>རང་གི་སེམས་དངོས་པོ་ལུ་ཞན་པ།ཆགས་པའི་དོན།ནོར་ལུ་སྲེད་ཅིང་ཞེན།</text:p>
          </table:table-cell>
          <table:table-cell table:number-columns-repeated="252"/>
        </table:table-row>
        <table:table-row table:style-name="ro1">
          <table:table-cell office:value-type="string">
            <text:p>སྲེད་པ།</text:p>
          </table:table-cell>
          <table:table-cell office:value-type="string">
            <text:p>/se pa</text:p>
          </table:table-cell>
          <table:table-cell office:value-type="string">
            <text:p>(མིང་)</text:p>
          </table:table-cell>
          <table:table-cell table:style-name="ce11" office:value-type="string">
            <text:p>སེམས་ཕྱིའི་ཡུལ་ལུ་ཆགས་པའི་མྱོང་ཚོར་གྱི་མིང་། ཆགས་པ། འཛིན་པ་དང་ཆ་འདྲ། སྲེད་པ་ཅན་གྱི་མི་ངན་སོང་དུ་འགྲོ། རྟེན་འབྲེལ་བཅུ་གཉིས་ལས་ཅིག།</text:p>
          </table:table-cell>
          <table:table-cell table:number-columns-repeated="252"/>
        </table:table-row>
        <table:table-row table:style-name="ro1">
          <table:table-cell office:value-type="string">
            <text:p>སྲེལ།</text:p>
          </table:table-cell>
          <table:table-cell office:value-type="string">
            <text:p>/sel</text:p>
          </table:table-cell>
          <table:table-cell office:value-type="string">
            <text:p>(མིང་)</text:p>
          </table:table-cell>
          <table:table-cell table:style-name="ce11" office:value-type="string">
            <text:p>བསྲེལ་གྱི་ད་ལྟ་བ་དང་སྐུལ་ཚིག། ཉར་ཚགས་བྱེད་པ། གཅེས་སྤྲེས་འབད་བ། བདག་འཛིན་འཐབ་པ། སེམས་ཁར་བཞག་པ། ལག་པར་གསག་པའི་དོན། བླམ་མའི་གདམ་ངག་སྙིང་སེལ་བར་བྱེད།</text:p>
          </table:table-cell>
          <table:table-cell table:number-columns-repeated="252"/>
        </table:table-row>
        <table:table-row table:style-name="ro1">
          <table:table-cell office:value-type="string">
            <text:p>སྲེས།</text:p>
          </table:table-cell>
          <table:table-cell office:value-type="string">
            <text:p>/se</text:p>
          </table:table-cell>
          <table:table-cell office:value-type="string">
            <text:p>(བྱ་ཚིག་)</text:p>
          </table:table-cell>
          <table:table-cell table:style-name="ce11" office:value-type="string">
            <text:p>སྲེ་གི་སྐུལ་ཚིག།དངོས་པོ་གཉིས་གཅིག་ཁར་བཟོ་བའི་དོན། ཨོམ་དང་ཆུ་གཉིས་གཅིག་ཁར་སྲེས་ཤིག།</text:p>
          </table:table-cell>
          <table:table-cell table:number-columns-repeated="252"/>
        </table:table-row>
        <table:table-row table:style-name="ro1">
          <table:table-cell office:value-type="string">
            <text:p>སྲོ།</text:p>
          </table:table-cell>
          <table:table-cell office:value-type="string">
            <text:p>/so/</text:p>
          </table:table-cell>
          <table:table-cell office:value-type="string">
            <text:p>(མིང་)</text:p>
          </table:table-cell>
          <table:table-cell office:value-type="string">
            <text:p>བསྲོ་གི་ད་ལྟ་འབི་ཚིག།མེ་དང་ཉིམ་གྱི་དྲོད་ལུ་བརྟེན་ཏེ་གཟུགས་དྲོད་བཏགས་བཅུག་པའི་དོན།</text:p>
          </table:table-cell>
          <table:table-cell office:value-type="string">
            <text:p>ཉིམ་སྲོ་བར་འགྱོ་དགོ་པས།</text:p>
          </table:table-cell>
          <table:table-cell table:number-columns-repeated="251"/>
        </table:table-row>
        <table:table-row table:style-name="ro1">
          <table:table-cell office:value-type="string">
            <text:p>སྲོ་ཁང་།</text:p>
          </table:table-cell>
          <table:table-cell office:value-type="string">
            <text:p>/so khang/</text:p>
          </table:table-cell>
          <table:table-cell office:value-type="string">
            <text:p>(མིང་)</text:p>
          </table:table-cell>
          <table:table-cell table:style-name="ce11" office:value-type="string">
            <text:p>1 ཉིམ་དང་མེ་སྲོ་སའི་ཁང་མིག། 2 ཚོད་བསྲེ་དང་ཤིང་གི་ལྕངམ་ལ་སོགས་པ་ཚ་དྲོད་སྙོམས་ཏོག་ཏོ་འབད་བཞག་སའི་ཁྱིམ།</text:p>
          </table:table-cell>
          <table:table-cell table:number-columns-repeated="252"/>
        </table:table-row>
        <table:table-row table:style-name="ro1">
          <table:table-cell office:value-type="string">
            <text:p>སྲོ་སྒྲིམ།</text:p>
          </table:table-cell>
          <table:table-cell office:value-type="string">
            <text:p>/so drim/</text:p>
          </table:table-cell>
          <table:table-cell office:value-type="string">
            <text:p>(མིང་)</text:p>
          </table:table-cell>
          <table:table-cell office:value-type="string">
            <text:p>སེམས་ཤུགས་སྐྱེད་པའི་དོན།ཡོན་ཏན་ལྷབ་པའི་བསྒང་རིག་པ་བསྒྲིམ་དགོ།</text:p>
          </table:table-cell>
          <table:table-cell table:number-columns-repeated="252"/>
        </table:table-row>
        <table:table-row table:style-name="ro1">
          <table:table-cell office:value-type="string">
            <text:p>སྲོ་བབས།</text:p>
          </table:table-cell>
          <table:table-cell office:value-type="string">
            <text:p>/so bab/</text:p>
          </table:table-cell>
          <table:table-cell office:value-type="string">
            <text:p>(མིང་)</text:p>
          </table:table-cell>
          <table:table-cell table:style-name="ce11" office:value-type="string">
            <text:p>སྒོ་ནོར་སེམས་ཅན་འདི་ཚུ་གསོ་སྐྱོང་འཐབ་སྟེ་ཉམས་རྒྱགས་བཅུག་པའི་དོན། རྩ་ཆུ་གིས་འདྲོངས་ཏེ་ནོར་འདི་ཚུ་སྲོ་བབས་ནུག།</text:p>
          </table:table-cell>
          <table:table-cell table:number-columns-repeated="252"/>
        </table:table-row>
        <table:table-row table:style-name="ro1">
          <table:table-cell office:value-type="string">
            <text:p>སྲོ་མ།</text:p>
          </table:table-cell>
          <table:table-cell office:value-type="string">
            <text:p>/so ma/</text:p>
          </table:table-cell>
          <table:table-cell office:value-type="string">
            <text:p>(མིང་)</text:p>
          </table:table-cell>
          <table:table-cell table:style-name="ce11" office:value-type="string">
            <text:p>ཤིག་གི་སྒོག་རྡོག་གི་མིང་། མོ་གོ་ལ་གུ་སྲོ་མ་ལེ་ཤ་འདུག།</text:p>
          </table:table-cell>
          <table:table-cell table:number-columns-repeated="252"/>
        </table:table-row>
        <table:table-row table:style-name="ro1">
          <table:table-cell office:value-type="string">
            <text:p>སྲ་ལོ།</text:p>
          </table:table-cell>
          <table:table-cell office:value-type="string">
            <text:p>/sa lo/</text:p>
          </table:table-cell>
          <table:table-cell office:value-type="string">
            <text:p>(མིང་)</text:p>
          </table:table-cell>
          <table:table-cell table:style-name="ce11" office:value-type="string">
            <text:p>ལོ་ཡུན་རིངམོ་འབད་སྐྱེ་བའི་ཤིང་རིགས་མི་འདྲ་བ་གསུམ་གྱི་སྤྱི་མིང་། འདི་གསུམ་ཆ་རང་སྨན་རྫས་ནང་འགྱོཝ་ཨིན།</text:p>
          </table:table-cell>
          <table:table-cell table:number-columns-repeated="252"/>
        </table:table-row>
        <table:table-row table:style-name="ro1">
          <table:table-cell office:value-type="string">
            <text:p>སྲོག།</text:p>
          </table:table-cell>
          <table:table-cell office:value-type="string">
            <text:p>/sog</text:p>
          </table:table-cell>
          <table:table-cell office:value-type="string">
            <text:p>(མིང་)</text:p>
          </table:table-cell>
          <table:table-cell table:style-name="ce11" office:value-type="string">
            <text:p>སེམས་ཅན་ཚུ་གི་དྲོད་དང་རྣམ་ཤེས་ཀྱི་རྟེན་དབང་པོ་གཙོ་བོ་ཅིག་གི་མིང་། སྲོག་ཟེར་མི་འདི་སེམས་ཅན་ཚུ་ལུ་འཚོ་བ་དང་སྐྱེས་བའི་ནུས་ཤུགས་ཁྱད་པར་ཅན་ཅིག་ཡོད་མི་འདི་ཨིན།</text:p>
          </table:table-cell>
          <table:table-cell table:number-columns-repeated="252"/>
        </table:table-row>
        <table:table-row table:style-name="ro1">
          <table:table-cell office:value-type="string">
            <text:p>སྲོག་བཀུམ།</text:p>
          </table:table-cell>
          <table:table-cell office:value-type="string">
            <text:p>/so</text:p>
          </table:table-cell>
          <table:table-cell office:value-type="string">
            <text:p>(བྱ་ཚིག)</text:p>
          </table:table-cell>
          <table:table-cell table:style-name="ce11" office:value-type="string">
            <text:p>མི་དང་སེམས་ཅན་གྱི་སྲོག་བཅད་པ། ལུས་དང་རྣམ་ཤེས་གཉིས་ཁ་འབྱལ་བ། བསད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ྲོག་སྐར།</text:p>
          </table:table-cell>
          <table:table-cell office:value-type="string">
            <text:p>/so kar</text:p>
          </table:table-cell>
          <table:table-cell office:value-type="string">
            <text:p>(མིང་)</text:p>
          </table:table-cell>
          <table:table-cell table:style-name="ce11" office:value-type="string">
            <text:p>སྐར་མའི་འབྲས་བུ་ཅིག། སྲོག་སྐར་འབབ་ཚེ་བྱ་བ་ཅི་ཡག་བཟང་།</text:p>
          </table:table-cell>
          <table:table-cell table:number-columns-repeated="252"/>
        </table:table-row>
        <table:table-row table:style-name="ro1">
          <table:table-cell office:value-type="string">
            <text:p>སྲོག་སྐྱབས།</text:p>
          </table:table-cell>
          <table:table-cell office:value-type="string">
            <text:p>/so cab</text:p>
          </table:table-cell>
          <table:table-cell office:value-type="string">
            <text:p>(མིང་)</text:p>
          </table:table-cell>
          <table:table-cell table:style-name="ce11" office:value-type="string">
            <text:p>ཤི་ནི་ལུ་ཐུག་སྟེ་ཡོད་མི་ཚེ་སྲོག་གི་ཉེན་ཁ་ལས་སྐྱབས་པའི་དོན། སེམས་ཅན་གྱི་སྲོག་སྐྱབས་འབད།</text:p>
          </table:table-cell>
          <table:table-cell table:number-columns-repeated="252"/>
        </table:table-row>
        <table:table-row table:style-name="ro1">
          <table:table-cell office:value-type="string">
            <text:p>སྲོག་ཁམས་རིག་པ།</text:p>
          </table:table-cell>
          <table:table-cell office:value-type="string">
            <text:p>/so kham rig pa</text:p>
          </table:table-cell>
          <table:table-cell office:value-type="string">
            <text:p>(མིང་)</text:p>
          </table:table-cell>
          <table:table-cell office:value-type="string">
            <text:p>སྲོག་ཡོད་མི་ཚུ་གི་ཁམས་གཤིས་ལུ་དཔྱད་པའི་རིག་པ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ྲོག་རྒྱབ།</text:p>
          </table:table-cell>
          <table:table-cell office:value-type="string">
            <text:p>/so jab</text:p>
          </table:table-cell>
          <table:table-cell office:value-type="string">
            <text:p>(མིང་)</text:p>
          </table:table-cell>
          <table:table-cell office:value-type="string">
            <text:p>སྲོག་གི་ཉེན་ཁ་ལས་སྲུང་ནིའི་དོན་ལུ་རྒྱབ་དང་དཔུང་འབད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ྲོག་སྔགས།</text:p>
          </table:table-cell>
          <table:table-cell office:value-type="string">
            <text:p>/so nga</text:p>
          </table:table-cell>
          <table:table-cell office:value-type="string">
            <text:p>(མིང་)</text:p>
          </table:table-cell>
          <table:table-cell office:value-type="string">
            <text:p>ཡི་དམ་ལྷ་ཚོགས་ལ་སོགས་པའི་རང་སོའི་སྙིང་པོ་སྲོག་སྔགས་ཀྱ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ྲོག་ཅན།</text:p>
          </table:table-cell>
          <table:table-cell office:value-type="string">
            <text:p>/sog cen</text:p>
          </table:table-cell>
          <table:table-cell office:value-type="string">
            <text:p>(མིང་)</text:p>
          </table:table-cell>
          <table:table-cell table:style-name="ce11" office:value-type="string">
            <text:p>༡.སེམས་ཡོད་མི་སྤྱིའི་མིང་།༢.བེམ་པོ། སྲོག་མེད་ཀྱི་འགལ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ྲོག་བཅད།</text:p>
          </table:table-cell>
          <table:table-cell office:value-type="string">
            <text:p>/sog ce</text:p>
          </table:table-cell>
          <table:table-cell office:value-type="string">
            <text:p>(བྱ་ཚིག)</text:p>
          </table:table-cell>
          <table:table-cell table:style-name="ce11" office:value-type="string">
            <text:p>1 སྲོག་གི་དབང་པོ་འགག་བཅུག་པའི་དོན། བསད་པ་དང་དོན་གཅིག། 2 གནམ་མེད་ས་མེད་འདྲོག་པའི་དོན། མོ་གིས་ང་སྲོག་རང་བབད་ད་ཡི།</text:p>
          </table:table-cell>
          <table:table-cell table:number-columns-repeated="252"/>
        </table:table-row>
        <table:table-row table:style-name="ro1">
          <table:table-cell office:value-type="string">
            <text:p>སྲོག་གཅོད་པ།</text:p>
          </table:table-cell>
          <table:table-cell office:value-type="string">
            <text:p>/sog ce pa/</text:p>
          </table:table-cell>
          <table:table-cell office:value-type="string">
            <text:p>(མིང་)</text:p>
          </table:table-cell>
          <table:table-cell table:style-name="ce11" office:value-type="string">
            <text:p>མི་དགེ་བ་བཅུ་ལས་གཅིག།སེམས་ཅན་བསད་མི། ཁྱོད་ནམ་རང་འབད་རུང་སྲོག་གཅོད་འབད་ནི་མི་འོང་།</text:p>
          </table:table-cell>
          <table:table-cell table:number-columns-repeated="252"/>
        </table:table-row>
        <table:table-row table:style-name="ro1">
          <table:table-cell office:value-type="string">
            <text:p>སྲོག་ཆ།</text:p>
          </table:table-cell>
          <table:table-cell office:value-type="string">
            <text:p>/sog cha</text:p>
          </table:table-cell>
          <table:table-cell office:value-type="string">
            <text:p>(མིང་)</text:p>
          </table:table-cell>
          <table:table-cell table:style-name="ce11" office:value-type="string">
            <text:p>མི་ཚེ་སྲོག་གི་ཆ་ལུ་ཕན་གནོད་ཀྱི་ཉེན་ཁ་གང་ཡོད་ལྟ་བའི་དོན། ཁྱོད་ཀྱི་སྲོག་ཆ་ལེགས་ཤོམ་འདུག།</text:p>
          </table:table-cell>
          <table:table-cell table:number-columns-repeated="252"/>
        </table:table-row>
        <table:table-row table:style-name="ro1">
          <table:table-cell office:value-type="string">
            <text:p>སྲོག་ཆགས།</text:p>
          </table:table-cell>
          <table:table-cell office:value-type="string">
            <text:p>/sog cha</text:p>
          </table:table-cell>
          <table:table-cell office:value-type="string">
            <text:p>(མིང་)</text:p>
          </table:table-cell>
          <table:table-cell table:style-name="ce11" office:value-type="string">
            <text:p>འབུབ་གྱོག་མོ་ཚུ་གི་རིགས་ལུ་སྲོག་ཆགས་ཟེར་སླབ་ཨིན། སྲོག་ཡོད་ཚེ་ལུ་སླབ་བཏུབ།</text:p>
          </table:table-cell>
          <table:table-cell table:number-columns-repeated="252"/>
        </table:table-row>
        <table:table-row table:style-name="ro1">
          <table:table-cell office:value-type="string">
            <text:p>སྲོག་ཆད།</text:p>
          </table:table-cell>
          <table:table-cell office:value-type="string">
            <text:p>/sog che</text:p>
          </table:table-cell>
          <table:table-cell office:value-type="string">
            <text:p>(བྱ་ཚིག)</text:p>
          </table:table-cell>
          <table:table-cell office:value-type="string">
            <text:p>དབུགས་ཀྱི་རྒྱུ་བ་རྒྱུན་ཆད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ྲོག་ཉེན།</text:p>
          </table:table-cell>
          <table:table-cell office:value-type="string">
            <text:p>/sog nen</text:p>
          </table:table-cell>
          <table:table-cell office:value-type="string">
            <text:p>(མིང་)</text:p>
          </table:table-cell>
          <table:table-cell office:value-type="string">
            <text:p>ཚེས་སྲོག་གི་རྒྱུན་ལུ་ཉེན་ཁ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ྲོག་སྟེར།</text:p>
          </table:table-cell>
          <table:table-cell office:value-type="string">
            <text:p>/sog ter</text:p>
          </table:table-cell>
          <table:table-cell office:value-type="string">
            <text:p>(མིང་)</text:p>
          </table:table-cell>
          <table:table-cell office:value-type="string">
            <text:p>ཚེ་སྲོག་གི་ནུས་ཤུགཤ་བྱིན་པའི་དོན།འཆིབ་མེད་པའི་སྲོག་སྟེར་ཅིག།</text:p>
          </table:table-cell>
          <table:table-cell table:number-columns-repeated="252"/>
        </table:table-row>
        <table:table-row table:style-name="ro1">
          <table:table-cell office:value-type="string">
            <text:p>སྲོག་བཏང་།</text:p>
          </table:table-cell>
          <table:table-cell office:value-type="string">
            <text:p>/sog tang</text:p>
          </table:table-cell>
          <table:table-cell office:value-type="string">
            <text:p>(བྱ་ཚིག)</text:p>
          </table:table-cell>
          <table:table-cell office:value-type="string">
            <text:p>རྒྱལ་ཁབ་ནང་སངས་རྒྱས་ཀྱི་བསྟན་པ་མི་མང་གི་མཐའ་དོན་ལུ་རང་གི་ཚེ་སྲོག་ལུ་ཡང་ཕངས་སེམས་མེད་པར་བཏང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ྲོག་གཏོར།</text:p>
          </table:table-cell>
          <table:table-cell office:value-type="string">
            <text:p>/sog tor</text:p>
          </table:table-cell>
          <table:table-cell office:value-type="string">
            <text:p>(བྱ་ཚིག)</text:p>
          </table:table-cell>
          <table:table-cell office:value-type="string">
            <text:p>འདྲོག་པའི་ཤུགས་ཀྱིས་སེམས་དྲན་པ་གཏོ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ྲོག་ཐག།</text:p>
          </table:table-cell>
          <table:table-cell office:value-type="string">
            <text:p>/sog</text:p>
          </table:table-cell>
          <table:table-cell office:value-type="string">
            <text:p>(མིང་)</text:p>
          </table:table-cell>
          <table:table-cell table:style-name="ce11" office:value-type="string">
            <text:p>བྱག་གི་ལོགས་ལ་སོགས་པའི་ནང་ལས་ལཱ་འབད་བའི་སྐབས་རང་སོའི་སྲོག་གི་ཉེན་ཁ་སྲུང་སྐྱོབ་ཀྱི་དོན་ལུ་སྐེད་པར་བཏགས་མི་འདི་གི་མིང་། སྲོག་ཐག་སྒྲིང་སྒྲིང་བཏགས་དགོ།</text:p>
          </table:table-cell>
          <table:table-cell table:number-columns-repeated="252"/>
        </table:table-row>
        <table:table-row table:style-name="ro1">
          <table:table-cell office:value-type="string">
            <text:p>སྲོག་ཐོག།</text:p>
          </table:table-cell>
          <table:table-cell office:value-type="string">
            <text:p>/so</text:p>
          </table:table-cell>
          <table:table-cell office:value-type="string">
            <text:p>(མིང་)</text:p>
          </table:table-cell>
          <table:table-cell table:style-name="ce11" office:value-type="string">
            <text:p>རང་སོའི་ཚེ་སྲོག་གི་ཐོག་ལུ་བབས་པའི་དོན། ཁ་ཉེས་ཁྲིམས་སྲོག་ཐོག་ལུ་བཀལ་ད་ནུག།</text:p>
          </table:table-cell>
          <table:table-cell table:number-columns-repeated="252"/>
        </table:table-row>
        <table:table-row table:style-name="ro1">
          <table:table-cell office:value-type="string">
            <text:p>སྲོག་བདག།</text:p>
          </table:table-cell>
          <table:table-cell office:value-type="string">
            <text:p>/so</text:p>
          </table:table-cell>
          <table:table-cell office:value-type="string">
            <text:p>(མིང་)</text:p>
          </table:table-cell>
          <table:table-cell office:value-type="string">
            <text:p>འགྲོ་བ་སེམས་ཅན་གྱི་ཚེ་སྲོག་གི་བདག་པོ་འཆི་བདག་གཤིན་རྗེ།</text:p>
          </table:table-cell>
          <table:table-cell table:number-columns-repeated="252"/>
        </table:table-row>
        <table:table-row table:style-name="ro1">
          <table:table-cell office:value-type="string">
            <text:p>སྲོག་བདུད།</text:p>
          </table:table-cell>
          <table:table-cell office:value-type="string">
            <text:p>/so</text:p>
          </table:table-cell>
          <table:table-cell office:value-type="string">
            <text:p>(མིང་)</text:p>
          </table:table-cell>
          <table:table-cell office:value-type="string">
            <text:p>འགྲོ་བའི་སྲོག་གཅད་མི་བདུད་ཟེར་བའི་མིང་བསྡུས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ྲོག་རྡེལ།</text:p>
          </table:table-cell>
          <table:table-cell office:value-type="string">
            <text:p>/so</text:p>
          </table:table-cell>
          <table:table-cell office:value-type="string">
            <text:p>(མིང་)</text:p>
          </table:table-cell>
          <table:table-cell office:value-type="string">
            <text:p>ལོ་རེ་བཞིན་རང་གི་ལོ་བདག་གི་སྲོག་དང་གནམ་ལོའི་སྲོག་གཉིས་ཁ་འཐབ་པའི་བཟང་ངན་གྱི་རྟགས་རྡེལ་གྱ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ྲོག་ལྡན།</text:p>
          </table:table-cell>
          <table:table-cell office:value-type="string">
            <text:p>/so</text:p>
          </table:table-cell>
          <table:table-cell office:value-type="string">
            <text:p>(མིང་)</text:p>
          </table:table-cell>
          <table:table-cell table:style-name="ce11" office:value-type="string">
            <text:p>1 སྲོག་ཅན་དང་དོན་གཅིག། སྲོག་ཡོད་གསོན་པོ་སྤྱའི་མིང་། ༢.བེམ་པོའི་འགལ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ྲོག་བསྡམས།</text:p>
          </table:table-cell>
          <table:table-cell office:value-type="string">
            <text:p>/so</text:p>
          </table:table-cell>
          <table:table-cell office:value-type="string">
            <text:p>(མིང་)</text:p>
          </table:table-cell>
          <table:table-cell office:value-type="string">
            <text:p>དུས་ཚོད་ཁྱད་པར་ཅན་ལུ་སེམ་ཅན་གསད་མ་ཆོགཔ་བཟོ་བའི་དོན།ཟླཝ་དང་པ་བཞི་པའི་ནང་སྲོག་བསྡམས་ཨིན།</text:p>
          </table:table-cell>
          <table:table-cell table:number-columns-repeated="252"/>
        </table:table-row>
        <table:table-row table:style-name="ro1">
          <table:table-cell office:value-type="string">
            <text:p>སྲོག་འདོར།</text:p>
          </table:table-cell>
          <table:table-cell/>
          <table:table-cell office:value-type="string">
            <text:p>(བྱ་ཚིག)</text:p>
          </table:table-cell>
          <table:table-cell office:value-type="string">
            <text:p>སྲོག་བཏང་བ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སྲོག་གནས།</text:p>
          </table:table-cell>
          <table:table-cell/>
          <table:table-cell office:value-type="string">
            <text:p>(མིང་)</text:p>
          </table:table-cell>
          <table:table-cell table:style-name="ce11" office:value-type="string">
            <text:p>སྙིང་། དོན་ཧིང་གི་མིང་གཞན།</text:p>
          </table:table-cell>
          <table:table-cell table:number-columns-repeated="252"/>
        </table:table-row>
        <table:table-row table:style-name="ro1">
          <table:table-cell office:value-type="string">
            <text:p>སྲོག་ཕྱྭ།</text:p>
          </table:table-cell>
          <table:table-cell/>
          <table:table-cell office:value-type="string">
            <text:p>(མིང་)</text:p>
          </table:table-cell>
          <table:table-cell table:style-name="ce11" office:value-type="string">
            <text:p>སྲོག་ཆ་དང་དོན་གཅིག། སྲོག་ཕྱྭ་བཟང་ན་བར་ཆད་ཞི།</text:p>
          </table:table-cell>
          <table:table-cell table:number-columns-repeated="252"/>
        </table:table-row>
        <table:table-row table:style-name="ro1">
          <table:table-cell office:value-type="string">
            <text:p>སྲོག་འཕྲོག།</text:p>
          </table:table-cell>
          <table:table-cell/>
          <table:table-cell office:value-type="string">
            <text:p>(བྱ་ཚིག)</text:p>
          </table:table-cell>
          <table:table-cell office:value-type="string">
            <text:p>ཚེ་སྲོག་གི་ནུས་པ་འཕྱོག་འབག་པ།</text:p>
          </table:table-cell>
          <table:table-cell table:number-columns-repeated="252"/>
        </table:table-row>
        <table:table-row table:style-name="ro1">
          <table:table-cell office:value-type="string">
            <text:p>སྲོག་དབང་།</text:p>
          </table:table-cell>
          <table:table-cell/>
          <table:table-cell office:value-type="string">
            <text:p>(མིང་)</text:p>
          </table:table-cell>
          <table:table-cell table:style-name="ce11" office:value-type="string">
            <text:p>སེམས་ཡོད་མི་ཚུ་མི་ཤི་ནིའི་ཐུས་ཤུགས་ཀྱི་མིང་། སྲོག་གི་དབང་པོ་ཟེར་བའི་བསྡུས་ཚིག། སྲོག་དབང་སྐྱེད་ནིའི་ཐབས་ལུ་བརྩོན།</text:p>
          </table:table-cell>
          <table:table-cell table:number-columns-repeated="252"/>
        </table:table-row>
        <table:table-row table:style-name="ro1">
          <table:table-cell office:value-type="string">
            <text:p>སྲོག་བྱང་།</text:p>
          </table:table-cell>
          <table:table-cell/>
          <table:table-cell office:value-type="string">
            <text:p>(མིང་)</text:p>
          </table:table-cell>
          <table:table-cell office:value-type="string">
            <text:p>ཤི་ནིའི་ཉེན་ཁ་ཡོད་པའི་དོན།དྲནམ་མ་བཏོན་པ་ཅིན་ཏ་མ་སྲོག་བྱང་འོང་སྨ་རེ།</text:p>
          </table:table-cell>
          <table:table-cell table:number-columns-repeated="252"/>
        </table:table-row>
        <table:table-row table:style-name="ro1">
          <table:table-cell office:value-type="string">
            <text:p>སྲོག་བླུ།</text:p>
          </table:table-cell>
          <table:table-cell/>
          <table:table-cell office:value-type="string">
            <text:p>(མིང་)</text:p>
          </table:table-cell>
          <table:table-cell office:value-type="string">
            <text:p>སེམས་ཅན་གསད་ནིའི་དུམ་ཁར་དཔག་མི་འདི་རང་གིས་རིན་ངོ་སྤྲོད་དེ་ཉོ་ཞིནམ་ལས་ཚེ་ཐར་བཏང་མི་འདི་གི་མིང་།སེམས་ཅན་ཚུ་སྲོག་བླུ་བཏང་པ་ཅིན་ཕན་ཡོན་བསམ་གྱིས་མི་ཁྱབ།</text:p>
          </table:table-cell>
          <table:table-cell table:number-columns-repeated="252"/>
        </table:table-row>
        <table:table-row table:style-name="ro1">
          <table:table-cell office:value-type="string">
            <text:p>སྲོག་བློས་བཏང་།</text:p>
          </table:table-cell>
          <table:table-cell/>
          <table:table-cell office:value-type="string">
            <text:p>(བྱ་ཚིག)</text:p>
          </table:table-cell>
          <table:table-cell office:value-type="string">
            <text:p>རང་གི་ཚེ་སྲོག་ལུ་མ་ཕངས་པར་ཤ་ཞེན་པའི་བསྐྱེད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ྲོག་རྩ།</text:p>
          </table:table-cell>
          <table:table-cell/>
          <table:table-cell office:value-type="string">
            <text:p>(མིང་)</text:p>
          </table:table-cell>
          <table:table-cell office:value-type="string">
            <text:p>སྲོག་གི་དབང་པོ་ཉམས་ཚོར་ཤེས་ཚུགས་པའི་ལག་པའི་རྩ་ཅིག་གི་མིང་།མོ་གི་སྲོག་རྩ་འདི་མི་སྤར་བས།</text:p>
          </table:table-cell>
          <table:table-cell table:number-columns-repeated="252"/>
        </table:table-row>
        <table:table-row table:style-name="ro1">
          <table:table-cell office:value-type="string">
            <text:p>སྲོག་འཚོ།</text:p>
          </table:table-cell>
          <table:table-cell/>
          <table:table-cell office:value-type="string">
            <text:p>(མིང་)</text:p>
          </table:table-cell>
          <table:table-cell table:style-name="ce11" office:value-type="string">
            <text:p>1 རང་སོའི་སྲོག་གི་དབང་པོ་གནས་པའི་དོན། ༢.སྤར་ཁ་བཟང་བཞི་ལས་ཅིག།རང་ཕྱི་རུ་ཉལཝ་ད་མགུ་ཏོག་བཏང་བཏུབ་པའི་ཕྱོགསཀྱ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ྲོག་གཟའ།</text:p>
          </table:table-cell>
          <table:table-cell/>
          <table:table-cell office:value-type="string">
            <text:p>(མིང་)</text:p>
          </table:table-cell>
          <table:table-cell office:value-type="string">
            <text:p>རང་སོའི་སྲོག་ལུ་འཁོར་བའི་གཟའ་ཅིག།</text:p>
          </table:table-cell>
          <table:table-cell table:number-columns-repeated="252"/>
        </table:table-row>
        <table:table-row table:style-name="ro1">
          <table:table-cell office:value-type="string">
            <text:p>སྲོག་གཟུངས།</text:p>
          </table:table-cell>
          <table:table-cell/>
          <table:table-cell office:value-type="string">
            <text:p>(མིང་)</text:p>
          </table:table-cell>
          <table:table-cell table:style-name="ce11" office:value-type="string">
            <text:p>1སྐུ་རྟེན་ལ་སོགས་པའི་སྲོག་ཤིང་གི་གཟུངས། ༢.མའི་ཚེ་སྲོག་གི་རྒྱུན་གནས་ཚུགས་པའི་རྒྱུ་བཞེས་སྒོ་སོགས་པའ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ྲོག་རིན།</text:p>
          </table:table-cell>
          <table:table-cell/>
          <table:table-cell office:value-type="string">
            <text:p>(མིང་)</text:p>
          </table:table-cell>
          <table:table-cell table:style-name="ce11" office:value-type="string">
            <text:p>1 མི་གཞན་གྱི་སྲོག་བཅད་མི་འདི་གི་ཡོན་སྤྲོད་དགོ་མི། 2 སྲོག་བླུགས་ཐབས་ཀྱི་དོན་ལུ་ཡོན་བྱིན་མི་འདི་གི་སིང་། ཁྱོད་ཀྱི་སྲོག་རིན་སྤྲོད་མི་ཚུགསཔ་འོང་།</text:p>
          </table:table-cell>
          <table:table-cell table:number-columns-repeated="252"/>
        </table:table-row>
        <table:table-row table:style-name="ro1">
          <table:table-cell office:value-type="string">
            <text:p>སྲོག་རླུང་།</text:p>
          </table:table-cell>
          <table:table-cell/>
          <table:table-cell office:value-type="string">
            <text:p>(མིང་)</text:p>
          </table:table-cell>
          <table:table-cell table:style-name="ce11" office:value-type="string">
            <text:p>དོན་ཧིང་དང་སྲོག་རྩའི་ནད་གཞི་ཅིག། སྲོག་རླུང་རྒྱས་སོ་ནུག།</text:p>
          </table:table-cell>
          <table:table-cell table:number-columns-repeated="252"/>
        </table:table-row>
        <table:table-row table:style-name="ro1">
          <table:table-cell office:value-type="string">
            <text:p>སྲོག་ལུ་ཐུག།</text:p>
          </table:table-cell>
          <table:table-cell/>
          <table:table-cell office:value-type="string">
            <text:p>(མིང་)</text:p>
          </table:table-cell>
          <table:table-cell table:style-name="ce11" office:value-type="string">
            <text:p>1 དབུགས་ཀྱི་རྒྱུ་བ་རྒྱུན་ཆད་ནིའི་དུམ་ཁར་དཔག་པའི་དོན། མོ་ཤི་བའི་སྲོག་ལུ་ཐུག་ཆེ་ནུག། 2 བློ་སྟོབས། སེམས་ཤུགས་བསྐྱེད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ྲོག་ཤིང་།</text:p>
          </table:table-cell>
          <table:table-cell/>
          <table:table-cell office:value-type="string">
            <text:p>(མིང་)</text:p>
          </table:table-cell>
          <table:table-cell table:style-name="ce11" office:value-type="string">
            <text:p>ཚེའི་རྒྱུན་བརྟན་མི་བརྟན་ལྟ་ནིའི་ཤིང་གི་མིང་། བླ་ཤིང་དང་དོན་གཅིག། 2 རྩིགཔ་ལ་སོགས་སྒྲིང་སྒྲིང་འབད་སྡོད་ནིའི་དོན་ལུ་བར་ན་ལྕགས་དང་ཤིང་ལ་སོགས་པ་བཙུགས་མི། 3 སྲོག་གི་གཟུངས་སྔགས་འབྲི་ནིའི་ཤིང་ཅིག།</text:p>
          </table:table-cell>
          <table:table-cell table:number-columns-repeated="252"/>
        </table:table-row>
        <table:table-row table:style-name="ro1">
          <table:table-cell office:value-type="string">
            <text:p>སྲོག་སླུ།</text:p>
          </table:table-cell>
          <table:table-cell/>
          <table:table-cell office:value-type="string">
            <text:p>(མིང་)</text:p>
          </table:table-cell>
          <table:table-cell office:value-type="string">
            <text:p>རང་གི་ཚེ་སྲོག་འཁྱམས་འགྱོ་མི་འདི་ལྷུ་སྟེ་ཚུར་སྐུག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ྲོང་།</text:p>
          </table:table-cell>
          <table:table-cell/>
          <table:table-cell office:value-type="string">
            <text:p>(མིང་)</text:p>
          </table:table-cell>
          <table:table-cell table:style-name="ce11" office:value-type="string">
            <text:p>བསྲང་གི་ད་ལྟ་བའི་ཚིག། དྲང་པོ། ཕྲང་པའི་དོན། ༢.འཁྱོག་པ། གཡོ་བའི་འགལ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ྲོང་པོ།</text:p>
          </table:table-cell>
          <table:table-cell/>
          <table:table-cell office:value-type="string">
            <text:p>(མིང་)</text:p>
          </table:table-cell>
          <table:table-cell table:style-name="ce11" office:value-type="string">
            <text:p>དྲང་པོའི་དོན། ནམ་རང་འབད་རུང་གཏམ་འདི་སྲོང་པོ་བཤད་དགོས།</text:p>
          </table:table-cell>
          <table:table-cell table:number-columns-repeated="252"/>
        </table:table-row>
        <table:table-row table:style-name="ro1">
          <table:table-cell office:value-type="string">
            <text:p>སྲོང་བཙན།</text:p>
          </table:table-cell>
          <table:table-cell/>
          <table:table-cell office:value-type="string">
            <text:p>(མིང་)</text:p>
          </table:table-cell>
          <table:table-cell office:value-type="string">
            <text:p>བོད་ཀྱི་སྤྲུལ་ཕའི་ཆོས་རྒྱལ་ཅིག་གི་མཚན།</text:p>
          </table:table-cell>
          <table:table-cell table:number-columns-repeated="252"/>
        </table:table-row>
        <table:table-row table:style-name="ro1">
          <table:table-cell office:value-type="string">
            <text:p>སྲོངས།</text:p>
          </table:table-cell>
          <table:table-cell/>
          <table:table-cell office:value-type="string">
            <text:p>(སྐུལ་ཚིག)</text:p>
          </table:table-cell>
          <table:table-cell table:style-name="ce11" office:value-type="string">
            <text:p>ཕྲང་བཅུག་པའི་དོན། གཏམ་སྲོངས་ཤིག།</text:p>
          </table:table-cell>
          <table:table-cell table:number-columns-repeated="252"/>
        </table:table-row>
        <table:table-row table:style-name="ro1">
          <table:table-cell office:value-type="string">
            <text:p>སྲོད།</text:p>
          </table:table-cell>
          <table:table-cell/>
          <table:table-cell office:value-type="string">
            <text:p>(མིང་)</text:p>
          </table:table-cell>
          <table:table-cell table:style-name="ce11" office:value-type="string">
            <text:p>1 ནངས་པའི་རྩིས་ཀྱི་ལུགས་དུས་ཚོད་བཅུ་གཉིས་ལས་གཅིག། སྲོད་ཀྱི་དུས་སུ་མ་ནི་གྲངས། 2 སྲད་ཀྱི་སྐུལ་ཚིག། ཆུ་སྐམ་བཅུག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ྲོན།</text:p>
          </table:table-cell>
          <table:table-cell/>
          <table:table-cell office:value-type="string">
            <text:p>(མིང་)</text:p>
          </table:table-cell>
          <table:table-cell table:style-name="ce11" office:value-type="string">
            <text:p>བསྲན་གྱི་ད་ལྟ་བ་དང་སྐུལ་ཚིག། ན་ཟུག་དང་སྡུག་བསྔལ་ལ་སོགས་པའི་སྐབས་ལུ་སེམས་ཞུམ་པ་མེད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ྲོབས།</text:p>
          </table:table-cell>
          <table:table-cell/>
          <table:table-cell office:value-type="string">
            <text:p>(མིང་)</text:p>
          </table:table-cell>
          <table:table-cell office:value-type="string">
            <text:p>བསྲབ་ཀྱི་སྐུལ་ཚིག།དངོས་རྫས་སྲབ་ཤོག་ཤོ་བཟོ་བཅུག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ྲོལ།</text:p>
          </table:table-cell>
          <table:table-cell/>
          <table:table-cell office:value-type="string">
            <text:p>(མིང་)</text:p>
          </table:table-cell>
          <table:table-cell table:style-name="ce11" office:value-type="string">
            <text:p>༡.ཤུལ་དང་ལམ་ཆེན་གྱི་མིང་།2 ལུགས་སྲོལ་ལ་སོགས་པ་གོམས་གཤིས་ཀྱི་སྤྱིའ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ྲོལ་གོང་།</text:p>
          </table:table-cell>
          <table:table-cell/>
          <table:table-cell office:value-type="string">
            <text:p>(མིང་)</text:p>
          </table:table-cell>
          <table:table-cell table:style-name="ce11" office:value-type="string">
            <text:p>རྫ་རི་མཐོ་སར་སྐྱེས་བའི་ཧོན་ལྡུམ་གྱི་རིགས་ཅིག། འདི་ལུ་སྲོལ་གོང་གསེརཔོ་དང་སྲོལ་གོང་དམརཔོ་ཟེར་རིགས་གཉིས་ཡོད། གཉིས་ཆ་རའི་མེ་ཏོག་དང་འདབ་མ་ཚུ་སྨན་རྫས་ནང་ལུ་འགྱོཝ་ཨིན།</text:p>
          </table:table-cell>
          <table:table-cell table:number-columns-repeated="252"/>
        </table:table-row>
        <table:table-row table:style-name="ro1">
          <table:table-cell office:value-type="string">
            <text:p>སྲོལ་རྒྱུན།</text:p>
          </table:table-cell>
          <table:table-cell/>
          <table:table-cell office:value-type="string">
            <text:p>(མིང་)</text:p>
          </table:table-cell>
          <table:table-cell office:value-type="string">
            <text:p>ལུགས་སྲོལ་གྱི་རྒྱུན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ྲོལ་ངན།</text:p>
          </table:table-cell>
          <table:table-cell/>
          <table:table-cell office:value-type="string">
            <text:p>(མིང་)</text:p>
          </table:table-cell>
          <table:table-cell table:style-name="ce11" office:value-type="string">
            <text:p>1 བྱ་སྤྱོད་ལ་སོགས་པ་ཚུལ་དང་མ་མཐུན་པའི་ལམ་ལུགས་བྱ་ཉེས་ཀྱི་མིང་། 2 སྲོལ་བཟང་གི་འགལ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ྲོལ་རྙིངམ།</text:p>
          </table:table-cell>
          <table:table-cell/>
          <table:table-cell office:value-type="string">
            <text:p>(མིང་)</text:p>
          </table:table-cell>
          <table:table-cell table:style-name="ce11" office:value-type="string">
            <text:p>སྔོན་གོང་ལས་དར་ཁྱབ་ཡོད་པའི་ལུགས་སྲོལ་རྙིངམ། སྲོལ་རྙིངམ་འདི་ཚུ་བདག་འཛིན་འཐབ་དགོ།</text:p>
          </table:table-cell>
          <table:table-cell table:number-columns-repeated="252"/>
        </table:table-row>
        <table:table-row table:style-name="ro1">
          <table:table-cell office:value-type="string">
            <text:p>སྲོལ་གཏོད།</text:p>
          </table:table-cell>
          <table:table-cell/>
          <table:table-cell office:value-type="string">
            <text:p>(བྱ་ཚིག)</text:p>
          </table:table-cell>
          <table:table-cell table:style-name="ce11" office:value-type="string">
            <text:p>1 སྔོན་མ་མེད་པའི་ལུགས་སྲོལ་གསརཔ་བཙུགས་པའི་དོན། 2 སྲོལ་བསྣུབས་ཀྱི་འགལ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ྲོལ་འདེབས།</text:p>
          </table:table-cell>
          <table:table-cell/>
          <table:table-cell office:value-type="string">
            <text:p>(མིང་)</text:p>
          </table:table-cell>
          <table:table-cell office:value-type="string">
            <text:p>1ལོ་ཐོག་གི་སོན་འདི་ཏོག་རྩེ་དང་ཐོངམ་གི་ཤུལ་ནང་བཏབ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ྲོལ་བསྣུབས།</text:p>
          </table:table-cell>
          <table:table-cell/>
          <table:table-cell office:value-type="string">
            <text:p>(བྱ་ཚིག)</text:p>
          </table:table-cell>
          <table:table-cell table:style-name="ce11" office:value-type="string">
            <text:p>༡.སྔོན་མ་ཡོད་པའི་ལམ་ལུགས་སྲོལ་རྩ་མེད་བའོ་བའི་དོན། ལམ་ལུགས་ངན་པ་ཚུ་བསྣུབས་བཏང་ནུག། 2 སྲོལ་གཏོད་ཀྱི་འཁལ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ྲོལ་བཙུགས།</text:p>
          </table:table-cell>
          <table:table-cell/>
          <table:table-cell office:value-type="string">
            <text:p>(བྱ་ཚིག)</text:p>
          </table:table-cell>
          <table:table-cell table:style-name="ce11" office:value-type="string">
            <text:p>སྲོལ་གཏོད་དང་དོན་འདྲ། འབྲུག་རྒྱལ་བཞི་པ་གིས་འབྲུག་གི་རྩ་ཁྲིམས་ཆེན་མོ་འདི་གི་སྲོལ་བཙུགས་གནང་ནུག།</text:p>
          </table:table-cell>
          <table:table-cell table:number-columns-repeated="252"/>
        </table:table-row>
        <table:table-row table:style-name="ro1">
          <table:table-cell office:value-type="string">
            <text:p>སློལ་འཛིན།</text:p>
          </table:table-cell>
          <table:table-cell/>
          <table:table-cell office:value-type="string">
            <text:p>(བྱ་ཚིག)</text:p>
          </table:table-cell>
          <table:table-cell office:value-type="string">
            <text:p>རང་ལམ་དང་ལུགས་སྲོལ་འབདག་འཛིན་འཐབ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ྲོལ་འཛིན་ལྷན་ཚོགས།</text:p>
          </table:table-cell>
          <table:table-cell/>
          <table:table-cell office:value-type="string">
            <text:p>(མིང་)</text:p>
          </table:table-cell>
          <table:table-cell office:value-type="string">
            <text:p>ལམ་སྲོལ་རྒྱུན་སྐྱོང་འབད་མི་ལས་སྡེ་ག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ྲོལ་བཟང་།</text:p>
          </table:table-cell>
          <table:table-cell/>
          <table:table-cell office:value-type="string">
            <text:p>(མིང་)</text:p>
          </table:table-cell>
          <table:table-cell table:style-name="ce11" office:value-type="string">
            <text:p>1 ལུགས་སྲོལ་བཟང་པོ། སྲོལ་བཟང་དགྲ་ལ་ཡོད་ཀྱང་ལེན། ཡ་རབས་བཟང་པོའི་ལུགས་སྲོལ་བཟང་པོ། 2 སྲོལ་ངན་གྱི་འགལ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ྲོལ་བཟུང་།</text:p>
          </table:table-cell>
          <table:table-cell/>
          <table:table-cell office:value-type="string">
            <text:p>(བྱ་ཚིག)</text:p>
          </table:table-cell>
          <table:table-cell office:value-type="string">
            <text:p>རང་གི་ལམ་དང་ལུགས་སྲོལ་བདག་འཛིན་འཐབ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ྲོལ་གསརཔ།</text:p>
          </table:table-cell>
          <table:table-cell/>
          <table:table-cell office:value-type="string">
            <text:p>(མིང་)</text:p>
          </table:table-cell>
          <table:table-cell table:style-name="ce11" office:value-type="string">
            <text:p>1 ཧེ་མ་མེད་པའི་ལུགས་སྲོལ་གསརཔ་བཙུགས་ནི། སྲོལ་རྙིངམ་གྱི་འགལ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ྲོས།</text:p>
          </table:table-cell>
          <table:table-cell office:value-type="string">
            <text:p>/soe/</text:p>
          </table:table-cell>
          <table:table-cell office:value-type="string">
            <text:p>(སྐུལ་ཚིག)</text:p>
          </table:table-cell>
          <table:table-cell table:style-name="ce11" office:value-type="string">
            <text:p>ཉིམ་སྲོ་བཅུག་པའི་དོན། ཉིམ་སྲོས་ཤིག། དུས་ཚོད་བཅུ་གཉིས་ལས་གཅིག། ས་སྲོས་ཁྱིའི་དུས་ཚོད་ལུ་གསུར་བཏང་།</text:p>
          </table:table-cell>
          <table:table-cell table:number-columns-repeated="252"/>
        </table:table-row>
        <table:table-row table:style-name="ro1">
          <table:table-cell office:value-type="string">
            <text:p>སླ།</text:p>
          </table:table-cell>
          <table:table-cell office:value-type="string">
            <text:p>/la/</text:p>
          </table:table-cell>
          <table:table-cell office:value-type="string">
            <text:p>(མིང་)</text:p>
          </table:table-cell>
          <table:table-cell table:style-name="ce11" office:value-type="string">
            <text:p>1 དཀའ་ཚེགས་མེད་པ། དཀའ་ལས་ཆུང་བ། འཇམ་པའི་དོན། རིག་པ་ཡོད་པ་ཅིན་ཡོན་ཏན་ཤེས་པ་སླ། 2 ཆུ་མང་ཚིག་ཉུང་སྟེ་ལྷ་སི་སི་འགྱོ་བའི་དོན། ༣.གཅིག་ཁར་སྦྱོར་བའི་དོན། ཆུ་དང་ཨོམ་སླ་མ་བསྲེས། 4 ལཱ་ཁག་གི་འགལ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ླ་ཁར།</text:p>
          </table:table-cell>
          <table:table-cell office:value-type="string">
            <text:p>/la khar/</text:p>
          </table:table-cell>
          <table:table-cell office:value-type="string">
            <text:p>(མིང་)</text:p>
          </table:table-cell>
          <table:table-cell table:style-name="ce11" office:value-type="string">
            <text:p>གྱལ་ཁར། གླ་ཚུ་དང་དོན་གཅིག། རང་མགོ་རང་གིས་མ་འདྲོངས་པ་ཅིན་མིའི་སླ་ཁར་ཡང་ཚུད་པ་ལཱ་ཁག་ཡོད།</text:p>
          </table:table-cell>
          <table:table-cell table:number-columns-repeated="252"/>
        </table:table-row>
        <table:table-row table:style-name="ro1">
          <table:table-cell office:value-type="string">
            <text:p>སླ་ང་།</text:p>
          </table:table-cell>
          <table:table-cell office:value-type="string">
            <text:p>/la nga/</text:p>
          </table:table-cell>
          <table:table-cell office:value-type="string">
            <text:p>(མིང་)</text:p>
          </table:table-cell>
          <table:table-cell table:style-name="ce11" office:value-type="string">
            <text:p>ལྷ་ངའི་མིང་གཞན། འཛརཝ་ལ་སོགས་པ་རྔོ་ནིའི་ཧོད་ཅིག་གི་མིང་། 2 མིའི་མིང་། སླ་རྡེ་རྗེ་ཁྲོམ་ཁར་ཡར་སོ་ནུག།</text:p>
          </table:table-cell>
          <table:table-cell table:number-columns-repeated="252"/>
        </table:table-row>
        <table:table-row table:style-name="ro1">
          <table:table-cell office:value-type="string">
            <text:p>སླག་པ།</text:p>
          </table:table-cell>
          <table:table-cell office:value-type="string">
            <text:p>/lag pa/</text:p>
          </table:table-cell>
          <table:table-cell office:value-type="string">
            <text:p>(མིང་)</text:p>
          </table:table-cell>
          <table:table-cell table:style-name="ce11" office:value-type="string">
            <text:p>སློག་པའི་འབྲི་ཐངས་གཞན། པགས་ཀོ་གིས་བཙེམ་མི་གྱོན་ཆས་ཅིག།</text:p>
          </table:table-cell>
          <table:table-cell table:number-columns-repeated="252"/>
        </table:table-row>
        <table:table-row table:style-name="ro1">
          <table:table-cell office:value-type="string">
            <text:p>སླང་།</text:p>
          </table:table-cell>
          <table:table-cell office:value-type="string">
            <text:p>/lang/</text:p>
          </table:table-cell>
          <table:table-cell office:value-type="string">
            <text:p>(མིང་།)</text:p>
          </table:table-cell>
          <table:table-cell table:style-name="ce11" office:value-type="string">
            <text:p>1 སླ་ངའི་འབྲི་ཐངས་གཞན། ཧོད་ཆས་ཀྱི་མིང་། རྡོ་སློང་གུ་ཁུར་ལེབ་བླུག་དེས། ལྕགས་སློང་སྦོམ་ཅིག་འདུག།</text:p>
          </table:table-cell>
          <table:table-cell table:number-columns-repeated="252"/>
        </table:table-row>
        <table:table-row table:style-name="ro1">
          <table:table-cell office:value-type="string">
            <text:p>སླད།</text:p>
          </table:table-cell>
          <table:table-cell office:value-type="string">
            <text:p>/le/</text:p>
          </table:table-cell>
          <table:table-cell office:value-type="string">
            <text:p>(མིང་)</text:p>
          </table:table-cell>
          <table:table-cell table:style-name="ce11" office:value-type="string">
            <text:p>མཐའ་འཁོར་དང་སྦོ་ལོགས་ཁའི་མིང་། སློབ་མ་བླ་མའི་སླད་ན་དགའ།</text:p>
          </table:table-cell>
          <table:table-cell table:number-columns-repeated="252"/>
        </table:table-row>
        <table:table-row table:style-name="ro1">
          <table:table-cell office:value-type="string">
            <text:p>སླད་དུ།</text:p>
          </table:table-cell>
          <table:table-cell office:value-type="string">
            <text:p>/le du/</text:p>
          </table:table-cell>
          <table:table-cell office:value-type="string">
            <text:p>(མིང་)</text:p>
          </table:table-cell>
          <table:table-cell table:style-name="ce11" office:value-type="string">
            <text:p>ཆེད་དུ།དོན་དུ། ཕྱིར་དུ་ཟེར་བའི་དོན། བདེ་བ་ཐོབ་པའི་སླད་དུ་དམ་པའི་ཆོས་ལ་བརྩོན།</text:p>
          </table:table-cell>
          <table:table-cell table:number-columns-repeated="252"/>
        </table:table-row>
        <table:table-row table:style-name="ro1">
          <table:table-cell office:value-type="string">
            <text:p>སླད་ནས།</text:p>
          </table:table-cell>
          <table:table-cell office:value-type="string">
            <text:p>/le ne/</text:p>
          </table:table-cell>
          <table:table-cell office:value-type="string">
            <text:p>(མིང་)</text:p>
          </table:table-cell>
          <table:table-cell table:style-name="ce11" office:value-type="string">
            <text:p>ཤུལ་ལས། རྟིང་ལས། རྗེས་སུ་ཚུ་དང་དོན་འདྲ།</text:p>
          </table:table-cell>
          <table:table-cell table:number-columns-repeated="252"/>
        </table:table-row>
        <table:table-row table:style-name="ro1">
          <table:table-cell office:value-type="string">
            <text:p>སླད་ནས་འབྲང་བ།</text:p>
          </table:table-cell>
          <table:table-cell office:value-type="string">
            <text:p>/le ne drang wa/</text:p>
          </table:table-cell>
          <table:table-cell office:value-type="string">
            <text:p>(མིང་)</text:p>
          </table:table-cell>
          <table:table-cell office:value-type="string">
            <text:p>རྟིང་ཤུལ་བདའ་སྟེ་འགྱོ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ླད་མ།</text:p>
          </table:table-cell>
          <table:table-cell office:value-type="string">
            <text:p>/le ma/</text:p>
          </table:table-cell>
          <table:table-cell office:value-type="string">
            <text:p>(མིང་)</text:p>
          </table:table-cell>
          <table:table-cell table:style-name="ce11" office:value-type="string">
            <text:p>ཤུལ་མ། མ་འོངས་པ། འབྱུང་འགྱུར་གྱི་འཆར། དུས་ཕྱི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ླན་ཆད།</text:p>
          </table:table-cell>
          <table:table-cell office:value-type="string">
            <text:p>/len che/</text:p>
          </table:table-cell>
          <table:table-cell office:value-type="string">
            <text:p>(མིང་)</text:p>
          </table:table-cell>
          <table:table-cell table:style-name="ce11" office:value-type="string">
            <text:p>ཕྱིན་ཆད། ད་ལས་ཕར་ཟེར་བའི་དོན། སླན་ཆད་སེམས་ཅན་ལ་ཕན་པ་བགྱིས་སོ།</text:p>
          </table:table-cell>
          <table:table-cell table:number-columns-repeated="252"/>
        </table:table-row>
        <table:table-row table:style-name="ro1">
          <table:table-cell office:value-type="string">
            <text:p>སླབ།</text:p>
          </table:table-cell>
          <table:table-cell office:value-type="string">
            <text:p>/lab/</text:p>
          </table:table-cell>
          <table:table-cell office:value-type="string">
            <text:p>(བྱ་ཚིག)</text:p>
          </table:table-cell>
          <table:table-cell table:style-name="ce11" office:value-type="string">
            <text:p>ལབ་པ། བཤད་པ། སྨྲས་པ། བརྗོད་པ་ཚུ་དང་དོན་གཅིག། ཚིག་ཁ་ལས་ཐོན་པའི་དོན། མོ་ཁ་སླབ་ནི་མིན་འདུག།</text:p>
          </table:table-cell>
          <table:table-cell table:number-columns-repeated="252"/>
        </table:table-row>
        <table:table-row table:style-name="ro1">
          <table:table-cell office:value-type="string">
            <text:p>སླབ་གྱངས།</text:p>
          </table:table-cell>
          <table:table-cell office:value-type="string">
            <text:p>/lab jang/</text:p>
          </table:table-cell>
          <table:table-cell office:value-type="string">
            <text:p>(མིང་)</text:p>
          </table:table-cell>
          <table:table-cell office:value-type="string">
            <text:p>བློ་སླབ་ནིའི་གྱངས་ཁ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ླབ་ཐངས།</text:p>
          </table:table-cell>
          <table:table-cell office:value-type="string">
            <text:p>/lab thang/</text:p>
          </table:table-cell>
          <table:table-cell office:value-type="string">
            <text:p>(མིང་)</text:p>
          </table:table-cell>
          <table:table-cell table:style-name="ce11" office:value-type="string">
            <text:p>ཁ་ལས་ཚིག་བརྗོད་ལུགས་ཟེར་བའི་དོན། མོ་བློ་སླབ་ཐངས་མཁས་པས།</text:p>
          </table:table-cell>
          <table:table-cell table:number-columns-repeated="252"/>
        </table:table-row>
        <table:table-row table:style-name="ro1">
          <table:table-cell office:value-type="string">
            <text:p>སླབ་བྲིས།</text:p>
          </table:table-cell>
          <table:table-cell office:value-type="string">
            <text:p>/lab dri/</text:p>
          </table:table-cell>
          <table:table-cell office:value-type="string">
            <text:p>(བྱ་ཚིག)</text:p>
          </table:table-cell>
          <table:table-cell table:style-name="ce11" office:value-type="string">
            <text:p>གཞན་ལུ་ཚིག་སླབ་སྟེ་བྲི་བཅུག་པའི་དོན། མགྱོགས་ཕབ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སླབ་གཞི།</text:p>
          </table:table-cell>
          <table:table-cell office:value-type="string">
            <text:p>/lab zhi/</text:p>
          </table:table-cell>
          <table:table-cell office:value-type="string">
            <text:p>(མིང་)</text:p>
          </table:table-cell>
          <table:table-cell table:style-name="ce11" office:value-type="string">
            <text:p>རྩོད་གཞི། ཁ་མཆུ་ཚུ་དང་དོན་གཅིག། སླབ་གཞི་རྐྱབ་ནིའི་བློ་མ་སླབ།</text:p>
          </table:table-cell>
          <table:table-cell table:number-columns-repeated="252"/>
        </table:table-row>
        <table:table-row table:style-name="ro1">
          <table:table-cell office:value-type="string">
            <text:p>སླར།</text:p>
          </table:table-cell>
          <table:table-cell office:value-type="string">
            <text:p>/lar/</text:p>
          </table:table-cell>
          <table:table-cell office:value-type="string">
            <text:p>(མིང་)</text:p>
          </table:table-cell>
          <table:table-cell table:style-name="ce11" office:value-type="string">
            <text:p>ལོག་སྟེ། ཡང་བསྐྱར། བསྐྱར་བཟློས་ཀྱི་དོན། མར་འགྱོ་ཚར་བའི་ཆུ་འདི་སླར་ཡར་མི་ལོག།</text:p>
          </table:table-cell>
          <table:table-cell table:number-columns-repeated="252"/>
        </table:table-row>
        <table:table-row table:style-name="ro1">
          <table:table-cell office:value-type="string">
            <text:p>སླར་བསྡུ།</text:p>
          </table:table-cell>
          <table:table-cell office:value-type="string">
            <text:p>/lar du/</text:p>
          </table:table-cell>
          <table:table-cell office:value-type="string">
            <text:p>(མིང་)</text:p>
          </table:table-cell>
          <table:table-cell table:style-name="ce11" office:value-type="string">
            <text:p>སུམ་ཅུ་པའི་རྫོགས་ཚིག་གི་མིང་གཞན། སླར་འབྱུང་འགྱུར་གྱི་དོན་རྣམས་སྐབས་ཤིག་ཕྲད་འདི་གིས་བསྡུ་བར་སྟོན་པའི་དོན། ཡོན་ཏན་ཐམས་ཅད་རྫོགས་སོ།</text:p>
          </table:table-cell>
          <table:table-cell table:number-columns-repeated="252"/>
        </table:table-row>
        <table:table-row table:style-name="ro1">
          <table:table-cell office:value-type="string">
            <text:p>སླར་འབྱུང་།</text:p>
          </table:table-cell>
          <table:table-cell office:value-type="string">
            <text:p>/lar jung/</text:p>
          </table:table-cell>
          <table:table-cell office:value-type="string">
            <text:p>(མིང་)</text:p>
          </table:table-cell>
          <table:table-cell office:value-type="string">
            <text:p>སྐབས་ཤིག་རྫོགས་རུང་ལོག་འཐོན་ནི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ླར་ཡང་།</text:p>
          </table:table-cell>
          <table:table-cell office:value-type="string">
            <text:p>/lar yang/</text:p>
          </table:table-cell>
          <table:table-cell office:value-type="string">
            <text:p>(མིང་)</text:p>
          </table:table-cell>
          <table:table-cell table:style-name="ce11" office:value-type="string">
            <text:p>ད་རུང་ཡང་། ལོག་སྟེ་རང་ཟེར་བའི་དོན། སླར་ཡང་མཇལ་བའི་སྨན་ལམ་ཞུ།</text:p>
          </table:table-cell>
          <table:table-cell table:number-columns-repeated="252"/>
        </table:table-row>
        <table:table-row table:style-name="ro1">
          <table:table-cell office:value-type="string">
            <text:p>སླར་ལོག།</text:p>
          </table:table-cell>
          <table:table-cell office:value-type="string">
            <text:p>/lar log/</text:p>
          </table:table-cell>
          <table:table-cell office:value-type="string">
            <text:p>(བྱ་ཚིག)</text:p>
          </table:table-cell>
          <table:table-cell table:style-name="ce11" office:value-type="string">
            <text:p>ད་རུང་ལོག་པའི་དོན། ཨའི་གནས་སྐོར་ལས་ལོག་ལྷོད་ནུག།</text:p>
          </table:table-cell>
          <table:table-cell table:number-columns-repeated="252"/>
        </table:table-row>
        <table:table-row table:style-name="ro1">
          <table:table-cell office:value-type="string">
            <text:p>སླར་གསོ།</text:p>
          </table:table-cell>
          <table:table-cell office:value-type="string">
            <text:p>/lar so/</text:p>
          </table:table-cell>
          <table:table-cell office:value-type="string">
            <text:p>(མིང་)</text:p>
          </table:table-cell>
          <table:table-cell table:style-name="ce11" office:value-type="string">
            <text:p>བསྐྱར་གསོ་དང་དོན་གཅིག། ལོག་སྟེ་གསོ་བའི་དོན། ཨེདྲསི་གི་ནད་གཞི་འདི་སླར་གསོ་མི་རུང་།</text:p>
          </table:table-cell>
          <table:table-cell table:number-columns-repeated="252"/>
        </table:table-row>
        <table:table-row table:style-name="ro1">
          <table:table-cell office:value-type="string">
            <text:p>སླར་གསོན།</text:p>
          </table:table-cell>
          <table:table-cell office:value-type="string">
            <text:p>/lar soen/</text:p>
          </table:table-cell>
          <table:table-cell office:value-type="string">
            <text:p>(མིང་)</text:p>
          </table:table-cell>
          <table:table-cell table:style-name="ce11" office:value-type="string">
            <text:p>ལོག་སྟེ་ལྷོང་ནི། གསོན་པོ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ླས།</text:p>
          </table:table-cell>
          <table:table-cell office:value-type="string">
            <text:p>/le/</text:p>
          </table:table-cell>
          <table:table-cell office:value-type="string">
            <text:p>(བྱ་ཚིག)</text:p>
          </table:table-cell>
          <table:table-cell table:style-name="ce11" office:value-type="string">
            <text:p>གཅིག་ཁར་བསྒྲིལ་བ། རྒྱུ་ཚར་ལ་སོགས་པ་གིས་ལག་ཆུང་འདི་ཚུ་ཐག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ླས་མ།</text:p>
          </table:table-cell>
          <table:table-cell office:value-type="string">
            <text:p>/le ma/</text:p>
          </table:table-cell>
          <table:table-cell office:value-type="string">
            <text:p>(མིང་)</text:p>
          </table:table-cell>
          <table:table-cell office:value-type="string">
            <text:p>རྒྱུ་ཚར་ལ་སོགས་པ་གིས་འཐག་པའི་ཧོད་ཆས་ཀྱ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ླི།</text:p>
          </table:table-cell>
          <table:table-cell office:value-type="string">
            <text:p>/li/</text:p>
          </table:table-cell>
          <table:table-cell office:value-type="string">
            <text:p>(མིང་)</text:p>
          </table:table-cell>
          <table:table-cell table:style-name="ce11" office:value-type="string">
            <text:p>ཤིང་འབྲས་ཀྱི་རིགས་ཅིག། འདི་ལུ་གླི་ཟེར་ཡང་འབྲི་སྲོལ་ཡོད། ཁྲོམ་ཁ་ལུ་གླི་ལེ་ཤ་བཙོང་ནི་འདུག།</text:p>
          </table:table-cell>
          <table:table-cell table:number-columns-repeated="252"/>
        </table:table-row>
        <table:table-row table:style-name="ro1">
          <table:table-cell office:value-type="string">
            <text:p>སླུ།</text:p>
          </table:table-cell>
          <table:table-cell office:value-type="string">
            <text:p>/lu/</text:p>
          </table:table-cell>
          <table:table-cell office:value-type="string">
            <text:p>(བྱ་ཚིག)</text:p>
          </table:table-cell>
          <table:table-cell table:style-name="ce11" office:value-type="string">
            <text:p>བསླུ་གི་ད་ལྟ་བའི་ཚིག། ལྷུ་ནི། གཡོ་སྒྱ་དང་ཤོབ་ཀྱིས་མི་གཞན་མགུ་བསྐོར་བཏང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ླུ་མཁན།</text:p>
          </table:table-cell>
          <table:table-cell office:value-type="string">
            <text:p>/lu khen/</text:p>
          </table:table-cell>
          <table:table-cell office:value-type="string">
            <text:p>(མིང་)</text:p>
          </table:table-cell>
          <table:table-cell office:value-type="string">
            <text:p>མགུ་བསྐོར་བཏང་མི།</text:p>
          </table:table-cell>
          <table:table-cell table:number-columns-repeated="252"/>
        </table:table-row>
        <table:table-row table:style-name="ro1">
          <table:table-cell office:value-type="string">
            <text:p>སླུ་ཉེན།</text:p>
          </table:table-cell>
          <table:table-cell office:value-type="string">
            <text:p>/lu nyen/</text:p>
          </table:table-cell>
          <table:table-cell office:value-type="string">
            <text:p>(མིང་)</text:p>
          </table:table-cell>
          <table:table-cell table:style-name="ce11" office:value-type="string">
            <text:p>མགུ་བསྐོར་གཏང་ནིའི་ཉེན་ཁ་ཟེར་བའི་དོན། འཇིག་རྟེན་པའི་ལྷ་ཡིསསླུ་ཉེན་ཡོད།</text:p>
          </table:table-cell>
          <table:table-cell table:number-columns-repeated="252"/>
        </table:table-row>
        <table:table-row table:style-name="ro1">
          <table:table-cell office:value-type="string">
            <text:p>སླུ་འབྲིད།</text:p>
          </table:table-cell>
          <table:table-cell office:value-type="string">
            <text:p>/lu dri/</text:p>
          </table:table-cell>
          <table:table-cell office:value-type="string">
            <text:p>(མིང་)</text:p>
          </table:table-cell>
          <table:table-cell office:value-type="string">
            <text:p>མགུ་བསྐོར་བཏང་ཚར་བའི་དོན།ད་ལྟ་བ་ལུ་ཡང་སླུ་འབྲིད་ཟེར་འབྲི་སྲོལ་ཡོད།</text:p>
          </table:table-cell>
          <table:table-cell table:number-columns-repeated="252"/>
        </table:table-row>
        <table:table-row table:style-name="ro1">
          <table:table-cell office:value-type="string">
            <text:p>སླུག་ཚིག།</text:p>
          </table:table-cell>
          <table:table-cell office:value-type="string">
            <text:p>/lu</text:p>
          </table:table-cell>
          <table:table-cell office:value-type="string">
            <text:p>(མིང་)</text:p>
          </table:table-cell>
          <table:table-cell table:style-name="ce11" office:value-type="string">
            <text:p>མགུ་བསྐོར་བཏང་ནིའི་ཚིག་ཟེར་བའི་དོན། ཁ་གིས་ཁྱོད་ལུ་བསླུ་ཚིག་བཏངམ་མས།</text:p>
          </table:table-cell>
          <table:table-cell table:number-columns-repeated="252"/>
        </table:table-row>
        <table:table-row table:style-name="ro1">
          <table:table-cell office:value-type="string">
            <text:p>སླུ་སེམས།</text:p>
          </table:table-cell>
          <table:table-cell office:value-type="string">
            <text:p>/lu sem/</text:p>
          </table:table-cell>
          <table:table-cell office:value-type="string">
            <text:p>(མིང་)</text:p>
          </table:table-cell>
          <table:table-cell office:value-type="string">
            <text:p>གཞན་ལུ་མགུ་བསྐོར་བཏང་ནིའི་སེམས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ླུས།</text:p>
          </table:table-cell>
          <table:table-cell office:value-type="string">
            <text:p>/lue/</text:p>
          </table:table-cell>
          <table:table-cell office:value-type="string">
            <text:p>(སྐུལ་ཚིག)</text:p>
          </table:table-cell>
          <table:table-cell table:style-name="ce11" office:value-type="string">
            <text:p>ལྷུ་བཅུག་པའི་ད་ལྟ་བ། མགུ་བསྐོར་བཏང་བཅུག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ླེ།</text:p>
          </table:table-cell>
          <table:table-cell office:value-type="string">
            <text:p>/le/</text:p>
          </table:table-cell>
          <table:table-cell office:value-type="string">
            <text:p>(མིང་)</text:p>
          </table:table-cell>
          <table:table-cell table:style-name="ce11" office:value-type="string">
            <text:p>བསླེ་གི་ད་ལྟ་བའི་ཚིག། སྤག་ཚར་ལ་སོགས་པ་གིས་ཧོད་ཐག་མི། བཟོ་མི།</text:p>
          </table:table-cell>
          <table:table-cell table:number-columns-repeated="252"/>
        </table:table-row>
        <table:table-row table:style-name="ro1">
          <table:table-cell office:value-type="string">
            <text:p>སླ་ཏྲེས།</text:p>
          </table:table-cell>
          <table:table-cell office:value-type="string">
            <text:p>/la khar/</text:p>
          </table:table-cell>
          <table:table-cell office:value-type="string">
            <text:p>(མིང་)</text:p>
          </table:table-cell>
          <table:table-cell office:value-type="string">
            <text:p>ཤིང་སྡོང་པོ་ལུ་དཀྱི་བའི་རུབ་སྦྱིས་སྨན་བཏུབ་མི་ཅིག།</text:p>
          </table:table-cell>
          <table:table-cell table:number-columns-repeated="252"/>
        </table:table-row>
        <table:table-row table:style-name="ro1">
          <table:table-cell office:value-type="string">
            <text:p>སླེ་བོ།</text:p>
          </table:table-cell>
          <table:table-cell office:value-type="string">
            <text:p>/le </text:p>
          </table:table-cell>
          <table:table-cell office:value-type="string">
            <text:p>(མིང་)</text:p>
          </table:table-cell>
          <table:table-cell table:style-name="ce11" office:value-type="string">
            <text:p>སྤག་ཚར་དང་སྦ་ལ་སོགས་པ་གིས་འཐག་པའི་ཧོད་ཅིག། ཙེའུ་གི་མིང་གཞན། འདི་ལུ་སེལ་བོ་ཟེར་ཡང་འབྲི་སྲོལ་ཡོད།</text:p>
          </table:table-cell>
          <table:table-cell table:number-columns-repeated="252"/>
        </table:table-row>
        <table:table-row table:style-name="ro1">
          <table:table-cell office:value-type="string">
            <text:p>སླེབ།</text:p>
          </table:table-cell>
          <table:table-cell office:value-type="string">
            <text:p>/leb/</text:p>
          </table:table-cell>
          <table:table-cell office:value-type="string">
            <text:p>(བྱ་ཚིག)</text:p>
          </table:table-cell>
          <table:table-cell table:style-name="ce11" office:value-type="string">
            <text:p>བསླེབ་ཀྱི་ད་ལྟ་བའི་ཚིག། སྡོད་སའི་གནས་དང་འགྱོ་དགོ་ས་ལྷོད་པ། འབྱོ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ླེབས།</text:p>
          </table:table-cell>
          <table:table-cell office:value-type="string">
            <text:p>/leb/</text:p>
          </table:table-cell>
          <table:table-cell office:value-type="string">
            <text:p>(སྐུལ་ཚིག)</text:p>
          </table:table-cell>
          <table:table-cell table:style-name="ce11" office:value-type="string">
            <text:p>འགྱོ་བཅུག་པའི་དོན། ལྷོད་བཅུག་པའི་དོན། རྒྱ་གར་དུ་སླེབས་ཤིག།</text:p>
          </table:table-cell>
          <table:table-cell table:number-columns-repeated="252"/>
        </table:table-row>
        <table:table-row table:style-name="ro1">
          <table:table-cell office:value-type="string">
            <text:p>སླེམ་མ།</text:p>
          </table:table-cell>
          <table:table-cell office:value-type="string">
            <text:p>/lem ma/</text:p>
          </table:table-cell>
          <table:table-cell office:value-type="string">
            <text:p>(མིང་)</text:p>
          </table:table-cell>
          <table:table-cell table:style-name="ce11" office:value-type="string">
            <text:p>རྩེད་ཆས་ཅིག། སླམ་མ་བརྩེ་བར་མི་འགྱོ་ག།</text:p>
          </table:table-cell>
          <table:table-cell table:number-columns-repeated="252"/>
        </table:table-row>
        <table:table-row table:style-name="ro1">
          <table:table-cell office:value-type="string">
            <text:p>སླེས།</text:p>
          </table:table-cell>
          <table:table-cell office:value-type="string">
            <text:p>/le/</text:p>
          </table:table-cell>
          <table:table-cell office:value-type="string">
            <text:p>(སྐུལ་ཚིག)</text:p>
          </table:table-cell>
          <table:table-cell table:style-name="ce11" office:value-type="string">
            <text:p>ཚར་གྱི་ཧོད་འཐུག་བཅུག་པའིདོན། སལ་བོ་སླེས་ཤིག།</text:p>
          </table:table-cell>
          <table:table-cell table:number-columns-repeated="252"/>
        </table:table-row>
        <table:table-row table:style-name="ro1">
          <table:table-cell office:value-type="string">
            <text:p>སློ།</text:p>
          </table:table-cell>
          <table:table-cell office:value-type="string">
            <text:p>/lo/</text:p>
          </table:table-cell>
          <table:table-cell office:value-type="string">
            <text:p>(མིང་)</text:p>
          </table:table-cell>
          <table:table-cell office:value-type="string">
            <text:p>སེམས་ཅན་རྩ་ཟ་མི་རིགས་ཀྱི་གྱོད་པའི་ནང་གི་རྩྭ་དང་ཆག་ཞུ་ཚར་མི་རྫས།</text:p>
          </table:table-cell>
          <table:table-cell table:number-columns-repeated="252"/>
        </table:table-row>
        <table:table-row table:style-name="ro1">
          <table:table-cell office:value-type="string">
            <text:p>སློ་མ།</text:p>
          </table:table-cell>
          <table:table-cell office:value-type="string">
            <text:p>/lo ma/</text:p>
          </table:table-cell>
          <table:table-cell office:value-type="string">
            <text:p>(མིང་)</text:p>
          </table:table-cell>
          <table:table-cell table:style-name="ce11" office:value-type="string">
            <text:p>ཧོད་ཆས་བང་ཅུང་གི་མིང་གཞན། སློ་མ་ཁྲོམ་ཁ་ལུ་བཙོང་ནི་འདུག།</text:p>
          </table:table-cell>
          <table:table-cell table:number-columns-repeated="252"/>
        </table:table-row>
        <table:table-row table:style-name="ro1">
          <table:table-cell office:value-type="string">
            <text:p>སློག།</text:p>
          </table:table-cell>
          <table:table-cell office:value-type="string">
            <text:p>/log/</text:p>
          </table:table-cell>
          <table:table-cell office:value-type="string">
            <text:p>(བྱ་ཚིག)</text:p>
          </table:table-cell>
          <table:table-cell table:style-name="ce11" office:value-type="string">
            <text:p>1 བསློག་གི་ད་ལྟ་བའི་ཚིག། ཕྱི་ནང་དང་སྟེང་འོག་ལ་ལུང་འགྱུར་བའི་དོན། 2 ཧེ་མ་འགྱོ་སའི་ཁ་ཕྱོགས་སྒྱུར་བའི་དོན། ཞིང་ནང་ལས་ནོར་སློག། 3 ས་རྐོ་རྡོ་ལྷོག་པའི་དོན། འདི་ནང་ལུ་ས་རྐོ་རྡོ་སློག་མ་འབད།</text:p>
          </table:table-cell>
          <table:table-cell table:number-columns-repeated="252"/>
        </table:table-row>
        <table:table-row table:style-name="ro1">
          <table:table-cell office:value-type="string">
            <text:p>སློག་པ།</text:p>
          </table:table-cell>
          <table:table-cell office:value-type="string">
            <text:p>/log pa/</text:p>
          </table:table-cell>
          <table:table-cell office:value-type="string">
            <text:p>(མིང)</text:p>
          </table:table-cell>
          <table:table-cell table:style-name="ce11" office:value-type="string">
            <text:p>སླག་པ་དང་དོན་གཅིག། གྱོན་ཆས་གོ་ལའ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ློགཔ།</text:p>
          </table:table-cell>
          <table:table-cell office:value-type="string">
            <text:p>/lop/</text:p>
          </table:table-cell>
          <table:table-cell office:value-type="string">
            <text:p>(མིང་)</text:p>
          </table:table-cell>
          <table:table-cell table:style-name="ce11" office:value-type="string">
            <text:p>མགུ་ཏོག་ཁར་བཏགས་མི་དྲེག་པ་དང་ཐལཝ་དཀརཔོ་འབད་ཡོད་མི་འདི་གི་མིང་། མོ་གི་མགུ་ཏོ་ཁར་སློགཔ་ལེ་ཤ་འདུག།</text:p>
          </table:table-cell>
          <table:table-cell table:number-columns-repeated="252"/>
        </table:table-row>
        <table:table-row table:style-name="ro1">
          <table:table-cell office:value-type="string">
            <text:p>སློགས།</text:p>
          </table:table-cell>
          <table:table-cell office:value-type="string">
            <text:p>/lo</text:p>
          </table:table-cell>
          <table:table-cell office:value-type="string">
            <text:p>(སྐུལ་ཚིག)</text:p>
          </table:table-cell>
          <table:table-cell table:style-name="ce11" office:value-type="string">
            <text:p>ཕྱི་ནང་དང་སྟེང་འོག་ལ་ལུང་འགྱུར་བཅུག་པའི་དོན། གོ་ལ་ཕྱི་ནང་སློགས་ཤིག།</text:p>
          </table:table-cell>
          <table:table-cell table:number-columns-repeated="252"/>
        </table:table-row>
        <table:table-row table:style-name="ro1">
          <table:table-cell office:value-type="string">
            <text:p>སློང་།</text:p>
          </table:table-cell>
          <table:table-cell office:value-type="string">
            <text:p>/long/</text:p>
          </table:table-cell>
          <table:table-cell office:value-type="string">
            <text:p>(བྱ་ཚིག)</text:p>
          </table:table-cell>
          <table:table-cell table:style-name="ce11" office:value-type="string">
            <text:p>བསླང་གི་ད་ལྟ་བའི་ཚིག། 1 སྐྱེ་བཅུག་པ། འབྱུང་བཅུག་པ། ལོང་བཅུང་པའི་དོན། མོ་གིས་ང་ཁོང་ཁྲོ་སློང་བཅུག་ཅི། 2 གཞན་ལས་ལྷངམ་རྐྱབཔའི་དོན། བསོད་སྙོམས་སློང་། 3 གཉིད་འཚོར་བཅུག་པའི་དོན། 4 ཡར་ལྷོང་པའི་དོན། དར་ཤིང་སློང་། 5 རྒྱུ་རྐྱེན་འབད་བའི་དོན། ཀུན་སློང་བཟང་པོ་དགོ།</text:p>
          </table:table-cell>
          <table:table-cell table:number-columns-repeated="252"/>
        </table:table-row>
        <table:table-row table:style-name="ro1">
          <table:table-cell office:value-type="string">
            <text:p>སློང་ཡིག།</text:p>
          </table:table-cell>
          <table:table-cell office:value-type="string">
            <text:p>/long yi</text:p>
          </table:table-cell>
          <table:table-cell office:value-type="string">
            <text:p>(མིང་)</text:p>
          </table:table-cell>
          <table:table-cell office:value-type="string">
            <text:p>གཞན་ལས་ལྷང་ཆོག་པའི་ཡི་གུ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ློངས།</text:p>
          </table:table-cell>
          <table:table-cell office:value-type="string">
            <text:p>/long yi</text:p>
          </table:table-cell>
          <table:table-cell office:value-type="string">
            <text:p>(སྐུལ་ཚིག)</text:p>
          </table:table-cell>
          <table:table-cell office:value-type="string">
            <text:p>གཉིད་སློངས་ཤིག།</text:p>
          </table:table-cell>
          <table:table-cell table:number-columns-repeated="252"/>
        </table:table-row>
        <table:table-row table:style-name="ro1">
          <table:table-cell office:value-type="string">
            <text:p>སློད།</text:p>
          </table:table-cell>
          <table:table-cell office:value-type="string">
            <text:p>/loe/</text:p>
          </table:table-cell>
          <table:table-cell office:value-type="string">
            <text:p>(མིང་)</text:p>
          </table:table-cell>
          <table:table-cell table:style-name="ce11" office:value-type="string">
            <text:p>བསླད་ཀྱི་ད་ལྟ་བ།དངོས་རྫས་ལེགས་ཤོམ་གྱི་ནང་ན་བྱང་ཉེས་སྲེ་མི། འཁྲུལ་བཅུག་མི།</text:p>
          </table:table-cell>
          <table:table-cell table:number-columns-repeated="252"/>
        </table:table-row>
        <table:table-row table:style-name="ro1">
          <table:table-cell office:value-type="string">
            <text:p>སློན།</text:p>
          </table:table-cell>
          <table:table-cell office:value-type="string">
            <text:p>/loen/</text:p>
          </table:table-cell>
          <table:table-cell office:value-type="string">
            <text:p>(མིང་)</text:p>
          </table:table-cell>
          <table:table-cell table:style-name="ce11" office:value-type="string">
            <text:p>བསླན་གྱི་ད་ལྟ་བ་དང་སྐུལ་ཚིག།1 གོ་ལ་འདི་ཚུ་ལྷན་པ་བཏབ་པའི་དོན། 2 དངོས་རྫས་གཅིག་གུ་གཞན་སྦྱར་བའི་དོན། 3 ལན་འཉལ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ློབ།</text:p>
          </table:table-cell>
          <table:table-cell office:value-type="string">
            <text:p>/lob/</text:p>
          </table:table-cell>
          <table:table-cell office:value-type="string">
            <text:p>(བྱ་ཚིག)</text:p>
          </table:table-cell>
          <table:table-cell table:style-name="ce11" office:value-type="string">
            <text:p>བསླབ་ཀྱི་ད་ལྟ་བའི་ཚིག། ལྷབ་ཀྱི་འབྲི་ཐངས་གཞན། རང་གིས་ཡོན་ལྷབ་པའི་དོན་དང་རང་གིས་རོགས་ལུ་སྟོན་བྱིན་པའི་དོན། གཞན་ལ་ཡོན་ཏན་སློབ་པར་བྱེད།</text:p>
          </table:table-cell>
          <table:table-cell table:number-columns-repeated="252"/>
        </table:table-row>
        <table:table-row table:style-name="ro1">
          <table:table-cell office:value-type="string">
            <text:p>སློབ་དཀའ།</text:p>
          </table:table-cell>
          <table:table-cell office:value-type="string">
            <text:p>/lob ka/</text:p>
          </table:table-cell>
          <table:table-cell office:value-type="string">
            <text:p>(མིང་)</text:p>
          </table:table-cell>
          <table:table-cell table:style-name="ce11" office:value-type="string">
            <text:p>ཤེས་བྱའི་ཡོན་ཏན་ལྷབ་པ་ལཱ་ཁག་ཟེར་བའི་དོན། ཤེས་བྱའི་ཡོན་ཏན་སློབ་དཀའ།</text:p>
          </table:table-cell>
          <table:table-cell table:number-columns-repeated="252"/>
        </table:table-row>
        <table:table-row table:style-name="ro1">
          <table:table-cell office:value-type="string">
            <text:p>སློབ་ཁང་།</text:p>
          </table:table-cell>
          <table:table-cell office:value-type="string">
            <text:p>/lob khang/</text:p>
          </table:table-cell>
          <table:table-cell office:value-type="string">
            <text:p>(མིང་)</text:p>
          </table:table-cell>
          <table:table-cell table:style-name="ce11" office:value-type="string">
            <text:p>ཤེས་ཡོན་སྦྱང་བརྩོན་འབད་སའི་ཁྱིམ། སློབ་ཁང་ནང་སློབ་ཕྲུག་འདུག།</text:p>
          </table:table-cell>
          <table:table-cell table:number-columns-repeated="252"/>
        </table:table-row>
        <table:table-row table:style-name="ro1">
          <table:table-cell office:value-type="string">
            <text:p>སློབ་ཁྲིད།</text:p>
          </table:table-cell>
          <table:table-cell office:value-type="string">
            <text:p>/lob thri/</text:p>
          </table:table-cell>
          <table:table-cell office:value-type="string">
            <text:p>(མིང་)</text:p>
          </table:table-cell>
          <table:table-cell office:value-type="string">
            <text:p>སློབ་དཔོན་གྱི་སློབ་མ་ཚུ་ལུ་ཡོན་ཏན་སྟོན་པའི་སྐབས་སློབ་མ་ཚུ་གིས་ཡང་འདི་ལུ་་སྦྱང་བརྩོན་འབད་མི་གཉིས་ཀྱི་མིང་།བ་ཁྲིད་ལེགས་ཤོམ་འབད་རང་འབད་དེས།</text:p>
          </table:table-cell>
          <table:table-cell table:number-columns-repeated="252"/>
        </table:table-row>
        <table:table-row table:style-name="ro1">
          <table:table-cell office:value-type="string">
            <text:p>སློབ་གྲྭ།</text:p>
          </table:table-cell>
          <table:table-cell office:value-type="string">
            <text:p>/lob dra/</text:p>
          </table:table-cell>
          <table:table-cell office:value-type="string">
            <text:p>(མིང་)</text:p>
          </table:table-cell>
          <table:table-cell table:style-name="ce11" office:value-type="string">
            <text:p>ཤེས་ཡོན་སྦྱང་བརྩོན་འབད་སའི་སྡེ། ས་གནས་སྤྱིའི་མིང་། གཞི་རིམ་སློབ་གྲྭ། སློབ་གྲྭ་ཆུང་བ། སློབ་གྲྭ་འབྲིང་མ། སློབ་གྲྭ་ཆེ་བ། མཐོ་རིམ་སློབ་གྲྭ་འོག་མ། གཙུག་ལག་སློབ་གྲྭ་ལ་སོགས་པ་ལྟ་བུ།</text:p>
          </table:table-cell>
          <table:table-cell table:number-columns-repeated="252"/>
        </table:table-row>
        <table:table-row table:style-name="ro1">
          <table:table-cell office:value-type="string">
            <text:p>སློབ་གྲྭཔ།</text:p>
          </table:table-cell>
          <table:table-cell office:value-type="string">
            <text:p>/lob tdrap/</text:p>
          </table:table-cell>
          <table:table-cell office:value-type="string">
            <text:p>(མིང་)</text:p>
          </table:table-cell>
          <table:table-cell office:value-type="string">
            <text:p>ཤེས་ཡོན་སྦྱང་བརྩོན་འབད་བའི་བསྒང་ཡོད་མི་ཚུ་སྤྱིའ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སློབ་གྲྭའི་སྡོད་ཁྱིམ།</text:p>
          </table:table-cell>
          <table:table-cell office:value-type="string">
            <text:p>/lob drai doe chim/</text:p>
          </table:table-cell>
          <table:table-cell office:value-type="string">
            <text:p>(མིང་)</text:p>
          </table:table-cell>
          <table:table-cell office:value-type="string">
            <text:p>སློབ་གྲྭཔ་ཚུ་སྡོད་སའི་གནས།</text:p>
          </table:table-cell>
          <table:table-cell table:number-columns-repeated="252"/>
        </table:table-row>
        <table:table-row table:style-name="ro1">
          <table:table-cell office:value-type="string">
            <text:p>སླབ་རྒྱུད།</text:p>
          </table:table-cell>
          <table:table-cell office:value-type="string">
            <text:p>/lab jue/</text:p>
          </table:table-cell>
          <table:table-cell office:value-type="string">
            <text:p>(མིང་)</text:p>
          </table:table-cell>
          <table:table-cell table:style-name="ce11" office:value-type="string">
            <text:p>རི་གནས་ལ་སོགས་པ་ཁྲིད་པའི་རྒྱུད་པ་བཟུང་མི་ཚུ་གི་སྤྱིའི་མིང་། སློབ་དཔོན་འདི་ལུ་སློབ་རྒྱུད་ལེ་ཤ་ཡོད།</text:p>
          </table:table-cell>
          <table:table-cell table:number-columns-repeated="252"/>
        </table:table-row>
        <table:table-row table:style-name="ro1">
          <table:table-cell office:value-type="string">
            <text:p>སློབ་མཆོག།</text:p>
          </table:table-cell>
          <table:table-cell office:value-type="string">
            <text:p>/lob cho</text:p>
          </table:table-cell>
          <table:table-cell office:value-type="string">
            <text:p>(མིང་)</text:p>
          </table:table-cell>
          <table:table-cell table:style-name="ce11" office:value-type="string">
            <text:p>ཤེས་ཡོན་གྱི་སྤུས་ཚད་མཆོག་ཏུ་འགྱུར་པ་ལེགས་ཤོམ་ཡོད་པའི་སློབ་དཔོན་སྤྱིའི་མིང་། སློབ་མཆོག་གིས་གདམས་ངག་གནང་ཡི།</text:p>
          </table:table-cell>
          <table:table-cell table:number-columns-repeated="252"/>
        </table:table-row>
        <table:table-row table:style-name="ro1">
          <table:table-cell office:value-type="string">
            <text:p>སློབ་གཉེར།</text:p>
          </table:table-cell>
          <table:table-cell office:value-type="string">
            <text:p>/lob nyer/</text:p>
          </table:table-cell>
          <table:table-cell office:value-type="string">
            <text:p>(མིང་)</text:p>
          </table:table-cell>
          <table:table-cell table:style-name="ce11" office:value-type="string">
            <text:p>ཡོན་ཏན་སྦྱང་ནི་ལུ་དོན་གཉེར་བསྐྱེད་པའི་བྱ་སྤྱོད། མོ་སློབ་གཉེར་ལུ་བརྩོན་དེས།</text:p>
          </table:table-cell>
          <table:table-cell table:number-columns-repeated="252"/>
        </table:table-row>
        <table:table-row table:style-name="ro1">
          <table:table-cell office:value-type="string">
            <text:p>སློབ་གཉེར་པ།</text:p>
          </table:table-cell>
          <table:table-cell office:value-type="string">
            <text:p>/lob nyer pa/</text:p>
          </table:table-cell>
          <table:table-cell office:value-type="string">
            <text:p>(མིང་)</text:p>
          </table:table-cell>
          <table:table-cell table:style-name="ce11" office:value-type="string">
            <text:p>ཡིག་ཕྲུག་པ། སློབ་ཕྲུག་ཚུ་དང་དོན་གཅིག། ཡོན་ཏན་སྦྱང་བརྩོན་འབད་བའི་བསྒང་ཡོད་མི་སློབ་གྲྭཔ་སྤྱའི་མིང་། སློབ་གཉེར་པ་ཚུ་རྩེདམོ་བརྩེ་སྡོད་ནུག།</text:p>
          </table:table-cell>
          <table:table-cell table:number-columns-repeated="252"/>
        </table:table-row>
        <table:table-row table:style-name="ro1">
          <table:table-cell office:value-type="string">
            <text:p>སློབ་སྟོན།</text:p>
          </table:table-cell>
          <table:table-cell office:value-type="string">
            <text:p>/lob toen/</text:p>
          </table:table-cell>
          <table:table-cell office:value-type="string">
            <text:p>(མིང་)</text:p>
          </table:table-cell>
          <table:table-cell table:style-name="ce11" office:value-type="string">
            <text:p>སློབ་དཔོན་གྱིས་སློབ་ཕྲུག་ཚུ་ལུ་ཡོན་ཏན་་སྟོན་ནི། སློབ་པོན་གྱི་སློབ་སྟོན་འབད་ཐངས་ལེགས་ཤོམ་འདུག།</text:p>
          </table:table-cell>
          <table:table-cell table:number-columns-repeated="252"/>
        </table:table-row>
        <table:table-row table:style-name="ro1">
          <table:table-cell office:value-type="string">
            <text:p>སློབ་སྟོན་པ།</text:p>
          </table:table-cell>
          <table:table-cell office:value-type="string">
            <text:p>/lob toen pa/</text:p>
          </table:table-cell>
          <table:table-cell office:value-type="string">
            <text:p>(མིང་)</text:p>
          </table:table-cell>
          <table:table-cell table:style-name="ce11" office:value-type="string">
            <text:p>གཞན་ལུ་ཡོན་ཏན་སྟོན་བྱིན་མི། སློབ་སྟོན་པ་ཚུ་གེ་ར་ན་ལུ་འཛོམས་ནུག།</text:p>
          </table:table-cell>
          <table:table-cell table:number-columns-repeated="252"/>
        </table:table-row>
        <table:table-row table:style-name="ro1">
          <table:table-cell office:value-type="string">
            <text:p>སློ་དེབ།</text:p>
          </table:table-cell>
          <table:table-cell office:value-type="string">
            <text:p>/lo deb/</text:p>
          </table:table-cell>
          <table:table-cell office:value-type="string">
            <text:p>(མིང་)</text:p>
          </table:table-cell>
          <table:table-cell table:style-name="ce11" office:value-type="string">
            <text:p>དཔེ་དེབ་ཀྱི་མིང་གཞན། སློབ་གྲྭ་སློབ་དེབ་ལེ་ཤ་ཡོད།</text:p>
          </table:table-cell>
          <table:table-cell table:number-columns-repeated="252"/>
        </table:table-row>
        <table:table-row table:style-name="ro1">
          <table:table-cell office:value-type="string">
            <text:p>སློབ་ཐུན།</text:p>
          </table:table-cell>
          <table:table-cell office:value-type="string">
            <text:p>/lob thuen/</text:p>
          </table:table-cell>
          <table:table-cell office:value-type="string">
            <text:p>(མིང་)</text:p>
          </table:table-cell>
          <table:table-cell table:style-name="ce11" office:value-type="string">
            <text:p>སློབ་དཔོན་གྱིས་སྟོན་ཐེངས་གཅིག་འབད་བའི་དུས་ཡུན། སློབ་ཐུན་ལེ་ཤ་ནང་ལུ་རང་མོ་མིན་འདུག།</text:p>
          </table:table-cell>
          <table:table-cell table:number-columns-repeated="252"/>
        </table:table-row>
        <table:table-row table:style-name="ro1">
          <table:table-cell office:value-type="string">
            <text:p>སློབ་དུས།</text:p>
          </table:table-cell>
          <table:table-cell office:value-type="string">
            <text:p>/lob due/</text:p>
          </table:table-cell>
          <table:table-cell office:value-type="string">
            <text:p>(མིང་)</text:p>
          </table:table-cell>
          <table:table-cell office:value-type="string">
            <text:p>ཤེས་ཡོད་སྦྱང་ནིའི་དུས་ཚོད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ློབ་སྡེ།</text:p>
          </table:table-cell>
          <table:table-cell office:value-type="string">
            <text:p>/lob de/</text:p>
          </table:table-cell>
          <table:table-cell office:value-type="string">
            <text:p>(མིང་)</text:p>
          </table:table-cell>
          <table:table-cell table:style-name="ce11" office:value-type="string">
            <text:p>ཡོན་ཏན་ལྷབ་སའི་སྡེ་རིམ། མོ་སློབ་སྡེ་གསུམ་པ་ནང་ལྟཝ་ཨིན།</text:p>
          </table:table-cell>
          <table:table-cell table:number-columns-repeated="252"/>
        </table:table-row>
        <table:table-row table:style-name="ro1">
          <table:table-cell office:value-type="string">
            <text:p>སློབ་དཔོན།</text:p>
          </table:table-cell>
          <table:table-cell office:value-type="string">
            <text:p>/lob poen/</text:p>
          </table:table-cell>
          <table:table-cell office:value-type="string">
            <text:p>(མིང་)</text:p>
          </table:table-cell>
          <table:table-cell table:style-name="ce11" office:value-type="string">
            <text:p>1 སློབ་མ་འདི་ཚུ་ལུ་ཤེས་བྱའི་ཡོན་ཏན་སྟོན་མི་སྤྱིའི་མིང་། རང་སློབ་དཔོན་དང་ཕམ་གཉིས་དབྱེ་བ་མེདཔ་འབད་བསམ་དགོ། 2 ཡོན་ཏན་སྦྱོང་བརྩོན་འབད་མི་དང་སྟོན་བྱིན་མི་གཉིས་ཀྱི་མིང་གཅིག་ཁར་སླབ་ཐངས།</text:p>
          </table:table-cell>
          <table:table-cell table:number-columns-repeated="252"/>
        </table:table-row>
        <table:table-row table:style-name="ro1">
          <table:table-cell office:value-type="string">
            <text:p>སློབ་ཕྲུག།</text:p>
          </table:table-cell>
          <table:table-cell office:value-type="string">
            <text:p>/lob thru/</text:p>
          </table:table-cell>
          <table:table-cell office:value-type="string">
            <text:p>(མིང་)</text:p>
          </table:table-cell>
          <table:table-cell table:style-name="ce11" office:value-type="string">
            <text:p>སློབ་མ། སློབ་བུ། སློབ་གཉེར་པ། སློབ་གྲྭ་པ་ཚུ་དང་དོན་གཅིག། སློབ་གྲྭ་ནང་སློབ་ཕྲུག་ལེ་ཤ་འཛོམས་ནུག།</text:p>
          </table:table-cell>
          <table:table-cell table:number-columns-repeated="252"/>
        </table:table-row>
        <table:table-row table:style-name="ro1">
          <table:table-cell office:value-type="string">
            <text:p>སློབ་བུ།</text:p>
          </table:table-cell>
          <table:table-cell office:value-type="string">
            <text:p>/lob </text:p>
          </table:table-cell>
          <table:table-cell office:value-type="string">
            <text:p>(མིང་)</text:p>
          </table:table-cell>
          <table:table-cell table:style-name="ce11" office:value-type="string">
            <text:p>སློ་དཔོན་གྱིས་རང་གི་སློབ་མ་ལུ་བརྩེ་གདུང་ཡོད་པའི་བརྡ་ཚོན་གྱི་འབོད་ཚུལ་ཅིག། སློབ་བུ་ཁྱོད་ཀྱི་དམ་པའི་ཆོས་ལ་བརྩོན་ཅིག།</text:p>
          </table:table-cell>
          <table:table-cell table:number-columns-repeated="252"/>
        </table:table-row>
        <table:table-row table:style-name="ro1">
          <table:table-cell office:value-type="string">
            <text:p>སློབ་འབངས།</text:p>
          </table:table-cell>
          <table:table-cell office:value-type="string">
            <text:p>/lob </text:p>
          </table:table-cell>
          <table:table-cell office:value-type="string">
            <text:p>(མིང་)</text:p>
          </table:table-cell>
          <table:table-cell table:style-name="ce11" office:value-type="string">
            <text:p>སློབ་དཔོན་ལུ་གུས་ཞབས་སྟོན་པའི་ཚིག། སློབ་དཔོན་ཁྱོད་ཀྱི་སློབ་མ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ློབ་སྦྱོང་།</text:p>
          </table:table-cell>
          <table:table-cell office:value-type="string">
            <text:p>/lob jong/</text:p>
          </table:table-cell>
          <table:table-cell office:value-type="string">
            <text:p>(མིང་)</text:p>
          </table:table-cell>
          <table:table-cell table:style-name="ce11" office:value-type="string">
            <text:p>ཤེས་ཡོན་སྦྱང་བརྩོན་འབད་བའི་དོན། མོ་སློབ་གྲྭ་ནང་སློབ་སྦྱོང་ལེགས་ཤོམ་འབད་ནུག།</text:p>
          </table:table-cell>
          <table:table-cell table:number-columns-repeated="252"/>
        </table:table-row>
        <table:table-row table:style-name="ro1">
          <table:table-cell office:value-type="string">
            <text:p>སློབ་མ།</text:p>
          </table:table-cell>
          <table:table-cell office:value-type="string">
            <text:p>/lob ma/</text:p>
          </table:table-cell>
          <table:table-cell office:value-type="string">
            <text:p>(མིང་)</text:p>
          </table:table-cell>
          <table:table-cell table:style-name="ce11" office:value-type="string">
            <text:p>སློབ་ཕྲུག་གི་མིང་གཞན། སློབ་དཔོན་གྱིས་སློབ་སྟོན་འབད་སའི་མི་གི་མིང་། ཁོ་བླ་མ་བཟང་པོ་ཅིག་གི་སློབ་མ་ཨིན་པས།</text:p>
          </table:table-cell>
          <table:table-cell table:number-columns-repeated="252"/>
        </table:table-row>
        <table:table-row table:style-name="ro1">
          <table:table-cell office:value-type="string">
            <text:p>སློབ་ཚད།</text:p>
          </table:table-cell>
          <table:table-cell office:value-type="string">
            <text:p>/lob tshe/</text:p>
          </table:table-cell>
          <table:table-cell office:value-type="string">
            <text:p>(མིང་)</text:p>
          </table:table-cell>
          <table:table-cell office:value-type="string">
            <text:p>ཡོན་ཏན་ལྷབ་ནིའི་ཚད་གཞི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ློབ་རིམ།</text:p>
          </table:table-cell>
          <table:table-cell office:value-type="string">
            <text:p>/lob rim/</text:p>
          </table:table-cell>
          <table:table-cell office:value-type="string">
            <text:p>(མིང་)</text:p>
          </table:table-cell>
          <table:table-cell table:style-name="ce11" office:value-type="string">
            <text:p>སློབ་གྲྭའི་སྡེ་ཚན་གྱི་མིང་། འཛིན་གྲྭ། སློབ་སྡེ། སྦྱོང་སྡེ་ཚུ་དང་དོན་གཅིག། ཁོ་སློབ་རིམ་བརྒྱད་པ་ནང་ལྷབ་ཨིན།</text:p>
          </table:table-cell>
          <table:table-cell table:number-columns-repeated="252"/>
        </table:table-row>
        <table:table-row table:style-name="ro1">
          <table:table-cell office:value-type="string">
            <text:p>སློབ་ལམ།</text:p>
          </table:table-cell>
          <table:table-cell office:value-type="string">
            <text:p>/lob lam/</text:p>
          </table:table-cell>
          <table:table-cell office:value-type="string">
            <text:p>(མིང་)</text:p>
          </table:table-cell>
          <table:table-cell office:value-type="string">
            <text:p>ཚོགས་ལམ་ལས་སྒོམ་ལམ་ཚུན་དང་ས་དང་པ་ལས་ས་བཅུ་པ་ཚུན་སློབ་ལམ་ཨིན།</text:p>
          </table:table-cell>
          <table:table-cell table:number-columns-repeated="252"/>
        </table:table-row>
        <table:table-row table:style-name="ro1">
          <table:table-cell office:value-type="string">
            <text:p>སློབ་གསོ།</text:p>
          </table:table-cell>
          <table:table-cell office:value-type="string">
            <text:p>/lob so/</text:p>
          </table:table-cell>
          <table:table-cell office:value-type="string">
            <text:p>(མིང་)</text:p>
          </table:table-cell>
          <table:table-cell office:value-type="string">
            <text:p>སློབ་སྟོན་དང་འཚོ་སྐྱོང་འཐབ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སློབས།</text:p>
          </table:table-cell>
          <table:table-cell office:value-type="string">
            <text:p>/lob/</text:p>
          </table:table-cell>
          <table:table-cell office:value-type="string">
            <text:p>(སྐུལ་ཚིག)</text:p>
          </table:table-cell>
          <table:table-cell table:style-name="ce11" office:value-type="string">
            <text:p>ཡོན་ཏན་སྦྱང་བརྩོན་འབད་བཅུག་པའི་དོན། ཡོན་ཏན་སློབས་ཤིག།</text:p>
          </table:table-cell>
          <table:table-cell table:number-columns-repeated="252"/>
        </table:table-row>
        <table:table-row table:style-name="ro1">
          <table:table-cell office:value-type="string">
            <text:p>གསག།</text:p>
          </table:table-cell>
          <table:table-cell office:value-type="string">
            <text:p>/sa</text:p>
          </table:table-cell>
          <table:table-cell office:value-type="string">
            <text:p>(བྱ་ཚིག)</text:p>
          </table:table-cell>
          <table:table-cell table:style-name="ce11" office:value-type="string">
            <text:p>1བསགས་མ་འོངས་པའི་ཚིག། རྒྱ་ནོར་བསྡུ་སྒྲོམ་འབད་བ། བཟང་ངན་གྱི་ལཱ་འབད་འབི་དོན། ཚོགས་གསག་དགོ། སྡིག་པ་གསག་ནི་མི་འོང་།</text:p>
          </table:table-cell>
          <table:table-cell table:number-columns-repeated="252"/>
        </table:table-row>
        <table:table-row table:style-name="ro1">
          <table:table-cell office:value-type="string">
            <text:p>གསང་།</text:p>
          </table:table-cell>
          <table:table-cell office:value-type="string">
            <text:p>/sang/</text:p>
          </table:table-cell>
          <table:table-cell office:value-type="string">
            <text:p>(མིང་)</text:p>
          </table:table-cell>
          <table:table-cell table:style-name="ce11" office:value-type="string">
            <text:p>གཞན་གྱི་ཤེས་མ་བཅུགཔ། མཐོང་མ་བཅུག་པའི་དོན། ང་ལུ་ཁྱོད་སླབ་མི་འདི་གསང་བཞག་སྨ་རེ།</text:p>
          </table:table-cell>
          <table:table-cell table:number-columns-repeated="252"/>
        </table:table-row>
        <table:table-row table:style-name="ro1">
          <table:table-cell office:value-type="string">
            <text:p>གསང་སྐག།</text:p>
          </table:table-cell>
          <table:table-cell office:value-type="string">
            <text:p>/sang ka</text:p>
          </table:table-cell>
          <table:table-cell office:value-type="string">
            <text:p>(མིང་)</text:p>
          </table:table-cell>
          <table:table-cell office:value-type="string">
            <text:p>རྩིས་གྱི་སྐོར་ལུ་བབས་པའི་མིའི་ཚེ་སྲོག་གི་བར་ཆད་ཅིག་ག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གསང་ཁ།</text:p>
          </table:table-cell>
          <table:table-cell office:value-type="string">
            <text:p>/sang kha/</text:p>
          </table:table-cell>
          <table:table-cell office:value-type="string">
            <text:p>(མིང་)</text:p>
          </table:table-cell>
          <table:table-cell table:style-name="ce11" office:value-type="string">
            <text:p>ངོ་སྤྲོད་འབད་མ་ཚུགས་པའི་དོན་ལུ་རང་ནང་ཁ་སླབ་སྟེ་བཟོ་བའི་ཁ་ཅིག་གི་མིང་། གསང་ཁ་འདི་མང་ཤོས་རང་དྲག་པོའི་དམག་སྡེ་ནང་བཟོཝ་ཨིན།</text:p>
          </table:table-cell>
          <table:table-cell table:number-columns-repeated="252"/>
        </table:table-row>
        <table:table-row table:style-name="ro1">
          <table:table-cell office:value-type="string">
            <text:p>གསང་ཁེབས།</text:p>
          </table:table-cell>
          <table:table-cell office:value-type="string">
            <text:p>/sang kheb/</text:p>
          </table:table-cell>
          <table:table-cell office:value-type="string">
            <text:p>(མིང་)</text:p>
          </table:table-cell>
          <table:table-cell table:style-name="ce11" office:value-type="string">
            <text:p>དོརམ་གི་ཞེ་ས། ཕོ་མཚན་དང་མོ་ཚན་སྦ་བཞག་ནིའི་གྱོན་ཆས་ཅིག་གི་མིང་། བླ་མའི་གསང་ཁེབས་འདི་ན་ལུ་བཞག་ནུག།</text:p>
          </table:table-cell>
          <table:table-cell table:number-columns-repeated="252"/>
        </table:table-row>
        <table:table-row table:style-name="ro1">
          <table:table-cell office:value-type="string">
            <text:p>གསང་གོང་།</text:p>
          </table:table-cell>
          <table:table-cell office:value-type="string">
            <text:p>/sang gong/</text:p>
          </table:table-cell>
          <table:table-cell office:value-type="string">
            <text:p>(མིང་)</text:p>
          </table:table-cell>
          <table:table-cell office:value-type="string">
            <text:p>གསང་བའི་ཐོག་ལས་གོང་ཚད་བཏགས་མི།</text:p>
          </table:table-cell>
          <table:table-cell table:number-columns-repeated="252"/>
        </table:table-row>
        <table:table-row table:style-name="ro1">
          <table:table-cell office:value-type="string">
            <text:p>གསང་སྒོ།</text:p>
          </table:table-cell>
          <table:table-cell office:value-type="string">
            <text:p>/song go/</text:p>
          </table:table-cell>
          <table:table-cell office:value-type="string">
            <text:p>(མིང་)</text:p>
          </table:table-cell>
          <table:table-cell table:style-name="ce11" office:value-type="string">
            <text:p>1 ཆབ་གསང་འཐོན་སའི་དོང་གི་ཞེས་ས། 2 གཞནག་གྱི་མ་མཐོང་ས་ལས་ཐོན་འགྱོ་སའི་སྒོ་གི་མིང་། ཁ་གསང་སྒོ་ནང་ལས་འཐོན་འོང་ནུག།</text:p>
          </table:table-cell>
          <table:table-cell table:number-columns-repeated="252"/>
        </table:table-row>
        <table:table-row table:style-name="ro1">
          <table:table-cell office:value-type="string">
            <text:p>གསང་སྔགས།</text:p>
          </table:table-cell>
          <table:table-cell office:value-type="string">
            <text:p>/song nga</text:p>
          </table:table-cell>
          <table:table-cell office:value-type="string">
            <text:p>(མིང་)</text:p>
          </table:table-cell>
          <table:table-cell table:style-name="ce11" office:value-type="string">
            <text:p>1 ཉེ་ལམ་གསང་སྔགས་རྡོ་རྗེ་ཐེག་པ་འདི་འབྲས་བུའི་ཐེག་པ་ཨིན། གསང་སྔགས་ལུ་དབྱེ་ན་གཉིས་ཡོད། གསང་སྔགས་རྙིང་མ་དང་གསང་སྔགས་གསར་མ་ཨིན། 2 རྒྱུ་མཚན་ཉིད་ཐེག་པའི་འགལ་མིང་། ༣.མིའི་མིང་། 4 ས་སགནས་ཀྱི་མིང་། འབྲུག་གསང་སྔགས་གཟབ་དོན་ཕོ་བྲང་རྫོང་།</text:p>
          </table:table-cell>
          <table:table-cell table:number-columns-repeated="252"/>
        </table:table-row>
        <table:table-row table:style-name="ro1">
          <table:table-cell office:value-type="string">
            <text:p>གསང་ཆབ།</text:p>
          </table:table-cell>
          <table:table-cell office:value-type="string">
            <text:p>/sang chab/</text:p>
          </table:table-cell>
          <table:table-cell office:value-type="string">
            <text:p>(མིང་)</text:p>
          </table:table-cell>
          <table:table-cell office:value-type="string">
            <text:p>ཆབ་གསང་རྒྱས་བསྡུས་གཉིས་ཀྱ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གསང་ཆོད།</text:p>
          </table:table-cell>
          <table:table-cell office:value-type="string">
            <text:p>/sang choe/</text:p>
          </table:table-cell>
          <table:table-cell office:value-type="string">
            <text:p>(མིང་)</text:p>
          </table:table-cell>
          <table:table-cell table:style-name="ce11" office:value-type="string">
            <text:p>མཆོད་པའི་རིགས་ལས་གཅིག། གསང་བ་བླ་མེད་ཀྱི་མཆོད་པ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སང་གཏམ།</text:p>
          </table:table-cell>
          <table:table-cell office:value-type="string">
            <text:p>/sang tam/</text:p>
          </table:table-cell>
          <table:table-cell office:value-type="string">
            <text:p>(མིང་)</text:p>
          </table:table-cell>
          <table:table-cell table:style-name="ce11" office:value-type="string">
            <text:p>གཞན་ལུ་སླབ་མ་བཏུབ་པའི་ལོ་རྒྱུས། ཉེན་ཁ་ཡོད་པའི་ཁཏམ་དང་གནད་དོན་གྱི་སྤྱི་མིང་། རང་གི་གསང་གཏམ་འདི་གཉེན་གྲོགས་ལུ་ཡང་བཤད་མི་རུང།</text:p>
          </table:table-cell>
          <table:table-cell table:number-columns-repeated="252"/>
        </table:table-row>
        <table:table-row table:style-name="ro1">
          <table:table-cell office:value-type="string">
            <text:p>གསང་སྟོན།</text:p>
          </table:table-cell>
          <table:table-cell office:value-type="string">
            <text:p>/sang toen/</text:p>
          </table:table-cell>
          <table:table-cell office:value-type="string">
            <text:p>(མིང་)</text:p>
          </table:table-cell>
          <table:table-cell office:value-type="string">
            <text:p>ནང་པའི་ཆོས་ལུགས་ཀྱི་དགེ་སློང་བསྙེན་རྫོགས་ཀྱི་ཆོ་ག་ལག་ལེན་འཐབ་པའི་སྐབས་ཀྱི་མཁན་པོ་གཉིས་ཀྱ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གསང་བདག།</text:p>
          </table:table-cell>
          <table:table-cell office:value-type="string">
            <text:p>/sang da</text:p>
          </table:table-cell>
          <table:table-cell office:value-type="string">
            <text:p>(མིང་)</text:p>
          </table:table-cell>
          <table:table-cell table:style-name="ce11" office:value-type="string">
            <text:p>ཕྱག་ན་རྡོ་རྗེའི་མཚན་གཞན། གསང་བའི་བདག་པོ་ཟེར་བའི་ཚིག་བསྡུས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སང་མདའ།</text:p>
          </table:table-cell>
          <table:table-cell office:value-type="string">
            <text:p>/sang da/</text:p>
          </table:table-cell>
          <table:table-cell office:value-type="string">
            <text:p>(མིང་)</text:p>
          </table:table-cell>
          <table:table-cell table:style-name="ce11" office:value-type="string">
            <text:p>ས་མདའ་དང་དོན་གཅིག། གཞན་གྱིས་མ་ཤེས་སར་སེམས་ཅན་བསད་ནིའི་དོན་ལུ་བཀལ་བཞག་མའི་མདའི་མིང་། གསང་མདའ་མི་འགྲོ་འགྲུལ་འབད་ས་ལུ་བཞག་ནི་མི་འོང་།</text:p>
          </table:table-cell>
          <table:table-cell table:number-columns-repeated="252"/>
        </table:table-row>
        <table:table-row table:style-name="ro1">
          <table:table-cell office:value-type="string">
            <text:p>གསང་བརྡ།</text:p>
          </table:table-cell>
          <table:table-cell office:value-type="string">
            <text:p>/sang da/</text:p>
          </table:table-cell>
          <table:table-cell office:value-type="string">
            <text:p>(མིང་)</text:p>
          </table:table-cell>
          <table:table-cell table:style-name="ce11" office:value-type="string">
            <text:p>1 གསང་སྒོ་ལས་གནས་ཚུལ་གྱི་བརྡ་སླབ་པའི་དོན། 2 གནས་འགག་གི་མིང་། གསང་བརྡ་མ་འཛོལ་བར་འབད་དགོ།</text:p>
          </table:table-cell>
          <table:table-cell table:number-columns-repeated="252"/>
        </table:table-row>
        <table:table-row table:style-name="ro1">
          <table:table-cell office:value-type="string">
            <text:p>གསང་སྤྱོད།</text:p>
          </table:table-cell>
          <table:table-cell office:value-type="string">
            <text:p>/sang choe/</text:p>
          </table:table-cell>
          <table:table-cell office:value-type="string">
            <text:p>(མིང་)</text:p>
          </table:table-cell>
          <table:table-cell table:style-name="ce11" office:value-type="string">
            <text:p>1 ཆབ་གསང་འབད་སའི་ས་གནས་དང་ཁྱིམ་གྱིམིང་། གསང་སྤྱོད་གསརཔོ་ཅིག་རྐྱབ་ནུག། 2 ཕོ་མོ་འདོད་པ་སྤྱོད་པའི་མིང་གཞན། སྣང་བའི་དུས་སུ་གསང་སྤྱོད་འབད་ནི་མི་འོང་།</text:p>
          </table:table-cell>
          <table:table-cell table:number-columns-repeated="252"/>
        </table:table-row>
        <table:table-row table:style-name="ro1">
          <table:table-cell office:value-type="string">
            <text:p>གསང་བ།</text:p>
          </table:table-cell>
          <table:table-cell office:value-type="string">
            <text:p>/sang wa/</text:p>
          </table:table-cell>
          <table:table-cell office:value-type="string">
            <text:p>(མིང་)</text:p>
          </table:table-cell>
          <table:table-cell table:style-name="ce11" office:value-type="string">
            <text:p>མི་གཞན་གྱིས་མཐོང་ཐོས་མེད་པར་འབད་བའི་ལཱ་ཅིག། གསང་བ་རང་མཁས་རུང་བཤད་པ་མི་མཁས།</text:p>
          </table:table-cell>
          <table:table-cell table:number-columns-repeated="252"/>
        </table:table-row>
        <table:table-row table:style-name="ro1">
          <table:table-cell office:value-type="string">
            <text:p>གསང་བའི་དགྲ་གསུམ།</text:p>
          </table:table-cell>
          <table:table-cell office:value-type="string">
            <text:p>/sang wai dra sum/</text:p>
          </table:table-cell>
          <table:table-cell office:value-type="string">
            <text:p>(མིང་)</text:p>
          </table:table-cell>
          <table:table-cell table:style-name="ce11" office:value-type="string">
            <text:p>གཟུང་འཛིན་ཕྱིའི་དགྲ། ངག་བདག་ནང་གི་དགྲ། ཆགས་སྡང་གསང་བའི་དགྲ་གསུམ་ཨིན།</text:p>
          </table:table-cell>
          <table:table-cell table:number-columns-repeated="252"/>
        </table:table-row>
        <table:table-row table:style-name="ro1">
          <table:table-cell office:value-type="string">
            <text:p>གསང་བའི་སྙན་ཞུ།</text:p>
          </table:table-cell>
          <table:table-cell office:value-type="string">
            <text:p>/sang wai nyen zhu/</text:p>
          </table:table-cell>
          <table:table-cell office:value-type="string">
            <text:p>(མིང་)</text:p>
          </table:table-cell>
          <table:table-cell office:value-type="string">
            <text:p>ཉེན་ཁ་ཅན་གྱི་གནས་ཚུལ་ཚུ་གཞན་གྱིས་མ་ཤེསཔ་འབད་འགན་ཅན་གྱི་མི་ལུ་ངག་ཡིག་ཐོག་ལས་བརྡ་བསྐྱེལ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སང་བའི་ལཱ།</text:p>
          </table:table-cell>
          <table:table-cell office:value-type="string">
            <text:p>/sang wai la/</text:p>
          </table:table-cell>
          <table:table-cell office:value-type="string">
            <text:p>(མིང་)</text:p>
          </table:table-cell>
          <table:table-cell office:value-type="string">
            <text:p>ཉེན་ཁ་ཅན་གྱི་ལཱ་གཞན་ལས་གསང་སྟེ་འབད་དགོ་པའི་རིགས།</text:p>
          </table:table-cell>
          <table:table-cell table:number-columns-repeated="252"/>
        </table:table-row>
        <table:table-row table:style-name="ro1">
          <table:table-cell office:value-type="string">
            <text:p>གསང་དབང་།</text:p>
          </table:table-cell>
          <table:table-cell office:value-type="string">
            <text:p>/sang wa</text:p>
          </table:table-cell>
          <table:table-cell office:value-type="string">
            <text:p>(མིང་)</text:p>
          </table:table-cell>
          <table:table-cell table:style-name="ce11" office:value-type="string">
            <text:p>གཞན་ལུ་གསང་སྟེ་དམ་ལྡན་གྱི་མི་ལུ་གནང་བའི་དོན། ད་རེས་བླམ་གིས་གསང་དབང་གནང་ཡི།</text:p>
          </table:table-cell>
          <table:table-cell table:number-columns-repeated="252"/>
        </table:table-row>
        <table:table-row table:style-name="ro1">
          <table:table-cell office:value-type="string">
            <text:p>གསང་མིང་།</text:p>
          </table:table-cell>
          <table:table-cell office:value-type="string">
            <text:p>/sang ming/</text:p>
          </table:table-cell>
          <table:table-cell office:value-type="string">
            <text:p>(མིང་)</text:p>
          </table:table-cell>
          <table:table-cell table:style-name="ce11" office:value-type="string">
            <text:p>མི་གཞན་གྱིས་མ་ཤེས་ཕའི་མིང་། མོ་གི་གསང་མིང་འདི་ང་གིས་ཤེས།</text:p>
          </table:table-cell>
          <table:table-cell table:number-columns-repeated="252"/>
        </table:table-row>
        <table:table-row table:style-name="ro1">
          <table:table-cell office:value-type="string">
            <text:p>གསང་ཚིག།</text:p>
          </table:table-cell>
          <table:table-cell office:value-type="string">
            <text:p>/sang tshig/</text:p>
          </table:table-cell>
          <table:table-cell office:value-type="string">
            <text:p>(མིང་)</text:p>
          </table:table-cell>
          <table:table-cell office:value-type="string">
            <text:p>གཞན་གྱིས་ཧ་གོ་མ་ཚུགས་པའི་ཚིག།</text:p>
          </table:table-cell>
          <table:table-cell table:number-columns-repeated="252"/>
        </table:table-row>
        <table:table-row table:style-name="ro1">
          <table:table-cell office:value-type="string">
            <text:p>གསང་ཚན།</text:p>
          </table:table-cell>
          <table:table-cell office:value-type="string">
            <text:p>/sang tshen/</text:p>
          </table:table-cell>
          <table:table-cell office:value-type="string">
            <text:p>(མིང་)</text:p>
          </table:table-cell>
          <table:table-cell office:value-type="string">
            <text:p>གསང་མིང་གི་ཞེས་ས།</text:p>
          </table:table-cell>
          <table:table-cell table:number-columns-repeated="252"/>
        </table:table-row>
        <table:table-row table:style-name="ro1">
          <table:table-cell office:value-type="string">
            <text:p>གསང་ཡིག།</text:p>
          </table:table-cell>
          <table:table-cell office:value-type="string">
            <text:p>/sang yig/</text:p>
          </table:table-cell>
          <table:table-cell office:value-type="string">
            <text:p>(མིང་)</text:p>
          </table:table-cell>
          <table:table-cell table:style-name="ce11" office:value-type="string">
            <text:p>1 གཞན་གྱི་མ་ཤེསཔ་འབད་བསྐྱེལ་བའི་ཡི་གུ། 2 གཞན་གྱིས་ལྷག་མ་ཚུགསཔ་འབད་བཟོ་སྟེ་བྲིས་མི་ཡི་གུ།</text:p>
          </table:table-cell>
          <table:table-cell table:number-columns-repeated="252"/>
        </table:table-row>
        <table:table-row table:style-name="ro1">
          <table:table-cell office:value-type="string">
            <text:p>གསང་ཡུམ།</text:p>
          </table:table-cell>
          <table:table-cell office:value-type="string">
            <text:p>/sang yum/</text:p>
          </table:table-cell>
          <table:table-cell office:value-type="string">
            <text:p>(མིང་)</text:p>
          </table:table-cell>
          <table:table-cell table:style-name="ce11" office:value-type="string">
            <text:p>གཉེན་གྲོགས། གནས་ཚང་གི་ཞེ་ས། བླམ་གྱི་གསང་ཡུམ་གྱིས་གསོལ་རས་གནང་ཡི།</text:p>
          </table:table-cell>
          <table:table-cell table:number-columns-repeated="252"/>
        </table:table-row>
        <table:table-row table:style-name="ro1">
          <table:table-cell office:value-type="string">
            <text:p>གསང་ལམ།</text:p>
          </table:table-cell>
          <table:table-cell office:value-type="string">
            <text:p>/sang lam/</text:p>
          </table:table-cell>
          <table:table-cell office:value-type="string">
            <text:p>(མིང་)</text:p>
          </table:table-cell>
          <table:table-cell table:style-name="ce11" office:value-type="string">
            <text:p>༡.མོ་མཚན་གྱི་ཞེ་ས། 2 མི་གཞན་གྱིས་རྒྱུས་ཆ་མེད་པའི་ལམ་གྱི་མིང་། ང་གསང་ལམ་བདའ་སྟེ་མི་འགྱོ། 3 གནས་ཀྱི་བྱ་ཕུག་ནང་ལས་མི་བཙར་ཏེ་འགྱོ་སའི་ལམ་གྱི་མིང་། 4 གསང་བ་སྔགས་ཀྱི་ལམ་ཟེར་བའི་ཚིག་བསྡུས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སང་གསུམ།</text:p>
          </table:table-cell>
          <table:table-cell office:value-type="string">
            <text:p>/sang sum/</text:p>
          </table:table-cell>
          <table:table-cell office:value-type="string">
            <text:p>(མིང་)</text:p>
          </table:table-cell>
          <table:table-cell table:style-name="ce11" office:value-type="string">
            <text:p>སྐུའི་གསང་བ། གསུང་གི་གསང་བ། ཐུགས་ཀྱི་གསང་བ་གསུམ་ཨིན།</text:p>
          </table:table-cell>
          <table:table-cell table:number-columns-repeated="252"/>
        </table:table-row>
        <table:table-row table:style-name="ro1">
          <table:table-cell office:value-type="string">
            <text:p>གསད།</text:p>
          </table:table-cell>
          <table:table-cell office:value-type="string">
            <text:p>/se/</text:p>
          </table:table-cell>
          <table:table-cell office:value-type="string">
            <text:p>(བྱ་ཚིག)</text:p>
          </table:table-cell>
          <table:table-cell table:style-name="ce11" office:value-type="string">
            <text:p>གསོད་ཀྱི་མ་འོངས་པའི་ཚིག། སེམས་ཅན་སྲོག་གཅོད་པའི་དོན། ལུག་འདི་གསད་ནི་ཨིན་པས།</text:p>
          </table:table-cell>
          <table:table-cell table:number-columns-repeated="252"/>
        </table:table-row>
        <table:table-row table:style-name="ro1">
          <table:table-cell office:value-type="string">
            <text:p>གསན།</text:p>
          </table:table-cell>
          <table:table-cell office:value-type="string">
            <text:p>/sen/</text:p>
          </table:table-cell>
          <table:table-cell office:value-type="string">
            <text:p>(བྱ་ཚིག་)</text:p>
          </table:table-cell>
          <table:table-cell table:style-name="ce11" office:value-type="string">
            <text:p>གསོན་གྱི་མ་འོངས་དང་འདས་ཚིག།རྣམ་ཅོག་ཉན་པ། གོ་བའི་ཞེ་ས། ཁ་གི་བློ་འདི་དཔོན་གྱིས་ཡང་གསན་ཆེ་ནུག།</text:p>
          </table:table-cell>
          <table:table-cell table:number-columns-repeated="252"/>
        </table:table-row>
        <table:table-row table:style-name="ro1">
          <table:table-cell office:value-type="string">
            <text:p>གསན་འདེབས།</text:p>
          </table:table-cell>
          <table:table-cell office:value-type="string">
            <text:p>/sen deb/</text:p>
          </table:table-cell>
          <table:table-cell office:value-type="string">
            <text:p>(མིང་)</text:p>
          </table:table-cell>
          <table:table-cell office:value-type="string">
            <text:p>ཁ་གསལ་འབད་ཞུ་སྟེ་གསོལཝ་བཏབ་པའི་དོན།བླམ་ལུ་གསན་འདེབས་ཞུ་བར་སོང་།</text:p>
          </table:table-cell>
          <table:table-cell table:number-columns-repeated="252"/>
        </table:table-row>
        <table:table-row table:style-name="ro1">
          <table:table-cell office:value-type="string">
            <text:p>གསན་ཟིགས་པ།</text:p>
          </table:table-cell>
          <table:table-cell office:value-type="string">
            <text:p>/sen zig pa/</text:p>
          </table:table-cell>
          <table:table-cell office:value-type="string">
            <text:p>(མིང་)</text:p>
          </table:table-cell>
          <table:table-cell office:value-type="string">
            <text:p>ཉན་ཏེ་ལྟ་རྟོག་འབད་མི་ཟེར་བའ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གསབ།</text:p>
          </table:table-cell>
          <table:table-cell office:value-type="string">
            <text:p>/sab/</text:p>
          </table:table-cell>
          <table:table-cell office:value-type="string">
            <text:p>(བྱ་ཚིག)</text:p>
          </table:table-cell>
          <table:table-cell table:style-name="ce11" office:value-type="string">
            <text:p>བསབ་ཀྱི་ད་ལྟ་བ་བའི་ཚིག། ཁ་ཚངམ་འབད་བཟོ་བ། ལན་འཇལ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སའ།</text:p>
          </table:table-cell>
          <table:table-cell office:value-type="string">
            <text:p>/sa/</text:p>
          </table:table-cell>
          <table:table-cell office:value-type="string">
            <text:p>(མིང་)</text:p>
          </table:table-cell>
          <table:table-cell table:style-name="ce11" office:value-type="string">
            <text:p>རྫ་རི་མཐོ་སར་ཡོད་པའི་གཟིགས་ཀྱི་རིགས་ཅིག། གངས་གཟིགས་གི་མིང་གཞན།</text:p>
          </table:table-cell>
          <table:table-cell table:number-columns-repeated="252"/>
        </table:table-row>
        <table:table-row table:style-name="ro1">
          <table:table-cell office:value-type="string">
            <text:p>གསར།</text:p>
          </table:table-cell>
          <table:table-cell office:value-type="string">
            <text:p>/sar/</text:p>
          </table:table-cell>
          <table:table-cell office:value-type="string">
            <text:p>(མིང་)</text:p>
          </table:table-cell>
          <table:table-cell table:style-name="ce11" office:value-type="string">
            <text:p>རིག་གསར་གྱི་ཤེས་ཡོན། དཔེ་གསར་གྱི་གྱོན་ཆས། བློ་གསར་གཞོན་པའི་ཚོགས་རྣམས་ང་ལུ་ཉན།</text:p>
          </table:table-cell>
          <table:table-cell table:number-columns-repeated="252"/>
        </table:table-row>
        <table:table-row table:style-name="ro1">
          <table:table-cell office:value-type="string">
            <text:p>གསར་སྐྱེས།</text:p>
          </table:table-cell>
          <table:table-cell office:value-type="string">
            <text:p>/sar ke/</text:p>
          </table:table-cell>
          <table:table-cell office:value-type="string">
            <text:p>(མིང)</text:p>
          </table:table-cell>
          <table:table-cell office:value-type="string">
            <text:p>སྔོན་མ་མེད་པའི་སྐྱེ་མི་འདི་གི་སྤྱ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གསར་བསྐྲུན།</text:p>
          </table:table-cell>
          <table:table-cell office:value-type="string">
            <text:p>/sar truen/</text:p>
          </table:table-cell>
          <table:table-cell office:value-type="string">
            <text:p>(བྱ་ཚིག)</text:p>
          </table:table-cell>
          <table:table-cell office:value-type="string">
            <text:p>སྔོན་མ་མེད་པའི་དངོས་རྫས་གསར་བསྐྲུན་འབད་ནི།</text:p>
          </table:table-cell>
          <table:table-cell office:value-type="string">
            <text:p>སློབ་དཔོན་གྱི་ཀི་དེབ་ཅིག་གསར་བསྐྲུན་འབད་ནུག།</text:p>
          </table:table-cell>
          <table:table-cell table:number-columns-repeated="251"/>
        </table:table-row>
        <table:table-row table:style-name="ro1">
          <table:table-cell office:value-type="string">
            <text:p>གསར་བསྐོ།</text:p>
          </table:table-cell>
          <table:table-cell office:value-type="string">
            <text:p>/sar ko/</text:p>
          </table:table-cell>
          <table:table-cell office:value-type="string">
            <text:p>(བྱ་ཚིག)</text:p>
          </table:table-cell>
          <table:table-cell office:value-type="string">
            <text:p>གོ་གནས་དང་དབང་ཆ་གསརཔ་གནང་ནི།</text:p>
          </table:table-cell>
          <table:table-cell table:number-columns-repeated="252"/>
        </table:table-row>
        <table:table-row table:style-name="ro1">
          <table:table-cell office:value-type="string">
            <text:p>གསར་བསྐོས།</text:p>
          </table:table-cell>
          <table:table-cell office:value-type="string">
            <text:p>/sar koe/</text:p>
          </table:table-cell>
          <table:table-cell office:value-type="string">
            <text:p>(བྱ་འདས)</text:p>
          </table:table-cell>
          <table:table-cell office:value-type="string">
            <text:p>གོ་གནས་གསརཔ་གནང་པའི་འདས་ཚིག།</text:p>
          </table:table-cell>
          <table:table-cell table:number-columns-repeated="252"/>
        </table:table-row>
        <table:table-row table:style-name="ro1">
          <table:table-cell office:value-type="string">
            <text:p>གསར་གྲོགས།</text:p>
          </table:table-cell>
          <table:table-cell office:value-type="string">
            <text:p>/sar dro/</text:p>
          </table:table-cell>
          <table:table-cell office:value-type="string">
            <text:p>(མིང་)</text:p>
          </table:table-cell>
          <table:table-cell table:style-name="ce11" office:value-type="string">
            <text:p>གསརཔ་འགོ་ཐོག་ཚར་གཅིག་ཨིན་ཨིན་རང་འདྲཝ་འབད་བའི་ཤུལ་ལུ་ བརྩི་མཐོ་ག་ནི་ཡང་མེདཔ་འབད་བཞག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སར་འགྱུར།</text:p>
          </table:table-cell>
          <table:table-cell office:value-type="string">
            <text:p>/sar jur/</text:p>
          </table:table-cell>
          <table:table-cell office:value-type="string">
            <text:p>(བྱ་ཚིག)</text:p>
          </table:table-cell>
          <table:table-cell table:style-name="ce11" office:value-type="string">
            <text:p>1 གསར་ཤོག་དང་དོན་འདྲ། གནས་ཚུལ་ཁྱབ་སྤེལ་གཏང་ནིའི་ཡི་གུ། གསར་འགྱུར་ནང་ལུ་གནས་ཚུལ་ག་ཅི་རང་འདུག། 2 རྣམ་པ་གསརཔ་བཟོ་བའི་དོན། རྫུ་འཕྲུལ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གསར་སྒྲུབ།</text:p>
          </table:table-cell>
          <table:table-cell office:value-type="string">
            <text:p>/sar drub/</text:p>
          </table:table-cell>
          <table:table-cell office:value-type="string">
            <text:p>(མིང་)</text:p>
          </table:table-cell>
          <table:table-cell office:value-type="string">
            <text:p>གསར་བསྐྲུན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གསར་བརྗེ།</text:p>
          </table:table-cell>
          <table:table-cell office:value-type="string">
            <text:p>/sar je/</text:p>
          </table:table-cell>
          <table:table-cell office:value-type="string">
            <text:p>(བྱ་ཚིག)</text:p>
          </table:table-cell>
          <table:table-cell table:style-name="ce11" office:value-type="string">
            <text:p>དུས་ཀྱི་འགྱུར་བ་དང་བསྟུན་ཏེ་རྒྱལ་ཁབ་དང་མི་མང་ལུ་ཕན་ཐོགས་པའི་ལམ་སྲོལ་ཚུ་བསྒྱུར་བཅོས་འབད་བའི་དོན། འབྲུག་རྒྱུད་འཛིན་གྱི་རྒྱལ་རབས་གསུམ་པ་འཇིགས་མེད་རྡོ་རྗེ་དབང་ཕྱུག་གིས་རྒྱལ་གསར་བརྗེ་གི་གོམ་པ་གདོང་ཁར་སྤོ་གནང་ཡི།</text:p>
          </table:table-cell>
          <table:table-cell table:number-columns-repeated="252"/>
        </table:table-row>
        <table:table-row table:style-name="ro1">
          <table:table-cell office:value-type="string">
            <text:p>གསར་རྙིང་།</text:p>
          </table:table-cell>
          <table:table-cell office:value-type="string">
            <text:p>/sar nying/</text:p>
          </table:table-cell>
          <table:table-cell office:value-type="string">
            <text:p>(མིང་)</text:p>
          </table:table-cell>
          <table:table-cell table:style-name="ce11" office:value-type="string">
            <text:p>1 ཅ་ལ་གསརཔ་དང་རྙིངམ་གཉིས་ཀྱི་མིང་གཅིག་ཁར་སླབ་ཐངས། 2 ཆོས་ལུགས་གསར་མ་དང་རྙིངམ་མ་ཟེར་བའི་ཚིག་བསྡུས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སར་བཏོད།</text:p>
          </table:table-cell>
          <table:table-cell office:value-type="string">
            <text:p>/sar toe/</text:p>
          </table:table-cell>
          <table:table-cell office:value-type="string">
            <text:p>(བྱ་ཚིག)</text:p>
          </table:table-cell>
          <table:table-cell office:value-type="string">
            <text:p>མི་གིས་སྔོན་མ་མེད་པའི་ལམ་གསརཔ་བཟོ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སར་བཏོན།</text:p>
          </table:table-cell>
          <table:table-cell office:value-type="string">
            <text:p>/sar toen/</text:p>
          </table:table-cell>
          <table:table-cell office:value-type="string">
            <text:p>(བྱ་ཚིག)</text:p>
          </table:table-cell>
          <table:table-cell office:value-type="string">
            <text:p>སྔོན་མ་མེད་པའི་དངོས་པོ་བཟོ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སར་ཐོབ།</text:p>
          </table:table-cell>
          <table:table-cell office:value-type="string">
            <text:p>/sar thob/</text:p>
          </table:table-cell>
          <table:table-cell office:value-type="string">
            <text:p>(མིང་)</text:p>
          </table:table-cell>
          <table:table-cell office:value-type="string">
            <text:p>སྔོན་མ་མེད་པའི་དངོས་པོ་ལག་པར་བྱུང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སར་ཐོན།</text:p>
          </table:table-cell>
          <table:table-cell office:value-type="string">
            <text:p>/sar thoen/</text:p>
          </table:table-cell>
          <table:table-cell office:value-type="string">
            <text:p>(མིང་)</text:p>
          </table:table-cell>
          <table:table-cell office:value-type="string">
            <text:p>སྔོན་མ་མེད་པའི་དངོས་པོ་གསརཔ་ཐོན་མི་འདི་ག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གསར་འཐུ།</text:p>
          </table:table-cell>
          <table:table-cell office:value-type="string">
            <text:p>/sar thu/</text:p>
          </table:table-cell>
          <table:table-cell office:value-type="string">
            <text:p>(བྱ་ཚིག)</text:p>
          </table:table-cell>
          <table:table-cell office:value-type="string">
            <text:p>ལེ་ཤ་གི་སྦུག་ལས་གསར་པ་ཕྱི་གསལ་རྐྱབ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སར་དེབ།</text:p>
          </table:table-cell>
          <table:table-cell office:value-type="string">
            <text:p>/sar deb/</text:p>
          </table:table-cell>
          <table:table-cell office:value-type="string">
            <text:p>(མིང་)</text:p>
          </table:table-cell>
          <table:table-cell office:value-type="string">
            <text:p>ཐོན་རིམ་གྱི་གནས་ཚུལ་ཤོག་དེབ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སར་པ།</text:p>
          </table:table-cell>
          <table:table-cell office:value-type="string">
            <text:p>/sar pa/</text:p>
          </table:table-cell>
          <table:table-cell office:value-type="string">
            <text:p>(མིང་)</text:p>
          </table:table-cell>
          <table:table-cell table:style-name="ce11" office:value-type="string">
            <text:p>1 འགོ་ཐོག་ཐོན་མི། འགོ་ཐོག་ལྷོད་མི། འགོ་ཐོག་བཟོ་བསྐྲུན་འབད་མི་དངོས་པོ་སྤྱིའི་མིང། 2 རྙིང་པ་གི་འགལ་མིང་། མོ་ལུ་དཀྱི་ར་གསར་པ་ཅིག་ཉོ་བྱིན་ནུག།</text:p>
          </table:table-cell>
          <table:table-cell table:number-columns-repeated="252"/>
        </table:table-row>
        <table:table-row table:style-name="ro1">
          <table:table-cell office:value-type="string">
            <text:p>གསརཔ།</text:p>
          </table:table-cell>
          <table:table-cell office:value-type="string">
            <text:p>/sap/</text:p>
          </table:table-cell>
          <table:table-cell office:value-type="string">
            <text:p>(མིང་)</text:p>
          </table:table-cell>
          <table:table-cell table:style-name="ce11" office:value-type="string">
            <text:p>གསར་པ་དང་དོན་གཅིག། རྙིངམ་གི་འགལ་མིང་། ལྷ་གསརཔ་ལས་འདྲེ་རྙིངམ་དགའ།</text:p>
          </table:table-cell>
          <table:table-cell table:number-columns-repeated="252"/>
        </table:table-row>
        <table:table-row table:style-name="ro1">
          <table:table-cell office:value-type="string">
            <text:p>གསར་སྤེད།</text:p>
          </table:table-cell>
          <table:table-cell office:value-type="string">
            <text:p>/sar pe/</text:p>
          </table:table-cell>
          <table:table-cell office:value-type="string">
            <text:p>(མིང་)</text:p>
          </table:table-cell>
          <table:table-cell table:style-name="ce11" office:value-type="string">
            <text:p>1 ཚལ་མ་ལ་སོགས་པ་བརྫམས་ཏེ་ས་ཞིང་གསརཔ་བཟོ་བའི་དོན། ཆུ་ཞིང་གསར་སྤེད་རྐྱབ། 2 བུམ་གཞོན་ཅུང་འདི་ཚུ་ཕོ་སྐྱེས་དང་འགོ་ཐོག་གཅིག་ཁར་ལུས་འབྲེལ་འཐབ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སར་ཕུད།</text:p>
          </table:table-cell>
          <table:table-cell office:value-type="string">
            <text:p>/sar phue/</text:p>
          </table:table-cell>
          <table:table-cell office:value-type="string">
            <text:p>(མིང་)</text:p>
          </table:table-cell>
          <table:table-cell table:style-name="ce11" office:value-type="string">
            <text:p>ས་ཞིང་ལ་སོགས་པ་ལས་ལོ་ཐོག་གི་རིགས་གསར་པ་ཐོནམ་ད་དང་པ་རང་དཀོན་མཆོག་ལུ་ཕུལ་མི་འདི་གི་མིང་། དཔོན་ལུ་ཆུམ་གསརཔ་ཕུལ་ཡི།</text:p>
          </table:table-cell>
          <table:table-cell table:number-columns-repeated="252"/>
        </table:table-row>
        <table:table-row table:style-name="ro1">
          <table:table-cell office:value-type="string">
            <text:p>གསར་བུ།</text:p>
          </table:table-cell>
          <table:table-cell office:value-type="string">
            <text:p>/sar bu</text:p>
          </table:table-cell>
          <table:table-cell office:value-type="string">
            <text:p>(མིང་)</text:p>
          </table:table-cell>
          <table:table-cell office:value-type="string">
            <text:p>ཆོས་དང་འཉིག་རྟེན་གཉིས་ཀྱི་ལཱ་ལུ་འགོ་ཐོག་འཛུལ་མི་འདི་ཚུ་སྤྱིའ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གསར་མ།</text:p>
          </table:table-cell>
          <table:table-cell office:value-type="string">
            <text:p>/sar ma/</text:p>
          </table:table-cell>
          <table:table-cell office:value-type="string">
            <text:p>(མིང་)</text:p>
          </table:table-cell>
          <table:table-cell table:style-name="ce11" office:value-type="string">
            <text:p>གསང་སྔགས་ལུ་གསར་རྙིང་གཉིས་ཡོད་མི་ལས་དུས་རབས་བཅུ་པའི་ནང་དར་བའི་ཆོས་ལུགས། གསར་མའི་ལོ་ཙཱ་བ་རིན་ཆེན་བཟང་པོ་ཨིན།</text:p>
          </table:table-cell>
          <table:table-cell table:number-columns-repeated="252"/>
        </table:table-row>
        <table:table-row table:style-name="ro1">
          <table:table-cell office:value-type="string">
            <text:p>གསར་གཙང།</text:p>
          </table:table-cell>
          <table:table-cell office:value-type="string">
            <text:p>/sar tsang/</text:p>
          </table:table-cell>
          <table:table-cell office:value-type="string">
            <text:p>(མིང་)</text:p>
          </table:table-cell>
          <table:table-cell table:style-name="ce11" office:value-type="string">
            <text:p>བོ་མོ་གསརཔ་འཉིག་རྟེན་པའི་གྲོང་ཆོས་ཀྱིས་མ་གོས་མི། བོམོ་ཕོ་སྐྱེས་དང་གཅིག་ཁར་མགཤིགབས་མི།</text:p>
          </table:table-cell>
          <table:table-cell table:number-columns-repeated="252"/>
        </table:table-row>
        <table:table-row table:style-name="ro1">
          <table:table-cell office:value-type="string">
            <text:p>གསར་བཙུགས།</text:p>
          </table:table-cell>
          <table:table-cell office:value-type="string">
            <text:p>/sar tsu/</text:p>
          </table:table-cell>
          <table:table-cell office:value-type="string">
            <text:p>(བྱ་ཚིག)</text:p>
          </table:table-cell>
          <table:table-cell table:style-name="ce11" office:value-type="string">
            <text:p>སྔོན་མ་མེད་པའི་ལམ་སྲོལ་གཞི་བཙུག་གནང་བའི་དོན། མི་དབང་འབྲུག་རྒྱལ་བཞི་པ་མཆོག་གིས་འབྲུག་གི་རྩ་ཁྲིམས་ཆེན་མོ་འདི་གསར་བཙུགས་གནང་ཡི།</text:p>
          </table:table-cell>
          <table:table-cell table:number-columns-repeated="252"/>
        </table:table-row>
        <table:table-row table:style-name="ro1">
          <table:table-cell office:value-type="string">
            <text:p>གསར་ཚེས།</text:p>
          </table:table-cell>
          <table:table-cell office:value-type="string">
            <text:p>/sar tshe/</text:p>
          </table:table-cell>
          <table:table-cell office:value-type="string">
            <text:p>(བྱ་ཚིག)</text:p>
          </table:table-cell>
          <table:table-cell office:value-type="string">
            <text:p>ལོ་ཤདང་ཟླཝ་འགོ་དང་པ་ཚེས་པའི་དུས།</text:p>
          </table:table-cell>
          <table:table-cell table:number-columns-repeated="252"/>
        </table:table-row>
        <table:table-row table:style-name="ro1">
          <table:table-cell office:value-type="string">
            <text:p>གསར་བཞེངས།</text:p>
          </table:table-cell>
          <table:table-cell office:value-type="string">
            <text:p>/sar zheng/</text:p>
          </table:table-cell>
          <table:table-cell office:value-type="string">
            <text:p>(བྱ་ཚིག)</text:p>
          </table:table-cell>
          <table:table-cell table:style-name="ce11" office:value-type="string">
            <text:p>ཞེ་ས། གསརཔ་བཟོ་བའི་དོན། ཆུ་ཁ་རྫོང་འདི་གསར་བཞེངས་གནང་དོ།</text:p>
          </table:table-cell>
          <table:table-cell table:number-columns-repeated="252"/>
        </table:table-row>
        <table:table-row table:style-name="ro1">
          <table:table-cell office:value-type="string">
            <text:p>གསར་བཟོ།</text:p>
          </table:table-cell>
          <table:table-cell office:value-type="string">
            <text:p>/sar zo/</text:p>
          </table:table-cell>
          <table:table-cell office:value-type="string">
            <text:p>(བྱ་ཚིག)</text:p>
          </table:table-cell>
          <table:table-cell office:value-type="string">
            <text:p>སྔོན་མ་མེད་པའི་དངོས་པོ་ཚུ་བཟོ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སར་རིསམོ།</text:p>
          </table:table-cell>
          <table:table-cell office:value-type="string">
            <text:p>/sar rim/</text:p>
          </table:table-cell>
          <table:table-cell office:value-type="string">
            <text:p>(མིང་)</text:p>
          </table:table-cell>
          <table:table-cell table:style-name="ce11" office:value-type="string">
            <text:p>བྱད་ངོ་རིས་འཇའ་རིསམོ་ཡོད་པའི་དོན། ཨ་ཞེ་འདི་གསར་རིསམོ་ཅིག་འདུག།</text:p>
          </table:table-cell>
          <table:table-cell table:number-columns-repeated="252"/>
        </table:table-row>
        <table:table-row table:style-name="ro1">
          <table:table-cell office:value-type="string">
            <text:p>གསར་ཤོག།</text:p>
          </table:table-cell>
          <table:table-cell office:value-type="string">
            <text:p>/sar shog/</text:p>
          </table:table-cell>
          <table:table-cell office:value-type="string">
            <text:p>(མིང་)</text:p>
          </table:table-cell>
          <table:table-cell table:style-name="ce11" office:value-type="string">
            <text:p>ཉིན་ལྟར་བཞིན་གྱི་གནས་ཚུལ་ཁ་གསལ་བཀོད་པའི་ཤོག་གུ། འབྲུག་ལུ་གསར་ཤོག་ཁག་མ་འདྲཝ་གསུམ་ཡོད།</text:p>
          </table:table-cell>
          <table:table-cell table:number-columns-repeated="252"/>
        </table:table-row>
        <table:table-row table:style-name="ro1">
          <table:table-cell office:value-type="string">
            <text:p>གསལ།</text:p>
          </table:table-cell>
          <table:table-cell office:value-type="string">
            <text:p>/sel/</text:p>
          </table:table-cell>
          <table:table-cell office:value-type="string">
            <text:p>(མིང་)</text:p>
          </table:table-cell>
          <table:table-cell table:style-name="ce11" office:value-type="string">
            <text:p>1 འོད་ཀྱི་སྣང་བ་ཆེ་བའི་དོན། ཉི་མའི་འོད་གསལ་ཏོག་ཏོ་འདུག། 2 རིག་པ་རྣོ་ཏོག་ཏོ་ཡོད་པའི་དོན། མོ་རིག་པ་གསལ་དྲགས་ཡོད། 3 ཧིང་སངས་ས་ཡོད་པའི་དོན། ཡི་གུ་འདི་གསལ་ཏོག་ཏོ་འདུག། 4 གོ་བ་འཚམ་ཏོག་ཏོ་ཡོད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སལ་ཁ།</text:p>
          </table:table-cell>
          <table:table-cell office:value-type="string">
            <text:p>/sel kha/</text:p>
          </table:table-cell>
          <table:table-cell office:value-type="string">
            <text:p>(མིང་)</text:p>
          </table:table-cell>
          <table:table-cell table:style-name="ce11" office:value-type="string">
            <text:p>1 དྭངས་འཕྲོས་འཕྲོས་ཀྱི་དོན། 2 ཐེ་ཚོམ་མེད་པའི་དོན། དཔེ་ཆ་འདི་གསལ་ཁ་ཆེ་ཏོག་ཏོ་འདུག།</text:p>
          </table:table-cell>
          <table:table-cell table:number-columns-repeated="252"/>
        </table:table-row>
        <table:table-row table:style-name="ro1">
          <table:table-cell office:value-type="string">
            <text:p>གསལ་སྒྲོན།</text:p>
          </table:table-cell>
          <table:table-cell office:value-type="string">
            <text:p>/sel droen/</text:p>
          </table:table-cell>
          <table:table-cell office:value-type="string">
            <text:p>(མིང་)</text:p>
          </table:table-cell>
          <table:table-cell table:style-name="ce11" office:value-type="string">
            <text:p>1 གསལ་ཏོག་ཏོ་མཐོང་ཚུགས་པའི་སྒྲོན་མེ་ཟེར་བའི་མི་བསྡུས་པའི་དོན། 2 མིའི་མིང་། ངེའི་མིག་ཁར་ཚུད་པའི་བུ་མོ་གསལ་སྒྲོན་ཁྱོད།</text:p>
          </table:table-cell>
          <table:table-cell table:number-columns-repeated="252"/>
        </table:table-row>
        <table:table-row table:style-name="ro1">
          <table:table-cell office:value-type="string">
            <text:p>གསལ་འགྲིབ།</text:p>
          </table:table-cell>
          <table:table-cell office:value-type="string">
            <text:p>/sel drib/</text:p>
          </table:table-cell>
          <table:table-cell office:value-type="string">
            <text:p>(བྱ་ཚིག)</text:p>
          </table:table-cell>
          <table:table-cell table:style-name="ce11" office:value-type="string">
            <text:p>1 གསལ་ཆ་ཆེ་ཏོག་ཏོ་ཡོད་མི་འདི་མར་འགྲིབ་པའི་དོན། 2 གསན་འདེབས་དང་དོན་གཅིག། དག་སེལ་རྐྱབ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སལ་ཏོག་ཏོ།</text:p>
          </table:table-cell>
          <table:table-cell office:value-type="string">
            <text:p>/sel tog to/</text:p>
          </table:table-cell>
          <table:table-cell office:value-type="string">
            <text:p>(མིང་)</text:p>
          </table:table-cell>
          <table:table-cell table:style-name="ce11" office:value-type="string">
            <text:p>1 ཧིང་སངས་ས་དང་དོན་གཅིག། དཔེ་ཆ་འདི་གསལ་ཏོག་ཏོ་འདུག།</text:p>
          </table:table-cell>
          <table:table-cell table:number-columns-repeated="252"/>
        </table:table-row>
        <table:table-row table:style-name="ro1">
          <table:table-cell office:value-type="string">
            <text:p>གསལ་རྟགས།</text:p>
          </table:table-cell>
          <table:table-cell office:value-type="string">
            <text:p>/sel ta/</text:p>
          </table:table-cell>
          <table:table-cell office:value-type="string">
            <text:p>(མིང་)</text:p>
          </table:table-cell>
          <table:table-cell table:style-name="ce11" office:value-type="string">
            <text:p>མངོན་གསལ་ཆེ་བ། དྭངས་གསལ་ཆེ་བའི་མཚན་མ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སལ་རྟོགས།</text:p>
          </table:table-cell>
          <table:table-cell office:value-type="string">
            <text:p>/sel tog/</text:p>
          </table:table-cell>
          <table:table-cell office:value-type="string">
            <text:p>(བྱ་ཚིག)</text:p>
          </table:table-cell>
          <table:table-cell office:value-type="string">
            <text:p>གནད་དོན་གྱི་གོ་བ་མཐལ་ཕྱིན་ཤེས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སལ་སྟོང་།</text:p>
          </table:table-cell>
          <table:table-cell office:value-type="string">
            <text:p>/sel tong/</text:p>
          </table:table-cell>
          <table:table-cell office:value-type="string">
            <text:p>(མིང་)</text:p>
          </table:table-cell>
          <table:table-cell table:style-name="ce11" office:value-type="string">
            <text:p>ཆོས་ཀྱི་གནས་ལུགས། ཕྱི་ནང་གྱི་དངོས་པོ་འདི་ཚུ་ སེམས་ཀྱི་སྣང་ངོ་ལུ་གསལ་རུང་རིག་པ་གིས་དཔྱད་ལྟ་བ་ཅིན་རང་བཞིན་གྱི་བདེན་པར་མ་གྲུབ་པ་ངོ་བོ་སྟོང་པ་ཉིན་ཡོད་པའི་དོན། ནང་སྟོང་དང་དོན་འདྲ།</text:p>
          </table:table-cell>
          <table:table-cell table:number-columns-repeated="252"/>
        </table:table-row>
        <table:table-row table:style-name="ro1">
          <table:table-cell office:value-type="string">
            <text:p>གསལ་བཏབ།</text:p>
          </table:table-cell>
          <table:table-cell office:value-type="string">
            <text:p>/sel tab/</text:p>
          </table:table-cell>
          <table:table-cell office:value-type="string">
            <text:p>(བྱ་ཚིག)</text:p>
          </table:table-cell>
          <table:table-cell table:style-name="ce11" office:value-type="string">
            <text:p>གསལ་གདབ་ཀྱི་འདས་ཚིག། དྲན་གསལ་འབད་དེ་སེམས་ཁར་གསལ་ཏོག་ཏོ་འབད་འཆར་བཅུག་པའི་དོན། བླ་མའི་གདམ་ངག་གིས་རིག་པ་ལུ་གསལ་བཏབ་སྟེ་ཉམས་རྟོག་འཆར་ཡི།</text:p>
          </table:table-cell>
          <table:table-cell table:number-columns-repeated="252"/>
        </table:table-row>
        <table:table-row table:style-name="ro1">
          <table:table-cell office:value-type="string">
            <text:p>གསལ་གདབ།</text:p>
          </table:table-cell>
          <table:table-cell office:value-type="string">
            <text:p>/sel dab/</text:p>
          </table:table-cell>
          <table:table-cell office:value-type="string">
            <text:p>(མིང་)</text:p>
          </table:table-cell>
          <table:table-cell table:style-name="ce11" office:value-type="string">
            <text:p>གསལ་གཏབ་ཀྱི་མ་འོངས་པའི་ཚིག། རང་གི་རིག་པ་ལུ་གསལ་གདབ་འབད་དགོ།</text:p>
          </table:table-cell>
          <table:table-cell table:number-columns-repeated="252"/>
        </table:table-row>
        <table:table-row table:style-name="ro1">
          <table:table-cell office:value-type="string">
            <text:p>གསལ་འདེབས།</text:p>
          </table:table-cell>
          <table:table-cell office:value-type="string">
            <text:p>/sel deb/</text:p>
          </table:table-cell>
          <table:table-cell office:value-type="string">
            <text:p>(བྱ་ཚིག་)</text:p>
          </table:table-cell>
          <table:table-cell table:style-name="ce11" office:value-type="string">
            <text:p>1 གསལ་གདབ་ཀྱི་ད་ལྟ་བའི་ཚིག། སེམས་ཁར་དྲན་བཅུག་མི། རིག་པ་ལུ་གསལ་འདེབས་འབད་མི་དྲན་ཤེས་གཉིས་ཨིན། ༢.དག་གསལ་རྐྱབ་པའི་དོན། དཔོན་ལུ་གསལ་འདེབས་ཞུ་དགོ་པས།</text:p>
          </table:table-cell>
          <table:table-cell table:number-columns-repeated="252"/>
        </table:table-row>
        <table:table-row table:style-name="ro1">
          <table:table-cell office:value-type="string">
            <text:p>གསལ་དྲགས།</text:p>
          </table:table-cell>
          <table:table-cell office:value-type="string">
            <text:p>/sel dra/</text:p>
          </table:table-cell>
          <table:table-cell office:value-type="string">
            <text:p>(མིང་)</text:p>
          </table:table-cell>
          <table:table-cell table:style-name="ce11" office:value-type="string">
            <text:p>1 དྭངས་གསལ་ཧ་ཅང་ཆེ་བའི་དོན། སེམས་གསལ་དྲགས་འདུག།</text:p>
          </table:table-cell>
          <table:table-cell table:number-columns-repeated="252"/>
        </table:table-row>
        <table:table-row table:style-name="ro1">
          <table:table-cell office:value-type="string">
            <text:p>གསལ་སྣང་།</text:p>
          </table:table-cell>
          <table:table-cell office:value-type="string">
            <text:p>/sel nang/</text:p>
          </table:table-cell>
          <table:table-cell office:value-type="string">
            <text:p>(མིང་)</text:p>
          </table:table-cell>
          <table:table-cell office:value-type="string">
            <text:p>གསལ་ཏོག་ཏོ་འབད་སྣང་བའམ་འཆར་བའི་དོན།རིག་པའི་གསལ་སྣངའདི་ལུ་ལྟ།</text:p>
          </table:table-cell>
          <table:table-cell table:number-columns-repeated="252"/>
        </table:table-row>
        <table:table-row table:style-name="ro1">
          <table:table-cell office:value-type="string">
            <text:p>གསལ་པོར།</text:p>
          </table:table-cell>
          <table:table-cell office:value-type="string">
            <text:p>/sel por/</text:p>
          </table:table-cell>
          <table:table-cell office:value-type="string">
            <text:p>(མིང་)</text:p>
          </table:table-cell>
          <table:table-cell table:style-name="ce11" office:value-type="string">
            <text:p>དྭངས་འཕྲོས་འཕྲོས། ཧིང་སངས་ས། གསལ་ཏོག་ཚུ་དང་དོན་འདྲ།</text:p>
          </table:table-cell>
          <table:table-cell table:number-columns-repeated="252"/>
        </table:table-row>
        <table:table-row table:style-name="ro1">
          <table:table-cell office:value-type="string">
            <text:p>གསལ་བར།</text:p>
          </table:table-cell>
          <table:table-cell office:value-type="string">
            <text:p>/sel war/</text:p>
          </table:table-cell>
          <table:table-cell office:value-type="string">
            <text:p>(མིང་ཁྱད་)</text:p>
          </table:table-cell>
          <table:table-cell table:style-name="ce11" office:value-type="string">
            <text:p>གསལ་པོར་དང་དོན་གཅིག། ཡིད་ལ་སྤྱན་རས་གཟིགས་གསལ་བར་སྒོམས།</text:p>
          </table:table-cell>
          <table:table-cell table:number-columns-repeated="252"/>
        </table:table-row>
        <table:table-row table:style-name="ro1">
          <table:table-cell office:value-type="string">
            <text:p>གསལ་བྱེད།</text:p>
          </table:table-cell>
          <table:table-cell office:value-type="string">
            <text:p>/sel je/</text:p>
          </table:table-cell>
          <table:table-cell office:value-type="string">
            <text:p>(མིང་)</text:p>
          </table:table-cell>
          <table:table-cell table:style-name="ce11" office:value-type="string">
            <text:p>1 ཡི་གུའི་དབྱངས་དང་གསལ་བྱེད་གཉིས་ལས་གསལ་བྱེད་ཀྱི་མིང་། གསལ་བྱེད་སུམ་ཅུ་ཐམ་པ་ཡོད། 2 མུན་པ་གསལ་བའི་ཉི་མ་ལ་སོགས་པའི་མིང་། 3 སངས་རྒྱས་ཀྱི་བསྟན་པའི་གསལ་བྱེད་བླ་མ་མཆོག། བཞེས་སྒོ་གི་བྱོ་ལྷ་སྟོན་མི་རྫས་ཅིག། དུས་ཨ་རྟག་རང་གསལ་བྱེད་ཚྭ་འདི་རང་ལག་ལེན་འཐབ་དགོ།</text:p>
          </table:table-cell>
          <table:table-cell table:number-columns-repeated="252"/>
        </table:table-row>
        <table:table-row table:style-name="ro1">
          <table:table-cell office:value-type="string">
            <text:p>གསལ་འཚེར།</text:p>
          </table:table-cell>
          <table:table-cell office:value-type="string">
            <text:p>/sel tsher/</text:p>
          </table:table-cell>
          <table:table-cell office:value-type="string">
            <text:p>(མིང་)</text:p>
          </table:table-cell>
          <table:table-cell office:value-type="string">
            <text:p>མིག་ཏོ་ལྟ་མ་ཚུགས་པའི་འོད་གསལ་ཏོག་ཏོ་འབད་ཤ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སལ་ཞིང་།</text:p>
          </table:table-cell>
          <table:table-cell office:value-type="string">
            <text:p>/sel zhing/</text:p>
          </table:table-cell>
          <table:table-cell office:value-type="string">
            <text:p>(མིང་)</text:p>
          </table:table-cell>
          <table:table-cell table:style-name="ce11" office:value-type="string">
            <text:p>གསལ་ཏོག་ཏོ་འབད་ཟེར་བའི་དོན། རིག་པ་གསལ་ཞིང་སྨྲ་ལྕེ་བདེ།</text:p>
          </table:table-cell>
          <table:table-cell table:number-columns-repeated="252"/>
        </table:table-row>
        <table:table-row table:style-name="ro1">
          <table:table-cell office:value-type="string">
            <text:p>གསལ་རིལ་རི།</text:p>
          </table:table-cell>
          <table:table-cell office:value-type="string">
            <text:p>/sel ri</text:p>
          </table:table-cell>
          <table:table-cell office:value-type="string">
            <text:p>(མིང་)</text:p>
          </table:table-cell>
          <table:table-cell table:style-name="ce11" office:value-type="string">
            <text:p>ཧིང་སངས་ས་དང་དྭངས་འཕྲོས་འཕྲོས་ཚུ་དང་དོན་འདྲ། ཡི་གུ་འདི་གསལ་རིལ་རི་འབད་མཐོང་མས།</text:p>
          </table:table-cell>
          <table:table-cell table:number-columns-repeated="252"/>
        </table:table-row>
        <table:table-row table:style-name="ro1">
          <table:table-cell office:value-type="string">
            <text:p>གསལ་ལེ།</text:p>
          </table:table-cell>
          <table:table-cell office:value-type="string">
            <text:p>/sel le</text:p>
          </table:table-cell>
          <table:table-cell office:value-type="string">
            <text:p>སལ་ལེར།</text:p>
          </table:table-cell>
          <table:table-cell table:style-name="ce11" office:value-type="string">
            <text:p>ས་ལེར་དང་དོན་འདྲ། 1 འོད་ཀྱི་སྣང་བ་འདི་མིག་ལམ་དུ་གསལ་ཏོག་ཏོ་འབད་ཤར་བའི་དོན། 2 སེམས་ཁར་འཆར་ཚུལ་ཅིག།</text:p>
          </table:table-cell>
          <table:table-cell table:number-columns-repeated="252"/>
        </table:table-row>
        <table:table-row table:style-name="ro1">
          <table:table-cell office:value-type="string">
            <text:p>གསལ་ཤིང་།</text:p>
          </table:table-cell>
          <table:table-cell office:value-type="string">
            <text:p>/se shing</text:p>
          </table:table-cell>
          <table:table-cell office:value-type="string">
            <text:p>(མིང་)</text:p>
          </table:table-cell>
          <table:table-cell table:style-name="ce11" office:value-type="string">
            <text:p>སྔོན་གྱི་དུས་ལུ་ཉེས་ཅན་གྱི་ལཱ་འབད་མི་ཚུ་ག་ར་གིས་མཐོང་ས་ལུ་ཁྲིམས་གཅད་ནིའི་ཤིང་ཅིག། འདི་ལུ་གསལ་ཤིང་རྩེ་གཉིས་པ་དང་རྩེ་གསུམ་པ་འབད་གཉིས་ཡོད། གསལ་ཤིང་རྩེ་ལ་བསྐྱོན་ནས་མནར་གཅོད་བཏང་།</text:p>
          </table:table-cell>
          <table:table-cell table:number-columns-repeated="252"/>
        </table:table-row>
        <table:table-row table:style-name="ro1">
          <table:table-cell office:value-type="string">
            <text:p>གསལ་བཤད།</text:p>
          </table:table-cell>
          <table:table-cell office:value-type="string">
            <text:p>/sel she</text:p>
          </table:table-cell>
          <table:table-cell office:value-type="string">
            <text:p>(བྱ་ཚིག)</text:p>
          </table:table-cell>
          <table:table-cell table:style-name="ce11" office:value-type="string">
            <text:p>འགྲལ་བཤད་རྐྱབ་པ། གནད་དོན་རྒྱས་བཤད་རྐྱབ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སས།</text:p>
          </table:table-cell>
          <table:table-cell office:value-type="string">
            <text:p>/se</text:p>
          </table:table-cell>
          <table:table-cell office:value-type="string">
            <text:p>(མིང་)</text:p>
          </table:table-cell>
          <table:table-cell office:value-type="string">
            <text:p>བོན་པོའི་ལྷ་རིགས་ཅིག།</text:p>
          </table:table-cell>
          <table:table-cell table:number-columns-repeated="252"/>
        </table:table-row>
        <table:table-row table:style-name="ro1">
          <table:table-cell office:value-type="string">
            <text:p>གསས་མཁར།</text:p>
          </table:table-cell>
          <table:table-cell office:value-type="string">
            <text:p>/se khar/</text:p>
          </table:table-cell>
          <table:table-cell office:value-type="string">
            <text:p>(མིང་)</text:p>
          </table:table-cell>
          <table:table-cell office:value-type="string">
            <text:p>བོན་པོའི་ལུགས་ཀྱི་ལྷ་ཁང་ག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གསིག།</text:p>
          </table:table-cell>
          <table:table-cell office:value-type="string">
            <text:p>/si</text:p>
          </table:table-cell>
          <table:table-cell office:value-type="string">
            <text:p>(བྱ་ཚིག)</text:p>
          </table:table-cell>
          <table:table-cell table:style-name="ce11" office:value-type="string">
            <text:p>སིགས་ཀྱི་ད་ལྟ་བའི་ཚིག། 1 ཕར་དང་ཚུར་གཡུག་ནི། 2 འདར་བའི་དོན། ཕྱེ་གསིག་དེས།</text:p>
          </table:table-cell>
          <table:table-cell table:number-columns-repeated="252"/>
        </table:table-row>
        <table:table-row table:style-name="ro1">
          <table:table-cell office:value-type="string">
            <text:p>གསིག་མ།</text:p>
          </table:table-cell>
          <table:table-cell office:value-type="string">
            <text:p>/si ma</text:p>
          </table:table-cell>
          <table:table-cell office:value-type="string">
            <text:p>(མིང་)</text:p>
          </table:table-cell>
          <table:table-cell table:style-name="ce11" office:value-type="string">
            <text:p>རག་རོག་སེལ་ནིའི་ཧོད་ཅིག། གསིག་མ་ཁྲོམ་ཁ་ལས་ཐོབ།</text:p>
          </table:table-cell>
          <table:table-cell table:number-columns-repeated="252"/>
        </table:table-row>
        <table:table-row table:style-name="ro1">
          <table:table-cell office:value-type="string">
            <text:p>གསིགས།</text:p>
          </table:table-cell>
          <table:table-cell office:value-type="string">
            <text:p>/si</text:p>
          </table:table-cell>
          <table:table-cell office:value-type="string">
            <text:p>(སྐུལ་ཚིག)</text:p>
          </table:table-cell>
          <table:table-cell office:value-type="string">
            <text:p>གསིག་བཅུག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སིང་།</text:p>
          </table:table-cell>
          <table:table-cell office:value-type="string">
            <text:p>/sing</text:p>
          </table:table-cell>
          <table:table-cell office:value-type="string">
            <text:p>(མིང་)</text:p>
          </table:table-cell>
          <table:table-cell table:style-name="ce11" office:value-type="string">
            <text:p>1 སྤང་རྩྭ་ཧོ་ལྡེམ་ལྡེམ་འབད་ཡོད་མའི་མིང་། ནིའུ་གསིང་དཀྱིལ་དུ་ཤ་བ་འཁྱམས། 2 བསིང་གི་ད་ལྟ་བའི་ཚིག། ཆུ་བཤལ་བཏང་མི།</text:p>
          </table:table-cell>
          <table:table-cell table:number-columns-repeated="252"/>
        </table:table-row>
        <table:table-row table:style-name="ro1">
          <table:table-cell office:value-type="string">
            <text:p>གསིངས།</text:p>
          </table:table-cell>
          <table:table-cell office:value-type="string">
            <text:p>/sing</text:p>
          </table:table-cell>
          <table:table-cell office:value-type="string">
            <text:p>(སྐུལ་ཚིག)</text:p>
          </table:table-cell>
          <table:table-cell office:value-type="string">
            <text:p>ཆུ་གིས་བཤལ་བཅུག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སིར།</text:p>
          </table:table-cell>
          <table:table-cell office:value-type="string">
            <text:p>/sir</text:p>
          </table:table-cell>
          <table:table-cell office:value-type="string">
            <text:p>(མིང་)</text:p>
          </table:table-cell>
          <table:table-cell table:style-name="ce11" office:value-type="string">
            <text:p>བསིར་གྱི་ད་ལྟ་བའི་ཚིག།མགྱོགས་པར་བགྱིར་བའི་དོན། གདུག་གསིར། འཁོར་ལོ་གསིར། 2 ཕར་བཀོག་པའི་དོན། རྡོ་གསིར་། རྡོ་གསིར་ལ་སོགས་པ་ལྟ་བུ།</text:p>
          </table:table-cell>
          <table:table-cell table:number-columns-repeated="252"/>
        </table:table-row>
        <table:table-row table:style-name="ro1">
          <table:table-cell office:value-type="string">
            <text:p>གསིལ།</text:p>
          </table:table-cell>
          <table:table-cell office:value-type="string">
            <text:p>/sil</text:p>
          </table:table-cell>
          <table:table-cell office:value-type="string">
            <text:p>(མིང་)</text:p>
          </table:table-cell>
          <table:table-cell table:style-name="ce11" office:value-type="string">
            <text:p>1བསིལ་གྱི་ད་ལྟ་བ་དང་སྐུལ་ཚིག། དངོས་པོ། རྫས་གཅིག་ལས་ཕྱེ་མ་ལེ་ཤ་བཟོ་བའི་དོན། ཤིང་ལ་སོག་པ་བཀག་པ་དང་དོན་འདྲ། ཤིང་གསིལ་ཤིག།</text:p>
          </table:table-cell>
          <table:table-cell table:number-columns-repeated="252"/>
        </table:table-row>
        <table:table-row table:style-name="ro1">
          <table:table-cell office:value-type="string">
            <text:p>གསུག།</text:p>
          </table:table-cell>
          <table:table-cell office:value-type="string">
            <text:p>/sug</text:p>
          </table:table-cell>
          <table:table-cell office:value-type="string">
            <text:p>(མིང་)</text:p>
          </table:table-cell>
          <table:table-cell table:style-name="ce11" office:value-type="string">
            <text:p>རང་སྒྱལ་ཁ་ཐོ་ནིའི་དོན་ལུ་དབང་ཚད་ཅན་གྱི་མི་ལུ་ཟུར་ཁ་ལས་རྒྱུ་ནོར་བྱིན་མི་འདི་གི་མིང་། རོགས་ལུ་ནང་གསུག་རྐྱབ་ནི་མི་འོང་། འདི་ལུ་ནང་གསུག། གསུག་འབུལ། ཟུར་རྫས། རྩིབ་རྡོ་ཟེར་ཡང་སླབ་སྲོལ་ཡོད།</text:p>
          </table:table-cell>
          <table:table-cell table:number-columns-repeated="252"/>
        </table:table-row>
        <table:table-row table:style-name="ro1">
          <table:table-cell office:value-type="string">
            <text:p>གསུང་།</text:p>
          </table:table-cell>
          <table:table-cell office:value-type="string">
            <text:p>/sung/</text:p>
          </table:table-cell>
          <table:table-cell office:value-type="string">
            <text:p>(མིང་)</text:p>
          </table:table-cell>
          <table:table-cell table:style-name="ce11" office:value-type="string">
            <text:p>1 སྐུ་གསུང་ཐུགས་གསུམ་ལས་གསུང་། ལུས་ངག་ཡིད་གསུམ་ལས་ངག་གི་ཞེ་ས། 2 བཤད་ནི། ལྷག་ནི། སླབ་ནིའི་ཞེ་ས། སློབ་དཔོན་གྱི་ཆོས་བཤད་དེས། 3 སྙན་ཆ་རོལ་མོ་སོགས་ཀྱི་སྐད་ཀྱི་ཞེ་ས། རོལམོ་འདི་གསུང་སྐད་སྙན་པས།</text:p>
          </table:table-cell>
          <table:table-cell table:number-columns-repeated="252"/>
        </table:table-row>
        <table:table-row table:style-name="ro1">
          <table:table-cell office:value-type="string">
            <text:p>གསུང་སྐད།</text:p>
          </table:table-cell>
          <table:table-cell office:value-type="string">
            <text:p>/sung ke/</text:p>
          </table:table-cell>
          <table:table-cell office:value-type="string">
            <text:p>(མིང་)</text:p>
          </table:table-cell>
          <table:table-cell table:style-name="ce11" office:value-type="string">
            <text:p>སྐད་ཀྱི་ཞེ་ས། དཔོན་གྱི་གསུང་སྐད་སྦོམ་འདུག།</text:p>
          </table:table-cell>
          <table:table-cell table:number-columns-repeated="252"/>
        </table:table-row>
        <table:table-row table:style-name="ro1">
          <table:table-cell office:value-type="string">
            <text:p>གསུང་གྲོས།</text:p>
          </table:table-cell>
          <table:table-cell office:value-type="string">
            <text:p>/sung droe/</text:p>
          </table:table-cell>
          <table:table-cell office:value-type="string">
            <text:p>(མིང་)</text:p>
          </table:table-cell>
          <table:table-cell table:style-name="ce11" office:value-type="string">
            <text:p>ཞེ་ས། དཔོན་འདི་ཚུ་གསུང་གྲོས་གནང་དེས།</text:p>
          </table:table-cell>
          <table:table-cell table:number-columns-repeated="252"/>
        </table:table-row>
        <table:table-row table:style-name="ro1">
          <table:table-cell office:value-type="string">
            <text:p>གསུང་སྒྲོས།</text:p>
          </table:table-cell>
          <table:table-cell office:value-type="string">
            <text:p>/sung droe/</text:p>
          </table:table-cell>
          <table:table-cell office:value-type="string">
            <text:p>(མིང་)</text:p>
          </table:table-cell>
          <table:table-cell table:style-name="ce11" office:value-type="string">
            <text:p>བཤད་ཚུལ། སླབ་ཐངས་ཀྱི་ཞེ་ས། བླ་མའི་གསུང་སྒྲོས་ལུ་གཞི་བཞག་སྟེ་བརྩམས་ཡི།</text:p>
          </table:table-cell>
          <table:table-cell table:number-columns-repeated="252"/>
        </table:table-row>
        <table:table-row table:style-name="ro1">
          <table:table-cell office:value-type="string">
            <text:p>གསུང་མགུར།</text:p>
          </table:table-cell>
          <table:table-cell office:value-type="string">
            <text:p>/sung gur</text:p>
          </table:table-cell>
          <table:table-cell office:value-type="string">
            <text:p>(མིང་)</text:p>
          </table:table-cell>
          <table:table-cell table:style-name="ce11" office:value-type="string">
            <text:p>མགུར་མའི་ཞེ་ས། མགུར་གླུ་ཚུ་དང་དོན་གཅིག། བླ་མའི་གསུང་མགུར་འདི་ཧན་ཏོང་ཏོ་འདུག།</text:p>
          </table:table-cell>
          <table:table-cell table:number-columns-repeated="252"/>
        </table:table-row>
        <table:table-row table:style-name="ro1">
          <table:table-cell office:value-type="string">
            <text:p>གསུང་འགྲིབ།</text:p>
          </table:table-cell>
          <table:table-cell office:value-type="string">
            <text:p>/sung drib/</text:p>
          </table:table-cell>
          <table:table-cell office:value-type="string">
            <text:p>(བྱ་ཚིག)</text:p>
          </table:table-cell>
          <table:table-cell table:style-name="ce11" office:value-type="string">
            <text:p>སྐད་འཐོན་མ་ཚུགས་པ། སྐད་ཉམས་པའི་ཞེ་ས། བླ་མའི་གསུང་སྐད་འགྲིབ་སོ་ནུག།</text:p>
          </table:table-cell>
          <table:table-cell table:number-columns-repeated="252"/>
        </table:table-row>
        <table:table-row table:style-name="ro1">
          <table:table-cell office:value-type="string">
            <text:p>གསུང་ཆོག།</text:p>
          </table:table-cell>
          <table:table-cell office:value-type="string">
            <text:p>/sung chog</text:p>
          </table:table-cell>
          <table:table-cell office:value-type="string">
            <text:p>(མིང་)</text:p>
          </table:table-cell>
          <table:table-cell table:style-name="ce11" office:value-type="string">
            <text:p>ཆོ་གའི་ཞེ་ས། ཆོསཔ་ཚུ་ད་རེས་གསུང་ཆོག་གནང་དེས།</text:p>
          </table:table-cell>
          <table:table-cell table:number-columns-repeated="252"/>
        </table:table-row>
        <table:table-row table:style-name="ro1">
          <table:table-cell office:value-type="string">
            <text:p>གསུང་སྙན།</text:p>
          </table:table-cell>
          <table:table-cell office:value-type="string">
            <text:p>/sung nen/</text:p>
          </table:table-cell>
          <table:table-cell office:value-type="string">
            <text:p>(མིང་)</text:p>
          </table:table-cell>
          <table:table-cell office:value-type="string">
            <text:p>སྐད་ཧན་པའ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གསུང་རྟེན།</text:p>
          </table:table-cell>
          <table:table-cell office:value-type="string">
            <text:p>/sung ten/</text:p>
          </table:table-cell>
          <table:table-cell office:value-type="string">
            <text:p>(མིང་)</text:p>
          </table:table-cell>
          <table:table-cell table:style-name="ce11" office:value-type="string">
            <text:p>སྐུ་གསུང་ཐུགས་རྟེན་གསུམ་ལས་གསུང་རྟེན། གསུང་རབ་གླེགས་བམ་སྤྱའ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གསུང་སྟངས།</text:p>
          </table:table-cell>
          <table:table-cell office:value-type="string">
            <text:p>/sung tang/</text:p>
          </table:table-cell>
          <table:table-cell office:value-type="string">
            <text:p>(མིང་)</text:p>
          </table:table-cell>
          <table:table-cell table:style-name="ce11" office:value-type="string">
            <text:p>སླབ་ཐངས་ཀྱི་ཞེ་ས། གསུང་ཐངས་ཟེར་ཡང་འབྲི་སྲོལ་ཡོད།</text:p>
          </table:table-cell>
          <table:table-cell table:number-columns-repeated="252"/>
        </table:table-row>
        <table:table-row table:style-name="ro1">
          <table:table-cell office:value-type="string">
            <text:p>གསུང་དེས།</text:p>
          </table:table-cell>
          <table:table-cell office:value-type="string">
            <text:p>/sung de/</text:p>
          </table:table-cell>
          <table:table-cell office:value-type="string">
            <text:p>(མིང་)</text:p>
          </table:table-cell>
          <table:table-cell table:style-name="ce11" office:value-type="string">
            <text:p>སླབ་དེས། འབོ་དེས་ཟེར་བའི་ཞེ་ས། དཔོན་གྱི་ཁྱོད་ཡར་ཤོག་ཟེར་གསུང་དེས།</text:p>
          </table:table-cell>
          <table:table-cell table:number-columns-repeated="252"/>
        </table:table-row>
        <table:table-row table:style-name="ro1">
          <table:table-cell office:value-type="string">
            <text:p>གསུང་འཕྲིན།</text:p>
          </table:table-cell>
          <table:table-cell office:value-type="string">
            <text:p>/sung thrin/</text:p>
          </table:table-cell>
          <table:table-cell office:value-type="string">
            <text:p>(མིང་)</text:p>
          </table:table-cell>
          <table:table-cell table:style-name="ce11" office:value-type="string">
            <text:p>ཁ་ཐེན་དང་ཡིག་འཕྲིན་གྱི་ཞེ་ས། བླམ་གིས་གསུང་འཕྲིན་ཅིག་གནང་ཡི།</text:p>
          </table:table-cell>
          <table:table-cell table:number-columns-repeated="252"/>
        </table:table-row>
        <table:table-row table:style-name="ro1">
          <table:table-cell office:value-type="string">
            <text:p>གསུང་བྱོན།</text:p>
          </table:table-cell>
          <table:table-cell office:value-type="string">
            <text:p>/sung j</text:p>
          </table:table-cell>
          <table:table-cell office:value-type="string">
            <text:p>(མིང་)</text:p>
          </table:table-cell>
          <table:table-cell table:style-name="ce11" office:value-type="string">
            <text:p>གསུང་འབྱོན་གྱི་འདས་པ་དང་སྐུལ་ཚིག། ཁ་སླབ་པའ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གསུང་དབང་།</text:p>
          </table:table-cell>
          <table:table-cell office:value-type="string">
            <text:p>/sung wang/</text:p>
          </table:table-cell>
          <table:table-cell office:value-type="string">
            <text:p>(མིང་)</text:p>
          </table:table-cell>
          <table:table-cell table:style-name="ce11" office:value-type="string">
            <text:p>ཁ་དབང་གི་ཞེ་ས། དཔོན་འདི་གསུང་དབང་འདུག།</text:p>
          </table:table-cell>
          <table:table-cell table:number-columns-repeated="252"/>
        </table:table-row>
        <table:table-row table:style-name="ro1">
          <table:table-cell office:value-type="string">
            <text:p>གསུང་དབྱངས།</text:p>
          </table:table-cell>
          <table:table-cell office:value-type="string">
            <text:p>/sung yang/</text:p>
          </table:table-cell>
          <table:table-cell office:value-type="string">
            <text:p>(མིང་)</text:p>
          </table:table-cell>
          <table:table-cell table:style-name="ce11" office:value-type="string">
            <text:p>སྐད་ཀྱི་གདངས་ཀྱི་ཞེ་ས། གསུང་དབྱངས་ཡན་ལག་དྲུག་ཅུ་ཡོད།</text:p>
          </table:table-cell>
          <table:table-cell table:number-columns-repeated="252"/>
        </table:table-row>
        <table:table-row table:style-name="ro1">
          <table:table-cell office:value-type="string">
            <text:p>གསུང་འབུམ།</text:p>
          </table:table-cell>
          <table:table-cell office:value-type="string">
            <text:p>/sung bum/</text:p>
          </table:table-cell>
          <table:table-cell office:value-type="string">
            <text:p>(མིང་)</text:p>
          </table:table-cell>
          <table:table-cell office:value-type="string">
            <text:p>བླ་མའི་གསུང་རྩོམ་གྱི་རིགས་ཕྱོགས་བསྒྲིགས་འབད་བཞག་མི་འདི་ག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གསུང་རྩོམ།</text:p>
          </table:table-cell>
          <table:table-cell office:value-type="string">
            <text:p>/sung tsom/</text:p>
          </table:table-cell>
          <table:table-cell office:value-type="string">
            <text:p>(མིང་)</text:p>
          </table:table-cell>
          <table:table-cell table:style-name="ce11" office:value-type="string">
            <text:p>བརྩམས་བཞག་པའི་དཔེ་ཆ་དང་རྨོམ་གྱི་ཞེ་ས། གསུང་རྩོམ་ཧན་ཏོང་ཏོ་འདུག།</text:p>
          </table:table-cell>
          <table:table-cell table:number-columns-repeated="252"/>
        </table:table-row>
        <table:table-row table:style-name="ro1">
          <table:table-cell office:value-type="string">
            <text:p>གསུང་ཚབ།</text:p>
          </table:table-cell>
          <table:table-cell office:value-type="string">
            <text:p>/sung tshab/</text:p>
          </table:table-cell>
          <table:table-cell office:value-type="string">
            <text:p>(མིང་)</text:p>
          </table:table-cell>
          <table:table-cell table:style-name="ce11" office:value-type="string">
            <text:p>ངག་ཚབ་མགྲིན་ཚབ་ཀྱི་ཞེ་ས། སྐུ་ཚབ་ལུང་བསྟན་གསུང་ཚབ་གཏེར་དུ་སྦས།། ཟེར་གསུང་དོ་བཟུམ། གསུང་སྟེ་བཞག་པའི་བཀའ་འབུམ།</text:p>
          </table:table-cell>
          <table:table-cell table:number-columns-repeated="252"/>
        </table:table-row>
        <table:table-row table:style-name="ro1">
          <table:table-cell office:value-type="string">
            <text:p>གསུང་རབ།</text:p>
          </table:table-cell>
          <table:table-cell office:value-type="string">
            <text:p>/sung rab/</text:p>
          </table:table-cell>
          <table:table-cell office:value-type="string">
            <text:p>(མིང་)</text:p>
          </table:table-cell>
          <table:table-cell table:style-name="ce11" office:value-type="string">
            <text:p>རྒྱལ་བ་རྫོགས་པའི་སངས་རྒྱས་ཀྱི་བཀའ་དྲི་མ་ཡོད་པ་ཡོད་ཚད་གཅིག་པོའི་སྤྱིའི་མིང་། བཀའ་འདི་ཚུ་ཚུར་བསྡུ་བ་ཅིན་གསུང་རབ་ཡན་ལག་བཅུ་གཉིས་ནང་བསྡུཝ་ཨིན།</text:p>
          </table:table-cell>
          <table:table-cell table:number-columns-repeated="252"/>
        </table:table-row>
        <table:table-row table:style-name="ro1">
          <table:table-cell office:value-type="string">
            <text:p>གསུང་རབ་ཡན་ལག་བཅུ་གཉིས།</text:p>
          </table:table-cell>
          <table:table-cell office:value-type="string">
            <text:p>/sung rab yen la cu nyi</text:p>
          </table:table-cell>
          <table:table-cell office:value-type="string">
            <text:p>(མིང་)</text:p>
          </table:table-cell>
          <table:table-cell table:style-name="ce11" office:value-type="string">
            <text:p>མདོའི་སྡེ།དབྱངས་ཀྱི་བསྙད་པའི་སྡེ། ལུང་དུ་བསྟན་པའི་སྡེ། ཚིགས་སུ་བཅད་པའི་སྡེ། ཆེད་དུ་བཅད་པའི་དོན། གླེང་གཞིའི་སྡེ། རྟོགས་པ་བརྗོད་པའི་སྡེ། དེ་ལྟ་བྱུང་བའི་སྡེ། སྐྱེས་པ་རབ་ཀྱི་སྡེ། ཤིན་ཏུ་རྒྱས་པའི་སྡེ། རྨད་དུ་བྱུང་བའི་སྡེ། གཏན་ལ་ཕབ་པར་བསྟན་པའི་སྡེ།</text:p>
          </table:table-cell>
          <table:table-cell table:number-columns-repeated="252"/>
        </table:table-row>
        <table:table-row table:style-name="ro1">
          <table:table-cell office:value-type="string">
            <text:p>གསུང་བཤད།</text:p>
          </table:table-cell>
          <table:table-cell office:value-type="string">
            <text:p>/sung she/</text:p>
          </table:table-cell>
          <table:table-cell office:value-type="string">
            <text:p>(མིང་)</text:p>
          </table:table-cell>
          <table:table-cell table:style-name="ce11" office:value-type="string">
            <text:p>དོགས་མཁོ་ཅན་གྱི་གནད་ཁུངས་ཚུ་ཁྱབ་སྤེལ་བཏང་བའི་དོན།ལེགས་སྦྱར་གྱི་ཞེ་ས། དཔོན་གྱི་གསང་བཤད་གནང་ཡི།</text:p>
          </table:table-cell>
          <table:table-cell table:number-columns-repeated="252"/>
        </table:table-row>
        <table:table-row table:style-name="ro1">
          <table:table-cell office:value-type="string">
            <text:p>གསུངས།</text:p>
          </table:table-cell>
          <table:table-cell office:value-type="string">
            <text:p>/sung/</text:p>
          </table:table-cell>
          <table:table-cell office:value-type="string">
            <text:p>(བྱ་ཚིག)</text:p>
          </table:table-cell>
          <table:table-cell table:style-name="ce11" office:value-type="string">
            <text:p>གསུང་གི་འདས་པ་དང་སྐུལ་ཚིག། བླམ་གྱི་ཆོས་གསུངས་གནང་ཡི།</text:p>
          </table:table-cell>
          <table:table-cell table:number-columns-repeated="252"/>
        </table:table-row>
        <table:table-row table:style-name="ro1">
          <table:table-cell office:value-type="string">
            <text:p>གསུད།</text:p>
          </table:table-cell>
          <table:table-cell office:value-type="string">
            <text:p>/sue</text:p>
          </table:table-cell>
          <table:table-cell office:value-type="string">
            <text:p>(མིང་)</text:p>
          </table:table-cell>
          <table:table-cell table:style-name="ce11" office:value-type="string">
            <text:p>བཞེས་སྒོ་ཚུ་ཞུ་མ་ཚུགས་པར་ཁ་ལས་འཐོན་པའི་དྲི་ངན་གྱི་མིང་། འདི་ལུ་འགྲངས་སྐད་ཟེར་ཡང་སླབ་སྲོལ་ཡོད།</text:p>
          </table:table-cell>
          <table:table-cell table:number-columns-repeated="252"/>
        </table:table-row>
        <table:table-row table:style-name="ro1">
          <table:table-cell office:value-type="string">
            <text:p>གསུབ།</text:p>
          </table:table-cell>
          <table:table-cell office:value-type="string">
            <text:p>/sub/</text:p>
          </table:table-cell>
          <table:table-cell office:value-type="string">
            <text:p>(བྱ་ཚིག)</text:p>
          </table:table-cell>
          <table:table-cell table:style-name="ce11" office:value-type="string">
            <text:p>སུབ་ཀྱི་མ་འོངས་པ་དང་ད་ལྟ་བའི་ཚིག། རྐང་རྗེས་ལ་སོགས་པ་ཤུལ་རང་མེདཔ་འབད་བཟོ་བཞག་པའི་དོན། དོང་འདི་གསུབ་དེས།</text:p>
          </table:table-cell>
          <table:table-cell table:number-columns-repeated="252"/>
        </table:table-row>
        <table:table-row table:style-name="ro1">
          <table:table-cell office:value-type="string">
            <text:p>གསུབས།</text:p>
          </table:table-cell>
          <table:table-cell office:value-type="string">
            <text:p>/sub/</text:p>
          </table:table-cell>
          <table:table-cell office:value-type="string">
            <text:p>སུབ་ཀྱི་སྐུལ་ཚིག་གི་འབྲི་ཐངས་གཞན།</text:p>
          </table:table-cell>
          <table:table-cell office:value-type="string">
            <text:p>དོང་གསུབས་ཤིག།</text:p>
          </table:table-cell>
          <table:table-cell table:number-columns-repeated="252"/>
        </table:table-row>
        <table:table-row table:style-name="ro1">
          <table:table-cell office:value-type="string">
            <text:p>གསུམ།</text:p>
          </table:table-cell>
          <table:table-cell office:value-type="string">
            <text:p>/sum/</text:p>
          </table:table-cell>
          <table:table-cell office:value-type="string">
            <text:p>(མིང་)</text:p>
          </table:table-cell>
          <table:table-cell table:style-name="ce11" office:value-type="string">
            <text:p>གྲངས་ཚད། གྱངས་ཁའི་མིང་། དཀོན་མཆོག་གསུམ།</text:p>
          </table:table-cell>
          <table:table-cell table:number-columns-repeated="252"/>
        </table:table-row>
        <table:table-row table:style-name="ro1">
          <table:table-cell office:value-type="string">
            <text:p>གསུམ་ག།</text:p>
          </table:table-cell>
          <table:table-cell office:value-type="string">
            <text:p>/sum ga/</text:p>
          </table:table-cell>
          <table:table-cell office:value-type="string">
            <text:p>(མིང་)</text:p>
          </table:table-cell>
          <table:table-cell office:value-type="string">
            <text:p>གསུམ་ཆ་རང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སུམ་བགོ།</text:p>
          </table:table-cell>
          <table:table-cell office:value-type="string">
            <text:p>/sum go/</text:p>
          </table:table-cell>
          <table:table-cell office:value-type="string">
            <text:p>དཔྱ་གསུམ་བཟོ་བའི་དོན།</text:p>
          </table:table-cell>
          <table:table-cell office:value-type="string">
            <text:p>ས་གསུམ་བགོ་རྐྱབ་ནུག།</text:p>
          </table:table-cell>
          <table:table-cell table:number-columns-repeated="252"/>
        </table:table-row>
        <table:table-row table:style-name="ro1">
          <table:table-cell office:value-type="string">
            <text:p>གསུམ་ཆ།</text:p>
          </table:table-cell>
          <table:table-cell office:value-type="string">
            <text:p>/sum cha/</text:p>
          </table:table-cell>
          <table:table-cell office:value-type="string">
            <text:p>(མིང་)</text:p>
          </table:table-cell>
          <table:table-cell office:value-type="string">
            <text:p>དཔྱ་གསུམ་གྱ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སུབ་ལྟབ།</text:p>
          </table:table-cell>
          <table:table-cell office:value-type="string">
            <text:p>/sum tab/</text:p>
          </table:table-cell>
          <table:table-cell office:value-type="string">
            <text:p>(མིང་)</text:p>
          </table:table-cell>
          <table:table-cell table:style-name="ce11" office:value-type="string">
            <text:p>1 དཔྱ་གསུམ་ཡོད་པའི་དོན། མོ་གི་དཀྱི་རས་ཀྱི་གོང་འདི་གསུམ་ལྟབ་ཀྱིས་མཐོ་བས། ཁུག་ལྟབ་གསུམབཟོ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སུམ་མཐིང་།</text:p>
          </table:table-cell>
          <table:table-cell office:value-type="string">
            <text:p>/sum thing/</text:p>
          </table:table-cell>
          <table:table-cell office:value-type="string">
            <text:p>(མིང་)</text:p>
          </table:table-cell>
          <table:table-cell office:value-type="string">
            <text:p>སྨེ་དགུ་ལས་ཅིག་ག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གསུམ་པ།</text:p>
          </table:table-cell>
          <table:table-cell office:value-type="string">
            <text:p>/sum pa/</text:p>
          </table:table-cell>
          <table:table-cell office:value-type="string">
            <text:p>(མིང་)</text:p>
          </table:table-cell>
          <table:table-cell table:style-name="ce11" office:value-type="string">
            <text:p>རིམ་པ་གུམ་པའི་མིང་། མོ་གིས་ཨང་གསུམ་པ་ནང་ཐོན་ནུག།</text:p>
          </table:table-cell>
          <table:table-cell table:number-columns-repeated="252"/>
        </table:table-row>
        <table:table-row table:style-name="ro1">
          <table:table-cell office:value-type="string">
            <text:p>གསུམ་པོ།</text:p>
          </table:table-cell>
          <table:table-cell office:value-type="string">
            <text:p>/sum po/</text:p>
          </table:table-cell>
          <table:table-cell office:value-type="string">
            <text:p>(མིང་)</text:p>
          </table:table-cell>
          <table:table-cell office:value-type="string">
            <text:p>གྱངས་ཁ་གསུམ་ངེས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སུམ་དཔྱ།</text:p>
          </table:table-cell>
          <table:table-cell office:value-type="string">
            <text:p>/sum cha/</text:p>
          </table:table-cell>
          <table:table-cell office:value-type="string">
            <text:p>(མིང་)</text:p>
          </table:table-cell>
          <table:table-cell office:value-type="string">
            <text:p>དཔྱ་གསུམ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སུར།</text:p>
          </table:table-cell>
          <table:table-cell office:value-type="string">
            <text:p>/sur/</text:p>
          </table:table-cell>
          <table:table-cell office:value-type="string">
            <text:p>(མིང་)</text:p>
          </table:table-cell>
          <table:table-cell table:style-name="ce11" office:value-type="string">
            <text:p>1 ཉེ་འགྲམ། སྦོ་ལོགས་ཁ་ཟེར་བའི་དོན། བུ་ཕྲུག། ཕ་མའི་གསུར་ན་སྐྱིད། 2 ཤ་དང་ཕྱེ་ལ་སོགས་པ་བཏང་བའི་དྲི་འདི་གི་མིང་། འདི་ལུ་དཀར་གསུར་དང་དམར་གསུར་ཟེར་ལྷམ་པ་གཉིས་ཡོད། གསུར་འདི་ལུ་ཟང་ཟིན་ནོར་གྱི་སྦྱིན་པ། དམ་པའི་ཆོས་ཀྱི་སྦྱིན་པ། མི་འཇིགས་སྐྱབས་ཀྱི་སྦྱིན་པ། གསུམ་ཆ་ར་ཚངམ་འབད་བླམ་འདི་ཚུ་གིས་གསུང་སྲོལ་ཡོད།</text:p>
          </table:table-cell>
          <table:table-cell table:number-columns-repeated="252"/>
        </table:table-row>
        <table:table-row table:style-name="ro1">
          <table:table-cell office:value-type="string">
            <text:p>གསུར་པ།</text:p>
          </table:table-cell>
          <table:table-cell office:value-type="string">
            <text:p>/sur pa/</text:p>
          </table:table-cell>
          <table:table-cell office:value-type="string">
            <text:p>(མིང་)</text:p>
          </table:table-cell>
          <table:table-cell table:style-name="ce11" office:value-type="string">
            <text:p>ཟུར་པ་དང་དོན་གཅིག། གཞུང་ལུ་ཁྲལ་ཕུལ་མ་ཚུགས་པར་ཁྲལ་པ་ལས་ཟུར་སྡོད་མི་འདི་ག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གསུར་རྟགས།</text:p>
          </table:table-cell>
          <table:table-cell office:value-type="string">
            <text:p>/sur tag/</text:p>
          </table:table-cell>
          <table:table-cell office:value-type="string">
            <text:p>(མིང་)</text:p>
          </table:table-cell>
          <table:table-cell office:value-type="string">
            <text:p>བླམ་ཆོསཔ་ཚུ་གིས་གསུར་བཏང་པའི་སྐབས་བརྡུང་ནིའི་བརྡ་དྲིལ་ཏིང་ཤག་འདི་གི་མིང་གཞན།</text:p>
          </table:table-cell>
          <table:table-cell table:number-columns-repeated="252"/>
        </table:table-row>
        <table:table-row table:style-name="ro1">
          <table:table-cell office:value-type="string">
            <text:p>གསུར་སྟེགས།</text:p>
          </table:table-cell>
          <table:table-cell office:value-type="string">
            <text:p>/sur teg</text:p>
          </table:table-cell>
          <table:table-cell office:value-type="string">
            <text:p>(མིང་)</text:p>
          </table:table-cell>
          <table:table-cell office:value-type="string">
            <text:p>གསུར་གྱི་རྫས་རོ་ཁྱི་ལ་སོགས་པ་གིས་བདའ་མ་ཟུན་པའི་དོན་ལུ་བཟོ་མི་འདི་ག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གསུས་པ།</text:p>
          </table:table-cell>
          <table:table-cell office:value-type="string">
            <text:p>/sue pa/</text:p>
          </table:table-cell>
          <table:table-cell office:value-type="string">
            <text:p>(མིང་)</text:p>
          </table:table-cell>
          <table:table-cell table:style-name="ce11" office:value-type="string">
            <text:p>ཕོཝ་གི་མིང་གཞན། བྱང་ཁོའི་རུ་ཏོ་མན་ཆད་དང་བརླད་དོའི་རྩ་ཡན་ཆད་ཀྱི་ཁོག་པའ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གསེ།</text:p>
          </table:table-cell>
          <table:table-cell office:value-type="string">
            <text:p>/se/</text:p>
          </table:table-cell>
          <table:table-cell office:value-type="string">
            <text:p>(མིང་)</text:p>
          </table:table-cell>
          <table:table-cell table:style-name="ce11" office:value-type="string">
            <text:p>1 གསེས་ཀྱི་ད་ལྟ་བ་དང་མ་འོངས་པའི་ཚིག། ཤིང་ལ་སོགས་པ་དུམ་ཚད་འབད་བཏོག་པའི་དོན། ཤིང་གསེ་དེས། 2 གྱངས་ཁ་བསྡོམས་གཅིག་ལས་གྱངས་ཁ་ཆུང་ཀུ་ལེ་ཤ་བཟོ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སེ་བ།</text:p>
          </table:table-cell>
          <table:table-cell office:value-type="string">
            <text:p>/se wa/</text:p>
          </table:table-cell>
          <table:table-cell office:value-type="string">
            <text:p>(མིང་)</text:p>
          </table:table-cell>
          <table:table-cell office:value-type="string">
            <text:p>ཤིང་གསེ་བའི་འབྲི་ཐངས་གཞན།</text:p>
          </table:table-cell>
          <table:table-cell table:number-columns-repeated="252"/>
        </table:table-row>
        <table:table-row table:style-name="ro1">
          <table:table-cell office:value-type="string">
            <text:p>གསེག།</text:p>
          </table:table-cell>
          <table:table-cell office:value-type="string">
            <text:p>/se</text:p>
          </table:table-cell>
          <table:table-cell office:value-type="string">
            <text:p>(མིང་)</text:p>
          </table:table-cell>
          <table:table-cell table:style-name="ce11" office:value-type="string">
            <text:p>1ཕྱོགས་གཅིག་ལུ་གཡོ་བའི་དོན། 2 ཕྲང་པའི་འགལ་མིང་།</text:p>
          </table:table-cell>
          <table:table-cell table:number-columns-repeated="252"/>
        </table:table-row>
        <table:table-row table:style-name="ro1">
          <table:table-cell office:value-type="string">
            <text:p>གསེག་ཀ་ལི།</text:p>
          </table:table-cell>
          <table:table-cell office:value-type="string">
            <text:p>/se ka li</text:p>
          </table:table-cell>
          <table:table-cell office:value-type="string">
            <text:p>(མིང་)</text:p>
          </table:table-cell>
          <table:table-cell table:style-name="ce11" office:value-type="string">
            <text:p>དཔོ་ཆ་བཞག་ནིའི་མཁོ་བྱེད་ཅིག། འདི་ལུ་ཤོ་ཀ་ལི་ཟེར་ཡང་སླབ་སྲོལ་ཡོད།</text:p>
          </table:table-cell>
          <table:table-cell table:number-columns-repeated="252"/>
        </table:table-row>
        <table:table-row table:style-name="ro1">
          <table:table-cell office:value-type="string">
            <text:p>གསེག་ཅུང་།</text:p>
          </table:table-cell>
          <table:table-cell office:value-type="string">
            <text:p>/se cung</text:p>
          </table:table-cell>
          <table:table-cell office:value-type="string">
            <text:p>(མིང་)</text:p>
          </table:table-cell>
          <table:table-cell table:style-name="ce11" office:value-type="string">
            <text:p>ཤིང་གི་བཟོ་བའི་ལག་ཆ་ཅིག། སེག་ཅུང་ཟེར་ཡང་འབྲི་སྲོལ་ཡོད།</text:p>
          </table:table-cell>
          <table:table-cell table:number-columns-repeated="252"/>
        </table:table-row>
        <table:table-row table:style-name="ro1">
          <table:table-cell office:value-type="string">
            <text:p>གསེང་ཁར།</text:p>
          </table:table-cell>
          <table:table-cell office:value-type="string">
            <text:p>/seng khar/</text:p>
          </table:table-cell>
          <table:table-cell office:value-type="string">
            <text:p>(མིང་)</text:p>
          </table:table-cell>
          <table:table-cell office:value-type="string">
            <text:p>དམག་ཁང་ག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གསེག་རྡར།</text:p>
          </table:table-cell>
          <table:table-cell office:value-type="string">
            <text:p>/se dar</text:p>
          </table:table-cell>
          <table:table-cell office:value-type="string">
            <text:p>(མིང་)</text:p>
          </table:table-cell>
          <table:table-cell table:style-name="ce11" office:value-type="string">
            <text:p>1 སོག་ལེ་རྣོས་བཏོན་ནིའི་ཅ་ཆས་ཅིག། 2 སོག་ལེའི་མིང་གཞན།</text:p>
          </table:table-cell>
          <table:table-cell table:number-columns-repeated="252"/>
        </table:table-row>
        <table:table-row table:style-name="ro1">
          <table:table-cell office:value-type="string">
            <text:p>གསེག་མ།</text:p>
          </table:table-cell>
          <table:table-cell office:value-type="string">
            <text:p>/se ma</text:p>
          </table:table-cell>
          <table:table-cell office:value-type="string">
            <text:p>(མིང་)</text:p>
          </table:table-cell>
          <table:table-cell table:style-name="ce11" office:value-type="string">
            <text:p>རྡོ་ཧྲུག་དང་བྱེམ་གྱི་མིང་། གསེག་མ་ཡོད་པའི་ས་ལེགས་ཤོམ་མེད།</text:p>
          </table:table-cell>
          <table:table-cell table:number-columns-repeated="252"/>
        </table:table-row>
        <table:table-row table:style-name="ro1">
          <table:table-cell office:value-type="string">
            <text:p>གསེག་གཤང་།</text:p>
          </table:table-cell>
          <table:table-cell office:value-type="string">
            <text:p>/se shang</text:p>
          </table:table-cell>
          <table:table-cell office:value-type="string">
            <text:p>(མིང་)</text:p>
          </table:table-cell>
          <table:table-cell table:style-name="ce11" office:value-type="string">
            <text:p>ལྷ་ཚོགས་དང་དགོ་སློང་གི་འཁརཝ་ཅིག་གི་མིང་། འདི་ལུ་འཁར་གསིལ་ཟེར་ཡང་སླབ་སྲོལ་ཡོད།</text:p>
          </table:table-cell>
          <table:table-cell table:number-columns-repeated="252"/>
        </table:table-row>
        <table:table-row table:style-name="ro1">
          <table:table-cell office:value-type="string">
            <text:p>གསེང་།</text:p>
          </table:table-cell>
          <table:table-cell office:value-type="string">
            <text:p>/seng/</text:p>
          </table:table-cell>
          <table:table-cell office:value-type="string">
            <text:p>(མིང་)</text:p>
          </table:table-cell>
          <table:table-cell table:style-name="ce11" office:value-type="string">
            <text:p>1 བར་གྱི་དུས་མཚམས། གུང་གསེང་གྲོལ་ནུག། 2 ཁྲོད། སྦུག་གི་མིང་། 3 བར་ཚག་ལྷོད་ལྷོད་བཟོ་བའི་དོན། རུལ་བ་གསོ་ཞིང་འཐེམས་པ་གསེང་།</text:p>
          </table:table-cell>
          <table:table-cell table:number-columns-repeated="252"/>
        </table:table-row>
        <table:table-row table:style-name="ro1">
          <table:table-cell office:value-type="string">
            <text:p>གསེང་ལམ།</text:p>
          </table:table-cell>
          <table:table-cell office:value-type="string">
            <text:p>/seng lam/</text:p>
          </table:table-cell>
          <table:table-cell office:value-type="string">
            <text:p>(མིང་)</text:p>
          </table:table-cell>
          <table:table-cell table:style-name="ce11" office:value-type="string">
            <text:p>1 ཕྲང་ལམ། ལམ་སྦུག་ཕྲང་ཟེར་བའི་དོན། 2 ཟུར་ལམ་གྱི་འགལ་མིང་།</text:p>
          </table:table-cell>
          <table:table-cell table:number-columns-repeated="252"/>
        </table:table-row>
        <table:table-row table:style-name="ro1">
          <table:table-cell office:value-type="string">
            <text:p>གསེད།</text:p>
          </table:table-cell>
          <table:table-cell office:value-type="string">
            <text:p>/se</text:p>
          </table:table-cell>
          <table:table-cell office:value-type="string">
            <text:p>(བྱ་ཚིག)</text:p>
          </table:table-cell>
          <table:table-cell table:style-name="ce11" office:value-type="string">
            <text:p>བསེད་ཀྱི་མ་འོངས་པ་དང་ད་ལྟ་བའི་ཚིག། བལ་ལ་སོགས་འཛིངས་ཏེ་ཡོད་མི་འདི་ཕར་འཕྱལ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སེབ།</text:p>
          </table:table-cell>
          <table:table-cell office:value-type="string">
            <text:p>/seb/</text:p>
          </table:table-cell>
          <table:table-cell office:value-type="string">
            <text:p>(མིང་)</text:p>
          </table:table-cell>
          <table:table-cell table:style-name="ce11" office:value-type="string">
            <text:p>1 བར་ནང་། སྦུག་ནང་གི་དོན། མོ་གྲོང་གསེབ་ཀྱི་མི་ཨིན་པས། 2 སྐྱེ་རྒྱུན་གྱི་དབང་པོ་མ་བཅད་པའི་རྟ་ཕོ། རྟ་གསེབ་ཅིག་འདུག།</text:p>
          </table:table-cell>
          <table:table-cell table:number-columns-repeated="252"/>
        </table:table-row>
        <table:table-row table:style-name="ro1">
          <table:table-cell office:value-type="string">
            <text:p>གསེབ་ལམ།</text:p>
          </table:table-cell>
          <table:table-cell office:value-type="string">
            <text:p>/seb lam/</text:p>
          </table:table-cell>
          <table:table-cell office:value-type="string">
            <text:p>(མིང་)</text:p>
          </table:table-cell>
          <table:table-cell table:style-name="ce11" office:value-type="string">
            <text:p>1 ཚལ་མ་ནང་ལས་ཕར་རྟ་དང་ནོར་འདི་ཚུ་འགྱོ་སའི་ལམ། ཟུར་ལམ་དང་དོན་གཅིག། གསེབ་ལམ་ནང་ལས་ཕར་མི་འདི་ཚུ་འགྱོ་དེས། 2 གཞུང་ལམ་གྱི་འགལ་མིང་།</text:p>
          </table:table-cell>
          <table:table-cell table:number-columns-repeated="252"/>
        </table:table-row>
        <table:table-row table:style-name="ro1">
          <table:table-cell office:value-type="string">
            <text:p>གསེར།</text:p>
          </table:table-cell>
          <table:table-cell office:value-type="string">
            <text:p>/ser/</text:p>
          </table:table-cell>
          <table:table-cell office:value-type="string">
            <text:p>(མིང་)</text:p>
          </table:table-cell>
          <table:table-cell table:style-name="ce11" office:value-type="string">
            <text:p>1 ས་གཏེར་ལས་ཐོན་པའི་རིན་པོ་ཆེ་དང་པོའི་མིང་། གསེར་གྱི་རྒྱན་ཆ་ཚུ་གོང་སྦོམ་ཨིན། 2 ཞེ་སའི་མིང་ལུ་འཇུག་པའི་དོན། བཀའ་རྒྱ་གསེར་གྱི་ཐིག་པ།</text:p>
          </table:table-cell>
          <table:table-cell table:number-columns-repeated="252"/>
        </table:table-row>
        <table:table-row table:style-name="ro1">
          <table:table-cell office:value-type="string">
            <text:p>གསེར་ཀོང་།</text:p>
          </table:table-cell>
          <table:table-cell office:value-type="string">
            <text:p>/ser kong/</text:p>
          </table:table-cell>
          <table:table-cell office:value-type="string">
            <text:p>(མིང་)</text:p>
          </table:table-cell>
          <table:table-cell table:style-name="ce11" office:value-type="string">
            <text:p>རྒྱུ་རིན་པོ་ཆེ་གསེར་གྱི་བརྡུངས་པའི་མཆོད་ཆས་ཅིག། གསེར་ཀོང་ནང་དཀར་མེ་ཕུལ་བཞག་ནུག།</text:p>
          </table:table-cell>
          <table:table-cell table:number-columns-repeated="252"/>
        </table:table-row>
        <table:table-row table:style-name="ro1">
          <table:table-cell office:value-type="string">
            <text:p>གསེར་དཀོན།</text:p>
          </table:table-cell>
          <table:table-cell office:value-type="string">
            <text:p>/ser koen/</text:p>
          </table:table-cell>
          <table:table-cell office:value-type="string">
            <text:p>(མིང་)</text:p>
          </table:table-cell>
          <table:table-cell table:style-name="ce11" office:value-type="string">
            <text:p>གསེར་འབོལ་བའི་འགལ་མིང་།</text:p>
          </table:table-cell>
          <table:table-cell table:number-columns-repeated="252"/>
        </table:table-row>
        <table:table-row table:style-name="ro1">
          <table:table-cell office:value-type="string">
            <text:p>གསེར་ཀྲམ།</text:p>
          </table:table-cell>
          <table:table-cell office:value-type="string">
            <text:p>/ser tram/</text:p>
          </table:table-cell>
          <table:table-cell office:value-type="string">
            <text:p>(མིང་)</text:p>
          </table:table-cell>
          <table:table-cell table:style-name="ce11" office:value-type="string">
            <text:p>གྲངས་ཚད་འཛིན་པའི་གསེར་གྱི་དངོས་ཀྱི་དངོས་པོ། འདི་ལུ་གསེར་ཊམ་ཟེར་ཡང་སླབ་སྲོལ་ཡོད།</text:p>
          </table:table-cell>
          <table:table-cell table:number-columns-repeated="252"/>
        </table:table-row>
        <table:table-row table:style-name="ro1">
          <table:table-cell office:value-type="string">
            <text:p>གསེར་སྐུ།</text:p>
          </table:table-cell>
          <table:table-cell office:value-type="string">
            <text:p>/ser ku/</text:p>
          </table:table-cell>
          <table:table-cell office:value-type="string">
            <text:p>(མིང་)</text:p>
          </table:table-cell>
          <table:table-cell table:style-name="ce11" office:value-type="string">
            <text:p>རྒྱུ་གསེར་ལས་བཟོ་བའི་རྒྱལ་བའི་སྐུ་རྟེན་སྤྱིའི་མིང་། གསེར་སྐུ་གོང་སྦོམ་ཡོད།</text:p>
          </table:table-cell>
          <table:table-cell table:number-columns-repeated="252"/>
        </table:table-row>
        <table:table-row table:style-name="ro1">
          <table:table-cell office:value-type="string">
            <text:p>གསེར་སྐུད།</text:p>
          </table:table-cell>
          <table:table-cell office:value-type="string">
            <text:p>/ser kue/</text:p>
          </table:table-cell>
          <table:table-cell office:value-type="string">
            <text:p>(མིང་)</text:p>
          </table:table-cell>
          <table:table-cell table:style-name="ce11" office:value-type="string">
            <text:p>1 སྔོ་སྨན་ཅིག་གི་མིང་། 2 སྐུདཔ་གསེར་བཟུམ་སྦེ་ཡོད་མི་འཐག་གི་རི་མོ་འཐུ་ནི་ཅིག།</text:p>
          </table:table-cell>
          <table:table-cell table:number-columns-repeated="252"/>
        </table:table-row>
        <table:table-row table:style-name="ro1">
          <table:table-cell office:value-type="string">
            <text:p>གསེར་སྐྱེམས།</text:p>
          </table:table-cell>
          <table:table-cell office:value-type="string">
            <text:p>/ser kem/</text:p>
          </table:table-cell>
          <table:table-cell office:value-type="string">
            <text:p>(མིང་)</text:p>
          </table:table-cell>
          <table:table-cell table:style-name="ce11" office:value-type="string">
            <text:p>ཆོས་སྐཡོང་སྲུང་མ་ཚུ་ལུ་ཕུལ་ནིའི་ཇ་དང་ཆང་ལ་སོགས་པའི་ཞེ་ས། ཡུལ་ལྷ་ལུ་གསེར་སྐྱེམས་ཕུལ།</text:p>
          </table:table-cell>
          <table:table-cell table:number-columns-repeated="252"/>
        </table:table-row>
        <table:table-row table:style-name="ro1">
          <table:table-cell office:value-type="string">
            <text:p>གསེར་ཁང་།</text:p>
          </table:table-cell>
          <table:table-cell office:value-type="string">
            <text:p>/ser khang/</text:p>
          </table:table-cell>
          <table:table-cell office:value-type="string">
            <text:p>(མིང་)</text:p>
          </table:table-cell>
          <table:table-cell office:value-type="string">
            <text:p>རྒྱུ་རིན་པོ་ཆེགསེར་ལས་གྲུབ་པའི་ཁྱིམ།</text:p>
          </table:table-cell>
          <table:table-cell table:number-columns-repeated="252"/>
        </table:table-row>
        <table:table-row table:style-name="ro1">
          <table:table-cell office:value-type="string">
            <text:p>གསེར་ཁབ།</text:p>
          </table:table-cell>
          <table:table-cell office:value-type="string">
            <text:p>/ser khab/</text:p>
          </table:table-cell>
          <table:table-cell office:value-type="string">
            <text:p>(མིང་)</text:p>
          </table:table-cell>
          <table:table-cell table:style-name="ce11" office:value-type="string">
            <text:p>1 རྒྱུ་གསེར་ལས་བཟོ་བའི་ཁབ་ཀྱི་མིང་། ནང་པའི་སྨན་བཅོས་འབད་ནི་ལུ་ཁོ་བྱེད་ཅིག་གི་མིང་། ཁྱོད་ནང་པའི་སྨན་ཁང་ནང་གསེར་ཁབ་རྐྱབ་པར་སོང་ཡི་ག།</text:p>
          </table:table-cell>
          <table:table-cell table:number-columns-repeated="252"/>
        </table:table-row>
        <table:table-row table:style-name="ro1">
          <table:table-cell office:value-type="string">
            <text:p>གསེར་ཁྲི།</text:p>
          </table:table-cell>
          <table:table-cell office:value-type="string">
            <text:p>/ser trhri/</text:p>
          </table:table-cell>
          <table:table-cell office:value-type="string">
            <text:p>(མིང་)</text:p>
          </table:table-cell>
          <table:table-cell table:style-name="ce11" office:value-type="string">
            <text:p>1 རྒྱུ་རིན་པོ་ཆེ་གསེར་ལས་བཟོ་བའི་ཁྲི། 2 རྒྱལ་པོའི་བཞུགས་ཁྲི་ཟེར་བའི་དོན། རྒྱལ་པོ་གསེར་ཁྲའི་སྟེང་དུ་བཞུགས།</text:p>
          </table:table-cell>
          <table:table-cell table:number-columns-repeated="252"/>
        </table:table-row>
        <table:table-row table:style-name="ro1">
          <table:table-cell office:value-type="string">
            <text:p>གསེར་གོང་།</text:p>
          </table:table-cell>
          <table:table-cell office:value-type="string">
            <text:p>/ser gong/</text:p>
          </table:table-cell>
          <table:table-cell office:value-type="string">
            <text:p>(མིང་)</text:p>
          </table:table-cell>
          <table:table-cell table:style-name="ce11" office:value-type="string">
            <text:p>1 གསེར་སྐོག་རྡོག། 2 གསེར་གྱི་རིན་དངུལ་གྱི་ཐང་གཞིའི་མིང་། གསེར་གོང་འཛེགས་ཡར་སོ་ནུག།</text:p>
          </table:table-cell>
          <table:table-cell table:number-columns-repeated="252"/>
        </table:table-row>
        <table:table-row table:style-name="ro1">
          <table:table-cell office:value-type="string">
            <text:p>གསེར་གྱི་རི་བདུན།</text:p>
          </table:table-cell>
          <table:table-cell office:value-type="string">
            <text:p>/ser gi ri duen/</text:p>
          </table:table-cell>
          <table:table-cell office:value-type="string">
            <text:p>(མིང་)</text:p>
          </table:table-cell>
          <table:table-cell table:style-name="ce11" office:value-type="string">
            <text:p>མུ་འཁྱུད་འཛིན། རྣམ་འདུད། རྟ་རྣ། ལྟ་ན་སྡུག་པ། སེང་ལྡེང་ཅན། གཤོལ་མདའ་འཛིན། གཉའ་ཤིང་འཛིན།</text:p>
          </table:table-cell>
          <table:table-cell table:number-columns-repeated="252"/>
        </table:table-row>
        <table:table-row table:style-name="ro1">
          <table:table-cell office:value-type="string">
            <text:p>གསེར་སྒ།</text:p>
          </table:table-cell>
          <table:table-cell office:value-type="string">
            <text:p>/ser ga/</text:p>
          </table:table-cell>
          <table:table-cell office:value-type="string">
            <text:p>(མིང་)</text:p>
          </table:table-cell>
          <table:table-cell table:style-name="ce11" office:value-type="string">
            <text:p>1 རྒྱུ་རིན་པོ་ཆེ་གསེར་ལས་གྲུབ་པའི་སྒ། 2 གསེར་སྒྲོན་པའི་སྒ་ལུ་ཡང་གསེར་སྒ་ཟེར་སླབ་སྲོལ་ཡོད།</text:p>
          </table:table-cell>
          <table:table-cell table:number-columns-repeated="252"/>
        </table:table-row>
        <table:table-row table:style-name="ro1">
          <table:table-cell office:value-type="string">
            <text:p>གསེར་སྒོ།</text:p>
          </table:table-cell>
          <table:table-cell office:value-type="string">
            <text:p>/ser go/</text:p>
          </table:table-cell>
          <table:table-cell office:value-type="string">
            <text:p>(མིང་)</text:p>
          </table:table-cell>
          <table:table-cell office:value-type="string">
            <text:p>རྒྱུ་གསེར་ལས་བཟོ་བའི་སྒོ།</text:p>
          </table:table-cell>
          <table:table-cell table:number-columns-repeated="252"/>
        </table:table-row>
        <table:table-row table:style-name="ro1">
          <table:table-cell office:value-type="string">
            <text:p>གསེར་སྒྲེང་།</text:p>
          </table:table-cell>
          <table:table-cell office:value-type="string">
            <text:p>/ser dreng/</text:p>
          </table:table-cell>
          <table:table-cell office:value-type="string">
            <text:p>(མིང་)</text:p>
          </table:table-cell>
          <table:table-cell table:style-name="ce11" office:value-type="string">
            <text:p>ཆེ་བསྟོད་ཀྱི་བསུ་བ་འབད་བའི་བྱ་སྤྱོད་ཅིག། ད་རེས་གསེར་སྒྲེང་འབད་དེས།</text:p>
          </table:table-cell>
          <table:table-cell table:number-columns-repeated="252"/>
        </table:table-row>
        <table:table-row table:style-name="ro1">
          <table:table-cell office:value-type="string">
            <text:p>གསེར་སྒོན།</text:p>
          </table:table-cell>
          <table:table-cell office:value-type="string">
            <text:p>/ser goen/</text:p>
          </table:table-cell>
          <table:table-cell office:value-type="string">
            <text:p>(བྱ་ཚིག)</text:p>
          </table:table-cell>
          <table:table-cell table:style-name="ce11" office:value-type="string">
            <text:p>དངུལ་གྱི་ཅ་ལ་ཚུ་ལུ་གསེར་བཏང་པའི་དོན། རྒྱ་གླིང་ལུ་གསེར་གསེར་སྒྲོན་ནུག།</text:p>
          </table:table-cell>
          <table:table-cell table:number-columns-repeated="252"/>
        </table:table-row>
        <table:table-row table:style-name="ro1">
          <table:table-cell office:value-type="string">
            <text:p>གསེར་འགྱུར་རྩི།</text:p>
          </table:table-cell>
          <table:table-cell office:value-type="string">
            <text:p>/ser jur tsi/</text:p>
          </table:table-cell>
          <table:table-cell office:value-type="string">
            <text:p>(མིང་)</text:p>
          </table:table-cell>
          <table:table-cell table:style-name="ce11" office:value-type="string">
            <text:p>ལྕགས་དང་རྡོ་ལ་སོགས་པ་དང་དངོས་པོ་ཕལ་པ་ཚུ་གསེར་ལུ་འགྱུར་ཚུགས་པའི་དངུལ་ཆུའི་མིང་། དངུལ་ཆུ་སྲང་གང་གིས་ལྕགས་སྲང་སྟོང་ཕྲག་གཅིག་གསེལ་ལུ་འགྱུར་ཚུགསཔ་ཨིན།</text:p>
          </table:table-cell>
          <table:table-cell table:number-columns-repeated="252"/>
        </table:table-row>
        <table:table-row table:style-name="ro1">
          <table:table-cell office:value-type="string">
            <text:p>གསེར་རྔ།</text:p>
          </table:table-cell>
          <table:table-cell office:value-type="string">
            <text:p>/ser nga/</text:p>
          </table:table-cell>
          <table:table-cell office:value-type="string">
            <text:p>(མིང་)</text:p>
          </table:table-cell>
          <table:table-cell table:style-name="ce11" office:value-type="string">
            <text:p>རྔའི་རིགས་ལས་ཅིག། རྔའི་བཟོ་རྣམ་དང་རི་མོ་ལུ་བརྟེན་བཏགས་པའི་མིང་། གསེར་རྔ། འབྲུག་རྔ། ལེབ་རྔ། འབུར་རྔ། རྫ་རྔ། ཐོད་རྔ་ཟེར་ཡོདཔ་ཨིན།</text:p>
          </table:table-cell>
          <table:table-cell table:number-columns-repeated="252"/>
        </table:table-row>
        <table:table-row table:style-name="ro1">
          <table:table-cell office:value-type="string">
            <text:p>གསེར་དངུལ།</text:p>
          </table:table-cell>
          <table:table-cell office:value-type="string">
            <text:p>/ser nguel/</text:p>
          </table:table-cell>
          <table:table-cell office:value-type="string">
            <text:p>(མིང་)</text:p>
          </table:table-cell>
          <table:table-cell table:style-name="ce11" office:value-type="string">
            <text:p>རིན་པོ་ཆེ་གསེར་དང་དངུལ་གཉིས་ཀྱི་མིང་གཅིག་ཁར་སླབ་ཐངས། གསེར་དངུལ་གྱི་རྒྱན་ཆ་མཛེས།</text:p>
          </table:table-cell>
          <table:table-cell table:number-columns-repeated="252"/>
        </table:table-row>
        <table:table-row table:style-name="ro1">
          <table:table-cell office:value-type="string">
            <text:p>གསེར་ཆུ།</text:p>
          </table:table-cell>
          <table:table-cell office:value-type="string">
            <text:p>/ser chu/</text:p>
          </table:table-cell>
          <table:table-cell office:value-type="string">
            <text:p>(མིང་)</text:p>
          </table:table-cell>
          <table:table-cell table:style-name="ce11" office:value-type="string">
            <text:p>1 གསེར་བཏུལ་ཏེ་ཆུ་བཟུམ་ཡོད་མི་འདི་གི་མིང་། 2 གསེར་གྱི་བཀྱག་བཟུམ་སྦེ་ཡོད་པའི་ཆུ་འདི་གི་མིང་། གསེར་ཆུ་ཉོ་སྟེ་ཚོན་བཏང་།</text:p>
          </table:table-cell>
          <table:table-cell table:number-columns-repeated="252"/>
        </table:table-row>
        <table:table-row table:style-name="ro1">
          <table:table-cell office:value-type="string">
            <text:p>གསེར་རྗངས་བརྡུངས།</text:p>
          </table:table-cell>
          <table:table-cell office:value-type="string">
            <text:p>/ser jang dung/</text:p>
          </table:table-cell>
          <table:table-cell office:value-type="string">
            <text:p>(བྱ་ཚིག)</text:p>
          </table:table-cell>
          <table:table-cell office:value-type="string">
            <text:p>གསེར་ཉག་རྐྱང་གིས་བརྡུངས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སེར་རྗེན་བརྡུངས།</text:p>
          </table:table-cell>
          <table:table-cell office:value-type="string">
            <text:p>/ser jen dung/</text:p>
          </table:table-cell>
          <table:table-cell office:value-type="string">
            <text:p>(བྱ་ཚིག)</text:p>
          </table:table-cell>
          <table:table-cell table:style-name="ce11" office:value-type="string">
            <text:p>གསེར་རྗངས་བརྡུངས་དང་དོན་གཅིག། དངུལ་ལ་སོགས་པ་གཞན་ལྷད་ག་ནི་ཡང་མེད་པར་གསེར་ཉག་རྐྱང་གིས་བརྡུངས་པའི་མཁོ་བྱད་སྤྱིའ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གསེར་ཉ།</text:p>
          </table:table-cell>
          <table:table-cell office:value-type="string">
            <text:p>/ser nya/</text:p>
          </table:table-cell>
          <table:table-cell office:value-type="string">
            <text:p>(མིང་)</text:p>
          </table:table-cell>
          <table:table-cell table:style-name="ce11" office:value-type="string">
            <text:p>ཆུ་ནང་གི་སེམས་ཅན་གྱི་རིགས་ལས་ཅིག། གཟུགས་ཁ་གསེར་གྱི་བཀྱག་བཟུམ་ཡོདཔ་ལས་གསེར་ཉ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གསེར་ཏིག།</text:p>
          </table:table-cell>
          <table:table-cell office:value-type="string">
            <text:p>/ser ti</text:p>
          </table:table-cell>
          <table:table-cell office:value-type="string">
            <text:p>(མིང་)</text:p>
          </table:table-cell>
          <table:table-cell office:value-type="string">
            <text:p>མེ་ཏོག་སེར་པོ་ཡོད་པའི་ཧོད་ལྡུམ་ཏིག་ཏའི་རིགས་ཅིག།</text:p>
          </table:table-cell>
          <table:table-cell table:number-columns-repeated="252"/>
        </table:table-row>
        <table:table-row table:style-name="ro1">
          <table:table-cell office:value-type="string">
            <text:p>གསེར་ཏོག།</text:p>
          </table:table-cell>
          <table:table-cell office:value-type="string">
            <text:p>/ser tog/</text:p>
          </table:table-cell>
          <table:table-cell office:value-type="string">
            <text:p>(མིང་)</text:p>
          </table:table-cell>
          <table:table-cell table:style-name="ce11" office:value-type="string">
            <text:p>གཉྗི་རའི་མིང་གཞན། གསེར་ཏོག་འདི་རྫོང་གཞི་དང་གཙུག་ལག་ཁང་ཚུ་ལུ་་བཀལཝ་ཨིན།</text:p>
          </table:table-cell>
          <table:table-cell table:number-columns-repeated="252"/>
        </table:table-row>
        <table:table-row table:style-name="ro1">
          <table:table-cell office:value-type="string">
            <text:p>གསེར་བཏང་།</text:p>
          </table:table-cell>
          <table:table-cell office:value-type="string">
            <text:p>/ser tang/</text:p>
          </table:table-cell>
          <table:table-cell office:value-type="string">
            <text:p>(བྱ་ཚིག)</text:p>
          </table:table-cell>
          <table:table-cell office:value-type="string">
            <text:p>གསེར་སྒྲོན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གསེར་ཐུར།</text:p>
          </table:table-cell>
          <table:table-cell office:value-type="string">
            <text:p>/ser thur/</text:p>
          </table:table-cell>
          <table:table-cell office:value-type="string">
            <text:p>(མིང་)</text:p>
          </table:table-cell>
          <table:table-cell office:value-type="string">
            <text:p>གསེར་གྱི་ཐུར་མའི་མིང་བསྡུས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སེར་མདོག།</text:p>
          </table:table-cell>
          <table:table-cell office:value-type="string">
            <text:p>/ser dog</text:p>
          </table:table-cell>
          <table:table-cell office:value-type="string">
            <text:p>(མིང་)</text:p>
          </table:table-cell>
          <table:table-cell table:style-name="ce11" office:value-type="string">
            <text:p>ཚོས་གཞིའི་བཀྱག། ཁ་མདོག་གསེར་བཟུམ་སྦེ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གསེར་གདུང་།</text:p>
          </table:table-cell>
          <table:table-cell office:value-type="string">
            <text:p>/ser dung/</text:p>
          </table:table-cell>
          <table:table-cell office:value-type="string">
            <text:p>(མིང་)</text:p>
          </table:table-cell>
          <table:table-cell table:style-name="ce11" office:value-type="string">
            <text:p>1 ཤི་བའི་རོ། ཕུངམོ་གི་ཞེ་ས། བླམ་གི་གསེར་གདུང་གདན་འདྲེན་ཞུ་དེས། 2 གསེར་སྐུ་དང་མཆོད་རྟེན་ལུ་ཡང་གསེར་གདུང་ཟེར་སླབ་སྲོལ་ཡོད།</text:p>
          </table:table-cell>
          <table:table-cell table:number-columns-repeated="252"/>
        </table:table-row>
        <table:table-row table:style-name="ro1">
          <table:table-cell office:value-type="string">
            <text:p>གསེར་ཕུལ།</text:p>
          </table:table-cell>
          <table:table-cell office:value-type="string">
            <text:p>/ser phuel/</text:p>
          </table:table-cell>
          <table:table-cell office:value-type="string">
            <text:p>(བྱ་ཚིག)</text:p>
          </table:table-cell>
          <table:table-cell table:style-name="ce11" office:value-type="string">
            <text:p>1 གསེར་སྒྲོན། གསེར་བཏང་ཚུ་དང་དོན་གཅིག། སངས་རྒྱས་ཀྱི་སྐུ་གཟུགས་ལུ་ཞལ་གསེར་ཕུལ་ནུག། 2 གཞན་ལུ་གསེར་བྱིན་པའི་དོན། བླམ་ལུ་གསེར་ཕུལ་ཡི།</text:p>
          </table:table-cell>
          <table:table-cell table:number-columns-repeated="252"/>
        </table:table-row>
        <table:table-row table:style-name="ro1">
          <table:table-cell office:value-type="string">
            <text:p>གསེར་བུམ།</text:p>
          </table:table-cell>
          <table:table-cell office:value-type="string">
            <text:p>/ser bum/</text:p>
          </table:table-cell>
          <table:table-cell office:value-type="string">
            <text:p>(མིང་)</text:p>
          </table:table-cell>
          <table:table-cell table:style-name="ce11" office:value-type="string">
            <text:p>རྒྱུ་རིན་པོ་ཆེ་གསེར་གྱིས་བཟོ་བའི་བུམ་པ། གསེར་གྱི་བུམ་པ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སེར་བྲིས།</text:p>
          </table:table-cell>
          <table:table-cell office:value-type="string">
            <text:p>/ser dri/</text:p>
          </table:table-cell>
          <table:table-cell office:value-type="string">
            <text:p>(མིང་)</text:p>
          </table:table-cell>
          <table:table-cell table:style-name="ce11" office:value-type="string">
            <text:p>སངས་རྒྱས་ཀྱི་བཀའ་ལ་སོགས་པའི་དཔེ་ཆ་འདི་ཚུ་གསེར་གྱིས་བྲིས་མི། འབྲུག་གི་ལྷ་ཁང་མང་ཤོས་ཅིག་ནང་ར་བཀའ་འགྱུར་གསེར་བྲིས་ཡོད།</text:p>
          </table:table-cell>
          <table:table-cell table:number-columns-repeated="252"/>
        </table:table-row>
        <table:table-row table:style-name="ro1">
          <table:table-cell office:value-type="string">
            <text:p>གསེར་སྦྲམ།</text:p>
          </table:table-cell>
          <table:table-cell office:value-type="string">
            <text:p>/ser dram/</text:p>
          </table:table-cell>
          <table:table-cell office:value-type="string">
            <text:p>(མིང་)</text:p>
          </table:table-cell>
          <table:table-cell office:value-type="string">
            <text:p>གསེར་གྱི་ཕྱེ་མ་ཨེར་མའི་ནང་རྫས་བཟུམ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གསེར་མིག་ཅན།</text:p>
          </table:table-cell>
          <table:table-cell office:value-type="string">
            <text:p>/ser mig cen/</text:p>
          </table:table-cell>
          <table:table-cell office:value-type="string">
            <text:p>(མིང་)</text:p>
          </table:table-cell>
          <table:table-cell office:value-type="string">
            <text:p>ཉའི་མིང་གཞན།</text:p>
          </table:table-cell>
          <table:table-cell table:number-columns-repeated="252"/>
        </table:table-row>
        <table:table-row table:style-name="ro1">
          <table:table-cell office:value-type="string">
            <text:p>གསེར་བཙོ་མ།</text:p>
          </table:table-cell>
          <table:table-cell office:value-type="string">
            <text:p>/ser tsom/</text:p>
          </table:table-cell>
          <table:table-cell office:value-type="string">
            <text:p>(མིང་)</text:p>
          </table:table-cell>
          <table:table-cell table:style-name="ce11" office:value-type="string">
            <text:p>གསེར་མེ་ནང་བཞུ་སྟེ་ཡང་བཙག་ལན་འབད་མི། བསྲེ་མེད་པའི་གསེར།</text:p>
          </table:table-cell>
          <table:table-cell table:number-columns-repeated="252"/>
        </table:table-row>
        <table:table-row table:style-name="ro1">
          <table:table-cell office:value-type="string">
            <text:p>གསེར་ཚགས།</text:p>
          </table:table-cell>
          <table:table-cell office:value-type="string">
            <text:p>/ser tshag</text:p>
          </table:table-cell>
          <table:table-cell office:value-type="string">
            <text:p>(མིང་)</text:p>
          </table:table-cell>
          <table:table-cell table:style-name="ce11" office:value-type="string">
            <text:p>དངུལ་གྱི་ཅ་ལ་འདི་ཚུ་གུ་གསེར་གྱི་ཐིག་ཁྲ་རྐྱབ་སྟེ་ཡོད་མི། དངུལ་ཤན་གསེར་ཚགས་ཅནམ་འདི་ལེགས་པས།</text:p>
          </table:table-cell>
          <table:table-cell table:number-columns-repeated="252"/>
        </table:table-row>
        <table:table-row table:style-name="ro1">
          <table:table-cell office:value-type="string">
            <text:p>གསེར་ཚོང།</text:p>
          </table:table-cell>
          <table:table-cell office:value-type="string">
            <text:p>/ser tshong/</text:p>
          </table:table-cell>
          <table:table-cell office:value-type="string">
            <text:p>(མིང་)</text:p>
          </table:table-cell>
          <table:table-cell office:value-type="string">
            <text:p>གསེར་གྱི་ཚོང་འབྲེལ་གྱི་ལཱ་འབད་བའི་དོན།མོ་གསེར་ཚོག་རྐྱབ་དེས།</text:p>
          </table:table-cell>
          <table:table-cell table:number-columns-repeated="252"/>
        </table:table-row>
        <table:table-row table:style-name="ro1">
          <table:table-cell office:value-type="string">
            <text:p>གསེར་ཞལ།</text:p>
          </table:table-cell>
          <table:table-cell office:value-type="string">
            <text:p>/ser zhel/</text:p>
          </table:table-cell>
          <table:table-cell office:value-type="string">
            <text:p>(མིང་)</text:p>
          </table:table-cell>
          <table:table-cell office:value-type="string">
            <text:p>བླམ་དང་སློབ་དཔོན་ལ་སོགས་པའི་གདོང་གི་ཞེ་ས།</text:p>
          </table:table-cell>
          <table:table-cell table:number-columns-repeated="252"/>
        </table:table-row>
        <table:table-row table:style-name="ro1">
          <table:table-cell office:value-type="string">
            <text:p>གསེར་ཞོང་།</text:p>
          </table:table-cell>
          <table:table-cell office:value-type="string">
            <text:p>/ser zhong/</text:p>
          </table:table-cell>
          <table:table-cell office:value-type="string">
            <text:p>(མིང་)</text:p>
          </table:table-cell>
          <table:table-cell table:style-name="ce11" office:value-type="string">
            <text:p>1 ཧོད་ཆས་ཀྱི་མིང་། གསེར་གྱི་གཞོང་པའི་དོན། 2 གཡུས་ཚན་གྱི་མིང་། མོ་གི་གཡུས་ཀྱི་གསེར་ཞོང་ལས་ཨིན།</text:p>
          </table:table-cell>
          <table:table-cell table:number-columns-repeated="252"/>
        </table:table-row>
        <table:table-row table:style-name="ro1">
          <table:table-cell office:value-type="string">
            <text:p>གསེར་ཟངས།</text:p>
          </table:table-cell>
          <table:table-cell office:value-type="string">
            <text:p>/ser zang/</text:p>
          </table:table-cell>
          <table:table-cell office:value-type="string">
            <text:p>(མིང་)</text:p>
          </table:table-cell>
          <table:table-cell office:value-type="string">
            <text:p>གསེར་དང་ཟངས་གཉིས་ཀྱི་མིང་གཅིག་ཁར་སླབ་ཐངས།</text:p>
          </table:table-cell>
          <table:table-cell table:number-columns-repeated="252"/>
        </table:table-row>
        <table:table-row table:style-name="ro1">
          <table:table-cell office:value-type="string">
            <text:p>གསེར་བཟོ།</text:p>
          </table:table-cell>
          <table:table-cell office:value-type="string">
            <text:p>/ser zo/</text:p>
          </table:table-cell>
          <table:table-cell office:value-type="string">
            <text:p>(མིང་)</text:p>
          </table:table-cell>
          <table:table-cell table:style-name="ce11" office:value-type="string">
            <text:p>གསེར་གྱིས་མཁོ་ཆས་མ་འདྲཝ་བཟོ་ནིའི་ལཱ་གི་མིང་། འབྲུག་ལུ་གསེར་བཟོ་ཤེས་མི་ལེ་ཤ་ཡོད།</text:p>
          </table:table-cell>
          <table:table-cell table:number-columns-repeated="252"/>
        </table:table-row>
        <table:table-row table:style-name="ro1">
          <table:table-cell office:value-type="string">
            <text:p>གསེར་འོད།</text:p>
          </table:table-cell>
          <table:table-cell office:value-type="string">
            <text:p>/ser hhoe/</text:p>
          </table:table-cell>
          <table:table-cell office:value-type="string">
            <text:p>(མིང་)</text:p>
          </table:table-cell>
          <table:table-cell office:value-type="string">
            <text:p>གསེར་གྱི་འོད་མདངས་ཟེར་བའི་མིང་བསྡུས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སེར་གཡུ།</text:p>
          </table:table-cell>
          <table:table-cell office:value-type="string">
            <text:p>/ser yu/</text:p>
          </table:table-cell>
          <table:table-cell office:value-type="string">
            <text:p>(མིང་)</text:p>
          </table:table-cell>
          <table:table-cell office:value-type="string">
            <text:p>རིན་པོ་ཆེ་གེར་དང་གཡུ་གཉིས་ཀྱི་མིང་གཅིག་ཁར་སླབ་ཐངས།</text:p>
          </table:table-cell>
          <table:table-cell table:number-columns-repeated="252"/>
        </table:table-row>
        <table:table-row table:style-name="ro1">
          <table:table-cell office:value-type="string">
            <text:p>གསེར་ཤིང་།</text:p>
          </table:table-cell>
          <table:table-cell office:value-type="string">
            <text:p>/ser shing/</text:p>
          </table:table-cell>
          <table:table-cell office:value-type="string">
            <text:p>(མིང་)</text:p>
          </table:table-cell>
          <table:table-cell office:value-type="string">
            <text:p>གསེར་གྱི་བཀྱག་བཟུམ་ཡོད་པའི་ཤིང་ཅིག།</text:p>
          </table:table-cell>
          <table:table-cell table:number-columns-repeated="252"/>
        </table:table-row>
        <table:table-row table:style-name="ro1">
          <table:table-cell office:value-type="string">
            <text:p>གསེར་སྲང་།</text:p>
          </table:table-cell>
          <table:table-cell office:value-type="string">
            <text:p>/ser sang/</text:p>
          </table:table-cell>
          <table:table-cell office:value-type="string">
            <text:p>(མིང་)</text:p>
          </table:table-cell>
          <table:table-cell table:style-name="ce11" office:value-type="string">
            <text:p>གསེར་གྱི་ལྗིད་ཚད་ཀྱི་གྱངས་ཁའི་མིང་། གསེར་སྲང་བརྒྱ་ལས་ཡོན་ཏན་སྣ་གཅིག་དགའ།</text:p>
          </table:table-cell>
          <table:table-cell table:number-columns-repeated="252"/>
        </table:table-row>
        <table:table-row table:style-name="ro1">
          <table:table-cell office:value-type="string">
            <text:p>གསེས།</text:p>
          </table:table-cell>
          <table:table-cell office:value-type="string">
            <text:p>/se/</text:p>
          </table:table-cell>
          <table:table-cell office:value-type="string">
            <text:p>(མིང་)</text:p>
          </table:table-cell>
          <table:table-cell table:style-name="ce11" office:value-type="string">
            <text:p>ནང་གསེས་ཟེར་དབྱེ་བ་ལུ་སླབ་པའི་དོན། མིའི་རིགས་ལུ་ཡང་ནང་གསེས་ལེ་ཤ་འབད་བརྩི་ནི་ཡོད།</text:p>
          </table:table-cell>
          <table:table-cell table:number-columns-repeated="252"/>
        </table:table-row>
        <table:table-row table:style-name="ro1">
          <table:table-cell office:value-type="string">
            <text:p>གསེས་ཤིང་</text:p>
          </table:table-cell>
          <table:table-cell office:value-type="string">
            <text:p>/se shing/</text:p>
          </table:table-cell>
          <table:table-cell office:value-type="string">
            <text:p>(མིང་)</text:p>
          </table:table-cell>
          <table:table-cell office:value-type="string">
            <text:p>གདུང་ཤིང་གི་འབམ་དང་འདྲ་བའི་ཤིང་གི་རིགས་ཅིག།</text:p>
          </table:table-cell>
          <table:table-cell table:number-columns-repeated="252"/>
        </table:table-row>
        <table:table-row table:style-name="ro1">
          <table:table-cell office:value-type="string">
            <text:p>གསོ།</text:p>
          </table:table-cell>
          <table:table-cell office:value-type="string">
            <text:p>/so/</text:p>
          </table:table-cell>
          <table:table-cell office:value-type="string">
            <text:p>(བྱ་ཚིག)</text:p>
          </table:table-cell>
          <table:table-cell table:style-name="ce11" office:value-type="string">
            <text:p>1 འཚོ་བའི་མཐུན་རྐྱེན་བསྒྲུབས་ཏེ་འཚོ་སྐྱོང་འབད་བའི་དོན། ཨ་ལུ་གསོ་བ་ལཱ་ཁག་ཡོད། 2 སྨན་བཅོས་འབད་བའི་དོན། སྨན་གྱིས་ནདཔ་གསོ་ཚུགས། 3 ཁ་བཀང་རྐྱབ་པའི་དོན། དཀར་མེ་ཁ་གསོ་རྐྱབ། 4 ཉམས་བཅོས་འབད་བའི་དོན། མཆོད་རྟེན་གཞི་གསོ་རྐྱབ་དགོ་པས།</text:p>
          </table:table-cell>
          <table:table-cell table:number-columns-repeated="252"/>
        </table:table-row>
        <table:table-row table:style-name="ro1">
          <table:table-cell office:value-type="string">
            <text:p>གསོ་སྐྱོང་།</text:p>
          </table:table-cell>
          <table:table-cell office:value-type="string">
            <text:p>/so cong/</text:p>
          </table:table-cell>
          <table:table-cell office:value-type="string">
            <text:p>(མིང་)</text:p>
          </table:table-cell>
          <table:table-cell table:style-name="ce11" office:value-type="string">
            <text:p>དངོས་པའོའི་རིགས་གསོ་སྟེ་བདག་འཛིན་འཐབ་པའི་དོན། ཕགཔ་གསོ་སྐྱོང་ཁང་ལེ་ཤ་འདུག།</text:p>
          </table:table-cell>
          <table:table-cell table:number-columns-repeated="252"/>
        </table:table-row>
        <table:table-row table:style-name="ro1">
          <table:table-cell office:value-type="string">
            <text:p>གསོ་མཁན།</text:p>
          </table:table-cell>
          <table:table-cell office:value-type="string">
            <text:p>/so khen/</text:p>
          </table:table-cell>
          <table:table-cell office:value-type="string">
            <text:p>(མིང་)</text:p>
          </table:table-cell>
          <table:table-cell table:style-name="ce11" office:value-type="string">
            <text:p>ནདཔ་བཅོ་མི། འཚོ་སྐྱོང་འཐབ་མི། བདག་འཛིན་འཐབ་མི་ཟེར་བའི་དོན། མོ་ཕགཔ་གསོ་མཁན་ཨིན།</text:p>
          </table:table-cell>
          <table:table-cell table:number-columns-repeated="252"/>
        </table:table-row>
        <table:table-row table:style-name="ro1">
          <table:table-cell office:value-type="string">
            <text:p>གསོ་རྟ།</text:p>
          </table:table-cell>
          <table:table-cell office:value-type="string">
            <text:p>/so ta/</text:p>
          </table:table-cell>
          <table:table-cell office:value-type="string">
            <text:p>(མིང་)</text:p>
          </table:table-cell>
          <table:table-cell table:style-name="ce11" office:value-type="string">
            <text:p>1 འཚོ་སྐྱོང་འབད་ནིའི་རྟ་ཟེར་བའི་དོན། 2 རང་སའི་འགན་འབག་མ་འཐད་པའི་མི་ཚུ་གི་མིང་། མི་འདི་གཞུང་གི་གསོ་རྟ་ཨིན་པས།</text:p>
          </table:table-cell>
          <table:table-cell table:number-columns-repeated="252"/>
        </table:table-row>
        <table:table-row table:style-name="ro1">
          <table:table-cell office:value-type="string">
            <text:p>གསོ་འཐུས།</text:p>
          </table:table-cell>
          <table:table-cell office:value-type="string">
            <text:p>/so thue/</text:p>
          </table:table-cell>
          <table:table-cell office:value-type="string">
            <text:p>(མིང་)</text:p>
          </table:table-cell>
          <table:table-cell table:style-name="ce11" office:value-type="string">
            <text:p>རང་གི་ཨ་ལུ་གཞན་གྱི་གསོ་སྐྱོང་འཐབ་པའི་འཐུས་དངུལ། མོ་ལུ་ཨ་ལུའི་གསོ་འཐུས་སྤྲོད་དགོཔ་བཟོ་ད་ཡི།</text:p>
          </table:table-cell>
          <table:table-cell table:number-columns-repeated="252"/>
        </table:table-row>
        <table:table-row table:style-name="ro1">
          <table:table-cell office:value-type="string">
            <text:p>གསོ་དཔྱད།</text:p>
          </table:table-cell>
          <table:table-cell office:value-type="string">
            <text:p>/so ce/</text:p>
          </table:table-cell>
          <table:table-cell office:value-type="string">
            <text:p>(མིང་)</text:p>
          </table:table-cell>
          <table:table-cell table:style-name="ce11" office:value-type="string">
            <text:p>སྨན་བཅོས་ཀྱི་སྒོ་ལས་ནདཔ་གསོ་བའི་ཐབས་ལམ་གྱི་མིང་། གསོ་དཔྱད་ཀྱི་ཤེས་ཡོན་སྦྱང་དགོ།</text:p>
          </table:table-cell>
          <table:table-cell table:number-columns-repeated="252"/>
        </table:table-row>
        <table:table-row table:style-name="ro1">
          <table:table-cell office:value-type="string">
            <text:p>གསོ་བ།</text:p>
          </table:table-cell>
          <table:table-cell office:value-type="string">
            <text:p>/so wa/</text:p>
          </table:table-cell>
          <table:table-cell office:value-type="string">
            <text:p>(མིང་)</text:p>
          </table:table-cell>
          <table:table-cell table:style-name="ce11" office:value-type="string">
            <text:p>གསོ་བྱ། གསོ་བྱེད། གསོ་ཐབས་ཚུ་ཁ་གསལ་སྟོན་པའི་སྨན་གཞུང་གཞུང་གི་སྤྱ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གསོ་བ་རིག་པ།</text:p>
          </table:table-cell>
          <table:table-cell office:value-type="string">
            <text:p>/so wa rig pa/</text:p>
          </table:table-cell>
          <table:table-cell office:value-type="string">
            <text:p>(མིང་)</text:p>
          </table:table-cell>
          <table:table-cell table:style-name="ce11" office:value-type="string">
            <text:p>སྨན་བཅོས་འབད་ཐངས་ཀྱི་ཤེས་ཡོད་ཟེར་འབི་དོན། གསོ་བ་རིག་པ་འདི་རང་ལུ་མཁོ་ཆེ་ཤོས་ཅིག་ཨིན།</text:p>
          </table:table-cell>
          <table:table-cell table:number-columns-repeated="252"/>
        </table:table-row>
        <table:table-row table:style-name="ro1">
          <table:table-cell office:value-type="string">
            <text:p>གསོ་སྦྱོང་།</text:p>
          </table:table-cell>
          <table:table-cell office:value-type="string">
            <text:p>/so jong/</text:p>
          </table:table-cell>
          <table:table-cell office:value-type="string">
            <text:p>(མིང་)</text:p>
          </table:table-cell>
          <table:table-cell table:style-name="ce11" office:value-type="string">
            <text:p>ནང་པའི་ཆོས་ལུགས་ཀྱི་སྡིག་པ་བཤགས་སྦྱང་འབད་ཐབས་ཀྱི་ལག་ལེན་ཅིག་གི་མིང་། དགེ་བ་ཁ་གསོ་ཞིང་སྡིག་པ་སྦྱོང་ཐབས་ཀྱི་ལཱ་འབད་བའི་དོན། གསོ་སྦྱོང་གི་སྡོམ་པ་ཞུ་དགོ།</text:p>
          </table:table-cell>
          <table:table-cell table:number-columns-repeated="252"/>
        </table:table-row>
        <table:table-row table:style-name="ro1">
          <table:table-cell office:value-type="string">
            <text:p>གསོ་སྦྱོང་ཡན་ལག་བརྒྱད།</text:p>
          </table:table-cell>
          <table:table-cell office:value-type="string">
            <text:p>/so jong yen la ge/</text:p>
          </table:table-cell>
          <table:table-cell office:value-type="string">
            <text:p>(མིང་)</text:p>
          </table:table-cell>
          <table:table-cell table:style-name="ce11" office:value-type="string">
            <text:p>སྲོག་གཅོད་པ། རྐུ་འཕྲོག་གི་ལཱ། འཁྲིག་པ་ཟེར་འདོན་སྤྱོད། རྫུན་ཟེར་ཤོབ། ཆང་དང་དུས་ཚོད་མིན་པའི་ཟས། མལ་སྟན་མཐོ་བ་ལ་དགའ་བ། གར་སོགས་གསུམ། ཕྲེང་སོགས་གསུམ་བཅས་ཨིན།</text:p>
          </table:table-cell>
          <table:table-cell table:number-columns-repeated="252"/>
        </table:table-row>
        <table:table-row table:style-name="ro1">
          <table:table-cell office:value-type="string">
            <text:p>གསོ་མ།</text:p>
          </table:table-cell>
          <table:table-cell office:value-type="string">
            <text:p>/so ma/</text:p>
          </table:table-cell>
          <table:table-cell office:value-type="string">
            <text:p>(མིང་)</text:p>
          </table:table-cell>
          <table:table-cell table:style-name="ce11" office:value-type="string">
            <text:p>ཤིང་ནང་བཏབ་སྟེ་གསོ་སྐྱོག་འཐབ་པའི་ཤིང་ཅིག་གི་མིང་། ཤིང་འདི་གི་པགས་ཀོ་གིས་བོ་ར་ཕད་རྩེ་ལ་སོགས་པའི་ཧོད་ཆ་འཐགཔ་ཨིན།</text:p>
          </table:table-cell>
          <table:table-cell table:number-columns-repeated="252"/>
        </table:table-row>
        <table:table-row table:style-name="ro1">
          <table:table-cell office:value-type="string">
            <text:p>གསོ་མི།</text:p>
          </table:table-cell>
          <table:table-cell office:value-type="string">
            <text:p>/so mi/</text:p>
          </table:table-cell>
          <table:table-cell office:value-type="string">
            <text:p>(མིང་)</text:p>
          </table:table-cell>
          <table:table-cell table:style-name="ce11" office:value-type="string">
            <text:p>གསོ་མི་དང་དོན་གཅིག། ད་རེས་ནང་པ་ཕགཔ་གསོ་མི་འདི་དཀོན་པས།</text:p>
          </table:table-cell>
          <table:table-cell table:number-columns-repeated="252"/>
        </table:table-row>
        <table:table-row table:style-name="ro1">
          <table:table-cell office:value-type="string">
            <text:p>གསོ་རིག།</text:p>
          </table:table-cell>
          <table:table-cell office:value-type="string">
            <text:p>/so rig/</text:p>
          </table:table-cell>
          <table:table-cell office:value-type="string">
            <text:p>(མིང་)</text:p>
          </table:table-cell>
          <table:table-cell table:style-name="ce11" office:value-type="string">
            <text:p>གསོ་བ་རིག་པ་ཟེར་བའི་མིང་བསྡུས་པའི་དོན། གཟུགས་ཁར་ནད་གཞི་མེད་པར་བདེ་ཏོག་ཏོ་འབད་གནས་ཐབས་ལུ་ནད་རིགས་སྔོན་གོང་ལས་བཀག་ནི་དང་ནད་གསོ་བཅོས་འབད་ཐངས་ཚུ་ཁ་གསལ་སྟོན་པའི་སྨན་གཞུང་ག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གསོག།</text:p>
          </table:table-cell>
          <table:table-cell office:value-type="string">
            <text:p>/so ce/</text:p>
          </table:table-cell>
          <table:table-cell office:value-type="string">
            <text:p>(བྱ་ཚིག)</text:p>
          </table:table-cell>
          <table:table-cell table:style-name="ce11" office:value-type="string">
            <text:p>བསག་གི་ད་ལྟ་བའི་ཚིག། དངོས་རྫས་རྒྱུ་ནོར་ལ་སོགས་པ་ཉུང་སུ་ཅིག་ལས་བསག་སྟེ་ལེ་ཤ་འབད་བཟོ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སོག་འཇོག།</text:p>
          </table:table-cell>
          <table:table-cell office:value-type="string">
            <text:p>/so jo</text:p>
          </table:table-cell>
          <table:table-cell office:value-type="string">
            <text:p>(བྱ་ཚིག)</text:p>
          </table:table-cell>
          <table:table-cell table:style-name="ce11" office:value-type="string">
            <text:p>1 རང་གི་དོན་ལུ་རྒྱུ་དངུལ་ཚུ་བསགས་ཏེ་བཞག་ནི། 2 མི་དམངས་ཀྱི་དངུལ་འདི་ཚུ་དངུལ་ཁང་ནང་བཙུགས་སྟེ་འབད་བདག་འཛིན་འཐབ་པའི་དོན། ཁོ་དངུལ་ཁང་ནང་དངུལ་གསོག་འཇོག་འབད་བཞག་ནུག།</text:p>
          </table:table-cell>
          <table:table-cell table:number-columns-repeated="252"/>
        </table:table-row>
        <table:table-row table:style-name="ro1">
          <table:table-cell office:value-type="string">
            <text:p>གསོག་པོ།</text:p>
          </table:table-cell>
          <table:table-cell office:value-type="string">
            <text:p>/so po</text:p>
          </table:table-cell>
          <table:table-cell office:value-type="string">
            <text:p>(མིང་)</text:p>
          </table:table-cell>
          <table:table-cell table:style-name="ce11" office:value-type="string">
            <text:p>སྙིང་པོ་མེད་པ། བདེན་པ་མེད་པའི་དོན། གསོག་གསོབ། གསོག་རྫུ། ཡ་མ་བརླ་ཚུ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གསོག་རུམ།</text:p>
          </table:table-cell>
          <table:table-cell office:value-type="string">
            <text:p>/so rum</text:p>
          </table:table-cell>
          <table:table-cell office:value-type="string">
            <text:p>(མིང་)</text:p>
          </table:table-cell>
          <table:table-cell office:value-type="string">
            <text:p>རྒྱུ་ནོར་ལ་སོགས་པ་ལེ་ཤ་བཟོ་སྟེ་སྤེལ་བའི་བྱ་སྤྱོད་ཀྱ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གསོགས།</text:p>
          </table:table-cell>
          <table:table-cell office:value-type="string">
            <text:p>/sog/</text:p>
          </table:table-cell>
          <table:table-cell office:value-type="string">
            <text:p>(སྐུལ་ཚིག)</text:p>
          </table:table-cell>
          <table:table-cell table:style-name="ce11" office:value-type="string">
            <text:p>1 གསག་གི་སྐུལ་ཚིག་གི་འབྲི་ཐངས་གཞན། 2 གསེག་གི་སྐུལ་ཚིག། གསོག་གི་སྐུལ་ཚིག། རྒྱུ་ནོར་སོགས་གསོགས་ཤིག།</text:p>
          </table:table-cell>
          <table:table-cell table:number-columns-repeated="252"/>
        </table:table-row>
        <table:table-row table:style-name="ro1">
          <table:table-cell office:value-type="string">
            <text:p>གསོང་།</text:p>
          </table:table-cell>
          <table:table-cell office:value-type="string">
            <text:p>/song/</text:p>
          </table:table-cell>
          <table:table-cell office:value-type="string">
            <text:p>(མིང་)</text:p>
          </table:table-cell>
          <table:table-cell table:style-name="ce11" office:value-type="string">
            <text:p>གསང་གི་ད་ལྟ་བའི་ཚིག། གཞན་ལུ་མ་སླབ་པར་བཞག་མི།</text:p>
          </table:table-cell>
          <table:table-cell table:number-columns-repeated="252"/>
        </table:table-row>
        <table:table-row table:style-name="ro1">
          <table:table-cell office:value-type="string">
            <text:p>གསོང་པོ།</text:p>
          </table:table-cell>
          <table:table-cell office:value-type="string">
            <text:p>/song po/</text:p>
          </table:table-cell>
          <table:table-cell office:value-type="string">
            <text:p>(མིང་)</text:p>
          </table:table-cell>
          <table:table-cell table:style-name="ce11" office:value-type="string">
            <text:p>སྲོང་པོའི་འབརི་ཐངས་གཞན། གསོང་པོར་སྨྲ་ཟེར་ཕྲང་སྟེ་སླབ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སོད།</text:p>
          </table:table-cell>
          <table:table-cell office:value-type="string">
            <text:p>/soe/</text:p>
          </table:table-cell>
          <table:table-cell office:value-type="string">
            <text:p>(བྱ་ཚིག་)</text:p>
          </table:table-cell>
          <table:table-cell table:style-name="ce11" office:value-type="string">
            <text:p>སོད་ཀྱི་ད་ལྟ་བའི་ཚིག། སེམས་ཅན་གྱི་སྲོག་གཅོད་མི།</text:p>
          </table:table-cell>
          <table:table-cell table:number-columns-repeated="252"/>
        </table:table-row>
        <table:table-row table:style-name="ro1">
          <table:table-cell office:value-type="string">
            <text:p>གསོན།</text:p>
          </table:table-cell>
          <table:table-cell office:value-type="string">
            <text:p>/soen/</text:p>
          </table:table-cell>
          <table:table-cell office:value-type="string">
            <text:p>(བྱ་ཚིག་)</text:p>
          </table:table-cell>
          <table:table-cell office:value-type="string">
            <text:p>གསན་གྱི་ད་ལྟ་བ་དང་སྐུལ་ཚིག།ཉན་པའི་ཞེ་ས།</text:p>
          </table:table-cell>
          <table:table-cell office:value-type="string">
            <text:p>སྙན་གསན་པའི་ག་ཡང་མེད།</text:p>
          </table:table-cell>
          <table:table-cell office:value-type="string">
            <text:p>གླུ་དབྱངས་སྙན་གསན་ཅིག།</text:p>
          </table:table-cell>
          <table:table-cell office:value-type="string">
            <text:p>༢.ཚེ་སྲོག་གི་རྒྱུན་གནསཔའི་དོན།</text:p>
          </table:table-cell>
          <table:table-cell office:value-type="string">
            <text:p>གསོན་ཚེ་སྡིག་པའི་ལཱ་འབད་ནི་བཞག།</text:p>
          </table:table-cell>
          <table:table-cell table:number-columns-repeated="248"/>
        </table:table-row>
        <table:table-row table:style-name="ro1">
          <table:table-cell office:value-type="string">
            <text:p>གསོན་ཅིག།</text:p>
          </table:table-cell>
          <table:table-cell office:value-type="string">
            <text:p>/soen ci</text:p>
          </table:table-cell>
          <table:table-cell office:value-type="string">
            <text:p>(མིང་)</text:p>
          </table:table-cell>
          <table:table-cell table:style-name="ce11" office:value-type="string">
            <text:p>ཉོན་ཅིག་ཟེར་བའི་ཞེ་ས། སྙན་ལེགས་ཤོམ་འབད་གསོན་ཅིག།</text:p>
          </table:table-cell>
          <table:table-cell table:number-columns-repeated="252"/>
        </table:table-row>
        <table:table-row table:style-name="ro1">
          <table:table-cell office:value-type="string">
            <text:p>གསོན་འདྲེ།</text:p>
          </table:table-cell>
          <table:table-cell office:value-type="string">
            <text:p>/soen dre/</text:p>
          </table:table-cell>
          <table:table-cell office:value-type="string">
            <text:p>(མིང་)</text:p>
          </table:table-cell>
          <table:table-cell office:value-type="string">
            <text:p>མི་དང་སེམས་ཅན་ལུ་གནོད་པའི་གདོན་ཅིག་ག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གསོན་པོ།</text:p>
          </table:table-cell>
          <table:table-cell office:value-type="string">
            <text:p>/soen po/</text:p>
          </table:table-cell>
          <table:table-cell office:value-type="string">
            <text:p>(མིང་)</text:p>
          </table:table-cell>
          <table:table-cell table:style-name="ce11" office:value-type="string">
            <text:p>1 གཤིན་པོའི་འགལ་མིང་། མི་དང་སེམས་ཅན་གྱི་ཚེ་སྲོག་གི་རྒྱུན་གནས་ཏེ་ཡོད་པའི་དོན། གསོན་པོའི་སྐུ་རིམ་དང་གཤིན་པོའི་དགེ་རྩ།</text:p>
          </table:table-cell>
          <table:table-cell table:number-columns-repeated="252"/>
        </table:table-row>
        <table:table-row table:style-name="ro1">
          <table:table-cell office:value-type="string">
            <text:p>གསོན་གཤིན།</text:p>
          </table:table-cell>
          <table:table-cell office:value-type="string">
            <text:p>/soen shing/</text:p>
          </table:table-cell>
          <table:table-cell office:value-type="string">
            <text:p>(མིང་)</text:p>
          </table:table-cell>
          <table:table-cell table:style-name="ce11" office:value-type="string">
            <text:p>གསོན་པོ་དང་གཤིན་པོ་གཉིས་ཀྱི་མིང་གཅིག་ཁར་སླབ་ཐངས།</text:p>
          </table:table-cell>
          <table:table-cell table:number-columns-repeated="252"/>
        </table:table-row>
        <table:table-row table:style-name="ro1">
          <table:table-cell office:value-type="string">
            <text:p>གསོབ།</text:p>
          </table:table-cell>
          <table:table-cell office:value-type="string">
            <text:p>/sob/</text:p>
          </table:table-cell>
          <table:table-cell office:value-type="string">
            <text:p>(མིང་)</text:p>
          </table:table-cell>
          <table:table-cell table:style-name="ce11" office:value-type="string">
            <text:p>༡.ཕྱིའི་པགས་ཀོའི་མིང་། སྦུལ་གྱི་གསོབ། 2 མི་དང་སྒོ་ནོར་གྱི་པགས་ཀོ་ཁོང་སྟོང་གི་ནང་ན་དངོས་རྫས་གཞན་བཙུགས་ཏེ་འདྲ་གཟུགས་བཟོ་མི་འདི་གི་མིང་། 3 སྙིང་པོ་མེད་པའི་དོན། ཤིང་འདི་གསོབ་གསོབ་ཅིག་ཨིན་པས། བསབ་ཀྱི་ད་ལྟ་བའི་འབྲི་ཐངས་གཞན། ཕ་མའི་དྲིན་ལན་གསོབ་པར་བྱེད།</text:p>
          </table:table-cell>
          <table:table-cell table:number-columns-repeated="252"/>
        </table:table-row>
        <table:table-row table:style-name="ro1">
          <table:table-cell office:value-type="string">
            <text:p>གསོམ་པ།</text:p>
          </table:table-cell>
          <table:table-cell office:value-type="string">
            <text:p>/som pa/</text:p>
          </table:table-cell>
          <table:table-cell office:value-type="string">
            <text:p>(མིང་)</text:p>
          </table:table-cell>
          <table:table-cell table:style-name="ce11" office:value-type="string">
            <text:p>ཁག་ཤིང་གི་མིང་གཞན། འདི་ལུ་རིགས་མ་འདྲཝ་ལེ་ཤ་ཡོད། གསོམ་ཤིང་ཟེར་ཡང་སླབ་སྲོལ་ཡོད། བཟོ་ཤིང་ཁྱད་པར་འཕགས་པ་ཅིག་ཨིན།</text:p>
          </table:table-cell>
          <table:table-cell table:number-columns-repeated="252"/>
        </table:table-row>
        <table:table-row table:style-name="ro1">
          <table:table-cell office:value-type="string">
            <text:p>གསོར།</text:p>
          </table:table-cell>
          <table:table-cell office:value-type="string">
            <text:p>/sor</text:p>
          </table:table-cell>
          <table:table-cell office:value-type="string">
            <text:p>(མིང་)</text:p>
          </table:table-cell>
          <table:table-cell table:style-name="ce11" office:value-type="string">
            <text:p>1 ཕྱེངམ་དང་ཤོ་མིག་ལ་སོགས་པ་དོང་སྤེད་ནིའི་ལག་ཆས་ཅིག་གི་མིང་། 2 ལག་ཆ་སྟ་རེ་དང་ཟོརཝ་ལ་སོགས་པ་གཡུག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གསོལ།</text:p>
          </table:table-cell>
          <table:table-cell office:value-type="string">
            <text:p>/soel/</text:p>
          </table:table-cell>
          <table:table-cell office:value-type="string">
            <text:p>(མིང་)</text:p>
          </table:table-cell>
          <table:table-cell table:style-name="ce11" office:value-type="string">
            <text:p>1 བཟའ་འཐུང་གི་རིགས་ཚུ་ལོངས་སྤྱོད་པའི་ཞེ་ས། བཞེས་ཀྱི་འབྲི་ཐངས་གཞན། ༢.གོ་ལ་བགྱོན་པའི་ཞེ་ས། 3 རང་གི་དོན་བསྒྲུབ་ནིའི་དོན་ལུ་གཞན་ལུ་ཞུ་འབད་བའི་དོན། སློབ་ཁྲིད་གནང་དུ་གསོལ། 4 ཞུ་བ་ཕུལ་བ། འདྲི་བ་བཀོད་པའི་ཞེ་ས། རབ་འབྱོར་གྱི་གསོལ་པ་ལ་སོག་པ་ལྟ་བུ།</text:p>
          </table:table-cell>
          <table:table-cell table:number-columns-repeated="252"/>
        </table:table-row>
        <table:table-row table:style-name="ro1">
          <table:table-cell office:value-type="string">
            <text:p>གསོལ་དཀྲུམ།</text:p>
          </table:table-cell>
          <table:table-cell office:value-type="string">
            <text:p>/soel trum/</text:p>
          </table:table-cell>
          <table:table-cell office:value-type="string">
            <text:p>(མིང་)</text:p>
          </table:table-cell>
          <table:table-cell table:style-name="ce11" office:value-type="string">
            <text:p>སྤགས་ཀྱི་ཞེ་ས། གསོལ་དཀྲུམ་ནོར་ཤ་བཟོ་བཞག་ནུག།</text:p>
          </table:table-cell>
          <table:table-cell table:number-columns-repeated="252"/>
        </table:table-row>
        <table:table-row table:style-name="ro1">
          <table:table-cell office:value-type="string">
            <text:p>གསོལ་ཁ།</text:p>
          </table:table-cell>
          <table:table-cell office:value-type="string">
            <text:p>/soel kha/</text:p>
          </table:table-cell>
          <table:table-cell office:value-type="string">
            <text:p>(མིང་)</text:p>
          </table:table-cell>
          <table:table-cell table:style-name="ce11" office:value-type="string">
            <text:p>ཆོས་སྐྱོང་སྲུང་མ་ཚུ་ལུ་ཕྲིན་ལས་བཅོས་བའི་དོན། ཆོས་སྐྱོང་སྲུང་མ་ཚུ་ལུ་གསོལ་ཁ་ཕུལ་ཚུགས་པ་ཅིན་ལེགས་ཤོམ་ཨིན།</text:p>
          </table:table-cell>
          <table:table-cell table:number-columns-repeated="252"/>
        </table:table-row>
        <table:table-row table:style-name="ro1">
          <table:table-cell office:value-type="string">
            <text:p>གསོལ་སྒྱེས།</text:p>
          </table:table-cell>
          <table:table-cell office:value-type="string">
            <text:p>/soel ge</text:p>
          </table:table-cell>
          <table:table-cell office:value-type="string">
            <text:p>(མིང་)</text:p>
          </table:table-cell>
          <table:table-cell table:style-name="ce11" office:value-type="string">
            <text:p>ཚོདམ་གྱི་ཞེ་ས། གསོལ་སྒྱེས་ག་ཅི་བཟོ་ཡི།</text:p>
          </table:table-cell>
          <table:table-cell table:number-columns-repeated="252"/>
        </table:table-row>
        <table:table-row table:style-name="ro1">
          <table:table-cell office:value-type="string">
            <text:p>གསོལ་སྒྲོ།</text:p>
          </table:table-cell>
          <table:table-cell office:value-type="string">
            <text:p>/soel dro/</text:p>
          </table:table-cell>
          <table:table-cell office:value-type="string">
            <text:p>(མིང་)</text:p>
          </table:table-cell>
          <table:table-cell table:style-name="ce11" office:value-type="string">
            <text:p>སྤགས་ཀྱི་ཞེ་ས། གསོལ་ཀྲུམ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གསོལ་ཅོག།</text:p>
          </table:table-cell>
          <table:table-cell office:value-type="string">
            <text:p>/soel co</text:p>
          </table:table-cell>
          <table:table-cell office:value-type="string">
            <text:p>(མིང་)</text:p>
          </table:table-cell>
          <table:table-cell table:style-name="ce11" office:value-type="string">
            <text:p>བཞེས་སྒོ་བཀལ་སའི་སྟེགས་ཀྱི་ཞེ་ས། གསོལ་ཅོག་ཅིག་ངེས་པར་དུ་དགོཔ་འདུག།</text:p>
          </table:table-cell>
          <table:table-cell table:number-columns-repeated="252"/>
        </table:table-row>
        <table:table-row table:style-name="ro1">
          <table:table-cell office:value-type="string">
            <text:p>གསོལ་ཆུ།</text:p>
          </table:table-cell>
          <table:table-cell office:value-type="string">
            <text:p>/soel chu/</text:p>
          </table:table-cell>
          <table:table-cell office:value-type="string">
            <text:p>(མིང་)</text:p>
          </table:table-cell>
          <table:table-cell table:style-name="ce11" office:value-type="string">
            <text:p>འཐུང་ནིའི་ཆུའི་ཞེ་ས། གསོལ་ཆུ་དྲངས་དགོ་པས།</text:p>
          </table:table-cell>
          <table:table-cell table:number-columns-repeated="252"/>
        </table:table-row>
        <table:table-row table:style-name="ro1">
          <table:table-cell office:value-type="string">
            <text:p>གསོལ་ཆུམ།</text:p>
          </table:table-cell>
          <table:table-cell office:value-type="string">
            <text:p>/soel chum/</text:p>
          </table:table-cell>
          <table:table-cell office:value-type="string">
            <text:p>(མིང་)</text:p>
          </table:table-cell>
          <table:table-cell table:style-name="ce11" office:value-type="string">
            <text:p>ལྟོ་གཡོ་ནིའི་ཆུམ་གྱི་ཞེ་ས། གསོལ་ཆུམ་དམརཔོ་རྫོགས་སོ་ནུག།</text:p>
          </table:table-cell>
          <table:table-cell table:number-columns-repeated="252"/>
        </table:table-row>
        <table:table-row table:style-name="ro1">
          <table:table-cell office:value-type="string">
            <text:p>གསོལ་མཆོད།</text:p>
          </table:table-cell>
          <table:table-cell office:value-type="string">
            <text:p>/soel choe/</text:p>
          </table:table-cell>
          <table:table-cell office:value-type="string">
            <text:p>(མིང་)</text:p>
          </table:table-cell>
          <table:table-cell table:style-name="ce11" office:value-type="string">
            <text:p>གསོལ་བ་བཏབ་པ་དང་མཆོད་པའི་མིང་གཉིས་གཅིག་ཁར་སླབ་ཐངས། ལྷ་ལུ་གསོལ་མཆོད་ཕུལ།</text:p>
          </table:table-cell>
          <table:table-cell table:number-columns-repeated="252"/>
        </table:table-row>
        <table:table-row table:style-name="ro1">
          <table:table-cell office:value-type="string">
            <text:p>གསོལ་ཇ།</text:p>
          </table:table-cell>
          <table:table-cell office:value-type="string">
            <text:p>/soel ja/</text:p>
          </table:table-cell>
          <table:table-cell office:value-type="string">
            <text:p>(མིང་)</text:p>
          </table:table-cell>
          <table:table-cell table:style-name="ce11" office:value-type="string">
            <text:p>ཇའི་ཞེ་ས། དཔོན་གསོལ་ཇ་བཞེས་དེས།</text:p>
          </table:table-cell>
          <table:table-cell table:number-columns-repeated="252"/>
        </table:table-row>
        <table:table-row table:style-name="ro1">
          <table:table-cell table:style-name="ce5" office:value-type="string">
            <text:p><text:s/>གསོལ་བཏབ། </text:p>
          </table:table-cell>
          <table:table-cell table:style-name="ce5" office:value-type="string">
            <text:p>/soel tab/</text:p>
          </table:table-cell>
          <table:table-cell table:style-name="ce10" office:value-type="string">
            <text:p>(མིང་)</text:p>
          </table:table-cell>
          <table:table-cell table:style-name="ce11" office:value-type="string">
            <text:p>བྱེལ་སྐད་ཤོར་ནི། གསོལ་བ་བཏབ་པའི་མིང༌།</text:p>
          </table:table-cell>
          <table:table-cell table:number-columns-repeated="252"/>
        </table:table-row>
        <table:table-row table:style-name="ro1">
          <table:table-cell table:style-name="ce6" office:value-type="string">
            <text:p><text:span text:style-name="T1"><text:s/></text:span><text:span text:style-name="T2">གསོལ་སྟོན། </text:span></text:p>
          </table:table-cell>
          <table:table-cell table:style-name="ce6" office:value-type="string">
            <text:p>/soel toen/</text:p>
          </table:table-cell>
          <table:table-cell office:value-type="string">
            <text:p>(མིང་)</text:p>
          </table:table-cell>
          <table:table-cell table:style-name="ce11" office:value-type="string">
            <text:p>མཛའ་བཤེས་དང་སྐུ་མགྲོན་ཚུ་ལུ་ གསོལ་ཚོགས་བྱིན་ཏེ་དགའ་སྟོན་འབད་ནི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<text:s/>གསོལ་ཐབ། </text:p>
          </table:table-cell>
          <table:table-cell table:style-name="ce7" office:value-type="string">
            <text:p>/soel thab/</text:p>
          </table:table-cell>
          <table:table-cell office:value-type="string">
            <text:p>(མིང་)</text:p>
          </table:table-cell>
          <table:table-cell table:style-name="ce11" office:value-type="string">
            <text:p>1 ཐབ་ཚང་ལུ་ཞེ་ས་སྦྱར་བ་ གསོལ་ཐབ་ནང་ལཱ་འབད་ 2 དགེ་འདུན་པ་དང་ སྐུ་ཆེཝ་ཚུ་ ཕར་ཚུར་གཞིས་སྤོ་འབྱོན་ནི་ལུ་ཡང་ཞེ་སའི་ནང་གསོལ་ཐབ་ཕེབས་ཟེར་སླབ་སྲོལ་ཡོད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<text:s/>གསོལ་དུག </text:p>
          </table:table-cell>
          <table:table-cell table:style-name="ce7" office:value-type="string">
            <text:p>/soel dug/</text:p>
          </table:table-cell>
          <table:table-cell office:value-type="string">
            <text:p>(མིང་)</text:p>
          </table:table-cell>
          <table:table-cell table:style-name="ce11" office:value-type="string">
            <text:p>དུག་གི་ཞེ་ས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གསོལ་འདེབས།</text:p>
          </table:table-cell>
          <table:table-cell table:style-name="ce7" office:value-type="string">
            <text:p>/soel deb/</text:p>
          </table:table-cell>
          <table:table-cell office:value-type="string">
            <text:p>(མིང་)</text:p>
          </table:table-cell>
          <table:table-cell office:value-type="string">
            <text:p>ལྷ་དང་གོང་མ་ཚུ་ལུ་གསོལཝ་བཏབ་པའི་མིང༌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གསོལ་སྡེརམ།</text:p>
          </table:table-cell>
          <table:table-cell table:style-name="ce7" office:value-type="string">
            <text:p>/soel dem</text:p>
          </table:table-cell>
          <table:table-cell office:value-type="string">
            <text:p>(མིང་)</text:p>
          </table:table-cell>
          <table:table-cell office:value-type="string">
            <text:p>ཐ་ལི་གི་ཞེ་ས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གསོལ་དཔོན།</text:p>
          </table:table-cell>
          <table:table-cell table:style-name="ce7" office:value-type="string">
            <text:p>/soel poen/</text:p>
          </table:table-cell>
          <table:table-cell office:value-type="string">
            <text:p>(མིང་)</text:p>
          </table:table-cell>
          <table:table-cell office:value-type="string">
            <text:p>ཐབ་དཔོན་གྱི་ཞེ་ས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གསོལ་ཕྱེ།</text:p>
          </table:table-cell>
          <table:table-cell table:style-name="ce7" office:value-type="string">
            <text:p>/soel che/</text:p>
          </table:table-cell>
          <table:table-cell office:value-type="string">
            <text:p>(མིང་)</text:p>
          </table:table-cell>
          <table:table-cell office:value-type="string">
            <text:p>དཀར་ཕྱེ་ལུ་ཞེ་ས་སྦྱར་བ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<text:s/>གསོལ་བ། </text:p>
          </table:table-cell>
          <table:table-cell table:style-name="ce7" office:value-type="string">
            <text:p>/soel wa/</text:p>
          </table:table-cell>
          <table:table-cell office:value-type="string">
            <text:p>(མིང་)</text:p>
          </table:table-cell>
          <table:table-cell table:style-name="ce11" office:value-type="string">
            <text:p>ཉི་མའི་བཞེས་སྒོ་གི་ཞེ་ས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གསོལ་བ་བསྙུང༌།</text:p>
          </table:table-cell>
          <table:table-cell table:style-name="ce7" office:value-type="string">
            <text:p>/soel wa nyung/</text:p>
          </table:table-cell>
          <table:table-cell office:value-type="string">
            <text:p>(མིང་)</text:p>
          </table:table-cell>
          <table:table-cell office:value-type="string">
            <text:p>ལྟོཝ་བཀྱེས་པའི་ཞེ་ས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<text:s/>གསོལ་བམ།</text:p>
          </table:table-cell>
          <table:table-cell table:style-name="ce7" office:value-type="string">
            <text:p>/soel bam/</text:p>
          </table:table-cell>
          <table:table-cell office:value-type="string">
            <text:p>(མིང་)</text:p>
          </table:table-cell>
          <table:table-cell table:style-name="ce11" office:value-type="string">
            <text:p>སྐུ་ཆེན་མོ་ཚུ་གི་བ་ལུ་ཞེ་ས་སྦྱར་བ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གསོལ་མར།</text:p>
          </table:table-cell>
          <table:table-cell table:style-name="ce7" office:value-type="string">
            <text:p>/soel mar/</text:p>
          </table:table-cell>
          <table:table-cell office:value-type="string">
            <text:p>(མིང་)</text:p>
          </table:table-cell>
          <table:table-cell office:value-type="string">
            <text:p>མར་ལུ་ཞེ་ས་སྦྱར་བ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<text:s/>གསོལ་སྨན།</text:p>
          </table:table-cell>
          <table:table-cell table:style-name="ce7" office:value-type="string">
            <text:p>/soel men/</text:p>
          </table:table-cell>
          <table:table-cell office:value-type="string">
            <text:p>(མིང་)</text:p>
          </table:table-cell>
          <table:table-cell table:style-name="ce11" office:value-type="string">
            <text:p>སྨན་གྱི་ཞེ་ས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གསོལ་ཚོགས།</text:p>
          </table:table-cell>
          <table:table-cell table:style-name="ce7" office:value-type="string">
            <text:p>/soel tshog</text:p>
          </table:table-cell>
          <table:table-cell office:value-type="string">
            <text:p>(མིང་)</text:p>
          </table:table-cell>
          <table:table-cell table:style-name="ce11" office:value-type="string">
            <text:p>དྲོ་པ་གི་གསོལཝ་དང་ ཕྱི་རུ་གི་ཚོགས་གཅིག་ཁར་སླབ་པའི་ཞེ་ས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གསོལ་མཛར།</text:p>
          </table:table-cell>
          <table:table-cell table:style-name="ce7" office:value-type="string">
            <text:p>/soel dzar/</text:p>
          </table:table-cell>
          <table:table-cell office:value-type="string">
            <text:p>(མིང་)</text:p>
          </table:table-cell>
          <table:table-cell table:style-name="ce11" office:value-type="string">
            <text:p>1 དུས་ཚོད་ཕྱི་རུ་ཁམས་ཅིག་དྲང་ནི་བཞེས་སྒོ་གི་ཞེ་ས་ 2 ཕར་དང་ཚུ་ལས་ གསོལ་ཚོགས་བཅད་དེ་དྲང་རུང་ འདི་ལུ་ཡང་གསོལ་མཛར་ཟེར་སླབ་ཨིན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གསོལ་འཛར།</text:p>
          </table:table-cell>
          <table:table-cell table:style-name="ce7" office:value-type="string">
            <text:p>/soel dzar/</text:p>
          </table:table-cell>
          <table:table-cell office:value-type="string">
            <text:p>(མིང་)</text:p>
          </table:table-cell>
          <table:table-cell office:value-type="string">
            <text:p>འཛརཝ་གི་ཞེ་ས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གསོལ་ཞོ།</text:p>
          </table:table-cell>
          <table:table-cell table:style-name="ce7" office:value-type="string">
            <text:p>/soel zho/</text:p>
          </table:table-cell>
          <table:table-cell office:value-type="string">
            <text:p>(མིང་)</text:p>
          </table:table-cell>
          <table:table-cell office:value-type="string">
            <text:p>ཞོ་གི་ཞེ་ས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གསོལ་རས།</text:p>
          </table:table-cell>
          <table:table-cell table:style-name="ce7" office:value-type="string">
            <text:p>/soel re/</text:p>
          </table:table-cell>
          <table:table-cell office:value-type="string">
            <text:p>(མིང་)</text:p>
          </table:table-cell>
          <table:table-cell table:style-name="ce11" office:value-type="string">
            <text:p>1 གསོལ་ཚོགས་ཀྱི་ལྷག་མཇུག 2 གནང་བྱིན་གྱི་གསོལ་རས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གསོལ་ཤ།</text:p>
          </table:table-cell>
          <table:table-cell table:style-name="ce7" office:value-type="string">
            <text:p>/soel sha/</text:p>
          </table:table-cell>
          <table:table-cell office:value-type="string">
            <text:p>(མིང་)</text:p>
          </table:table-cell>
          <table:table-cell office:value-type="string">
            <text:p>ཟ་ནི་ཤ་གི་ཞེ་ས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གསོལ་ཤིང༌།</text:p>
          </table:table-cell>
          <table:table-cell table:style-name="ce7" office:value-type="string">
            <text:p>/soel shing/</text:p>
          </table:table-cell>
          <table:table-cell office:value-type="string">
            <text:p>(མིང་)</text:p>
          </table:table-cell>
          <table:table-cell office:value-type="string">
            <text:p>གསོལ་ཐབ་ནང་མེ་བཏང་ནི་གི་ཤིང་ལུ་ཞེ་ས་སྦྱར་བ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གསོལ་ལྷག</text:p>
          </table:table-cell>
          <table:table-cell table:style-name="ce7" office:value-type="string">
            <text:p>/soel lhhag/</text:p>
          </table:table-cell>
          <table:table-cell office:value-type="string">
            <text:p>(མིང་)</text:p>
          </table:table-cell>
          <table:table-cell office:value-type="string">
            <text:p>བླམ་དང་དཔོན་ཚུ་གིས་བཞེས་པའི་ལྷག་མཇུག་གི་ཞེ་ས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གསོལཝ།</text:p>
          </table:table-cell>
          <table:table-cell table:style-name="ce7" office:value-type="string">
            <text:p>/soel</text:p>
          </table:table-cell>
          <table:table-cell office:value-type="string">
            <text:p>(མིང་)</text:p>
          </table:table-cell>
          <table:table-cell office:value-type="string">
            <text:p>གསོལ་བའི་མིང་མཐའ་བསྡུས་པ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གསོལཝ་བཏབ།</text:p>
          </table:table-cell>
          <table:table-cell table:style-name="ce7" office:value-type="string">
            <text:p>/soel wa tab/</text:p>
          </table:table-cell>
          <table:table-cell office:value-type="string">
            <text:p>(བྱ་ཚིག)</text:p>
          </table:table-cell>
          <table:table-cell table:style-name="ce11" office:value-type="string">
            <text:p>ལྷ་དང་གོང་མ་ཚུ་ལུ་ གསོལཝ་བཏབ་པའི་འདས་ཚིག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ག</text:p>
          </table:table-cell>
          <table:table-cell table:style-name="ce7" office:value-type="string">
            <text:p>/sa/</text:p>
          </table:table-cell>
          <table:table-cell office:value-type="string">
            <text:p>(བྱ་ཚིག)</text:p>
          </table:table-cell>
          <table:table-cell table:style-name="ce11" office:value-type="string">
            <text:p>སྡིག་པ་བསག་ནི་ ཚོགས་བསག་ནི་ ལས་བསག་ནི་ ཏི་རུ་བསག་ནི་གི་མ་འོངས་པ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གན།</text:p>
          </table:table-cell>
          <table:table-cell table:style-name="ce7" office:value-type="string">
            <text:p>/san</text:p>
          </table:table-cell>
          <table:table-cell office:value-type="string">
            <text:p>(མིང་)</text:p>
          </table:table-cell>
          <table:table-cell office:value-type="string">
            <text:p>ཚོགས་བསག་པ་ཅིན་ཟེར་བའི་བསྡུས་ཚིག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གཔ།</text:p>
          </table:table-cell>
          <table:table-cell table:style-name="ce7" office:value-type="string">
            <text:p>/sap</text:p>
          </table:table-cell>
          <table:table-cell office:value-type="string">
            <text:p>(བྱ་ཚིག)</text:p>
          </table:table-cell>
          <table:table-cell table:style-name="ce11" office:value-type="string">
            <text:p>བསག་པ་ཟེར་བའི་བར་ཚག་བསྡུས་ཚིག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གས།</text:p>
          </table:table-cell>
          <table:table-cell table:style-name="ce7" office:value-type="string">
            <text:p>/sag</text:p>
          </table:table-cell>
          <table:table-cell office:value-type="string">
            <text:p>(བྱ་ཚིག)</text:p>
          </table:table-cell>
          <table:table-cell table:style-name="ce11" office:value-type="string">
            <text:p>ཚོགས་བསག་ནི་ རྒྱུ་ནོར་བསག་པའི་འདས་ཚིག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ང༌།</text:p>
          </table:table-cell>
          <table:table-cell table:style-name="ce7" office:value-type="string">
            <text:p>/sang/</text:p>
          </table:table-cell>
          <table:table-cell office:value-type="string">
            <text:p>(མིང་དང་བྱ་ཚིག)</text:p>
          </table:table-cell>
          <table:table-cell table:style-name="ce11" office:value-type="string">
            <text:p>1 ལྷ་བསང་ བསང་མཆོད་ བསང་དང་གཏོར་མ་ བསང་རྫས་ ཚུ་མིང་དང༌། 2 དྲི་མ་བསང་ནི་བྱ་ཚིག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ང་ཕོར།</text:p>
          </table:table-cell>
          <table:table-cell table:style-name="ce7" office:value-type="string">
            <text:p>/sang phor/</text:p>
          </table:table-cell>
          <table:table-cell office:value-type="string">
            <text:p>(མིང་)</text:p>
          </table:table-cell>
          <table:table-cell table:style-name="ce11" office:value-type="string">
            <text:p>བསང་བཏང་ནི་གི་ཕོརཔ་ རྫ་དང་ལྕགས་ ཟངས་དངུལ་གྱིས་བཟོ་བཟོཝ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<text:s/>བསང་རྫས། </text:p>
          </table:table-cell>
          <table:table-cell table:style-name="ce7" office:value-type="string">
            <text:p>/sang dze/</text:p>
          </table:table-cell>
          <table:table-cell office:value-type="string">
            <text:p>(མིང་)</text:p>
          </table:table-cell>
          <table:table-cell table:style-name="ce11" office:value-type="string">
            <text:p>ལྷ་བསང་གནངམ་ད་ བསང་གཏང་ནི་གི་ལྷ་ཤིང་སྨན་སྣ་ཚུ་བསྡུས་པའི་རྫས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ང་གསུར།</text:p>
          </table:table-cell>
          <table:table-cell table:style-name="ce7" office:value-type="string">
            <text:p>/sang sur/</text:p>
          </table:table-cell>
          <table:table-cell office:value-type="string">
            <text:p>(མིང་)</text:p>
          </table:table-cell>
          <table:table-cell office:value-type="string">
            <text:p>དྲོ་པ་ཕྱི་རུ་གཏང་ནི་གི་བསང་དང་གསུར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ངས།</text:p>
          </table:table-cell>
          <table:table-cell table:style-name="ce7" office:value-type="string">
            <text:p>/sang/</text:p>
          </table:table-cell>
          <table:table-cell office:value-type="string">
            <text:p>(བྱ་ཚིག)</text:p>
          </table:table-cell>
          <table:table-cell office:value-type="string">
            <text:p>དྲི་མ་བསང་ཚར་བ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ངས་བདུག</text:p>
          </table:table-cell>
          <table:table-cell table:style-name="ce7" office:value-type="string">
            <text:p>/sang du</text:p>
          </table:table-cell>
          <table:table-cell office:value-type="string">
            <text:p>(བྱ་ཚིག)</text:p>
          </table:table-cell>
          <table:table-cell table:style-name="ce11" office:value-type="string">
            <text:p>བཙོག་པའི་ནང་སོང་སྟེ་སྒྲིབ་ཕོག་ཕོགཔ་ཚུ་ བསང་རྫས་ཀྱི་དྲིམ་བདུག་སྟེདག་བཅུག་ནི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ད།</text:p>
          </table:table-cell>
          <table:table-cell table:style-name="ce7" office:value-type="string">
            <text:p>/se/</text:p>
          </table:table-cell>
          <table:table-cell office:value-type="string">
            <text:p>(བྱ་ཚིག་)</text:p>
          </table:table-cell>
          <table:table-cell table:style-name="ce11" office:value-type="string">
            <text:p>སྲོག་བཅད་པ། ཉ་བསད་པ་ ཕགཔ་བསད་ནི་ཚུ་གི་འདས་ཚིག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<text:s/>བསད་ཤ </text:p>
          </table:table-cell>
          <table:table-cell table:style-name="ce7" office:value-type="string">
            <text:p>/se sha/</text:p>
          </table:table-cell>
          <table:table-cell office:value-type="string">
            <text:p>(མིང་)</text:p>
          </table:table-cell>
          <table:table-cell table:style-name="ce11" office:value-type="string">
            <text:p>ནོར་སེམས་ཅན་བསད་པའི་ཤ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དཔ།</text:p>
          </table:table-cell>
          <table:table-cell table:style-name="ce7" office:value-type="string">
            <text:p>/sep/</text:p>
          </table:table-cell>
          <table:table-cell office:value-type="string">
            <text:p>(བྱ་ཚིག་)</text:p>
          </table:table-cell>
          <table:table-cell table:style-name="ce11" office:value-type="string">
            <text:p>བསད་བསདཔ་ཟེར་ བསད་ཚར་བའི་མིང༌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མ།</text:p>
          </table:table-cell>
          <table:table-cell table:style-name="ce7" office:value-type="string">
            <text:p>/sam/</text:p>
          </table:table-cell>
          <table:table-cell office:value-type="string">
            <text:p>(བྱ་ཚིག)</text:p>
          </table:table-cell>
          <table:table-cell table:style-name="ce11" office:value-type="string">
            <text:p>མནོ་བསམ་ སེམས་ཀྱིས་མནོ་བསམ་གཏང་དགོ་ཟེར་དོ་བཟུམ་ བསམ་པའི་བྱ་བ་དང་དུས་མ་འོངས་པ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མ་མཁར།</text:p>
          </table:table-cell>
          <table:table-cell table:style-name="ce7" office:value-type="string">
            <text:p>/sam khar/</text:p>
          </table:table-cell>
          <table:table-cell office:value-type="string">
            <text:p>(མིང་)</text:p>
          </table:table-cell>
          <table:table-cell office:value-type="string">
            <text:p>བཀྲིས་སྒང་གི་གཡུས་ཚན་ཅིག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མ་གྱིས་མི་ཁྱབ།</text:p>
          </table:table-cell>
          <table:table-cell table:style-name="ce7" office:value-type="string">
            <text:p>/sam gi mi chab/</text:p>
          </table:table-cell>
          <table:table-cell office:value-type="string">
            <text:p>(བྱ་ཚིག)</text:p>
          </table:table-cell>
          <table:table-cell office:value-type="string">
            <text:p>སེམས་ཀྱིས་བསམ་མ་ཚར་བ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མ་གྲུབ།</text:p>
          </table:table-cell>
          <table:table-cell table:style-name="ce7" office:value-type="string">
            <text:p>/sam drub/</text:p>
          </table:table-cell>
          <table:table-cell office:value-type="string">
            <text:p>(མིང་དང་བྱ་ཚིག)</text:p>
          </table:table-cell>
          <table:table-cell table:style-name="ce11" office:value-type="string">
            <text:p>1 བསམ་པའི་དོན་དག་ རང་བཞིན་གྱིས་གྲུབ་པའི་འདས་ཚིག། 2 མིའི་མིང༌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<text:s/>བསམ་གྲུབ་ལྗོངས་མཁར། </text:p>
          </table:table-cell>
          <table:table-cell table:style-name="ce7" office:value-type="string">
            <text:p>/sam drub jong khar/</text:p>
          </table:table-cell>
          <table:table-cell office:value-type="string">
            <text:p>(མིང་)</text:p>
          </table:table-cell>
          <table:table-cell table:style-name="ce11" office:value-type="string">
            <text:p>འབྲུག་ཤར་ལྷོ་ཕྱོགས་ཀྱི་རྫོང་ཁག་ཅིག་གི་མིང༌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<text:s/>བསམ་ངན། </text:p>
          </table:table-cell>
          <table:table-cell table:style-name="ce7" office:value-type="string">
            <text:p>/sam ngen/</text:p>
          </table:table-cell>
          <table:table-cell office:value-type="string">
            <text:p>(མིང་)</text:p>
          </table:table-cell>
          <table:table-cell table:style-name="ce11" office:value-type="string">
            <text:p>མནོ་བསམ་ངན་པ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མ་འཆར།</text:p>
          </table:table-cell>
          <table:table-cell table:style-name="ce7" office:value-type="string">
            <text:p>/sam char/</text:p>
          </table:table-cell>
          <table:table-cell office:value-type="string">
            <text:p>(མིང་)</text:p>
          </table:table-cell>
          <table:table-cell table:style-name="ce11" office:value-type="string">
            <text:p>སེམས་ཁར་འཆར་བ། རེ་འདོད་ མནོ་དོན་ཚུ་ལུ་འཇུག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མ་བརྗོད།</text:p>
          </table:table-cell>
          <table:table-cell table:style-name="ce7" office:value-type="string">
            <text:p>/sam joe/</text:p>
          </table:table-cell>
          <table:table-cell office:value-type="string">
            <text:p>(མིང་)</text:p>
          </table:table-cell>
          <table:table-cell table:style-name="ce11" office:value-type="string">
            <text:p>ནང་གི་མནོ་བསམ་དང་ ཁ་ལས་སླབ་ནི་གཉིས་གཅིག་ཁར་སླབ་ཐངས་ཅིག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མ་དང་བརྗོད་ཀྱིས་མ་ལང་བ།</text:p>
          </table:table-cell>
          <table:table-cell table:style-name="ce7" office:value-type="string">
            <text:p>/sam dang joe ki ma lang wa</text:p>
          </table:table-cell>
          <table:table-cell office:value-type="string">
            <text:p>(མིང་)</text:p>
          </table:table-cell>
          <table:table-cell table:style-name="ce11" office:value-type="string">
            <text:p>སེམས་ཀྱིས་བསམ་གྱིས་མ་ལང་ ཁ་ལས་བརྗོད་ཀྱིས་མ་ལང་བ་ཟེར་ དཔག་ཏུ་མེད་པའི་དོན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མ་དོན།</text:p>
          </table:table-cell>
          <table:table-cell table:style-name="ce7" office:value-type="string">
            <text:p>/sam doen/</text:p>
          </table:table-cell>
          <table:table-cell office:value-type="string">
            <text:p>(མིང་)</text:p>
          </table:table-cell>
          <table:table-cell office:value-type="string">
            <text:p>སེམས་ཁར་མནོ་མི་གི་དོན་དག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མ་པ།</text:p>
          </table:table-cell>
          <table:table-cell table:style-name="ce7" office:value-type="string">
            <text:p>/sam pa/</text:p>
          </table:table-cell>
          <table:table-cell office:value-type="string">
            <text:p>(མིང་)</text:p>
          </table:table-cell>
          <table:table-cell table:style-name="ce11" office:value-type="string">
            <text:p>མནོ་ཐངས། བསམ་པ་བཟང་ན་ས་དང་ལམ་ཡང་བཟང༌།། བསམ་པ་ངན་ན་ས་དང་ལམ་ཡང་ངན།། ཟེར་དོ་བཟུམ་ བསམ་ཚུལ་གྱི་མིང༌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མ་པ་རྒྱ་ཆེ་བ།</text:p>
          </table:table-cell>
          <table:table-cell table:style-name="ce7" office:value-type="string">
            <text:p>/sam pa ja che wa/</text:p>
          </table:table-cell>
          <table:table-cell office:value-type="string">
            <text:p>(མིང་)</text:p>
          </table:table-cell>
          <table:table-cell table:style-name="ce11" office:value-type="string">
            <text:p>མནོ་བསམ་སྦོམ། བསམ་པ་རྒྱ་ཆེ་བ་ བྱང་ཆུབ་སེམས་ཀྱི་ཀུན་སློང་ཟེར་དོ་བཟུམ།</text:p>
          </table:table-cell>
          <table:table-cell table:number-columns-repeated="252"/>
        </table:table-row>
        <table:table-row table:style-name="ro1">
          <table:table-cell table:style-name="ce8" office:value-type="string">
            <text:p>བསམ་འཕེལ།</text:p>
          </table:table-cell>
          <table:table-cell table:style-name="ce8" office:value-type="string">
            <text:p>/sam phel/</text:p>
          </table:table-cell>
          <table:table-cell office:value-type="string">
            <text:p>(མིང་)</text:p>
          </table:table-cell>
          <table:table-cell table:style-name="ce11" office:value-type="string">
            <text:p>1 དབང་གི་རྒྱལ་པོ་ནོར་བུ་རིན་པོ་ཆེའི་མིང་ཅིག 2 མིའི་མིང༌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མ་བློ།</text:p>
          </table:table-cell>
          <table:table-cell table:style-name="ce7" office:value-type="string">
            <text:p>/sam lo/</text:p>
          </table:table-cell>
          <table:table-cell office:value-type="string">
            <text:p>(མིང་)</text:p>
          </table:table-cell>
          <table:table-cell table:style-name="ce11" office:value-type="string">
            <text:p>མནོ་བསམ་དང་དོན་འདྲ་ མནོ་བསམ་ལེགས་ཤོམ་སྦེ་བཏང་སྟེ་ ལཱ་མ་འབད་བ་ཅིན་ ཤུལ་མར་ལ་ཁག་འོང་ཟེར་དོ་བཟུམ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མ་སྦྱོར།</text:p>
          </table:table-cell>
          <table:table-cell table:style-name="ce7" office:value-type="string">
            <text:p>/sam jor/</text:p>
          </table:table-cell>
          <table:table-cell office:value-type="string">
            <text:p>(མིང་)</text:p>
          </table:table-cell>
          <table:table-cell table:style-name="ce11" office:value-type="string">
            <text:p>སེམས་ཀྱི་བསམ་པ་དང་ ལུས་ངག་གི་ལག་ལེན་སྦྱོར་བ་གཉིས་མཉམ་ཅིག་སླབ་ཐངས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མ་མི་ཁྱབ།</text:p>
          </table:table-cell>
          <table:table-cell table:style-name="ce7" office:value-type="string">
            <text:p>/sam mi chab/</text:p>
          </table:table-cell>
          <table:table-cell office:value-type="string">
            <text:p>(མིང་)</text:p>
          </table:table-cell>
          <table:table-cell office:value-type="string">
            <text:p>བསམ་གྱིས་མི་ཁྱབ་དང་དོན་གཅིག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མ་རྩེ།</text:p>
          </table:table-cell>
          <table:table-cell table:style-name="ce7" office:value-type="string">
            <text:p>/sam tse/</text:p>
          </table:table-cell>
          <table:table-cell office:value-type="string">
            <text:p>(མིང་)</text:p>
          </table:table-cell>
          <table:table-cell office:value-type="string">
            <text:p>འབྲུག་ལྷོ་ནུབ་ཕྱོགས་ཀྱི་རྫོང་ཁག་ཅིག་ཨིན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མ་ཚུལ།</text:p>
          </table:table-cell>
          <table:table-cell table:style-name="ce7" office:value-type="string">
            <text:p>/sam tshuel/</text:p>
          </table:table-cell>
          <table:table-cell office:value-type="string">
            <text:p>(མིང་)</text:p>
          </table:table-cell>
          <table:table-cell office:value-type="string">
            <text:p>མནོ་བསམ་བཏང་ཐངས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མ་ཚོད།</text:p>
          </table:table-cell>
          <table:table-cell table:style-name="ce7" office:value-type="string">
            <text:p>/sam tshoe/</text:p>
          </table:table-cell>
          <table:table-cell office:value-type="string">
            <text:p>(མིང་)</text:p>
          </table:table-cell>
          <table:table-cell office:value-type="string">
            <text:p>མནོ་བསམ་གྱིས་བལྟ་བའི་ཕོ་ཚོད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མ་རྫོགས།</text:p>
          </table:table-cell>
          <table:table-cell table:style-name="ce7" office:value-type="string">
            <text:p>/sam dzog/</text:p>
          </table:table-cell>
          <table:table-cell office:value-type="string">
            <text:p>(མིང་)</text:p>
          </table:table-cell>
          <table:table-cell table:style-name="ce11" office:value-type="string">
            <text:p>བསམ་དོན་གྲུབ་སྟེ་རེ་བ་བསྐང་ཚརཝ། རེ་བ་རྫོགས་པ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མ་བཟང༌།</text:p>
          </table:table-cell>
          <table:table-cell table:style-name="ce7" office:value-type="string">
            <text:p>/sam zang/</text:p>
          </table:table-cell>
          <table:table-cell office:value-type="string">
            <text:p>(མིང་)</text:p>
          </table:table-cell>
          <table:table-cell office:value-type="string">
            <text:p>བསམ་པ་བཟང་པོ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མ་ཡས།</text:p>
          </table:table-cell>
          <table:table-cell table:style-name="ce7" office:value-type="string">
            <text:p>/sam ye/</text:p>
          </table:table-cell>
          <table:table-cell office:value-type="string">
            <text:p>(མིང་)</text:p>
          </table:table-cell>
          <table:table-cell table:style-name="ce11" office:value-type="string">
            <text:p>1 བསམ་པའི་མཐའ་ལས་འདས་པ། 2 མཁན་སློབ་ཆོས་གསུམ་གྱིས་བཞེངས་པའི་ བསམ་ཡས་མི་འགྱུར་ལྷུན་གྱིས་འགྲུབ་པའི་ གཙུག་ལག་ཁང༌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མ་ཡུལ་ལས་འདས་པ།</text:p>
          </table:table-cell>
          <table:table-cell table:style-name="ce7" office:value-type="string">
            <text:p>/sam yuel le de pa/</text:p>
          </table:table-cell>
          <table:table-cell office:value-type="string">
            <text:p>(མིང་)</text:p>
          </table:table-cell>
          <table:table-cell office:value-type="string">
            <text:p>བསམ་གྱིས་མི་ཁྱབ་པའི་རྒྱ་ཆེ་བ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མ་ལུགས།</text:p>
          </table:table-cell>
          <table:table-cell table:style-name="ce7" office:value-type="string">
            <text:p>/sam lug/</text:p>
          </table:table-cell>
          <table:table-cell office:value-type="string">
            <text:p>(མིང་)</text:p>
          </table:table-cell>
          <table:table-cell office:value-type="string">
            <text:p>མནོ་བསམ་བཏང་ཐངས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མ་ལེན།</text:p>
          </table:table-cell>
          <table:table-cell table:style-name="ce7" office:value-type="string">
            <text:p>/sam len/</text:p>
          </table:table-cell>
          <table:table-cell office:value-type="string">
            <text:p>(མིང་)</text:p>
          </table:table-cell>
          <table:table-cell office:value-type="string">
            <text:p>མནོ་བསམ་བཏང་བའི་ལན་གསལ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མ་བསེའུ།</text:p>
          </table:table-cell>
          <table:table-cell table:style-name="ce7" office:value-type="string">
            <text:p>/sam se</text:p>
          </table:table-cell>
          <table:table-cell office:value-type="string">
            <text:p>(མིང་)</text:p>
          </table:table-cell>
          <table:table-cell office:value-type="string">
            <text:p>ཨམ་སྲུ་ཚུ་གི་མངལ་གྱི་བུ་སྣོད་ཅིག་ཨིན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<text:s/>བསམཔ། </text:p>
          </table:table-cell>
          <table:table-cell table:style-name="ce7" office:value-type="string">
            <text:p>/sam</text:p>
          </table:table-cell>
          <table:table-cell office:value-type="string">
            <text:p>(མིང་)</text:p>
          </table:table-cell>
          <table:table-cell table:style-name="ce11" office:value-type="string">
            <text:p>བསམ་པ་ཟེར་བའི་བར་ཚག་བསྡུས་ཚིག། ལྷ་བསམ་བསམཔ་མེད། འདྲེ་མནོ་མནོཝ་མེད་ ཟེར་དོ་བཟུམ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ལ།</text:p>
          </table:table-cell>
          <table:table-cell table:style-name="ce7" office:value-type="string">
            <text:p>/sel/</text:p>
          </table:table-cell>
          <table:table-cell office:value-type="string">
            <text:p>(མིང་དང་བྱ་ཚིག་)</text:p>
          </table:table-cell>
          <table:table-cell table:style-name="ce11" office:value-type="string">
            <text:p>1 ཆུའི་གཡུར་བ་བསལ་བའི་བྱ་འདས་ཚིག་ 2 དམིགས་བསལ་ཟེར་བ་ཅིན་ ལོགས་སུ་ཟེར་བའི་དོན་ཨིན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ལན།</text:p>
          </table:table-cell>
          <table:table-cell table:style-name="ce7" office:value-type="string">
            <text:p>/seln/</text:p>
          </table:table-cell>
          <table:table-cell office:value-type="string">
            <text:p>(བྱ་ཚིག་)</text:p>
          </table:table-cell>
          <table:table-cell office:value-type="string">
            <text:p>བསལ་བ་ཅིན་ཟེར་བའི་མིང་མཐའ་བསྡུས་ཚིག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ལནི།</text:p>
          </table:table-cell>
          <table:table-cell table:style-name="ce7" office:value-type="string">
            <text:p>/seln/</text:p>
          </table:table-cell>
          <table:table-cell office:value-type="string">
            <text:p>(བྱ་ཚིག་)</text:p>
          </table:table-cell>
          <table:table-cell office:value-type="string">
            <text:p>བསལ་ནི་ཟེར་བའི་བར་ཚག་བསྡུས་ཚིག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ལཝ།</text:p>
          </table:table-cell>
          <table:table-cell table:style-name="ce7" office:value-type="string">
            <text:p>/sao/</text:p>
          </table:table-cell>
          <table:table-cell office:value-type="string">
            <text:p>(བྱ་ཚིག་)</text:p>
          </table:table-cell>
          <table:table-cell table:style-name="ce11" office:value-type="string">
            <text:p>བསལ་ཚར་བའི་ལས་ཚིག། ལམ་བསལ་བསལཝ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ིགཔ།</text:p>
          </table:table-cell>
          <table:table-cell table:style-name="ce7" office:value-type="string">
            <text:p>/sip/</text:p>
          </table:table-cell>
          <table:table-cell office:value-type="string">
            <text:p>(མིང་)</text:p>
          </table:table-cell>
          <table:table-cell table:style-name="ce11" office:value-type="string">
            <text:p>ཕྱེ་དང་ར་པ་ཚུ། བསིག་ཚར་བའི་མིང༌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ིགས།</text:p>
          </table:table-cell>
          <table:table-cell table:style-name="ce7" office:value-type="string">
            <text:p>/sig/</text:p>
          </table:table-cell>
          <table:table-cell office:value-type="string">
            <text:p>(བྱ་ཚིག་)</text:p>
          </table:table-cell>
          <table:table-cell office:value-type="string">
            <text:p>བསིགས་ཚར་བའི་འདས་ཚིག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ིལ།</text:p>
          </table:table-cell>
          <table:table-cell table:style-name="ce7" office:value-type="string">
            <text:p>/sil/</text:p>
          </table:table-cell>
          <table:table-cell office:value-type="string">
            <text:p>(མིང་)</text:p>
          </table:table-cell>
          <table:table-cell table:style-name="ce11" office:value-type="string">
            <text:p>1 རེག་བྱ་བསིལ་ཏོང་ཏོ་ དཔེར་ན་ གནམ་དགུན་གྱི་རླུང་མ་གི་རེག་བྱ་བཟུམ་ གྱང་ནི་དང་དོན་འདྲ། 2 སྐུ་བསིལ་ཟེར་བ་ཅིན་ གྱང་ནི་གི་ཞེ་ས། 3 ཞལ་བསིལ་ ཞབས་བསིལ་ ཟེར་བ་ཅིན་ ཆུ་འཁྱུ་བའི་ཞེ་ས་ཨིན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ིལ་ཀྲག་ཀྲ།</text:p>
          </table:table-cell>
          <table:table-cell table:style-name="ce7" office:value-type="string">
            <text:p>/sil tra tra</text:p>
          </table:table-cell>
          <table:table-cell office:value-type="string">
            <text:p>(མིང་)</text:p>
          </table:table-cell>
          <table:table-cell table:style-name="ce11" office:value-type="string">
            <text:p>བསིལ་ཐངས་ཀྱི་ཁྱད་པར་ཅིག ད་རེས་བ་མོ་ཆགས་ཏེ་ བསིལ་ཀྲག་ཀྲ་འདུག་ཟེར་དོ་བཟུམ།</text:p>
          </table:table-cell>
          <table:table-cell table:number-columns-repeated="252"/>
        </table:table-row>
        <table:table-row table:style-name="ro1">
          <table:table-cell table:style-name="ce9" office:value-type="string">
            <text:p><text:span text:style-name="T3"><text:s/></text:span><text:span text:style-name="T4">བསིལ་སྐམ། </text:span></text:p>
          </table:table-cell>
          <table:table-cell table:style-name="ce9" office:value-type="string">
            <text:p>/si kam/</text:p>
          </table:table-cell>
          <table:table-cell office:value-type="string">
            <text:p>(མིང་)</text:p>
          </table:table-cell>
          <table:table-cell table:style-name="ce11" office:value-type="string">
            <text:p>ཕག་ཤ་བསིལ་སྐམ་ཟེར་དོ་བཟུམ་ ཉི་མའི་ནང་མེན་པ་ གྱིབ་མ་ནང་སྐམ་པའི་ཤ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<text:s/>བསིལ་ཁང༌། </text:p>
          </table:table-cell>
          <table:table-cell table:style-name="ce7" office:value-type="string">
            <text:p>/sil khang/</text:p>
          </table:table-cell>
          <table:table-cell office:value-type="string">
            <text:p>(མིང་)</text:p>
          </table:table-cell>
          <table:table-cell table:style-name="ce11" office:value-type="string">
            <text:p>ཚ་དྲོད་མེད་པའི་ཁྱིམ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ིལ་འཁོར།</text:p>
          </table:table-cell>
          <table:table-cell table:style-name="ce7" office:value-type="string">
            <text:p>/si khor/</text:p>
          </table:table-cell>
          <table:table-cell office:value-type="string">
            <text:p>(མིང་)</text:p>
          </table:table-cell>
          <table:table-cell office:value-type="string">
            <text:p>ཚདཔ་མེདཔ་འབད་བཟོ་མི་གི་འཕྲུལ་འཁོར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ིལ་གྲིབ།</text:p>
          </table:table-cell>
          <table:table-cell table:style-name="ce7" office:value-type="string">
            <text:p>/si drib/</text:p>
          </table:table-cell>
          <table:table-cell office:value-type="string">
            <text:p>(མིང་)</text:p>
          </table:table-cell>
          <table:table-cell table:style-name="ce11" office:value-type="string">
            <text:p>ཤིང་གིས་ཞལ་ལག་ལ་སོགས་པ་གིས་ ཉི་འོད་སྒྲིབ་པའི་བསིལ་གྲིབ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ིལ་ཆུ།</text:p>
          </table:table-cell>
          <table:table-cell table:style-name="ce7" office:value-type="string">
            <text:p>/sil chu/</text:p>
          </table:table-cell>
          <table:table-cell office:value-type="string">
            <text:p>(མིང་)</text:p>
          </table:table-cell>
          <table:table-cell office:value-type="string">
            <text:p>ཆུ་བསིལ་ཏོང་ཏོ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ིལ་ཏོང་ཏོ།</text:p>
          </table:table-cell>
          <table:table-cell table:style-name="ce7" office:value-type="string">
            <text:p>/si tong to/</text:p>
          </table:table-cell>
          <table:table-cell office:value-type="string">
            <text:p>(མིང་)</text:p>
          </table:table-cell>
          <table:table-cell table:style-name="ce11" office:value-type="string">
            <text:p>བསིལ་བའི་རོ་མྱོང་ཚུལ་གྱི་ཁྱད་པར་ཅིག། རླུང་མ་བསིལ་ཏོང་ཏོ་ཚུ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ིལ་དྲགས།</text:p>
          </table:table-cell>
          <table:table-cell table:style-name="ce7" office:value-type="string">
            <text:p>/si dra/</text:p>
          </table:table-cell>
          <table:table-cell office:value-type="string">
            <text:p>(མིང་)</text:p>
          </table:table-cell>
          <table:table-cell office:value-type="string">
            <text:p>བསིལ་ཆ་ཤུགས་ཆེ་བ།</text:p>
          </table:table-cell>
          <table:table-cell table:number-columns-repeated="252"/>
        </table:table-row>
        <table:table-row table:style-name="ro1">
          <table:table-cell table:style-name="ce9" office:value-type="string">
            <text:p><text:span text:style-name="T5"><text:s/></text:span><text:span text:style-name="T4">བསིལ་བདུག་ནི།</text:span></text:p>
          </table:table-cell>
          <table:table-cell table:style-name="ce9" office:value-type="string">
            <text:p>/si du ni/</text:p>
          </table:table-cell>
          <table:table-cell office:value-type="string">
            <text:p>(བྱ་ཚིག་)</text:p>
          </table:table-cell>
          <table:table-cell table:style-name="ce11" office:value-type="string">
            <text:p>རླུང་མ་བསིལ་ཏོང་བཟེད་དེ་སྡོད་ནི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ིལ་དྲོད།</text:p>
          </table:table-cell>
          <table:table-cell table:style-name="ce7" office:value-type="string">
            <text:p>/sil droe/</text:p>
          </table:table-cell>
          <table:table-cell office:value-type="string">
            <text:p>(མིང་)</text:p>
          </table:table-cell>
          <table:table-cell table:style-name="ce11" office:value-type="string">
            <text:p>བསིལ་ནི་དང་ དྲོ་ནི་གཅིག་ཁར་སླབ་པའི་བསྡུས་ཚིག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ིལ་དྲོད་ཚད།</text:p>
          </table:table-cell>
          <table:table-cell table:style-name="ce7" office:value-type="string">
            <text:p>/sil droe tshe/</text:p>
          </table:table-cell>
          <table:table-cell office:value-type="string">
            <text:p>(མིང་)</text:p>
          </table:table-cell>
          <table:table-cell office:value-type="string">
            <text:p>བསིལ་ཤུགས་དང་དྲོད་ཤུགས་ཀྱི་ཚད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ིལ་བུ།</text:p>
          </table:table-cell>
          <table:table-cell table:style-name="ce7" office:value-type="string">
            <text:p>/sil bu/</text:p>
          </table:table-cell>
          <table:table-cell office:value-type="string">
            <text:p>(མིང་)</text:p>
          </table:table-cell>
          <table:table-cell office:value-type="string">
            <text:p>རླུང་མ་གི་མིང་གི་རྣམ་གྲངས།</text:p>
          </table:table-cell>
          <table:table-cell table:number-columns-repeated="252"/>
        </table:table-row>
        <table:table-row table:style-name="ro1">
          <table:table-cell table:style-name="ce9" office:value-type="string">
            <text:p><text:span text:style-name="T6"><text:s/></text:span><text:span text:style-name="T4">བསིལ་མི་བསིལ།</text:span></text:p>
          </table:table-cell>
          <table:table-cell table:style-name="ce9" office:value-type="string">
            <text:p>/sil me si/</text:p>
          </table:table-cell>
          <table:table-cell office:value-type="string">
            <text:p>(མིང་ཁྱད་)</text:p>
          </table:table-cell>
          <table:table-cell table:style-name="ce11" office:value-type="string">
            <text:p>ཆུ་བསིལ་མི་བསིལ་ རླུང་བསིལ་མི་བསིལ་ཟེར་དོ་བཟུམ་ བསིལ་དྲགས་ཡོདཔ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ིལ་ཡབ།</text:p>
          </table:table-cell>
          <table:table-cell table:style-name="ce7" office:value-type="string">
            <text:p>/sil yab/</text:p>
          </table:table-cell>
          <table:table-cell office:value-type="string">
            <text:p>(མིང་)</text:p>
          </table:table-cell>
          <table:table-cell table:style-name="ce11" office:value-type="string">
            <text:p>1 ཚདཔ་ཚཝ་ད་ རླུང་གཡབ་འབད་ནི་གི་ཅ་ལ་ལུ་ བསིལ་ཡབ་ཟེར་སླབ་ཨིན། 2 སྐལ་བཟང་བསིལ་ཡབ་ཟེར་མི་ཡང་ དེ་སྦེ་འབྲི་འོང༌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ིལ་གཡབ།</text:p>
          </table:table-cell>
          <table:table-cell table:style-name="ce7" office:value-type="string">
            <text:p>/si yab</text:p>
          </table:table-cell>
          <table:table-cell office:value-type="string">
            <text:p>(མིང་)</text:p>
          </table:table-cell>
          <table:table-cell table:style-name="ce11" office:value-type="string">
            <text:p>1 བསིལ་ཡབ་དང་དོན་གཅིག། 2 བསིལ་ཡབ་གཡབ་པའི་བྱ་ཚིག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ིལན།</text:p>
          </table:table-cell>
          <table:table-cell table:style-name="ce7" office:value-type="string">
            <text:p>/siln/</text:p>
          </table:table-cell>
          <table:table-cell office:value-type="string">
            <text:p>(མིང་ཁྱད)</text:p>
          </table:table-cell>
          <table:table-cell office:value-type="string">
            <text:p>བསིལ་བ་ཅིན་ཟེར་བའི་མིང་མཐའ་བསྡུས་ཚིག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ིལཝ།</text:p>
          </table:table-cell>
          <table:table-cell table:style-name="ce7" office:value-type="string">
            <text:p>/seao/</text:p>
          </table:table-cell>
          <table:table-cell office:value-type="string">
            <text:p>(མིང་ཁྱད)</text:p>
          </table:table-cell>
          <table:table-cell table:style-name="ce11" office:value-type="string">
            <text:p>བསིལ་བ་ཟེར་བའི་མིང་མཐའ་བ་ཕྱེད་ཝ་ཡར་བསྡུས་ཚིག ཞལ་བསིལ་བསིལཝ་ སྐུ་བསིལ་བསིལཝ་ཚུ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ུ།</text:p>
          </table:table-cell>
          <table:table-cell table:style-name="ce7" office:value-type="string">
            <text:p>/su/</text:p>
          </table:table-cell>
          <table:table-cell office:value-type="string">
            <text:p>(མིང་དང་བྱ་ཚིག)</text:p>
          </table:table-cell>
          <table:table-cell table:style-name="ce11" office:value-type="string">
            <text:p>སྤྱན་དྲངས་པ་ གདན་འདྲེན་པའི་བྱ་ཚིག་དང་ གདོང་བསུ་ དགའ་བསུ་ཟེར་བ་ཅིན་ མིང་ལུ་ཡང་འཇུག་འོང༌།</text:p>
          </table:table-cell>
          <table:table-cell table:number-columns-repeated="252"/>
        </table:table-row>
        <table:table-row table:style-name="ro1">
          <table:table-cell table:style-name="ce9" office:value-type="string">
            <text:p><text:span text:style-name="T6"><text:s/></text:span><text:span text:style-name="T4">བསུ་ཆང༌།</text:span></text:p>
          </table:table-cell>
          <table:table-cell table:style-name="ce9" office:value-type="string">
            <text:p>/su chang/</text:p>
          </table:table-cell>
          <table:table-cell office:value-type="string">
            <text:p>(མིང་)</text:p>
          </table:table-cell>
          <table:table-cell table:style-name="ce11" office:value-type="string">
            <text:p>ཕྱི་ལས་འོང་མི་གི་མགྱོནམ་ཚུ་ལུ་བྱིན་ནི་གི་གདོང་ཆང༌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ུ་སྟོན།</text:p>
          </table:table-cell>
          <table:table-cell table:style-name="ce7" office:value-type="string">
            <text:p>/su toen/</text:p>
          </table:table-cell>
          <table:table-cell office:value-type="string">
            <text:p>(མིང་)</text:p>
          </table:table-cell>
          <table:table-cell table:style-name="ce11" office:value-type="string">
            <text:p>ཕེབས་བསུ་ཞུཝ་ད་ འཆམ་དང་ཞབས་ཁྲ་ལ་སོགས་པའི་དགའ་སྟོན་གྱིས་བསུ་བ་འབད་ནི། 2 སྐུ་མགྲོན་ལུ་ དགའ་སྟོན་གྱི་དོན་ལུ་ ཟས་སྟོན་ཇ་སྟོན་དྲང་ནི་ལུ་ཡང་གོ་འོང༌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ུ་བ།</text:p>
          </table:table-cell>
          <table:table-cell table:style-name="ce7" office:value-type="string">
            <text:p>/su wa/</text:p>
          </table:table-cell>
          <table:table-cell office:value-type="string">
            <text:p>(མིང་)</text:p>
          </table:table-cell>
          <table:table-cell table:style-name="ce11" office:value-type="string">
            <text:p>བསུ་བ་འབད་བའི་མིང༌། བླམ་དང་དཔོན་ཚུ་འབྱོནམ་ད་ ལམ་ཁ་ལས་བསུ་བ་འབད་དགོ། ཞབས་བསུ་ལུ་འགྱོ་དགོ་ཟེར་དོ་བཟུམ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ུ་མ།</text:p>
          </table:table-cell>
          <table:table-cell table:style-name="ce7" office:value-type="string">
            <text:p>/su ma/</text:p>
          </table:table-cell>
          <table:table-cell office:value-type="string">
            <text:p>(མིང་)</text:p>
          </table:table-cell>
          <table:table-cell office:value-type="string">
            <text:p>སྣ་ལེན་པ།</text:p>
          </table:table-cell>
          <table:table-cell office:value-type="string">
            <text:p>གདོང་ལེན་པ།</text:p>
          </table:table-cell>
          <table:table-cell table:number-columns-repeated="251"/>
        </table:table-row>
        <table:table-row table:style-name="ro1">
          <table:table-cell table:style-name="ce7" office:value-type="string">
            <text:p>བསུ་ལེན་པ།</text:p>
          </table:table-cell>
          <table:table-cell table:style-name="ce7" office:value-type="string">
            <text:p>/su len pa/</text:p>
          </table:table-cell>
          <table:table-cell office:value-type="string">
            <text:p>(མིང་)</text:p>
          </table:table-cell>
          <table:table-cell office:value-type="string">
            <text:p>མགྱོནམ་ཚུ་ལུ་གདོང་ལེན་འབད་མི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ུན།</text:p>
          </table:table-cell>
          <table:table-cell table:style-name="ce7" office:value-type="string">
            <text:p>/suen/</text:p>
          </table:table-cell>
          <table:table-cell office:value-type="string">
            <text:p>(མིང་)</text:p>
          </table:table-cell>
          <table:table-cell table:style-name="ce11" office:value-type="string">
            <text:p>1 ཐུགས་བསུན་ཟེར་བ་ཅིན་ སེམས་ཀྱི་གཏིང་ལས་ཉམས་འཚེར་ནི། 2 ལྟོ་གིས་བསུན་ཟེར་བ་ཅིན་ བཞེས་སྒོ་ལུ་དདཔ་ལོག་ནི་ཚུ་ལུ་ སྐབས་ཐོབ་དང་བསྟུན་ཏེ་འཇུག་འོང༌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ུན་ཁག་ཁ།</text:p>
          </table:table-cell>
          <table:table-cell table:style-name="ce7" office:value-type="string">
            <text:p>/suen kha kha/</text:p>
          </table:table-cell>
          <table:table-cell office:value-type="string">
            <text:p>(མིང་ཁྱད་)</text:p>
          </table:table-cell>
          <table:table-cell table:style-name="ce11" office:value-type="string">
            <text:p>བསུན་ཚུལ་གྱི་ཁྱད་པར་ཅིག ཉམས་འཚེར་ཁག་ཁ་བཟོ་བའི་དོན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ུན་སྦྱིས་སྦྱི།</text:p>
          </table:table-cell>
          <table:table-cell table:style-name="ce7" office:value-type="string">
            <text:p>/suen ji ji/</text:p>
          </table:table-cell>
          <table:table-cell office:value-type="string">
            <text:p>(མིང་ཁྱད་)</text:p>
          </table:table-cell>
          <table:table-cell office:value-type="string">
            <text:p>བསུན་ཁག་ཁ་དང་དོན་གཅིག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ུབས།</text:p>
          </table:table-cell>
          <table:table-cell table:style-name="ce7" office:value-type="string">
            <text:p>/sub/</text:p>
          </table:table-cell>
          <table:table-cell office:value-type="string">
            <text:p>(བྱ་ཚིག་)</text:p>
          </table:table-cell>
          <table:table-cell table:style-name="ce11" office:value-type="string">
            <text:p>སྐད་རང་བཞིན་གྱིས་བསུབ་ནི་དང་ རི་མོ་བསུབ་པའི་འདས་པ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ེ།</text:p>
          </table:table-cell>
          <table:table-cell table:style-name="ce7" office:value-type="string">
            <text:p>/se/</text:p>
          </table:table-cell>
          <table:table-cell office:value-type="string">
            <text:p>(མིང་)</text:p>
          </table:table-cell>
          <table:table-cell office:value-type="string">
            <text:p>ཕོརཔ་ཚུ་ལུ་གཏང་ནིའི་བསེ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ེ་རག</text:p>
          </table:table-cell>
          <table:table-cell table:style-name="ce7" office:value-type="string">
            <text:p>/se r</text:p>
          </table:table-cell>
          <table:table-cell office:value-type="string">
            <text:p>(མིང་)</text:p>
          </table:table-cell>
          <table:table-cell office:value-type="string">
            <text:p>ཟས་ནོར་གྱི་བཅུད་ཟ་བའི་འབྱུང་པོ་ཅིག་གི་མིང༌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ེ་རུ།</text:p>
          </table:table-cell>
          <table:table-cell table:style-name="ce7" office:value-type="string">
            <text:p>/se ru/</text:p>
          </table:table-cell>
          <table:table-cell office:value-type="string">
            <text:p>(མིང་)</text:p>
          </table:table-cell>
          <table:table-cell table:style-name="ce11" office:value-type="string">
            <text:p>སེམས་ཅན་རྭབོ་ལྷབ་པའི་གུ་ལས་སྐྱེ་མི། ནོར་བུ་བསི་ལི་རྭཝོ་ཟེར་མི་ཡང་ སེམས་ཅན་འདི་གི་རྭཝོ་ཨིན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ེ་རུའི་རྭ།</text:p>
          </table:table-cell>
          <table:table-cell table:style-name="ce7" office:value-type="string">
            <text:p>/se rui ra/</text:p>
          </table:table-cell>
          <table:table-cell office:value-type="string">
            <text:p>(མིང་)</text:p>
          </table:table-cell>
          <table:table-cell office:value-type="string">
            <text:p>ནོར་བུ་བསེ་རུ་གི་རྭབོ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ེ་ཤིང༌།</text:p>
          </table:table-cell>
          <table:table-cell table:style-name="ce7" office:value-type="string">
            <text:p>/se shing/</text:p>
          </table:table-cell>
          <table:table-cell office:value-type="string">
            <text:p>(མིང་)</text:p>
          </table:table-cell>
          <table:table-cell office:value-type="string">
            <text:p>ཕོརཔ་དང་ཟླ་པ་ཚུ་ལུ་རྩི་གཏང་ནི་གི་བསེ་ཤིང༌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<text:s/>བསོ་སྒྲ། </text:p>
          </table:table-cell>
          <table:table-cell table:style-name="ce7" office:value-type="string">
            <text:p>/so dra/</text:p>
          </table:table-cell>
          <table:table-cell office:value-type="string">
            <text:p>(འབོད་སྒྲ)</text:p>
          </table:table-cell>
          <table:table-cell table:style-name="ce11" office:value-type="string">
            <text:p>བོན་པོ་ཚུ་གིས་ ཀི་ཀི་བསོ་བསོ་ཟེར་ལྷ་ལུ་འབོ་བའི་བརྡ་ཅིག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ོད་སྙོམས།</text:p>
          </table:table-cell>
          <table:table-cell table:style-name="ce7" office:value-type="string">
            <text:p>/soe nyom/</text:p>
          </table:table-cell>
          <table:table-cell office:value-type="string">
            <text:p>(མིང་)</text:p>
          </table:table-cell>
          <table:table-cell table:style-name="ce11" office:value-type="string">
            <text:p>སྦྱིན་བདག་གི་བསོད་ནམས་སྙོམས་པའི་དོན་ལུ་ དགེ་སློང་ཚུ་གིས་ཟས་དུམ་གྲྭ་རེ་ལྷང་མི་གི་མིང༌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ོད་སྡེ།</text:p>
          </table:table-cell>
          <table:table-cell table:style-name="ce7" office:value-type="string">
            <text:p>/soe de/</text:p>
          </table:table-cell>
          <table:table-cell office:value-type="string">
            <text:p>(མིང་)</text:p>
          </table:table-cell>
          <table:table-cell table:style-name="ce11" office:value-type="string">
            <text:p>བསོད་ནམས་ཀྱི་མིང་གཞན། གསོད་སྡེ་མེད་པའི་ལག་པར་ གཡུ་མི་འཁོར་ཟེར་དོ་བཟུམ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ོད་ནམས།</text:p>
          </table:table-cell>
          <table:table-cell table:style-name="ce7" office:value-type="string">
            <text:p>/soe nam/</text:p>
          </table:table-cell>
          <table:table-cell office:value-type="string">
            <text:p>(མིང་)</text:p>
          </table:table-cell>
          <table:table-cell table:style-name="ce11" office:value-type="string">
            <text:p>1 དཔལ་དང་གཡང་གི་མིང༌། 2 མ་འོངས་པར་ལེགས་ཤོམ་འོང་ནིའི་རྒྱུ་དགེ་བའི་ལཱ་འབད་དེ་ བསོད་ནམས་བསག་དགོ་ཟེར་དོ་བཟུམ། ལཱ་ལེགས་ཤོམ་འབད་བའི་འབྲས་བུ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ོད་ནམས་རྒྱ་མཚོ།</text:p>
          </table:table-cell>
          <table:table-cell table:style-name="ce7" office:value-type="string">
            <text:p>/soe nam ja tsho/</text:p>
          </table:table-cell>
          <table:table-cell office:value-type="string">
            <text:p>(མིང་)</text:p>
          </table:table-cell>
          <table:table-cell table:style-name="ce11" office:value-type="string">
            <text:p>1 བསོད་ནམས་དཔག་ཏུ་མེད་པ་ཟེར་བའི་དོན། 2 མི་གི་མིང་ལུ་འཇུག་ཚུལ་ཅིག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ོད་ནམས་ཅན།</text:p>
          </table:table-cell>
          <table:table-cell table:style-name="ce7" office:value-type="string">
            <text:p>/soe nam cen/</text:p>
          </table:table-cell>
          <table:table-cell office:value-type="string">
            <text:p>(མིང་ཁྱད་)</text:p>
          </table:table-cell>
          <table:table-cell office:value-type="string">
            <text:p>སྔོན་བསགས་ཀྱི་བསོད་ནམས་ཡོད་མི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ོད་ནམས་དཔལ་འཛོམས།</text:p>
          </table:table-cell>
          <table:table-cell table:style-name="ce7" office:value-type="string">
            <text:p>/soe nam pel dzom/</text:p>
          </table:table-cell>
          <table:table-cell office:value-type="string">
            <text:p>(མིང་)</text:p>
          </table:table-cell>
          <table:table-cell office:value-type="string">
            <text:p>མི་གི་མིང་ལུ་འཇུག་ཚུལ་ཅིག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<text:s/>བསོད་ནམས་རྩེ་མོ།</text:p>
          </table:table-cell>
          <table:table-cell table:style-name="ce7" office:value-type="string">
            <text:p>/soe nam tse mo/</text:p>
          </table:table-cell>
          <table:table-cell office:value-type="string">
            <text:p>(མིང་)</text:p>
          </table:table-cell>
          <table:table-cell table:style-name="ce11" office:value-type="string">
            <text:p>རབ་བྱུང་གཉིས་པའི་ནང་བྱོན་མི་ ས་ཆེན་ཀུན་དགའ་སྙིང་པོའི་སྲས་ ས་སྐྱ་གོང་མ་གཉིས་པའི་མཚན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ོད་ནམས་བཟང་པོ།</text:p>
          </table:table-cell>
          <table:table-cell table:style-name="ce7" office:value-type="string">
            <text:p>/soe nam zang po/</text:p>
          </table:table-cell>
          <table:table-cell office:value-type="string">
            <text:p>(མིང་)</text:p>
          </table:table-cell>
          <table:table-cell office:value-type="string">
            <text:p>མི་གི་མིང་ལུ་འཇུག་ཚུལ་ཅིག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ྭོ་བསྭོ་ལྷ་རྒྱལ་ལོ།</text:p>
          </table:table-cell>
          <table:table-cell table:style-name="ce7" office:value-type="string">
            <text:p>/so so lhha lo/</text:p>
          </table:table-cell>
          <table:table-cell office:value-type="string">
            <text:p>(མིང་ཁྱད་)</text:p>
          </table:table-cell>
          <table:table-cell office:value-type="string">
            <text:p>བསོ་སྒྲ་བསྐུལ་ཏེ་ལྷ་འབོ་ཐངས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<text:s/>བསྲང༌། </text:p>
          </table:table-cell>
          <table:table-cell table:style-name="ce7" office:value-type="string">
            <text:p>/sang/</text:p>
          </table:table-cell>
          <table:table-cell office:value-type="string">
            <text:p>(བྱ་ཚིག་)</text:p>
          </table:table-cell>
          <table:table-cell table:style-name="ce11" office:value-type="string">
            <text:p>གཟུགས་ཕྲང་བའི་བྱ་ཚིག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ྲངས།</text:p>
          </table:table-cell>
          <table:table-cell table:style-name="ce7" office:value-type="string">
            <text:p>/sang/</text:p>
          </table:table-cell>
          <table:table-cell office:value-type="string">
            <text:p>(འདས་ཚིག་)</text:p>
          </table:table-cell>
          <table:table-cell office:value-type="string">
            <text:p>གཟུགས་ཕྲང་བའི་འདས་ཚིག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ྲན།</text:p>
          </table:table-cell>
          <table:table-cell table:style-name="ce7" office:value-type="string">
            <text:p>/sen/</text:p>
          </table:table-cell>
          <table:table-cell office:value-type="string">
            <text:p>(མིང་)</text:p>
          </table:table-cell>
          <table:table-cell office:value-type="string">
            <text:p>དཀའ་སྡུག་ག་དེ་ཅིག་འབྱུང་རུང་བཟོད་ཚུགས་ནི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ྲིང༌།</text:p>
          </table:table-cell>
          <table:table-cell table:style-name="ce7" office:value-type="string">
            <text:p>/sing/</text:p>
          </table:table-cell>
          <table:table-cell office:value-type="string">
            <text:p>(བྱ་ཚིག་)</text:p>
          </table:table-cell>
          <table:table-cell table:style-name="ce11" office:value-type="string">
            <text:p>1 རིང་བཅུག་ནི། ཚེ་བསྲིང་བཟུམ། 2 ཡི་གུ་གཏང་ནི། བུ་རྡོ་རྗེ་གིས་བསྲིངས་བཟུམ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ྲུ།</text:p>
          </table:table-cell>
          <table:table-cell table:style-name="ce7" office:value-type="string">
            <text:p>/su/</text:p>
          </table:table-cell>
          <table:table-cell office:value-type="string">
            <text:p>(བྱ་ཚིག་)</text:p>
          </table:table-cell>
          <table:table-cell table:style-name="ce11" office:value-type="string">
            <text:p>ཇ་དང་ཨོམ་ལ་སོགས་པ་བསྲུ་ནི་ དཀྱོགས་པའི་བྱ་ཚིག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ྲུང༌།</text:p>
          </table:table-cell>
          <table:table-cell table:style-name="ce7" office:value-type="string">
            <text:p>/sung/</text:p>
          </table:table-cell>
          <table:table-cell office:value-type="string">
            <text:p>(བྱ་ཚིག་)</text:p>
          </table:table-cell>
          <table:table-cell table:style-name="ce11" office:value-type="string">
            <text:p>1 སྡོམ་པ་བསྲུང་ནི། 2 ལུས་བསྲུང་ནི། 3 དམ་ཚིག་བསྲུང་ནི། 4 ཁྱིམ་བསྲུང་ནི་ རྫོང་བསྲུང་ནི་ཚུ་གི་མ་འོངས་པ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ྲུངས།</text:p>
          </table:table-cell>
          <table:table-cell table:style-name="ce7" office:value-type="string">
            <text:p>/sung/</text:p>
          </table:table-cell>
          <table:table-cell office:value-type="string">
            <text:p>(འདས་ཚིག་)</text:p>
          </table:table-cell>
          <table:table-cell office:value-type="string">
            <text:p>སྡོམ་པ་ཚུ་བསྲུང་བའི་འདས་ཚིགས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ྲེ།</text:p>
          </table:table-cell>
          <table:table-cell table:style-name="ce7" office:value-type="string">
            <text:p>/se/</text:p>
          </table:table-cell>
          <table:table-cell office:value-type="string">
            <text:p>(བྱ་ཚིག་དང་མིང་)</text:p>
          </table:table-cell>
          <table:table-cell table:style-name="ce11" office:value-type="string">
            <text:p>1 ཆུ་དང་ཨོམ་གཉིས་གཅིག་ཁར་སླ་བསྲེ་དོ་བཟུམ་ གཅིག་ཁར་སླ་བསྲེ་བརྐྱབ་པའི་བྱ་ཚིག 2 ཚོད་བསྲེ་ཡང་ དེ་སྦེ་འབྲི་འོང༌། 3 རྩིས་སྐད་ནང་བསྲེ་བ་ཟེར་བ་ཅིན་ བསྡོམས་རྐྱབ་པའི་མིང༌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ྲེག</text:p>
          </table:table-cell>
          <table:table-cell table:style-name="ce7" office:value-type="string">
            <text:p>/se</text:p>
          </table:table-cell>
          <table:table-cell office:value-type="string">
            <text:p>(བྱ་ཚིག)</text:p>
          </table:table-cell>
          <table:table-cell table:style-name="ce11" office:value-type="string">
            <text:p>1 ཤོག་གུ་མེ་ལུ་བསྲེག་ནི། 2 ཤ་མེ་གཏང་ནི་ཚུ་གི་བྱ་ཚིག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ྲེགས།</text:p>
          </table:table-cell>
          <table:table-cell table:style-name="ce7" office:value-type="string">
            <text:p>/se</text:p>
          </table:table-cell>
          <table:table-cell office:value-type="string">
            <text:p>(འདས་ཚིག་)</text:p>
          </table:table-cell>
          <table:table-cell office:value-type="string">
            <text:p>བསྲེགས་ཚར་བའི་འདས་པ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ྲེས།</text:p>
          </table:table-cell>
          <table:table-cell table:style-name="ce7" office:value-type="string">
            <text:p>/se/</text:p>
          </table:table-cell>
          <table:table-cell office:value-type="string">
            <text:p>(འདས་ཚིག་)</text:p>
          </table:table-cell>
          <table:table-cell office:value-type="string">
            <text:p>སླ་བསྲེ་རྐྱབ་ཚར་པའི་འདས་ཚིག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ྲེས་ལྷད།</text:p>
          </table:table-cell>
          <table:table-cell table:style-name="ce7" office:value-type="string">
            <text:p>/se lhhe</text:p>
          </table:table-cell>
          <table:table-cell office:value-type="string">
            <text:p>(མིང་)</text:p>
          </table:table-cell>
          <table:table-cell office:value-type="string">
            <text:p>བཟང་པོའི་ནང་ངན་པའི་ལྷད་ཞུགས་པའི་མིང༌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ྲོ།</text:p>
          </table:table-cell>
          <table:table-cell table:style-name="ce7" office:value-type="string">
            <text:p>/so/</text:p>
          </table:table-cell>
          <table:table-cell office:value-type="string">
            <text:p>(བྱ་ཚིག་)</text:p>
          </table:table-cell>
          <table:table-cell table:style-name="ce11" office:value-type="string">
            <text:p>མེ་བསྲོ་ནི། ཉིམ་བསྲོ་ནི། ལྡེབ་དང་དོན་ཅིག། དྲོད་བཏགས་བཅུག་པའི་བྱ་ཚིག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ླང༌།</text:p>
          </table:table-cell>
          <table:table-cell table:style-name="ce7" office:value-type="string">
            <text:p>/lang/</text:p>
          </table:table-cell>
          <table:table-cell office:value-type="string">
            <text:p>(བྱ་ཚིག་)</text:p>
          </table:table-cell>
          <table:table-cell table:style-name="ce11" office:value-type="string">
            <text:p>ཆོས་སྐད་ལས་ལྷང་ནི་གི་དོན། བསླང་བྱའི་བསོད་སྙོམས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ླད།</text:p>
          </table:table-cell>
          <table:table-cell table:style-name="ce7" office:value-type="string">
            <text:p>/le/</text:p>
          </table:table-cell>
          <table:table-cell office:value-type="string">
            <text:p>(བྱ་ཚིག་)</text:p>
          </table:table-cell>
          <table:table-cell office:value-type="string">
            <text:p>ཆོས་སྐད་ལས་གཅིག་གི་སེམས་གཅིག་གིས་བསྒྱུར་བཅུག་ནི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ླབ།</text:p>
          </table:table-cell>
          <table:table-cell table:style-name="ce7" office:value-type="string">
            <text:p>/lab/</text:p>
          </table:table-cell>
          <table:table-cell office:value-type="string">
            <text:p>(བྱ་ཚིག་)</text:p>
          </table:table-cell>
          <table:table-cell office:value-type="string">
            <text:p>ལྷབ་ནི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ླབ་སྟོན།</text:p>
          </table:table-cell>
          <table:table-cell table:style-name="ce7" office:value-type="string">
            <text:p>/lab toen/</text:p>
          </table:table-cell>
          <table:table-cell office:value-type="string">
            <text:p>(བྱ་ཚིག་)</text:p>
          </table:table-cell>
          <table:table-cell table:style-name="ce11" office:value-type="string">
            <text:p>1 སྟོན་ནི། 2 ཁ་བཀོད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<text:s/>བསླབ་སྡོམ། </text:p>
          </table:table-cell>
          <table:table-cell table:style-name="ce7" office:value-type="string">
            <text:p>/lab dom/</text:p>
          </table:table-cell>
          <table:table-cell office:value-type="string">
            <text:p>(མིང་)</text:p>
          </table:table-cell>
          <table:table-cell table:style-name="ce11" office:value-type="string">
            <text:p>དགེ་སློང་གི་སྡོམ་པ། བསླབ་བྱ་དམ་ཚིག་དང་སྡོམ་པ་ཚུ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ླབ་བྱ།</text:p>
          </table:table-cell>
          <table:table-cell table:style-name="ce7" office:value-type="string">
            <text:p>/lab ja/</text:p>
          </table:table-cell>
          <table:table-cell office:value-type="string">
            <text:p>(མིང་)</text:p>
          </table:table-cell>
          <table:table-cell table:style-name="ce11" office:value-type="string">
            <text:p>སློབ་དཔོན་གྱི་བསླབ་བྱ། ཕ་མའི་བསླབ་བྱ་ཟེར་ བུ་གཞི་དང་སློབ་ཕྲུག་ཚུ་གིས་སེམས་ཁར་བཞག་དགོ་པའི་ཞལ་གདམས་ཚུ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ླུ།</text:p>
          </table:table-cell>
          <table:table-cell table:style-name="ce7" office:value-type="string">
            <text:p>/lu/</text:p>
          </table:table-cell>
          <table:table-cell office:value-type="string">
            <text:p>(མིང་)</text:p>
          </table:table-cell>
          <table:table-cell table:style-name="ce11" office:value-type="string">
            <text:p>1 ལྷུ་ནི། བསླུ་སེམས། 2 མགོ་སྐོར་བཏང་བའི་དོན། 3 རྒྱུ་འབྲས་བསླུ་བ་མེད་པ་འདི།། ཐམས་ཅད་མཁྱེན་པའི་ཁྱད་ཆོས་ཨིན།། ཟེར་བ་ཅིན། རྒྱུ་དགེ་སྡིག་རྣམ་སྨིན་གྱི་འབྲས་བུ་ངེས་པར་དུ་མྱོང་དགོཔ་ཡོད་པའི་དོན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ླུ་ཁྲིད།</text:p>
          </table:table-cell>
          <table:table-cell table:style-name="ce7" office:value-type="string">
            <text:p>/lu thri/</text:p>
          </table:table-cell>
          <table:table-cell office:value-type="string">
            <text:p>(མིང་)</text:p>
          </table:table-cell>
          <table:table-cell office:value-type="string">
            <text:p>བསླུ་འབྲིད་དང་དོན་གཅིག།</text:p>
          </table:table-cell>
          <table:table-cell office:value-type="string">
            <text:p>མགུ་འབྱིད་ཀྱི་མིང༌།</text:p>
          </table:table-cell>
          <table:table-cell table:number-columns-repeated="251"/>
        </table:table-row>
        <table:table-row table:style-name="ro1">
          <table:table-cell table:style-name="ce7" office:value-type="string">
            <text:p>བསླུ་རྫས།</text:p>
          </table:table-cell>
          <table:table-cell table:style-name="ce7" office:value-type="string">
            <text:p>/lu dze/</text:p>
          </table:table-cell>
          <table:table-cell office:value-type="string">
            <text:p>(མིང་)</text:p>
          </table:table-cell>
          <table:table-cell office:value-type="string">
            <text:p>མགོ་སྐོར་རྐྱབ་ནི་གི་དངོས་རྫས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ློག</text:p>
          </table:table-cell>
          <table:table-cell table:style-name="ce7" office:value-type="string">
            <text:p>/log/</text:p>
          </table:table-cell>
          <table:table-cell office:value-type="string">
            <text:p>(བྱ་ཚིག་)</text:p>
          </table:table-cell>
          <table:table-cell office:value-type="string">
            <text:p>ས་དང་རྡོ་ཚུ་ལྷོག་པའི་བྱ་ཚིག།</text:p>
          </table:table-cell>
          <table:table-cell table:number-columns-repeated="252"/>
        </table:table-row>
        <table:table-row table:style-name="ro1">
          <table:table-cell table:style-name="ce7" office:value-type="string">
            <text:p>བསློང༌།</text:p>
          </table:table-cell>
          <table:table-cell table:style-name="ce7" office:value-type="string">
            <text:p>/long/</text:p>
          </table:table-cell>
          <table:table-cell office:value-type="string">
            <text:p>(བྱ་ཚིག་)</text:p>
          </table:table-cell>
          <table:table-cell office:value-type="string">
            <text:p>ཅ་ལ་ཚུ་ཞིབ་དཔྱོད་རྐྱབ་མི་གིས་བསློང་བལྟ་ནི་གི་བྱ་ཚིག།</text:p>
          </table:table-cell>
          <table:table-cell table:number-columns-repeated="252"/>
        </table:table-row>
        <table:table-row table:style-name="ro1" table:number-rows-repeated="6428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Bitstream Vera Sans1" svg:font-family="'Bitstream Vera Sans'" style:font-pitch="variable"/>
    <style:font-face style:name="Jomolhari" svg:font-family="Jomolhari" style:font-pitch="variable"/>
    <style:font-face style:name="Tahoma" svg:font-family="Tahoma" style:font-pitch="variable"/>
    <style:font-face style:name="Tibetan Machine Uni" svg:font-family="'Tibetan Machine Uni'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Bitstream Vera Sans" fo:language="en" fo:country="US" style:font-name-asian="Bitstream Vera Sans1" style:language-asian="en" style:country-asian="US" style:font-name-complex="Tahoma" style:language-complex="dz" style:country-complex="BT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Tibetan Machine Un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30">11/30/2009</text:date>, <text:time>16:3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7-01-08T14:16:23</meta:creation-date>
    <dc:date>2009-11-30T16:31:47</dc:date>
    <dc:language>en-US</dc:language>
    <meta:editing-cycles>338</meta:editing-cycles>
    <meta:editing-duration>P11DT7H41M6S</meta:editing-duration>
    <meta:user-defined meta:name="Info 1"/>
    <meta:user-defined meta:name="Info 2"/>
    <meta:user-defined meta:name="Info 3"/>
    <meta:user-defined meta:name="Info 4"/>
    <meta:document-statistic meta:table-count="3" meta:cell-count="4971"/>
  </office:meta>
</office:document-meta>
</file>